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2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Co1</text:p>
          </table:table-cell>
          <table:table-cell office:value-type="string" calcext:value-type="string">
            <text:p>PCo2</text:p>
          </table:table-cell>
          <table:table-cell office:value-type="string" calcext:value-type="string">
            <text:p>PCo3</text:p>
          </table:table-cell>
          <table:table-cell office:value-type="string" calcext:value-type="string">
            <text:p>PCo4</text:p>
          </table:table-cell>
          <table:table-cell office:value-type="string" calcext:value-type="string">
            <text:p>PCo5</text:p>
          </table:table-cell>
          <table:table-cell office:value-type="string" calcext:value-type="string">
            <text:p>2phenylethanol</text:p>
          </table:table-cell>
          <table:table-cell office:value-type="string" calcext:value-type="string">
            <text:p>geraniol</text:p>
          </table:table-cell>
          <table:table-cell office:value-type="string" calcext:value-type="string">
            <text:p>35dimethoxytoluene</text:p>
          </table:table-cell>
          <table:table-cell office:value-type="string" calcext:value-type="string">
            <text:p>hexan3ol</text:p>
          </table:table-cell>
          <table:table-cell office:value-type="string" calcext:value-type="string">
            <text:p>hexanal</text:p>
          </table:table-cell>
          <table:table-cell office:value-type="string" calcext:value-type="string">
            <text:p>hexan2ol</text:p>
          </table:table-cell>
          <table:table-cell office:value-type="string" calcext:value-type="string">
            <text:p>E2hexenal</text:p>
          </table:table-cell>
          <table:table-cell office:value-type="string" calcext:value-type="string">
            <text:p>Z3hexen1ol</text:p>
          </table:table-cell>
          <table:table-cell office:value-type="string" calcext:value-type="string">
            <text:p>E2hexen1ol</text:p>
          </table:table-cell>
          <table:table-cell office:value-type="string" calcext:value-type="string">
            <text:p>E2hexen1ol_pxylene_mix</text:p>
          </table:table-cell>
          <table:table-cell office:value-type="string" calcext:value-type="string">
            <text:p>pxylene</text:p>
          </table:table-cell>
          <table:table-cell office:value-type="string" calcext:value-type="string">
            <text:p>hexan1ol</text:p>
          </table:table-cell>
          <table:table-cell office:value-type="string" calcext:value-type="string">
            <text:p>nonane</text:p>
          </table:table-cell>
          <table:table-cell office:value-type="string" calcext:value-type="string">
            <text:p>heptanal</text:p>
          </table:table-cell>
          <table:table-cell office:value-type="string" calcext:value-type="string">
            <text:p>apinene</text:p>
          </table:table-cell>
          <table:table-cell office:value-type="string" calcext:value-type="string">
            <text:p>benzaldehyde</text:p>
          </table:table-cell>
          <table:table-cell office:value-type="string" calcext:value-type="string">
            <text:p>sabinene</text:p>
          </table:table-cell>
          <table:table-cell office:value-type="string" calcext:value-type="string">
            <text:p>bpinene</text:p>
          </table:table-cell>
          <table:table-cell office:value-type="string" calcext:value-type="string">
            <text:p>bmyrcene</text:p>
          </table:table-cell>
          <table:table-cell office:value-type="string" calcext:value-type="string">
            <text:p>aphellandrene</text:p>
          </table:table-cell>
          <table:table-cell office:value-type="string" calcext:value-type="string">
            <text:p>Z3hexenylacetate</text:p>
          </table:table-cell>
          <table:table-cell office:value-type="string" calcext:value-type="string">
            <text:p>Unknown19,4</text:p>
          </table:table-cell>
          <table:table-cell office:value-type="string" calcext:value-type="string">
            <text:p>aterpinene</text:p>
          </table:table-cell>
          <table:table-cell office:value-type="string" calcext:value-type="string">
            <text:p>aterpinene_hexylacetate</text:p>
          </table:table-cell>
          <table:table-cell office:value-type="string" calcext:value-type="string">
            <text:p>hexylacetate</text:p>
          </table:table-cell>
          <table:table-cell office:value-type="string" calcext:value-type="string">
            <text:p>E2hexenylacetate</text:p>
          </table:table-cell>
          <table:table-cell office:value-type="string" calcext:value-type="string">
            <text:p>pcymene</text:p>
          </table:table-cell>
          <table:table-cell office:value-type="string" calcext:value-type="string">
            <text:p>limonene</text:p>
          </table:table-cell>
          <table:table-cell office:value-type="string" calcext:value-type="string">
            <text:p>benzylalcohol</text:p>
          </table:table-cell>
          <table:table-cell office:value-type="string" calcext:value-type="string">
            <text:p>Zbocimene</text:p>
          </table:table-cell>
          <table:table-cell office:value-type="string" calcext:value-type="string">
            <text:p>2phenylacetaldehyde</text:p>
          </table:table-cell>
          <table:table-cell office:value-type="string" calcext:value-type="string">
            <text:p>Ebocimene</text:p>
          </table:table-cell>
          <table:table-cell office:value-type="string" calcext:value-type="string">
            <text:p>gterpinene</text:p>
          </table:table-cell>
          <table:table-cell office:value-type="string" calcext:value-type="string">
            <text:p>1phenylethanol</text:p>
          </table:table-cell>
          <table:table-cell office:value-type="string" calcext:value-type="string">
            <text:p>aterpinolene</text:p>
          </table:table-cell>
          <table:table-cell office:value-type="string" calcext:value-type="string">
            <text:p>rosefuran</text:p>
          </table:table-cell>
          <table:table-cell office:value-type="string" calcext:value-type="string">
            <text:p>linalool_mix</text:p>
          </table:table-cell>
          <table:table-cell office:value-type="string" calcext:value-type="string">
            <text:p>nonanal</text:p>
          </table:table-cell>
          <table:table-cell office:value-type="string" calcext:value-type="string">
            <text:p>alloocimene1</text:p>
          </table:table-cell>
          <table:table-cell office:value-type="string" calcext:value-type="string">
            <text:p>alloocimene2</text:p>
          </table:table-cell>
          <table:table-cell office:value-type="string" calcext:value-type="string">
            <text:p>pvinylanisole</text:p>
          </table:table-cell>
          <table:table-cell office:value-type="string" calcext:value-type="string">
            <text:p>bcitronellal_mix</text:p>
          </table:table-cell>
          <table:table-cell office:value-type="string" calcext:value-type="string">
            <text:p>E2nonenal</text:p>
          </table:table-cell>
          <table:table-cell office:value-type="string" calcext:value-type="string">
            <text:p>benzylacetate</text:p>
          </table:table-cell>
          <table:table-cell office:value-type="string" calcext:value-type="string">
            <text:p>methylsalicylate</text:p>
          </table:table-cell>
          <table:table-cell office:value-type="string" calcext:value-type="string">
            <text:p>aterpineol_mix</text:p>
          </table:table-cell>
          <table:table-cell office:value-type="string" calcext:value-type="string">
            <text:p>4vinylphenol</text:p>
          </table:table-cell>
          <table:table-cell office:value-type="string" calcext:value-type="string">
            <text:p>nerol</text:p>
          </table:table-cell>
          <table:table-cell office:value-type="string" calcext:value-type="string">
            <text:p>bcitronellol</text:p>
          </table:table-cell>
          <table:table-cell office:value-type="string" calcext:value-type="string">
            <text:p>neral</text:p>
          </table:table-cell>
          <table:table-cell office:value-type="string" calcext:value-type="string">
            <text:p>bphenylethylacetate</text:p>
          </table:table-cell>
          <table:table-cell office:value-type="string" calcext:value-type="string">
            <text:p>geranial</text:p>
          </table:table-cell>
          <table:table-cell office:value-type="string" calcext:value-type="string">
            <text:p>Ecinnamaldehyde</text:p>
          </table:table-cell>
          <table:table-cell office:value-type="string" calcext:value-type="string">
            <text:p>theaspirane1</text:p>
          </table:table-cell>
          <table:table-cell office:value-type="string" calcext:value-type="string">
            <text:p>theaspirane2</text:p>
          </table:table-cell>
          <table:table-cell office:value-type="string" calcext:value-type="string">
            <text:p>methylgeranate</text:p>
          </table:table-cell>
          <table:table-cell office:value-type="string" calcext:value-type="string">
            <text:p>acubebene</text:p>
          </table:table-cell>
          <table:table-cell office:value-type="string" calcext:value-type="string">
            <text:p>eugenol</text:p>
          </table:table-cell>
          <table:table-cell office:value-type="string" calcext:value-type="string">
            <text:p>geranicacid1</text:p>
          </table:table-cell>
          <table:table-cell office:value-type="string" calcext:value-type="string">
            <text:p>bcitronellylacetate</text:p>
          </table:table-cell>
          <table:table-cell office:value-type="string" calcext:value-type="string">
            <text:p>geranicacid2</text:p>
          </table:table-cell>
          <table:table-cell office:value-type="string" calcext:value-type="string">
            <text:p>nerylacetate</text:p>
          </table:table-cell>
          <table:table-cell office:value-type="string" calcext:value-type="string">
            <text:p>acopaene</text:p>
          </table:table-cell>
          <table:table-cell office:value-type="string" calcext:value-type="string">
            <text:p>bbourbonene</text:p>
          </table:table-cell>
          <table:table-cell office:value-type="string" calcext:value-type="string">
            <text:p>geranylacetate</text:p>
          </table:table-cell>
          <table:table-cell office:value-type="string" calcext:value-type="string">
            <text:p>bcubebene</text:p>
          </table:table-cell>
          <table:table-cell office:value-type="string" calcext:value-type="string">
            <text:p>belemene</text:p>
          </table:table-cell>
          <table:table-cell office:value-type="string" calcext:value-type="string">
            <text:p>methyleugenol</text:p>
          </table:table-cell>
          <table:table-cell office:value-type="string" calcext:value-type="string">
            <text:p>TMB</text:p>
          </table:table-cell>
          <table:table-cell office:value-type="string" calcext:value-type="string">
            <text:p>Ebcaryophyllene_mix</text:p>
          </table:table-cell>
          <table:table-cell office:value-type="string" calcext:value-type="string">
            <text:p>dihydrobionone</text:p>
          </table:table-cell>
          <table:table-cell office:value-type="string" calcext:value-type="string">
            <text:p>Unknown56,4_dihydrobionone</text:p>
          </table:table-cell>
          <table:table-cell office:value-type="string" calcext:value-type="string">
            <text:p>dihydrobionol</text:p>
          </table:table-cell>
          <table:table-cell office:value-type="string" calcext:value-type="string">
            <text:p>Unknown57,3_dihydrobionol</text:p>
          </table:table-cell>
          <table:table-cell office:value-type="string" calcext:value-type="string">
            <text:p>ahumulene</text:p>
          </table:table-cell>
          <table:table-cell office:value-type="string" calcext:value-type="string">
            <text:p>geranylacetone</text:p>
          </table:table-cell>
          <table:table-cell office:value-type="string" calcext:value-type="string">
            <text:p>Ebfarnesene</text:p>
          </table:table-cell>
          <table:table-cell office:value-type="string" calcext:value-type="string">
            <text:p>Unknown58,4_Ebfarnesene</text:p>
          </table:table-cell>
          <table:table-cell office:value-type="string" calcext:value-type="string">
            <text:p>germacreneD</text:p>
          </table:table-cell>
          <table:table-cell office:value-type="string" calcext:value-type="string">
            <text:p>Unknown60,0_germacreneD</text:p>
          </table:table-cell>
          <table:table-cell office:value-type="string" calcext:value-type="string">
            <text:p>Ebionone</text:p>
          </table:table-cell>
          <table:table-cell office:value-type="string" calcext:value-type="string">
            <text:p>ZEafarnesene</text:p>
          </table:table-cell>
          <table:table-cell office:value-type="string" calcext:value-type="string">
            <text:p>amuurolene</text:p>
          </table:table-cell>
          <table:table-cell office:value-type="string" calcext:value-type="string">
            <text:p>ZEafarnesene_amuurolene</text:p>
          </table:table-cell>
          <table:table-cell office:value-type="string" calcext:value-type="string">
            <text:p>Emethylisoeugenol</text:p>
          </table:table-cell>
          <table:table-cell office:value-type="string" calcext:value-type="string">
            <text:p>Eabisabolene</text:p>
          </table:table-cell>
          <table:table-cell office:value-type="string" calcext:value-type="string">
            <text:p>EEafarnesene</text:p>
          </table:table-cell>
          <table:table-cell office:value-type="string" calcext:value-type="string">
            <text:p>pentadecane</text:p>
          </table:table-cell>
          <table:table-cell office:value-type="string" calcext:value-type="string">
            <text:p>gcadinene</text:p>
          </table:table-cell>
          <table:table-cell office:value-type="string" calcext:value-type="string">
            <text:p>dcadinene</text:p>
          </table:table-cell>
          <table:table-cell office:value-type="string" calcext:value-type="string">
            <text:p>bsesquiphellandrene</text:p>
          </table:table-cell>
          <table:table-cell office:value-type="string" calcext:value-type="string">
            <text:p>Egbisabolene</text:p>
          </table:table-cell>
          <table:table-cell office:value-type="string" calcext:value-type="string">
            <text:p>acadinene</text:p>
          </table:table-cell>
          <table:table-cell office:value-type="string" calcext:value-type="string">
            <text:p>selinadiene</text:p>
          </table:table-cell>
          <table:table-cell office:value-type="string" calcext:value-type="string">
            <text:p>Zabisabolene</text:p>
          </table:table-cell>
          <table:table-cell office:value-type="string" calcext:value-type="string">
            <text:p>elemol</text:p>
          </table:table-cell>
          <table:table-cell office:value-type="string" calcext:value-type="string">
            <text:p>Unknown65,5_elemol</text:p>
          </table:table-cell>
          <table:table-cell office:value-type="string" calcext:value-type="string">
            <text:p>elemicin</text:p>
          </table:table-cell>
          <table:table-cell office:value-type="string" calcext:value-type="string">
            <text:p>nerolidol</text:p>
          </table:table-cell>
          <table:table-cell office:value-type="string" calcext:value-type="string">
            <text:p>Unknown67,4_germacreneD4ol_endobourbonanol</text:p>
          </table:table-cell>
          <table:table-cell office:value-type="string" calcext:value-type="string">
            <text:p>hexadecane</text:p>
          </table:table-cell>
          <table:table-cell office:value-type="string" calcext:value-type="string">
            <text:p>geudesmol_mix</text:p>
          </table:table-cell>
          <table:table-cell office:value-type="string" calcext:value-type="string">
            <text:p>Tcadinol_mix</text:p>
          </table:table-cell>
          <table:table-cell office:value-type="string" calcext:value-type="string">
            <text:p>Tmuurolol_mix</text:p>
          </table:table-cell>
          <table:table-cell office:value-type="string" calcext:value-type="string">
            <text:p>eudesmol</text:p>
          </table:table-cell>
          <table:table-cell office:value-type="string" calcext:value-type="string">
            <text:p>acadinol_mix</text:p>
          </table:table-cell>
          <table:table-cell office:value-type="string" calcext:value-type="string">
            <text:p>heptadecene</text:p>
          </table:table-cell>
          <table:table-cell office:value-type="string" calcext:value-type="string">
            <text:p>23dihydrofarnesol</text:p>
          </table:table-cell>
          <table:table-cell office:value-type="string" calcext:value-type="string">
            <text:p>ZEfarnesol</text:p>
          </table:table-cell>
          <table:table-cell office:value-type="string" calcext:value-type="string">
            <text:p>2pentadecanone</text:p>
          </table:table-cell>
          <table:table-cell office:value-type="string" calcext:value-type="string">
            <text:p>heptadecane</text:p>
          </table:table-cell>
          <table:table-cell office:value-type="string" calcext:value-type="string">
            <text:p>ZEfarnesal</text:p>
          </table:table-cell>
          <table:table-cell office:value-type="string" calcext:value-type="string">
            <text:p>EEfarnesol</text:p>
          </table:table-cell>
          <table:table-cell office:value-type="string" calcext:value-type="string">
            <text:p>EEfarnesal</text:p>
          </table:table-cell>
          <table:table-cell office:value-type="string" calcext:value-type="string">
            <text:p>benzylbenzoate</text:p>
          </table:table-cell>
          <table:table-cell office:value-type="string" calcext:value-type="string">
            <text:p>octadecene</text:p>
          </table:table-cell>
          <table:table-cell office:value-type="string" calcext:value-type="string">
            <text:p>octadecane</text:p>
          </table:table-cell>
          <table:table-cell office:value-type="string" calcext:value-type="string">
            <text:p>farnesylacetate</text:p>
          </table:table-cell>
          <table:table-cell office:value-type="string" calcext:value-type="string">
            <text:p>nb_obs</text:p>
          </table:table-cell>
        </table:table-row>
        <table:table-row table:style-name="ro1">
          <table:table-cell office:value-type="string" calcext:value-type="string">
            <text:p>adam_F4</text:p>
          </table:table-cell>
          <table:table-cell office:value-type="float" office:value="-202.618449686859" calcext:value-type="float">
            <text:p>-202.6184496869</text:p>
          </table:table-cell>
          <table:table-cell office:value-type="float" office:value="-83.6870111850871" calcext:value-type="float">
            <text:p>-83.6870111851</text:p>
          </table:table-cell>
          <table:table-cell office:value-type="float" office:value="61.103863991463" calcext:value-type="float">
            <text:p>61.1038639915</text:p>
          </table:table-cell>
          <table:table-cell office:value-type="float" office:value="145.130519885036" calcext:value-type="float">
            <text:p>145.130519885</text:p>
          </table:table-cell>
          <table:table-cell office:value-type="float" office:value="27.7608808861469" calcext:value-type="float">
            <text:p>27.7608808861</text:p>
          </table:table-cell>
          <table:table-cell office:value-type="float" office:value="0.353333" calcext:value-type="float">
            <text:p>0.353333</text:p>
          </table:table-cell>
          <table:table-cell office:value-type="float" office:value="0" calcext:value-type="float">
            <text:p>0</text:p>
          </table:table-cell>
          <table:table-cell office:value-type="float" office:value="4.95333" calcext:value-type="float">
            <text:p>4.95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4667" calcext:value-type="float">
            <text:p>1.64667</text:p>
          </table:table-cell>
          <table:table-cell office:value-type="float" office:value="0" calcext:value-type="float">
            <text:p>0</text:p>
          </table:table-cell>
          <table:table-cell office:value-type="float" office:value="0.186667" calcext:value-type="float">
            <text:p>0.18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03333" calcext:value-type="float">
            <text:p>0.30333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356667" calcext:value-type="float">
            <text:p>0.3566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36667" calcext:value-type="float">
            <text:p>0.13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3333" calcext:value-type="float">
            <text:p>0.19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3333" calcext:value-type="float">
            <text:p>0.24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" calcext:value-type="float">
            <text:p>2.53</text:p>
          </table:table-cell>
          <table:table-cell office:value-type="float" office:value="0.403333" calcext:value-type="float">
            <text:p>0.403333</text:p>
          </table:table-cell>
          <table:table-cell office:value-type="float" office:value="0" calcext:value-type="float">
            <text:p>0</text:p>
          </table:table-cell>
          <table:table-cell office:value-type="float" office:value="30.14" calcext:value-type="float">
            <text:p>3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23.1733" calcext:value-type="float">
            <text:p>23.17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7667" calcext:value-type="float">
            <text:p>1.27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33333" calcext:value-type="float">
            <text:p>0.433333</text:p>
          </table:table-cell>
          <table:table-cell office:value-type="float" office:value="2.32" calcext:value-type="float">
            <text:p>2.32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53333" calcext:value-type="float">
            <text:p>0.153333</text:p>
          </table:table-cell>
          <table:table-cell office:value-type="float" office:value="0" calcext:value-type="float">
            <text:p>0</text:p>
          </table:table-cell>
          <table:table-cell office:value-type="float" office:value="1.06667" calcext:value-type="float">
            <text:p>1.06667</text:p>
          </table:table-cell>
          <table:table-cell office:value-type="float" office:value="0.766667" calcext:value-type="float">
            <text:p>0.766667</text:p>
          </table:table-cell>
          <table:table-cell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office:value-type="float" office:value="7.70333" calcext:value-type="float">
            <text:p>7.70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4167" calcext:value-type="float">
            <text:p>16.41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1667" calcext:value-type="float">
            <text:p>1.01667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am_messerich_A8</text:p>
          </table:table-cell>
          <table:table-cell office:value-type="float" office:value="-51.1563308713765" calcext:value-type="float">
            <text:p>-51.1563308714</text:p>
          </table:table-cell>
          <table:table-cell office:value-type="float" office:value="-54.4692334193515" calcext:value-type="float">
            <text:p>-54.4692334194</text:p>
          </table:table-cell>
          <table:table-cell office:value-type="float" office:value="56.4131567276318" calcext:value-type="float">
            <text:p>56.4131567276</text:p>
          </table:table-cell>
          <table:table-cell office:value-type="float" office:value="-15.0791835472223" calcext:value-type="float">
            <text:p>-15.0791835472</text:p>
          </table:table-cell>
          <table:table-cell office:value-type="float" office:value="10.1349604312065" calcext:value-type="float">
            <text:p>10.1349604312</text:p>
          </table:table-cell>
          <table:table-cell office:value-type="float" office:value="0" calcext:value-type="float">
            <text:p>0</text:p>
          </table:table-cell>
          <table:table-cell office:value-type="float" office:value="69.61" calcext:value-type="float">
            <text:p>69.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06" calcext:value-type="float">
            <text:p>2.06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.34" calcext:value-type="float">
            <text:p>28.34</text:p>
          </table:table-cell>
          <table:table-cell office:value-type="float" office:value="0.84" calcext:value-type="float">
            <text:p>0.84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38" calcext:value-type="float">
            <text:p>6.38</text:p>
          </table:table-cell>
          <table:table-cell office:value-type="float" office:value="1.37" calcext:value-type="float">
            <text:p>1.37</text:p>
          </table:table-cell>
          <table:table-cell office:value-type="float" office:value="9.49" calcext:value-type="float">
            <text:p>9.49</text:p>
          </table:table-cell>
          <table:table-cell office:value-type="float" office:value="0" calcext:value-type="float">
            <text:p>0</text:p>
          </table:table-cell>
          <table:table-cell office:value-type="float" office:value="17.95" calcext:value-type="float">
            <text:p>17.95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office:value-type="float" office:value="4.53" calcext:value-type="float">
            <text:p>4.53</text:p>
          </table:table-cell>
          <table:table-cell office:value-type="float" office:value="0" calcext:value-type="float">
            <text:p>0</text:p>
          </table:table-cell>
          <table:table-cell office:value-type="float" office:value="2.11" calcext:value-type="float">
            <text:p>2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4.33" calcext:value-type="float">
            <text:p>4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0" calcext:value-type="float">
            <text:p>0</text:p>
          </table:table-cell>
          <table:table-cell office:value-type="float" office:value="4.93" calcext:value-type="float">
            <text:p>4.93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elaide_d_orleans_E10</text:p>
          </table:table-cell>
          <table:table-cell office:value-type="float" office:value="-142.134395930381" calcext:value-type="float">
            <text:p>-142.1343959304</text:p>
          </table:table-cell>
          <table:table-cell office:value-type="float" office:value="23.7552921767458" calcext:value-type="float">
            <text:p>23.7552921767</text:p>
          </table:table-cell>
          <table:table-cell office:value-type="float" office:value="44.7130532489743" calcext:value-type="float">
            <text:p>44.713053249</text:p>
          </table:table-cell>
          <table:table-cell office:value-type="float" office:value="-4.37139082439871" calcext:value-type="float">
            <text:p>-4.3713908244</text:p>
          </table:table-cell>
          <table:table-cell office:value-type="float" office:value="22.8471221005178" calcext:value-type="float">
            <text:p>22.8471221005</text:p>
          </table:table-cell>
          <table:table-cell office:value-type="float" office:value="463.01" calcext:value-type="float">
            <text:p>463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17" calcext:value-type="float">
            <text:p>2.1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16" calcext:value-type="float">
            <text:p>12.1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ennchen_von_tharau_A2</text:p>
          </table:table-cell>
          <table:table-cell office:value-type="float" office:value="-64.4359175271945" calcext:value-type="float">
            <text:p>-64.4359175272</text:p>
          </table:table-cell>
          <table:table-cell office:value-type="float" office:value="-16.1663743104898" calcext:value-type="float">
            <text:p>-16.1663743105</text:p>
          </table:table-cell>
          <table:table-cell office:value-type="float" office:value="-3.9889301891594" calcext:value-type="float">
            <text:p>-3.9889301892</text:p>
          </table:table-cell>
          <table:table-cell office:value-type="float" office:value="-85.2567929850159" calcext:value-type="float">
            <text:p>-85.256792985</text:p>
          </table:table-cell>
          <table:table-cell office:value-type="float" office:value="40.5122705685136" calcext:value-type="float">
            <text:p>40.5122705685</text:p>
          </table:table-cell>
          <table:table-cell office:value-type="float" office:value="278.86" calcext:value-type="float">
            <text:p>278.86</text:p>
          </table:table-cell>
          <table:table-cell office:value-type="float" office:value="91.89" calcext:value-type="float">
            <text:p>91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office:value-type="float" office:value="3.58" calcext:value-type="float">
            <text:p>3.58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2.06" calcext:value-type="float">
            <text:p>2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.76" calcext:value-type="float">
            <text:p>0.76</text:p>
          </table:table-cell>
          <table:table-cell office:value-type="float" office:value="5.26" calcext:value-type="float">
            <text:p>5.26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26" calcext:value-type="float">
            <text:p>5.26</text:p>
          </table:table-cell>
          <table:table-cell office:value-type="float" office:value="18.01" calcext:value-type="float">
            <text:p>18.01</text:p>
          </table:table-cell>
          <table:table-cell office:value-type="float" office:value="5.87" calcext:value-type="float">
            <text:p>5.87</text:p>
          </table:table-cell>
          <table:table-cell office:value-type="float" office:value="0" calcext:value-type="float">
            <text:p>0</text:p>
          </table:table-cell>
          <table:table-cell office:value-type="float" office:value="10.83" calcext:value-type="float">
            <text:p>10.83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" calcext:value-type="float">
            <text:p>2.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.34" calcext:value-type="float">
            <text:p>13.34</text:p>
          </table:table-cell>
          <table:table-cell office:value-type="float" office:value="25.32" calcext:value-type="float">
            <text:p>25.32</text:p>
          </table:table-cell>
          <table:table-cell office:value-type="float" office:value="2.71" calcext:value-type="float">
            <text:p>2.71</text:p>
          </table:table-cell>
          <table:table-cell office:value-type="float" office:value="4.85" calcext:value-type="float">
            <text:p>4.85</text:p>
          </table:table-cell>
          <table:table-cell office:value-type="float" office:value="18.66" calcext:value-type="float">
            <text:p>18.6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.31" calcext:value-type="float">
            <text:p>11.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glaia_H10</text:p>
          </table:table-cell>
          <table:table-cell office:value-type="float" office:value="-165.962818219108" calcext:value-type="float">
            <text:p>-165.9628182191</text:p>
          </table:table-cell>
          <table:table-cell office:value-type="float" office:value="31.5256831544189" calcext:value-type="float">
            <text:p>31.5256831544</text:p>
          </table:table-cell>
          <table:table-cell office:value-type="float" office:value="-35.7680670187166" calcext:value-type="float">
            <text:p>-35.7680670187</text:p>
          </table:table-cell>
          <table:table-cell office:value-type="float" office:value="122.757804196428" calcext:value-type="float">
            <text:p>122.7578041964</text:p>
          </table:table-cell>
          <table:table-cell office:value-type="float" office:value="50.906397412646" calcext:value-type="float">
            <text:p>50.9063974126</text:p>
          </table:table-cell>
          <table:table-cell office:value-type="float" office:value="20.4833" calcext:value-type="float">
            <text:p>20.4833</text:p>
          </table:table-cell>
          <table:table-cell office:value-type="float" office:value="0.07" calcext:value-type="float">
            <text:p>0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24667" calcext:value-type="float">
            <text:p>8.246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33333" calcext:value-type="float">
            <text:p>0.063333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27667" calcext:value-type="float">
            <text:p>2.2766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116667" calcext:value-type="float">
            <text:p>0.116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6667" calcext:value-type="float">
            <text:p>0.936667</text:p>
          </table:table-cell>
          <table:table-cell office:value-type="float" office:value="0.606667" calcext:value-type="float">
            <text:p>0.60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3333" calcext:value-type="float">
            <text:p>3.73333</text:p>
          </table:table-cell>
          <table:table-cell office:value-type="float" office:value="0" calcext:value-type="float">
            <text:p>0</text:p>
          </table:table-cell>
          <table:table-cell office:value-type="float" office:value="0.786667" calcext:value-type="float">
            <text:p>0.786667</text:p>
          </table:table-cell>
          <table:table-cell office:value-type="float" office:value="5.78667" calcext:value-type="float">
            <text:p>5.78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37667" calcext:value-type="float">
            <text:p>7.37667</text:p>
          </table:table-cell>
          <table:table-cell office:value-type="float" office:value="60.23" calcext:value-type="float">
            <text:p>6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6333" calcext:value-type="float">
            <text:p>3.76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34" calcext:value-type="float">
            <text:p>7.34</text:p>
          </table:table-cell>
          <table:table-cell office:value-type="float" office:value="8.34667" calcext:value-type="float">
            <text:p>8.34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4667" calcext:value-type="float">
            <text:p>1.44667</text:p>
          </table:table-cell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float" office:value="3.1" calcext:value-type="float">
            <text:p>3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8667" calcext:value-type="float">
            <text:p>1.58667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6667" calcext:value-type="float">
            <text:p>0.27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gnes_A3</text:p>
          </table:table-cell>
          <table:table-cell office:value-type="float" office:value="184.223058885896" calcext:value-type="float">
            <text:p>184.2230588859</text:p>
          </table:table-cell>
          <table:table-cell office:value-type="float" office:value="-154.027093356732" calcext:value-type="float">
            <text:p>-154.0270933567</text:p>
          </table:table-cell>
          <table:table-cell office:value-type="float" office:value="-134.433140549859" calcext:value-type="float">
            <text:p>-134.4331405499</text:p>
          </table:table-cell>
          <table:table-cell office:value-type="float" office:value="35.4198657657748" calcext:value-type="float">
            <text:p>35.4198657658</text:p>
          </table:table-cell>
          <table:table-cell office:value-type="float" office:value="23.8671516271592" calcext:value-type="float">
            <text:p>23.8671516272</text:p>
          </table:table-cell>
          <table:table-cell office:value-type="float" office:value="176.33" calcext:value-type="float">
            <text:p>176.33</text:p>
          </table:table-cell>
          <table:table-cell office:value-type="float" office:value="25.06" calcext:value-type="float">
            <text:p>25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07" calcext:value-type="float">
            <text:p>6.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6.46" calcext:value-type="float">
            <text:p>6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44" calcext:value-type="float">
            <text:p>26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69" calcext:value-type="float">
            <text:p>7.69</text:p>
          </table:table-cell>
          <table:table-cell office:value-type="float" office:value="54.48" calcext:value-type="float">
            <text:p>54.48</text:p>
          </table:table-cell>
          <table:table-cell office:value-type="float" office:value="9.17" calcext:value-type="float">
            <text:p>9.17</text:p>
          </table:table-cell>
          <table:table-cell office:value-type="float" office:value="63.2" calcext:value-type="float">
            <text:p>63.2</text:p>
          </table:table-cell>
          <table:table-cell office:value-type="float" office:value="14.57" calcext:value-type="float">
            <text:p>14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  <table:table-cell office:value-type="float" office:value="41.15" calcext:value-type="float">
            <text:p>41.15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4.71" calcext:value-type="float">
            <text:p>4.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.81" calcext:value-type="float">
            <text:p>2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18" calcext:value-type="float">
            <text:p>3.1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beric_barbier_H5</text:p>
          </table:table-cell>
          <table:table-cell office:value-type="float" office:value="-146.410229043646" calcext:value-type="float">
            <text:p>-146.4102290436</text:p>
          </table:table-cell>
          <table:table-cell office:value-type="float" office:value="25.0138158338021" calcext:value-type="float">
            <text:p>25.0138158338</text:p>
          </table:table-cell>
          <table:table-cell office:value-type="float" office:value="-24.0246161501377" calcext:value-type="float">
            <text:p>-24.0246161501</text:p>
          </table:table-cell>
          <table:table-cell office:value-type="float" office:value="154.899355851451" calcext:value-type="float">
            <text:p>154.8993558515</text:p>
          </table:table-cell>
          <table:table-cell office:value-type="float" office:value="49.9982295669228" calcext:value-type="float">
            <text:p>49.9982295669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fred_colomb_C3</text:p>
          </table:table-cell>
          <table:table-cell office:value-type="float" office:value="-99.9636770875439" calcext:value-type="float">
            <text:p>-99.9636770875</text:p>
          </table:table-cell>
          <table:table-cell office:value-type="float" office:value="-110.014951845536" calcext:value-type="float">
            <text:p>-110.0149518455</text:p>
          </table:table-cell>
          <table:table-cell office:value-type="float" office:value="25.0053055075816" calcext:value-type="float">
            <text:p>25.0053055076</text:p>
          </table:table-cell>
          <table:table-cell office:value-type="float" office:value="-117.276866680778" calcext:value-type="float">
            <text:p>-117.2768666808</text:p>
          </table:table-cell>
          <table:table-cell office:value-type="float" office:value="-5.44922189656222" calcext:value-type="float">
            <text:p>-5.4492218966</text:p>
          </table:table-cell>
          <table:table-cell office:value-type="float" office:value="309.69" calcext:value-type="float">
            <text:p>309.69</text:p>
          </table:table-cell>
          <table:table-cell office:value-type="float" office:value="125.54" calcext:value-type="float">
            <text:p>125.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float" office:value="3.59" calcext:value-type="float">
            <text:p>3.59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.06" calcext:value-type="float">
            <text:p>45.06</text:p>
          </table:table-cell>
          <table:table-cell office:value-type="float" office:value="2.15" calcext:value-type="float">
            <text:p>2.15</text:p>
          </table:table-cell>
          <table:table-cell office:value-type="float" office:value="8.68" calcext:value-type="float">
            <text:p>8.68</text:p>
          </table:table-cell>
          <table:table-cell office:value-type="float" office:value="0" calcext:value-type="float">
            <text:p>0</text:p>
          </table:table-cell>
          <table:table-cell office:value-type="float" office:value="3.67" calcext:value-type="float">
            <text:p>3.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46" calcext:value-type="float">
            <text:p>18.46</text:p>
          </table:table-cell>
          <table:table-cell office:value-type="float" office:value="14.57" calcext:value-type="float">
            <text:p>14.57</text:p>
          </table:table-cell>
          <table:table-cell office:value-type="float" office:value="12.75" calcext:value-type="float">
            <text:p>12.75</text:p>
          </table:table-cell>
          <table:table-cell office:value-type="float" office:value="0.36" calcext:value-type="float">
            <text:p>0.36</text:p>
          </table:table-cell>
          <table:table-cell office:value-type="float" office:value="25.89" calcext:value-type="float">
            <text:p>25.89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float" office:value="0" calcext:value-type="float">
            <text:p>0</text:p>
          </table:table-cell>
          <table:table-cell office:value-type="float" office:value="4.07" calcext:value-type="float">
            <text:p>4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.87" calcext:value-type="float">
            <text:p>85.87</text:p>
          </table:table-cell>
          <table:table-cell office:value-type="float" office:value="138.15" calcext:value-type="float">
            <text:p>138.15</text:p>
          </table:table-cell>
          <table:table-cell office:value-type="float" office:value="3.87" calcext:value-type="float">
            <text:p>3.87</text:p>
          </table:table-cell>
          <table:table-cell office:value-type="float" office:value="40.83" calcext:value-type="float">
            <text:p>40.83</text:p>
          </table:table-cell>
          <table:table-cell office:value-type="float" office:value="8.65" calcext:value-type="float">
            <text:p>8.6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.39" calcext:value-type="float">
            <text:p>9.39</text:p>
          </table:table-cell>
          <table:table-cell office:value-type="float" office:value="0" calcext:value-type="float">
            <text:p>0</text:p>
          </table:table-cell>
          <table:table-cell office:value-type="float" office:value="2.06" calcext:value-type="float">
            <text:p>2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9" calcext:value-type="float">
            <text:p>3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3" calcext:value-type="float">
            <text:p>6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3" calcext:value-type="float">
            <text:p>9.93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28" calcext:value-type="float">
            <text:p>7.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22" calcext:value-type="float">
            <text:p>4.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8" calcext:value-type="float">
            <text:p>5.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0" calcext:value-type="float">
            <text:p>0</text:p>
          </table:table-cell>
          <table:table-cell office:value-type="float" office:value="4.59" calcext:value-type="float">
            <text:p>4.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na_maria_de_montravel_C9</text:p>
          </table:table-cell>
          <table:table-cell office:value-type="float" office:value="-179.287199204349" calcext:value-type="float">
            <text:p>-179.2871992043</text:p>
          </table:table-cell>
          <table:table-cell office:value-type="float" office:value="142.152135121516" calcext:value-type="float">
            <text:p>142.1521351215</text:p>
          </table:table-cell>
          <table:table-cell office:value-type="float" office:value="-154.369737838555" calcext:value-type="float">
            <text:p>-154.3697378386</text:p>
          </table:table-cell>
          <table:table-cell office:value-type="float" office:value="-44.3108946262542" calcext:value-type="float">
            <text:p>-44.3108946263</text:p>
          </table:table-cell>
          <table:table-cell office:value-type="float" office:value="60.6813736416466" calcext:value-type="float">
            <text:p>60.6813736416</text:p>
          </table:table-cell>
          <table:table-cell office:value-type="float" office:value="241.365" calcext:value-type="float">
            <text:p>241.365</text:p>
          </table:table-cell>
          <table:table-cell office:value-type="float" office:value="12.685" calcext:value-type="float">
            <text:p>12.68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155" calcext:value-type="float">
            <text:p>0.155</text:p>
          </table:table-cell>
          <table:table-cell office:value-type="float" office:value="2.54" calcext:value-type="float">
            <text:p>2.54</text:p>
          </table:table-cell>
          <table:table-cell office:value-type="float" office:value="7.465" calcext:value-type="float">
            <text:p>7.465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5" calcext:value-type="float">
            <text:p>0.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85" calcext:value-type="float">
            <text:p>12.185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3.09" calcext:value-type="float">
            <text:p>3.09</text:p>
          </table:table-cell>
          <table:table-cell office:value-type="float" office:value="2.94" calcext:value-type="float">
            <text:p>2.94</text:p>
          </table:table-cell>
          <table:table-cell office:value-type="float" office:value="4.845" calcext:value-type="float">
            <text:p>4.845</text:p>
          </table:table-cell>
          <table:table-cell office:value-type="float" office:value="0.535" calcext:value-type="float">
            <text:p>0.535</text:p>
          </table:table-cell>
          <table:table-cell office:value-type="float" office:value="8.425" calcext:value-type="float">
            <text:p>8.425</text:p>
          </table:table-cell>
          <table:table-cell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.105" calcext:value-type="float">
            <text:p>7.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1.955" calcext:value-type="float">
            <text:p>1.955</text:p>
          </table:table-cell>
          <table:table-cell office:value-type="float" office:value="8.955" calcext:value-type="float">
            <text:p>8.9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.045" calcext:value-type="float">
            <text:p>11.0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5" calcext:value-type="float">
            <text:p>0.4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office:value-type="float" office:value="0" calcext:value-type="float">
            <text:p>0</text:p>
          </table:table-cell>
          <table:table-cell office:value-type="float" office:value="0.335" calcext:value-type="float">
            <text:p>0.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5" calcext:value-type="float">
            <text:p>0.7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695" calcext:value-type="float">
            <text:p>1.695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775" calcext:value-type="float">
            <text:p>0.7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5" calcext:value-type="float">
            <text:p>0.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tonia_d_ormois_C12</text:p>
          </table:table-cell>
          <table:table-cell office:value-type="float" office:value="137.743747134685" calcext:value-type="float">
            <text:p>137.7437471347</text:p>
          </table:table-cell>
          <table:table-cell office:value-type="float" office:value="67.8694658471711" calcext:value-type="float">
            <text:p>67.8694658472</text:p>
          </table:table-cell>
          <table:table-cell office:value-type="float" office:value="59.6802231305415" calcext:value-type="float">
            <text:p>59.6802231305</text:p>
          </table:table-cell>
          <table:table-cell office:value-type="float" office:value="13.2469908935938" calcext:value-type="float">
            <text:p>13.2469908936</text:p>
          </table:table-cell>
          <table:table-cell office:value-type="float" office:value="9.40696427422739" calcext:value-type="float">
            <text:p>9.4069642742</text:p>
          </table:table-cell>
          <table:table-cell office:value-type="float" office:value="385.75" calcext:value-type="float">
            <text:p>385.75</text:p>
          </table:table-cell>
          <table:table-cell office:value-type="float" office:value="17.21" calcext:value-type="float">
            <text:p>17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.35" calcext:value-type="float">
            <text:p>2.35</text:p>
          </table:table-cell>
          <table:table-cell office:value-type="float" office:value="1.21" calcext:value-type="float">
            <text:p>1.21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4" calcext:value-type="float">
            <text:p>2.54</text:p>
          </table:table-cell>
          <table:table-cell office:value-type="float" office:value="2.67" calcext:value-type="float">
            <text:p>2.67</text:p>
          </table:table-cell>
          <table:table-cell office:value-type="float" office:value="2.27" calcext:value-type="float">
            <text:p>2.27</text:p>
          </table:table-cell>
          <table:table-cell office:value-type="float" office:value="5.61" calcext:value-type="float">
            <text:p>5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6.95" calcext:value-type="float">
            <text:p>6.95</text:p>
          </table:table-cell>
          <table:table-cell office:value-type="float" office:value="4.31" calcext:value-type="float">
            <text:p>4.31</text:p>
          </table:table-cell>
          <table:table-cell office:value-type="float" office:value="1" calcext:value-type="float">
            <text:p>1</text:p>
          </table:table-cell>
          <table:table-cell office:value-type="float" office:value="12.38" calcext:value-type="float">
            <text:p>12.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61" calcext:value-type="float">
            <text:p>4.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52" calcext:value-type="float">
            <text:p>3.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.79" calcext:value-type="float">
            <text:p>9.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2" calcext:value-type="float">
            <text:p>2.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yrshire_queen_G1</text:p>
          </table:table-cell>
          <table:table-cell office:value-type="float" office:value="-138.99913448758" calcext:value-type="float">
            <text:p>-138.9991344876</text:p>
          </table:table-cell>
          <table:table-cell office:value-type="float" office:value="-24.5182590280244" calcext:value-type="float">
            <text:p>-24.518259028</text:p>
          </table:table-cell>
          <table:table-cell office:value-type="float" office:value="103.722553538936" calcext:value-type="float">
            <text:p>103.7225535389</text:p>
          </table:table-cell>
          <table:table-cell office:value-type="float" office:value="25.5929342846615" calcext:value-type="float">
            <text:p>25.5929342847</text:p>
          </table:table-cell>
          <table:table-cell office:value-type="float" office:value="50.9513416935498" calcext:value-type="float">
            <text:p>50.9513416935</text:p>
          </table:table-cell>
          <table:table-cell office:value-type="float" office:value="4.55333" calcext:value-type="float">
            <text:p>4.55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33333" calcext:value-type="float">
            <text:p>0.733333</text:p>
          </table:table-cell>
          <table:table-cell office:value-type="float" office:value="26.4033" calcext:value-type="float">
            <text:p>26.4033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76" calcext:value-type="float">
            <text:p>2.7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05667" calcext:value-type="float">
            <text:p>5.05667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3.77" calcext:value-type="float">
            <text:p>3.7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0.833333" calcext:value-type="float">
            <text:p>0.83333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cchante_A5</text:p>
          </table:table-cell>
          <table:table-cell office:value-type="float" office:value="148.687798861901" calcext:value-type="float">
            <text:p>148.6877988619</text:p>
          </table:table-cell>
          <table:table-cell office:value-type="float" office:value="78.8956269464439" calcext:value-type="float">
            <text:p>78.8956269464</text:p>
          </table:table-cell>
          <table:table-cell office:value-type="float" office:value="74.4930451462611" calcext:value-type="float">
            <text:p>74.4930451463</text:p>
          </table:table-cell>
          <table:table-cell office:value-type="float" office:value="9.38872501597652" calcext:value-type="float">
            <text:p>9.388725016</text:p>
          </table:table-cell>
          <table:table-cell office:value-type="float" office:value="34.8334622463091" calcext:value-type="float">
            <text:p>34.8334622463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on_de_wassenaer_D4</text:p>
          </table:table-cell>
          <table:table-cell office:value-type="float" office:value="34.827047229587" calcext:value-type="float">
            <text:p>34.8270472296</text:p>
          </table:table-cell>
          <table:table-cell office:value-type="float" office:value="9.28868907195852" calcext:value-type="float">
            <text:p>9.288689072</text:p>
          </table:table-cell>
          <table:table-cell office:value-type="float" office:value="0.613487934001254" calcext:value-type="float">
            <text:p>0.613487934</text:p>
          </table:table-cell>
          <table:table-cell office:value-type="float" office:value="-56.2979026855337" calcext:value-type="float">
            <text:p>-56.2979026855</text:p>
          </table:table-cell>
          <table:table-cell office:value-type="float" office:value="-38.5116761855733" calcext:value-type="float">
            <text:p>-38.5116761856</text:p>
          </table:table-cell>
          <table:table-cell office:value-type="float" office:value="627.45" calcext:value-type="float">
            <text:p>627.45</text:p>
          </table:table-cell>
          <table:table-cell office:value-type="float" office:value="22.19" calcext:value-type="float">
            <text:p>22.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02" calcext:value-type="float">
            <text:p>4.02</text:p>
          </table:table-cell>
          <table:table-cell office:value-type="float" office:value="2.86" calcext:value-type="float">
            <text:p>2.86</text:p>
          </table:table-cell>
          <table:table-cell office:value-type="float" office:value="2.32" calcext:value-type="float">
            <text:p>2.32</text:p>
          </table:table-cell>
          <table:table-cell office:value-type="float" office:value="2.05" calcext:value-type="float">
            <text:p>2.05</text:p>
          </table:table-cell>
          <table:table-cell office:value-type="float" office:value="4.98" calcext:value-type="float">
            <text:p>4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.3" calcext:value-type="float">
            <text:p>15.3</text:p>
          </table:table-cell>
          <table:table-cell office:value-type="float" office:value="12.17" calcext:value-type="float">
            <text:p>12.17</text:p>
          </table:table-cell>
          <table:table-cell office:value-type="float" office:value="0" calcext:value-type="float">
            <text:p>0</text:p>
          </table:table-cell>
          <table:table-cell office:value-type="float" office:value="8.41" calcext:value-type="float">
            <text:p>8.41</text:p>
          </table:table-cell>
          <table:table-cell office:value-type="float" office:value="2.33" calcext:value-type="float">
            <text:p>2.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83" calcext:value-type="float">
            <text:p>2.83</text:p>
          </table:table-cell>
          <table:table-cell office:value-type="float" office:value="0.25" calcext:value-type="float">
            <text:p>0.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39.68" calcext:value-type="float">
            <text:p>39.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54" calcext:value-type="float">
            <text:p>5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5" calcext:value-type="float">
            <text:p>23.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1" calcext:value-type="float">
            <text:p>2.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au_narcisse_H5</text:p>
          </table:table-cell>
          <table:table-cell office:value-type="float" office:value="6.38291061415477" calcext:value-type="float">
            <text:p>6.3829106142</text:p>
          </table:table-cell>
          <table:table-cell office:value-type="float" office:value="32.5379224203981" calcext:value-type="float">
            <text:p>32.5379224204</text:p>
          </table:table-cell>
          <table:table-cell office:value-type="float" office:value="48.9383684645888" calcext:value-type="float">
            <text:p>48.9383684646</text:p>
          </table:table-cell>
          <table:table-cell office:value-type="float" office:value="7.85313784536687" calcext:value-type="float">
            <text:p>7.8531378454</text:p>
          </table:table-cell>
          <table:table-cell office:value-type="float" office:value="32.0438161141239" calcext:value-type="float">
            <text:p>32.0438161141</text:p>
          </table:table-cell>
          <table:table-cell office:value-type="float" office:value="452.68" calcext:value-type="float">
            <text:p>452.68</text:p>
          </table:table-cell>
          <table:table-cell office:value-type="float" office:value="152.84" calcext:value-type="float">
            <text:p>152.84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5.87" calcext:value-type="float">
            <text:p>65.87</text:p>
          </table:table-cell>
          <table:table-cell office:value-type="float" office:value="3.32" calcext:value-type="float">
            <text:p>3.32</text:p>
          </table:table-cell>
          <table:table-cell office:value-type="float" office:value="0" calcext:value-type="float">
            <text:p>0</text:p>
          </table:table-cell>
          <table:table-cell office:value-type="float" office:value="2.17" calcext:value-type="float">
            <text:p>2.17</text:p>
          </table:table-cell>
          <table:table-cell office:value-type="float" office:value="4.27" calcext:value-type="float">
            <text:p>4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23.33" calcext:value-type="float">
            <text:p>23.33</text:p>
          </table:table-cell>
          <table:table-cell office:value-type="float" office:value="2.63" calcext:value-type="float">
            <text:p>2.63</text:p>
          </table:table-cell>
          <table:table-cell office:value-type="float" office:value="19.5" calcext:value-type="float">
            <text:p>19.5</text:p>
          </table:table-cell>
          <table:table-cell office:value-type="float" office:value="0.69" calcext:value-type="float">
            <text:p>0.69</text:p>
          </table:table-cell>
          <table:table-cell office:value-type="float" office:value="38.54" calcext:value-type="float">
            <text:p>38.54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5.88" calcext:value-type="float">
            <text:p>5.88</text:p>
          </table:table-cell>
          <table:table-cell office:value-type="float" office:value="0" calcext:value-type="float">
            <text:p>0</text:p>
          </table:table-cell>
          <table:table-cell office:value-type="float" office:value="7.37" calcext:value-type="float">
            <text:p>7.37</text:p>
          </table:table-cell>
          <table:table-cell office:value-type="float" office:value="0" calcext:value-type="float">
            <text:p>0</text:p>
          </table:table-cell>
          <table:table-cell office:value-type="float" office:value="6.33" calcext:value-type="float">
            <text:p>6.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.51" calcext:value-type="float">
            <text:p>75.51</text:p>
          </table:table-cell>
          <table:table-cell office:value-type="float" office:value="15.68" calcext:value-type="float">
            <text:p>15.68</text:p>
          </table:table-cell>
          <table:table-cell office:value-type="float" office:value="26.91" calcext:value-type="float">
            <text:p>26.91</text:p>
          </table:table-cell>
          <table:table-cell office:value-type="float" office:value="54.32" calcext:value-type="float">
            <text:p>54.32</text:p>
          </table:table-cell>
          <table:table-cell office:value-type="float" office:value="51.01" calcext:value-type="float">
            <text:p>51.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6" calcext:value-type="float">
            <text:p>11.66</text:p>
          </table:table-cell>
          <table:table-cell office:value-type="float" office:value="0" calcext:value-type="float">
            <text:p>0</text:p>
          </table:table-cell>
          <table:table-cell office:value-type="float" office:value="3.73" calcext:value-type="float">
            <text:p>3.7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51" calcext:value-type="float">
            <text:p>5.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47.64" calcext:value-type="float">
            <text:p>47.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68" calcext:value-type="float">
            <text:p>3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61" calcext:value-type="float">
            <text:p>23.61</text:p>
          </table:table-cell>
          <table:table-cell office:value-type="float" office:value="0" calcext:value-type="float">
            <text:p>0</text:p>
          </table:table-cell>
          <table:table-cell office:value-type="float" office:value="17.66" calcext:value-type="float">
            <text:p>17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.26" calcext:value-type="float">
            <text:p>52.26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lle_de_baltimore_G5</text:p>
          </table:table-cell>
          <table:table-cell office:value-type="float" office:value="-46.3709640570169" calcext:value-type="float">
            <text:p>-46.370964057</text:p>
          </table:table-cell>
          <table:table-cell office:value-type="float" office:value="97.7267390444246" calcext:value-type="float">
            <text:p>97.7267390444</text:p>
          </table:table-cell>
          <table:table-cell office:value-type="float" office:value="-1.6056290004727" calcext:value-type="float">
            <text:p>-1.6056290005</text:p>
          </table:table-cell>
          <table:table-cell office:value-type="float" office:value="59.4472983255909" calcext:value-type="float">
            <text:p>59.4472983256</text:p>
          </table:table-cell>
          <table:table-cell office:value-type="float" office:value="-148.474629719141" calcext:value-type="float">
            <text:p>-148.4746297191</text:p>
          </table:table-cell>
          <table:table-cell office:value-type="float" office:value="318.85" calcext:value-type="float">
            <text:p>318.85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0.24" calcext:value-type="float">
            <text:p>0.24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4" calcext:value-type="float">
            <text:p>3.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lle_helene_A7</text:p>
          </table:table-cell>
          <table:table-cell office:value-type="float" office:value="148.383943435898" calcext:value-type="float">
            <text:p>148.3839434359</text:p>
          </table:table-cell>
          <table:table-cell office:value-type="float" office:value="77.2611588840896" calcext:value-type="float">
            <text:p>77.2611588841</text:p>
          </table:table-cell>
          <table:table-cell office:value-type="float" office:value="73.2972866460171" calcext:value-type="float">
            <text:p>73.297286646</text:p>
          </table:table-cell>
          <table:table-cell office:value-type="float" office:value="8.60553829729584" calcext:value-type="float">
            <text:p>8.6055382973</text:p>
          </table:table-cell>
          <table:table-cell office:value-type="float" office:value="33.037009855407" calcext:value-type="float">
            <text:p>33.0370098554</text:p>
          </table:table-cell>
          <table:table-cell office:value-type="float" office:value="697.75" calcext:value-type="float">
            <text:p>697.75</text:p>
          </table:table-cell>
          <table:table-cell office:value-type="float" office:value="68.45" calcext:value-type="float">
            <text:p>68.45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1.01" calcext:value-type="float">
            <text:p>1.01</text:p>
          </table:table-cell>
          <table:table-cell office:value-type="float" office:value="1.52" calcext:value-type="float">
            <text:p>1.52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43" calcext:value-type="float">
            <text:p>20.43</text:p>
          </table:table-cell>
          <table:table-cell office:value-type="float" office:value="1.15" calcext:value-type="float">
            <text:p>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54" calcext:value-type="float">
            <text:p>9.54</text:p>
          </table:table-cell>
          <table:table-cell office:value-type="float" office:value="7.95" calcext:value-type="float">
            <text:p>7.95</text:p>
          </table:table-cell>
          <table:table-cell office:value-type="float" office:value="5.52" calcext:value-type="float">
            <text:p>5.52</text:p>
          </table:table-cell>
          <table:table-cell office:value-type="float" office:value="1.15" calcext:value-type="float">
            <text:p>1.15</text:p>
          </table:table-cell>
          <table:table-cell office:value-type="float" office:value="11.41" calcext:value-type="float">
            <text:p>11.41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2.22" calcext:value-type="float">
            <text:p>52.22</text:p>
          </table:table-cell>
          <table:table-cell office:value-type="float" office:value="25.43" calcext:value-type="float">
            <text:p>25.43</text:p>
          </table:table-cell>
          <table:table-cell office:value-type="float" office:value="5.73" calcext:value-type="float">
            <text:p>5.73</text:p>
          </table:table-cell>
          <table:table-cell office:value-type="float" office:value="2.43" calcext:value-type="float">
            <text:p>2.43</text:p>
          </table:table-cell>
          <table:table-cell office:value-type="float" office:value="12.36" calcext:value-type="float">
            <text:p>12.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0.49" calcext:value-type="float">
            <text:p>0.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.99" calcext:value-type="float">
            <text:p>6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29" calcext:value-type="float">
            <text:p>5.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41.28" calcext:value-type="float">
            <text:p>41.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1" calcext:value-type="float">
            <text:p>13.81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3" calcext:value-type="float">
            <text:p>3.83</text:p>
          </table:table-cell>
          <table:table-cell office:value-type="float" office:value="0" calcext:value-type="float">
            <text:p>0</text:p>
          </table:table-cell>
          <table:table-cell office:value-type="float" office:value="4.33" calcext:value-type="float">
            <text:p>4.33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lle_herminie_B10</text:p>
          </table:table-cell>
          <table:table-cell office:value-type="float" office:value="144.930167694632" calcext:value-type="float">
            <text:p>144.9301676946</text:p>
          </table:table-cell>
          <table:table-cell office:value-type="float" office:value="85.6952522637515" calcext:value-type="float">
            <text:p>85.6952522638</text:p>
          </table:table-cell>
          <table:table-cell office:value-type="float" office:value="77.6035761479407" calcext:value-type="float">
            <text:p>77.6035761479</text:p>
          </table:table-cell>
          <table:table-cell office:value-type="float" office:value="9.55195770907374" calcext:value-type="float">
            <text:p>9.5519577091</text:p>
          </table:table-cell>
          <table:table-cell office:value-type="float" office:value="31.9864910745252" calcext:value-type="float">
            <text:p>31.9864910745</text:p>
          </table:table-cell>
          <table:table-cell office:value-type="float" office:value="467.47" calcext:value-type="float">
            <text:p>467.47</text:p>
          </table:table-cell>
          <table:table-cell office:value-type="float" office:value="80.65" calcext:value-type="float">
            <text:p>80.65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0.49" calcext:value-type="float">
            <text:p>0.49</text:p>
          </table:table-cell>
          <table:table-cell office:value-type="float" office:value="0.99" calcext:value-type="float">
            <text:p>0.99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11" calcext:value-type="float">
            <text:p>19.11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05" calcext:value-type="float">
            <text:p>7.05</text:p>
          </table:table-cell>
          <table:table-cell office:value-type="float" office:value="13.4" calcext:value-type="float">
            <text:p>13.4</text:p>
          </table:table-cell>
          <table:table-cell office:value-type="float" office:value="5.67" calcext:value-type="float">
            <text:p>5.67</text:p>
          </table:table-cell>
          <table:table-cell office:value-type="float" office:value="0.41" calcext:value-type="float">
            <text:p>0.41</text:p>
          </table:table-cell>
          <table:table-cell office:value-type="float" office:value="11.14" calcext:value-type="float">
            <text:p>11.14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3.02" calcext:value-type="float">
            <text:p>33.02</text:p>
          </table:table-cell>
          <table:table-cell office:value-type="float" office:value="11.77" calcext:value-type="float">
            <text:p>11.77</text:p>
          </table:table-cell>
          <table:table-cell office:value-type="float" office:value="2.85" calcext:value-type="float">
            <text:p>2.85</text:p>
          </table:table-cell>
          <table:table-cell office:value-type="float" office:value="1.37" calcext:value-type="float">
            <text:p>1.37</text:p>
          </table:table-cell>
          <table:table-cell office:value-type="float" office:value="8.27" calcext:value-type="float">
            <text:p>8.2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.52" calcext:value-type="float">
            <text:p>7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87" calcext:value-type="float">
            <text:p>5.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9.31" calcext:value-type="float">
            <text:p>39.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3" calcext:value-type="float">
            <text:p>17.73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43" calcext:value-type="float">
            <text:p>12.43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lle_isis_F7</text:p>
          </table:table-cell>
          <table:table-cell office:value-type="float" office:value="139.828936669665" calcext:value-type="float">
            <text:p>139.8289366697</text:p>
          </table:table-cell>
          <table:table-cell office:value-type="float" office:value="91.204027378645" calcext:value-type="float">
            <text:p>91.2040273786</text:p>
          </table:table-cell>
          <table:table-cell office:value-type="float" office:value="76.0682982695178" calcext:value-type="float">
            <text:p>76.0682982695</text:p>
          </table:table-cell>
          <table:table-cell office:value-type="float" office:value="12.3486870135094" calcext:value-type="float">
            <text:p>12.3486870135</text:p>
          </table:table-cell>
          <table:table-cell office:value-type="float" office:value="29.3043333631625" calcext:value-type="float">
            <text:p>29.3043333632</text:p>
          </table:table-cell>
          <table:table-cell office:value-type="float" office:value="832.28" calcext:value-type="float">
            <text:p>832.28</text:p>
          </table:table-cell>
          <table:table-cell office:value-type="float" office:value="39.25" calcext:value-type="float">
            <text:p>39.25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6" calcext:value-type="float">
            <text:p>24.26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22" calcext:value-type="float">
            <text:p>8.22</text:p>
          </table:table-cell>
          <table:table-cell office:value-type="float" office:value="4.92" calcext:value-type="float">
            <text:p>4.92</text:p>
          </table:table-cell>
          <table:table-cell office:value-type="float" office:value="7.09" calcext:value-type="float">
            <text:p>7.09</text:p>
          </table:table-cell>
          <table:table-cell office:value-type="float" office:value="1.41" calcext:value-type="float">
            <text:p>1.41</text:p>
          </table:table-cell>
          <table:table-cell office:value-type="float" office:value="13.85" calcext:value-type="float">
            <text:p>13.85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69" calcext:value-type="float">
            <text:p>4.69</text:p>
          </table:table-cell>
          <table:table-cell office:value-type="float" office:value="20.12" calcext:value-type="float">
            <text:p>20.12</text:p>
          </table:table-cell>
          <table:table-cell office:value-type="float" office:value="13.43" calcext:value-type="float">
            <text:p>13.43</text:p>
          </table:table-cell>
          <table:table-cell office:value-type="float" office:value="7.88" calcext:value-type="float">
            <text:p>7.88</text:p>
          </table:table-cell>
          <table:table-cell office:value-type="float" office:value="3.19" calcext:value-type="float">
            <text:p>3.19</text:p>
          </table:table-cell>
          <table:table-cell office:value-type="float" office:value="10.31" calcext:value-type="float">
            <text:p>10.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  <table:table-cell office:value-type="float" office:value="0" calcext:value-type="float">
            <text:p>0</text:p>
          </table:table-cell>
          <table:table-cell office:value-type="float" office:value="4.42" calcext:value-type="float">
            <text:p>4.4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.84" calcext:value-type="float">
            <text:p>8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31" calcext:value-type="float">
            <text:p>3.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86" calcext:value-type="float">
            <text:p>5.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52.48" calcext:value-type="float">
            <text:p>52.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2" calcext:value-type="float">
            <text:p>32.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lvedere_G8</text:p>
          </table:table-cell>
          <table:table-cell office:value-type="float" office:value="-76.3519874726472" calcext:value-type="float">
            <text:p>-76.3519874726</text:p>
          </table:table-cell>
          <table:table-cell office:value-type="float" office:value="130.822543734453" calcext:value-type="float">
            <text:p>130.8225437345</text:p>
          </table:table-cell>
          <table:table-cell office:value-type="float" office:value="-102.835961742447" calcext:value-type="float">
            <text:p>-102.8359617424</text:p>
          </table:table-cell>
          <table:table-cell office:value-type="float" office:value="56.5636230514382" calcext:value-type="float">
            <text:p>56.5636230514</text:p>
          </table:table-cell>
          <table:table-cell office:value-type="float" office:value="-57.1716291807617" calcext:value-type="float">
            <text:p>-57.1716291808</text:p>
          </table:table-cell>
          <table:table-cell office:value-type="float" office:value="873.53" calcext:value-type="float">
            <text:p>873.53</text:p>
          </table:table-cell>
          <table:table-cell office:value-type="float" office:value="1.14" calcext:value-type="float">
            <text:p>1.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1.45" calcext:value-type="float">
            <text:p>1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8.65" calcext:value-type="float">
            <text:p>8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49" calcext:value-type="float">
            <text:p>2.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85" calcext:value-type="float">
            <text:p>5.85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jou_des_amateurs_A8</text:p>
          </table:table-cell>
          <table:table-cell office:value-type="float" office:value="147.341696526403" calcext:value-type="float">
            <text:p>147.3416965264</text:p>
          </table:table-cell>
          <table:table-cell office:value-type="float" office:value="84.0259619689148" calcext:value-type="float">
            <text:p>84.0259619689</text:p>
          </table:table-cell>
          <table:table-cell office:value-type="float" office:value="78.4771916564275" calcext:value-type="float">
            <text:p>78.4771916564</text:p>
          </table:table-cell>
          <table:table-cell office:value-type="float" office:value="7.59111731346343" calcext:value-type="float">
            <text:p>7.5911173135</text:p>
          </table:table-cell>
          <table:table-cell office:value-type="float" office:value="33.4108538360525" calcext:value-type="float">
            <text:p>33.4108538361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nche_moreau_A9</text:p>
          </table:table-cell>
          <table:table-cell office:value-type="float" office:value="153.031529344137" calcext:value-type="float">
            <text:p>153.0315293441</text:p>
          </table:table-cell>
          <table:table-cell office:value-type="float" office:value="61.0050160536634" calcext:value-type="float">
            <text:p>61.0050160537</text:p>
          </table:table-cell>
          <table:table-cell office:value-type="float" office:value="61.5364998158418" calcext:value-type="float">
            <text:p>61.5364998158</text:p>
          </table:table-cell>
          <table:table-cell office:value-type="float" office:value="1.32644089165811" calcext:value-type="float">
            <text:p>1.3264408917</text:p>
          </table:table-cell>
          <table:table-cell office:value-type="float" office:value="31.0417079172413" calcext:value-type="float">
            <text:p>31.0417079172</text:p>
          </table:table-cell>
          <table:table-cell office:value-type="float" office:value="392.39" calcext:value-type="float">
            <text:p>392.39</text:p>
          </table:table-cell>
          <table:table-cell office:value-type="float" office:value="101.35" calcext:value-type="float">
            <text:p>101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0.1" calcext:value-type="float">
            <text:p>0.1</text:p>
          </table:table-cell>
          <table:table-cell office:value-type="float" office:value="0.72" calcext:value-type="float">
            <text:p>0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08" calcext:value-type="float">
            <text:p>55.08</text:p>
          </table:table-cell>
          <table:table-cell office:value-type="float" office:value="2.81" calcext:value-type="float">
            <text:p>2.81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3.33" calcext:value-type="float">
            <text:p>3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.76" calcext:value-type="float">
            <text:p>19.76</text:p>
          </table:table-cell>
          <table:table-cell office:value-type="float" office:value="0.9" calcext:value-type="float">
            <text:p>0.9</text:p>
          </table:table-cell>
          <table:table-cell office:value-type="float" office:value="15.99" calcext:value-type="float">
            <text:p>15.99</text:p>
          </table:table-cell>
          <table:table-cell office:value-type="float" office:value="0.7" calcext:value-type="float">
            <text:p>0.7</text:p>
          </table:table-cell>
          <table:table-cell office:value-type="float" office:value="32.15" calcext:value-type="float">
            <text:p>32.15</text:p>
          </table:table-cell>
          <table:table-cell office:value-type="float" office:value="1.91" calcext:value-type="float">
            <text:p>1.91</text:p>
          </table:table-cell>
          <table:table-cell office:value-type="float" office:value="0" calcext:value-type="float">
            <text:p>0</text:p>
          </table:table-cell>
          <table:table-cell office:value-type="float" office:value="4.64" calcext:value-type="float">
            <text:p>4.64</text:p>
          </table:table-cell>
          <table:table-cell office:value-type="float" office:value="0" calcext:value-type="float">
            <text:p>0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</text:p>
          </table:table-cell>
          <table:table-cell office:value-type="float" office:value="5.02" calcext:value-type="float">
            <text:p>5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float" office:value="64.09" calcext:value-type="float">
            <text:p>64.09</text:p>
          </table:table-cell>
          <table:table-cell office:value-type="float" office:value="26.77" calcext:value-type="float">
            <text:p>26.77</text:p>
          </table:table-cell>
          <table:table-cell office:value-type="float" office:value="24.08" calcext:value-type="float">
            <text:p>24.08</text:p>
          </table:table-cell>
          <table:table-cell office:value-type="float" office:value="3.01" calcext:value-type="float">
            <text:p>3.01</text:p>
          </table:table-cell>
          <table:table-cell office:value-type="float" office:value="48.51" calcext:value-type="float">
            <text:p>48.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98" calcext:value-type="float">
            <text:p>5.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.05" calcext:value-type="float">
            <text:p>7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.67" calcext:value-type="float">
            <text:p>14.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3" calcext:value-type="float">
            <text:p>9.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2.73" calcext:value-type="float">
            <text:p>2.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anc_pur_G4</text:p>
          </table:table-cell>
          <table:table-cell office:value-type="float" office:value="-89.0531213764523" calcext:value-type="float">
            <text:p>-89.0531213765</text:p>
          </table:table-cell>
          <table:table-cell office:value-type="float" office:value="-106.079852212996" calcext:value-type="float">
            <text:p>-106.079852213</text:p>
          </table:table-cell>
          <table:table-cell office:value-type="float" office:value="72.573969573305" calcext:value-type="float">
            <text:p>72.5739695733</text:p>
          </table:table-cell>
          <table:table-cell office:value-type="float" office:value="68.4603116493492" calcext:value-type="float">
            <text:p>68.4603116493</text:p>
          </table:table-cell>
          <table:table-cell office:value-type="float" office:value="-38.6875102505506" calcext:value-type="float">
            <text:p>-38.6875102506</text:p>
          </table:table-cell>
          <table:table-cell office:value-type="float" office:value="327.863" calcext:value-type="float">
            <text:p>327.863</text:p>
          </table:table-cell>
          <table:table-cell office:value-type="float" office:value="30.1967" calcext:value-type="float">
            <text:p>30.1967</text:p>
          </table:table-cell>
          <table:table-cell office:value-type="float" office:value="4.36333" calcext:value-type="float">
            <text:p>4.36333</text:p>
          </table:table-cell>
          <table:table-cell office:value-type="float" office:value="0" calcext:value-type="float">
            <text:p>0</text:p>
          </table:table-cell>
          <table:table-cell office:value-type="float" office:value="1.76667" calcext:value-type="float">
            <text:p>1.76667</text:p>
          </table:table-cell>
          <table:table-cell office:value-type="float" office:value="0" calcext:value-type="float">
            <text:p>0</text:p>
          </table:table-cell>
          <table:table-cell office:value-type="float" office:value="3.42667" calcext:value-type="float">
            <text:p>3.42667</text:p>
          </table:table-cell>
          <table:table-cell office:value-type="float" office:value="0.2" calcext:value-type="float">
            <text:p>0.2</text:p>
          </table:table-cell>
          <table:table-cell office:value-type="float" office:value="0.146667" calcext:value-type="float">
            <text:p>0.14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0333" calcext:value-type="float">
            <text:p>2.40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16667" calcext:value-type="float">
            <text:p>0.71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533" calcext:value-type="float">
            <text:p>10.0533</text:p>
          </table:table-cell>
          <table:table-cell office:value-type="float" office:value="0.436667" calcext:value-type="float">
            <text:p>0.436667</text:p>
          </table:table-cell>
          <table:table-cell office:value-type="float" office:value="0.516667" calcext:value-type="float">
            <text:p>0.51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9" calcext:value-type="float">
            <text:p>4.29</text:p>
          </table:table-cell>
          <table:table-cell office:value-type="float" office:value="0.31" calcext:value-type="float">
            <text:p>0.31</text:p>
          </table:table-cell>
          <table:table-cell office:value-type="float" office:value="2.96333" calcext:value-type="float">
            <text:p>2.96333</text:p>
          </table:table-cell>
          <table:table-cell office:value-type="float" office:value="39.4" calcext:value-type="float">
            <text:p>39.4</text:p>
          </table:table-cell>
          <table:table-cell office:value-type="float" office:value="6.2" calcext:value-type="float">
            <text:p>6.2</text:p>
          </table:table-cell>
          <table:table-cell office:value-type="float" office:value="0.383333" calcext:value-type="float">
            <text:p>0.383333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2.25667" calcext:value-type="float">
            <text:p>2.25667</text:p>
          </table:table-cell>
          <table:table-cell office:value-type="float" office:value="0" calcext:value-type="float">
            <text:p>0</text:p>
          </table:table-cell>
          <table:table-cell office:value-type="float" office:value="0.773333" calcext:value-type="float">
            <text:p>0.7733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.78" calcext:value-type="float">
            <text:p>14.78</text:p>
          </table:table-cell>
          <table:table-cell office:value-type="float" office:value="7.46333" calcext:value-type="float">
            <text:p>7.46333</text:p>
          </table:table-cell>
          <table:table-cell office:value-type="float" office:value="1.38667" calcext:value-type="float">
            <text:p>1.38667</text:p>
          </table:table-cell>
          <table:table-cell office:value-type="float" office:value="5.1" calcext:value-type="float">
            <text:p>5.1</text:p>
          </table:table-cell>
          <table:table-cell office:value-type="float" office:value="5.80333" calcext:value-type="float">
            <text:p>5.80333</text:p>
          </table:table-cell>
          <table:table-cell office:value-type="float" office:value="0" calcext:value-type="float">
            <text:p>0</text:p>
          </table:table-cell>
          <table:table-cell office:value-type="float" office:value="0.536667" calcext:value-type="float">
            <text:p>0.536667</text:p>
          </table:table-cell>
          <table:table-cell office:value-type="float" office:value="0.443333" calcext:value-type="float">
            <text:p>0.44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667" calcext:value-type="float">
            <text:p>2.53667</text:p>
          </table:table-cell>
          <table:table-cell office:value-type="float" office:value="0.54" calcext:value-type="float">
            <text:p>0.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73333" calcext:value-type="float">
            <text:p>1.73333</text:p>
          </table:table-cell>
          <table:table-cell office:value-type="float" office:value="7.04" calcext:value-type="float">
            <text:p>7.04</text:p>
          </table:table-cell>
          <table:table-cell office:value-type="float" office:value="0" calcext:value-type="float">
            <text:p>0</text:p>
          </table:table-cell>
          <table:table-cell office:value-type="float" office:value="3.83" calcext:value-type="float">
            <text:p>3.83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29.46" calcext:value-type="float">
            <text:p>29.46</text:p>
          </table:table-cell>
          <table:table-cell office:value-type="float" office:value="0" calcext:value-type="float">
            <text:p>0</text:p>
          </table:table-cell>
          <table:table-cell office:value-type="float" office:value="0.173333" calcext:value-type="float">
            <text:p>0.173333</text:p>
          </table:table-cell>
          <table:table-cell office:value-type="float" office:value="0.346667" calcext:value-type="float">
            <text:p>0.3466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72667" calcext:value-type="float">
            <text:p>2.726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2" calcext:value-type="float">
            <text:p>14.82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lush_damask_H1</text:p>
          </table:table-cell>
          <table:table-cell office:value-type="float" office:value="155.442317640357" calcext:value-type="float">
            <text:p>155.4423176404</text:p>
          </table:table-cell>
          <table:table-cell office:value-type="float" office:value="-13.7395700057077" calcext:value-type="float">
            <text:p>-13.7395700057</text:p>
          </table:table-cell>
          <table:table-cell office:value-type="float" office:value="-7.34928346550806" calcext:value-type="float">
            <text:p>-7.3492834655</text:p>
          </table:table-cell>
          <table:table-cell office:value-type="float" office:value="5.47574671607606" calcext:value-type="float">
            <text:p>5.4757467161</text:p>
          </table:table-cell>
          <table:table-cell office:value-type="float" office:value="-6.93454186896928" calcext:value-type="float">
            <text:p>-6.934541869</text:p>
          </table:table-cell>
          <table:table-cell office:value-type="float" office:value="333.85" calcext:value-type="float">
            <text:p>333.85</text:p>
          </table:table-cell>
          <table:table-cell office:value-type="float" office:value="19.1967" calcext:value-type="float">
            <text:p>19.19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3333" calcext:value-type="float">
            <text:p>0.203333</text:p>
          </table:table-cell>
          <table:table-cell office:value-type="float" office:value="0.343333" calcext:value-type="float">
            <text:p>0.343333</text:p>
          </table:table-cell>
          <table:table-cell office:value-type="float" office:value="0.273333" calcext:value-type="float">
            <text:p>0.27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3333" calcext:value-type="float">
            <text:p>0.253333</text:p>
          </table:table-cell>
          <table:table-cell office:value-type="float" office:value="0" calcext:value-type="float">
            <text:p>0</text:p>
          </table:table-cell>
          <table:table-cell office:value-type="float" office:value="0.393333" calcext:value-type="float">
            <text:p>0.393333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3" calcext:value-type="float">
            <text:p>10.53</text:p>
          </table:table-cell>
          <table:table-cell office:value-type="float" office:value="0.596667" calcext:value-type="float">
            <text:p>0.59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3333" calcext:value-type="float">
            <text:p>0.70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62333" calcext:value-type="float">
            <text:p>4.62333</text:p>
          </table:table-cell>
          <table:table-cell office:value-type="float" office:value="1.09667" calcext:value-type="float">
            <text:p>1.09667</text:p>
          </table:table-cell>
          <table:table-cell office:value-type="float" office:value="2.9" calcext:value-type="float">
            <text:p>2.9</text:p>
          </table:table-cell>
          <table:table-cell office:value-type="float" office:value="0.84" calcext:value-type="float">
            <text:p>0.84</text:p>
          </table:table-cell>
          <table:table-cell office:value-type="float" office:value="5.96667" calcext:value-type="float">
            <text:p>5.96667</text:p>
          </table:table-cell>
          <table:table-cell office:value-type="float" office:value="0.376667" calcext:value-type="float">
            <text:p>0.376667</text:p>
          </table:table-cell>
          <table:table-cell office:value-type="float" office:value="0" calcext:value-type="float">
            <text:p>0</text:p>
          </table:table-cell>
          <table:table-cell office:value-type="float" office:value="1.01667" calcext:value-type="float">
            <text:p>1.01667</text:p>
          </table:table-cell>
          <table:table-cell office:value-type="float" office:value="0" calcext:value-type="float">
            <text:p>0</text:p>
          </table:table-cell>
          <table:table-cell office:value-type="float" office:value="1.83333" calcext:value-type="float">
            <text:p>1.83333</text:p>
          </table:table-cell>
          <table:table-cell office:value-type="float" office:value="0" calcext:value-type="float">
            <text:p>0</text:p>
          </table:table-cell>
          <table:table-cell office:value-type="float" office:value="0.796667" calcext:value-type="float">
            <text:p>0.7966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.37" calcext:value-type="float">
            <text:p>15.37</text:p>
          </table:table-cell>
          <table:table-cell office:value-type="float" office:value="15.9" calcext:value-type="float">
            <text:p>15.9</text:p>
          </table:table-cell>
          <table:table-cell office:value-type="float" office:value="1.51333" calcext:value-type="float">
            <text:p>1.51333</text:p>
          </table:table-cell>
          <table:table-cell office:value-type="float" office:value="12.52" calcext:value-type="float">
            <text:p>12.52</text:p>
          </table:table-cell>
          <table:table-cell office:value-type="float" office:value="4.01" calcext:value-type="float">
            <text:p>4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943333" calcext:value-type="float">
            <text:p>0.943333</text:p>
          </table:table-cell>
          <table:table-cell office:value-type="float" office:value="0" calcext:value-type="float">
            <text:p>0</text:p>
          </table:table-cell>
          <table:table-cell office:value-type="float" office:value="5.55" calcext:value-type="float">
            <text:p>5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1667" calcext:value-type="float">
            <text:p>1.516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44333" calcext:value-type="float">
            <text:p>1.443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06667" calcext:value-type="float">
            <text:p>0.2066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63333" calcext:value-type="float">
            <text:p>0.363333</text:p>
          </table:table-cell>
          <table:table-cell office:value-type="float" office:value="0" calcext:value-type="float">
            <text:p>0</text:p>
          </table:table-cell>
          <table:table-cell office:value-type="float" office:value="0.353333" calcext:value-type="float">
            <text:p>0.35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lush_hip_B3</text:p>
          </table:table-cell>
          <table:table-cell office:value-type="float" office:value="44.6725582576186" calcext:value-type="float">
            <text:p>44.6725582576</text:p>
          </table:table-cell>
          <table:table-cell office:value-type="float" office:value="24.2437700997136" calcext:value-type="float">
            <text:p>24.2437700997</text:p>
          </table:table-cell>
          <table:table-cell office:value-type="float" office:value="51.1198637520094" calcext:value-type="float">
            <text:p>51.119863752</text:p>
          </table:table-cell>
          <table:table-cell office:value-type="float" office:value="-9.06729529292509" calcext:value-type="float">
            <text:p>-9.0672952929</text:p>
          </table:table-cell>
          <table:table-cell office:value-type="float" office:value="-1.67297137368816" calcext:value-type="float">
            <text:p>-1.6729713737</text:p>
          </table:table-cell>
          <table:table-cell office:value-type="float" office:value="80.68" calcext:value-type="float">
            <text:p>80.68</text:p>
          </table:table-cell>
          <table:table-cell office:value-type="float" office:value="113.73" calcext:value-type="float">
            <text:p>113.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.73" calcext:value-type="float">
            <text:p>25.73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1.56" calcext:value-type="float">
            <text:p>1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67" calcext:value-type="float">
            <text:p>8.67</text:p>
          </table:table-cell>
          <table:table-cell office:value-type="float" office:value="0" calcext:value-type="float">
            <text:p>0</text:p>
          </table:table-cell>
          <table:table-cell office:value-type="float" office:value="7.55" calcext:value-type="float">
            <text:p>7.55</text:p>
          </table:table-cell>
          <table:table-cell office:value-type="float" office:value="0" calcext:value-type="float">
            <text:p>0</text:p>
          </table:table-cell>
          <table:table-cell office:value-type="float" office:value="15.14" calcext:value-type="float">
            <text:p>15.14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2.11" calcext:value-type="float">
            <text:p>2.1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.33" calcext:value-type="float">
            <text:p>2.33</text:p>
          </table:table-cell>
          <table:table-cell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.35" calcext:value-type="float">
            <text:p>8.35</text:p>
          </table:table-cell>
          <table:table-cell office:value-type="float" office:value="34.31" calcext:value-type="float">
            <text:p>34.31</text:p>
          </table:table-cell>
          <table:table-cell office:value-type="float" office:value="3.07" calcext:value-type="float">
            <text:p>3.07</text:p>
          </table:table-cell>
          <table:table-cell office:value-type="float" office:value="2.38" calcext:value-type="float">
            <text:p>2.38</text:p>
          </table:table-cell>
          <table:table-cell office:value-type="float" office:value="0" calcext:value-type="float">
            <text:p>0</text:p>
          </table:table-cell>
          <table:table-cell office:value-type="float" office:value="10.52" calcext:value-type="float">
            <text:p>10.5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la_de_nanteuil_A11</text:p>
          </table:table-cell>
          <table:table-cell office:value-type="float" office:value="149.528197373014" calcext:value-type="float">
            <text:p>149.528197373</text:p>
          </table:table-cell>
          <table:table-cell office:value-type="float" office:value="77.3026616913435" calcext:value-type="float">
            <text:p>77.3026616913</text:p>
          </table:table-cell>
          <table:table-cell office:value-type="float" office:value="73.5386639958463" calcext:value-type="float">
            <text:p>73.5386639958</text:p>
          </table:table-cell>
          <table:table-cell office:value-type="float" office:value="8.70956538210877" calcext:value-type="float">
            <text:p>8.7095653821</text:p>
          </table:table-cell>
          <table:table-cell office:value-type="float" office:value="34.2159236299297" calcext:value-type="float">
            <text:p>34.2159236299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quet_de_venus_D6</text:p>
          </table:table-cell>
          <table:table-cell office:value-type="float" office:value="143.254606295122" calcext:value-type="float">
            <text:p>143.2546062951</text:p>
          </table:table-cell>
          <table:table-cell office:value-type="float" office:value="87.1933009795615" calcext:value-type="float">
            <text:p>87.1933009796</text:p>
          </table:table-cell>
          <table:table-cell office:value-type="float" office:value="76.5833295984624" calcext:value-type="float">
            <text:p>76.5833295985</text:p>
          </table:table-cell>
          <table:table-cell office:value-type="float" office:value="9.97506341678005" calcext:value-type="float">
            <text:p>9.9750634168</text:p>
          </table:table-cell>
          <table:table-cell office:value-type="float" office:value="31.1618824827705" calcext:value-type="float">
            <text:p>31.1618824828</text:p>
          </table:table-cell>
          <table:table-cell office:value-type="float" office:value="479.73" calcext:value-type="float">
            <text:p>479.73</text:p>
          </table:table-cell>
          <table:table-cell office:value-type="float" office:value="83.47" calcext:value-type="float">
            <text:p>83.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float" office:value="1.2" calcext:value-type="float">
            <text:p>1.2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27" calcext:value-type="float">
            <text:p>14.27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13" calcext:value-type="float">
            <text:p>5.13</text:p>
          </table:table-cell>
          <table:table-cell office:value-type="float" office:value="14.37" calcext:value-type="float">
            <text:p>14.37</text:p>
          </table:table-cell>
          <table:table-cell office:value-type="float" office:value="4.19" calcext:value-type="float">
            <text:p>4.19</text:p>
          </table:table-cell>
          <table:table-cell office:value-type="float" office:value="0" calcext:value-type="float">
            <text:p>0</text:p>
          </table:table-cell>
          <table:table-cell office:value-type="float" office:value="7.63" calcext:value-type="float">
            <text:p>7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.76" calcext:value-type="float">
            <text:p>36.76</text:p>
          </table:table-cell>
          <table:table-cell office:value-type="float" office:value="7.29" calcext:value-type="float">
            <text:p>7.29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8.19" calcext:value-type="float">
            <text:p>8.1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2.37" calcext:value-type="float">
            <text:p>2.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24" calcext:value-type="float">
            <text:p>4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7.22" calcext:value-type="float">
            <text:p>57.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3" calcext:value-type="float">
            <text:p>16.23</text:p>
          </table:table-cell>
          <table:table-cell office:value-type="float" office:value="0" calcext:value-type="float">
            <text:p>0</text:p>
          </table:table-cell>
          <table:table-cell office:value-type="float" office:value="12.46" calcext:value-type="float">
            <text:p>12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4" calcext:value-type="float">
            <text:p>18.4</text:p>
          </table:table-cell>
          <table:table-cell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maieu_G12</text:p>
          </table:table-cell>
          <table:table-cell office:value-type="float" office:value="145.376001243575" calcext:value-type="float">
            <text:p>145.3760012436</text:p>
          </table:table-cell>
          <table:table-cell office:value-type="float" office:value="84.7941979520172" calcext:value-type="float">
            <text:p>84.794197952</text:p>
          </table:table-cell>
          <table:table-cell office:value-type="float" office:value="75.8071768418302" calcext:value-type="float">
            <text:p>75.8071768418</text:p>
          </table:table-cell>
          <table:table-cell office:value-type="float" office:value="10.7651915244165" calcext:value-type="float">
            <text:p>10.7651915244</text:p>
          </table:table-cell>
          <table:table-cell office:value-type="float" office:value="32.2162989146148" calcext:value-type="float">
            <text:p>32.2162989146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itaine_basroger_C1</text:p>
          </table:table-cell>
          <table:table-cell office:value-type="float" office:value="-9.64097030090023" calcext:value-type="float">
            <text:p>-9.6409703009</text:p>
          </table:table-cell>
          <table:table-cell office:value-type="float" office:value="-39.0188776136558" calcext:value-type="float">
            <text:p>-39.0188776137</text:p>
          </table:table-cell>
          <table:table-cell office:value-type="float" office:value="78.1558559250895" calcext:value-type="float">
            <text:p>78.1558559251</text:p>
          </table:table-cell>
          <table:table-cell office:value-type="float" office:value="-36.9568411118881" calcext:value-type="float">
            <text:p>-36.9568411119</text:p>
          </table:table-cell>
          <table:table-cell office:value-type="float" office:value="30.0774896455915" calcext:value-type="float">
            <text:p>30.0774896456</text:p>
          </table:table-cell>
          <table:table-cell office:value-type="float" office:value="296.66" calcext:value-type="float">
            <text:p>296.66</text:p>
          </table:table-cell>
          <table:table-cell office:value-type="float" office:value="33.19" calcext:value-type="float">
            <text:p>33.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6.4" calcext:value-type="float">
            <text:p>6.4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55" calcext:value-type="float">
            <text:p>9.55</text:p>
          </table:table-cell>
          <table:table-cell office:value-type="float" office:value="0" calcext:value-type="float">
            <text:p>0</text:p>
          </table:table-cell>
          <table:table-cell office:value-type="float" office:value="5.71" calcext:value-type="float">
            <text:p>5.71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2.3" calcext:value-type="float">
            <text:p>2.3</text:p>
          </table:table-cell>
          <table:table-cell office:value-type="float" office:value="2.53" calcext:value-type="float">
            <text:p>2.53</text:p>
          </table:table-cell>
          <table:table-cell office:value-type="float" office:value="0.86" calcext:value-type="float">
            <text:p>0.86</text:p>
          </table:table-cell>
          <table:table-cell office:value-type="float" office:value="5.49" calcext:value-type="float">
            <text:p>5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.85" calcext:value-type="float">
            <text:p>15.85</text:p>
          </table:table-cell>
          <table:table-cell office:value-type="float" office:value="3.25" calcext:value-type="float">
            <text:p>3.25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3.53" calcext:value-type="float">
            <text:p>3.5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0" calcext:value-type="float">
            <text:p>0</text:p>
          </table:table-cell>
          <table:table-cell office:value-type="float" office:value="3.31" calcext:value-type="float">
            <text:p>3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4" calcext:value-type="float">
            <text:p>3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oline_banks_A12</text:p>
          </table:table-cell>
          <table:table-cell office:value-type="float" office:value="-93.7670718622535" calcext:value-type="float">
            <text:p>-93.7670718623</text:p>
          </table:table-cell>
          <table:table-cell office:value-type="float" office:value="25.5087875745362" calcext:value-type="float">
            <text:p>25.5087875745</text:p>
          </table:table-cell>
          <table:table-cell office:value-type="float" office:value="-53.0031135206228" calcext:value-type="float">
            <text:p>-53.0031135206</text:p>
          </table:table-cell>
          <table:table-cell office:value-type="float" office:value="-85.2716588561772" calcext:value-type="float">
            <text:p>-85.2716588562</text:p>
          </table:table-cell>
          <table:table-cell office:value-type="float" office:value="17.7570828757314" calcext:value-type="float">
            <text:p>17.7570828757</text:p>
          </table:table-cell>
          <table:table-cell office:value-type="float" office:value="91.35" calcext:value-type="float">
            <text:p>91.35</text:p>
          </table:table-cell>
          <table:table-cell office:value-type="float" office:value="99.22" calcext:value-type="float">
            <text:p>99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.54" calcext:value-type="float">
            <text:p>32.54</text:p>
          </table:table-cell>
          <table:table-cell office:value-type="float" office:value="0.92" calcext:value-type="float">
            <text:p>0.92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88" calcext:value-type="float">
            <text:p>6.88</text:p>
          </table:table-cell>
          <table:table-cell office:value-type="float" office:value="2.64" calcext:value-type="float">
            <text:p>2.64</text:p>
          </table:table-cell>
          <table:table-cell office:value-type="float" office:value="9.91" calcext:value-type="float">
            <text:p>9.91</text:p>
          </table:table-cell>
          <table:table-cell office:value-type="float" office:value="0" calcext:value-type="float">
            <text:p>0</text:p>
          </table:table-cell>
          <table:table-cell office:value-type="float" office:value="19.39" calcext:value-type="float">
            <text:p>19.39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</text:p>
          </table:table-cell>
          <table:table-cell office:value-type="float" office:value="5.12" calcext:value-type="float">
            <text:p>5.12</text:p>
          </table:table-cell>
          <table:table-cell office:value-type="float" office:value="0" calcext:value-type="float">
            <text:p>0</text:p>
          </table:table-cell>
          <table:table-cell office:value-type="float" office:value="2.74" calcext:value-type="float">
            <text:p>2.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.95" calcext:value-type="float">
            <text:p>6.95</text:p>
          </table:table-cell>
          <table:table-cell office:value-type="float" office:value="15.34" calcext:value-type="float">
            <text:p>15.34</text:p>
          </table:table-cell>
          <table:table-cell office:value-type="float" office:value="0" calcext:value-type="float">
            <text:p>0</text:p>
          </table:table-cell>
          <table:table-cell office:value-type="float" office:value="3.08" calcext:value-type="float">
            <text:p>3.08</text:p>
          </table:table-cell>
          <table:table-cell office:value-type="float" office:value="4.39" calcext:value-type="float">
            <text:p>4.3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  <table:table-cell office:value-type="float" office:value="0" calcext:value-type="float">
            <text:p>0</text:p>
          </table:table-cell>
          <table:table-cell office:value-type="float" office:value="3.46" calcext:value-type="float">
            <text:p>3.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0" calcext:value-type="float">
            <text:p>0</text:p>
          </table:table-cell>
          <table:table-cell office:value-type="float" office:value="3.35" calcext:value-type="float">
            <text:p>3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5" calcext:value-type="float">
            <text:p>2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32.76" calcext:value-type="float">
            <text:p>32.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5" calcext:value-type="float">
            <text:p>15.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line_F12</text:p>
          </table:table-cell>
          <table:table-cell office:value-type="float" office:value="-106.49830777722" calcext:value-type="float">
            <text:p>-106.4983077772</text:p>
          </table:table-cell>
          <table:table-cell office:value-type="float" office:value="-32.37000764216" calcext:value-type="float">
            <text:p>-32.3700076422</text:p>
          </table:table-cell>
          <table:table-cell office:value-type="float" office:value="-44.6809031427986" calcext:value-type="float">
            <text:p>-44.6809031428</text:p>
          </table:table-cell>
          <table:table-cell office:value-type="float" office:value="-85.4473991763052" calcext:value-type="float">
            <text:p>-85.4473991763</text:p>
          </table:table-cell>
          <table:table-cell office:value-type="float" office:value="-67.1071948491342" calcext:value-type="float">
            <text:p>-67.1071948491</text:p>
          </table:table-cell>
          <table:table-cell office:value-type="float" office:value="832.82" calcext:value-type="float">
            <text:p>832.82</text:p>
          </table:table-cell>
          <table:table-cell office:value-type="float" office:value="38.91" calcext:value-type="float">
            <text:p>38.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0.68" calcext:value-type="float">
            <text:p>0.68</text:p>
          </table:table-cell>
          <table:table-cell office:value-type="float" office:value="1.12" calcext:value-type="float">
            <text:p>1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55" calcext:value-type="float">
            <text:p>10.55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1.82" calcext:value-type="float">
            <text:p>1.82</text:p>
          </table:table-cell>
          <table:table-cell office:value-type="float" office:value="2.95" calcext:value-type="float">
            <text:p>2.95</text:p>
          </table:table-cell>
          <table:table-cell office:value-type="float" office:value="1.59" calcext:value-type="float">
            <text:p>1.59</text:p>
          </table:table-cell>
          <table:table-cell office:value-type="float" office:value="6.09" calcext:value-type="float">
            <text:p>6.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35.62" calcext:value-type="float">
            <text:p>35.62</text:p>
          </table:table-cell>
          <table:table-cell office:value-type="float" office:value="0.54" calcext:value-type="float">
            <text:p>0.54</text:p>
          </table:table-cell>
          <table:table-cell office:value-type="float" office:value="22.56" calcext:value-type="float">
            <text:p>22.56</text:p>
          </table:table-cell>
          <table:table-cell office:value-type="float" office:value="6.01" calcext:value-type="float">
            <text:p>6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mpmey_pink_cluster_B1</text:p>
          </table:table-cell>
          <table:table-cell office:value-type="float" office:value="-176.695686859499" calcext:value-type="float">
            <text:p>-176.6956868595</text:p>
          </table:table-cell>
          <table:table-cell office:value-type="float" office:value="56.1279824162297" calcext:value-type="float">
            <text:p>56.1279824162</text:p>
          </table:table-cell>
          <table:table-cell office:value-type="float" office:value="-61.0803260742705" calcext:value-type="float">
            <text:p>-61.0803260743</text:p>
          </table:table-cell>
          <table:table-cell office:value-type="float" office:value="-4.35935568181416" calcext:value-type="float">
            <text:p>-4.3593556818</text:p>
          </table:table-cell>
          <table:table-cell office:value-type="float" office:value="-170.812706429869" calcext:value-type="float">
            <text:p>-170.8127064299</text:p>
          </table:table-cell>
          <table:table-cell office:value-type="float" office:value="373.52" calcext:value-type="float">
            <text:p>373.52</text:p>
          </table:table-cell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9" calcext:value-type="float">
            <text:p>4.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.54" calcext:value-type="float">
            <text:p>23.54</text:p>
          </table:table-cell>
          <table:table-cell office:value-type="float" office:value="0" calcext:value-type="float">
            <text:p>0</text:p>
          </table:table-cell>
          <table:table-cell office:value-type="float" office:value="25.73" calcext:value-type="float">
            <text:p>25.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.77" calcext:value-type="float">
            <text:p>4.7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rles_lawson_B4</text:p>
          </table:table-cell>
          <table:table-cell office:value-type="float" office:value="-18.3485927783248" calcext:value-type="float">
            <text:p>-18.3485927783</text:p>
          </table:table-cell>
          <table:table-cell office:value-type="float" office:value="-69.7651774033467" calcext:value-type="float">
            <text:p>-69.7651774033</text:p>
          </table:table-cell>
          <table:table-cell office:value-type="float" office:value="66.2508710952757" calcext:value-type="float">
            <text:p>66.2508710953</text:p>
          </table:table-cell>
          <table:table-cell office:value-type="float" office:value="-75.6627755458393" calcext:value-type="float">
            <text:p>-75.6627755458</text:p>
          </table:table-cell>
          <table:table-cell office:value-type="float" office:value="10.9659551497225" calcext:value-type="float">
            <text:p>10.9659551497</text:p>
          </table:table-cell>
          <table:table-cell office:value-type="float" office:value="127.93" calcext:value-type="float">
            <text:p>127.93</text:p>
          </table:table-cell>
          <table:table-cell office:value-type="float" office:value="100.63" calcext:value-type="float">
            <text:p>100.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35" calcext:value-type="float">
            <text:p>29.35</text:p>
          </table:table-cell>
          <table:table-cell office:value-type="float" office:value="1.08" calcext:value-type="float">
            <text:p>1.08</text:p>
          </table:table-cell>
          <table:table-cell office:value-type="float" office:value="6.12" calcext:value-type="float">
            <text:p>6.12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33" calcext:value-type="float">
            <text:p>9.33</text:p>
          </table:table-cell>
          <table:table-cell office:value-type="float" office:value="3.83" calcext:value-type="float">
            <text:p>3.83</text:p>
          </table:table-cell>
          <table:table-cell office:value-type="float" office:value="9.11" calcext:value-type="float">
            <text:p>9.1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4.89" calcext:value-type="float">
            <text:p>4.89</text:p>
          </table:table-cell>
          <table:table-cell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5.76" calcext:value-type="float">
            <text:p>25.76</text:p>
          </table:table-cell>
          <table:table-cell office:value-type="float" office:value="13.95" calcext:value-type="float">
            <text:p>13.95</text:p>
          </table:table-cell>
          <table:table-cell office:value-type="float" office:value="0.33" calcext:value-type="float">
            <text:p>0.33</text:p>
          </table:table-cell>
          <table:table-cell office:value-type="float" office:value="9" calcext:value-type="float">
            <text:p>9</text:p>
          </table:table-cell>
          <table:table-cell office:value-type="float" office:value="3.57" calcext:value-type="float">
            <text:p>3.5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.71" calcext:value-type="float">
            <text:p>3.71</text:p>
          </table:table-cell>
          <table:table-cell office:value-type="float" office:value="0" calcext:value-type="float">
            <text:p>0</text:p>
          </table:table-cell>
          <table:table-cell office:value-type="float" office:value="4.09" calcext:value-type="float">
            <text:p>4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79" calcext:value-type="float">
            <text:p>5.79</text:p>
          </table:table-cell>
          <table:table-cell office:value-type="float" office:value="0" calcext:value-type="float">
            <text:p>0</text:p>
          </table:table-cell>
          <table:table-cell office:value-type="float" office:value="11.06" calcext:value-type="float">
            <text:p>11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8" calcext:value-type="float">
            <text:p>2.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03" calcext:value-type="float">
            <text:p>6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" calcext:value-type="float">
            <text:p>2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.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67" calcext:value-type="float">
            <text:p>2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9" calcext:value-type="float">
            <text:p>23.39</text:p>
          </table:table-cell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34" calcext:value-type="float">
            <text:p>12.34</text:p>
          </table:table-cell>
          <table:table-cell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rles_quint_B2</text:p>
          </table:table-cell>
          <table:table-cell office:value-type="float" office:value="148.019329796072" calcext:value-type="float">
            <text:p>148.0193297961</text:p>
          </table:table-cell>
          <table:table-cell office:value-type="float" office:value="74.24780129914" calcext:value-type="float">
            <text:p>74.2478012991</text:p>
          </table:table-cell>
          <table:table-cell office:value-type="float" office:value="64.5437915802074" calcext:value-type="float">
            <text:p>64.5437915802</text:p>
          </table:table-cell>
          <table:table-cell office:value-type="float" office:value="12.9845822552419" calcext:value-type="float">
            <text:p>12.9845822552</text:p>
          </table:table-cell>
          <table:table-cell office:value-type="float" office:value="30.5009396220755" calcext:value-type="float">
            <text:p>30.5009396221</text:p>
          </table:table-cell>
          <table:table-cell office:value-type="float" office:value="436.85" calcext:value-type="float">
            <text:p>436.85</text:p>
          </table:table-cell>
          <table:table-cell office:value-type="float" office:value="20.01" calcext:value-type="float">
            <text:p>2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office:value-type="float" office:value="1.79" calcext:value-type="float">
            <text:p>1.79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1.99" calcext:value-type="float">
            <text:p>1.99</text:p>
          </table:table-cell>
          <table:table-cell office:value-type="float" office:value="0.17" calcext:value-type="float">
            <text:p>0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03" calcext:value-type="float">
            <text:p>8.03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65" calcext:value-type="float">
            <text:p>3.65</text:p>
          </table:table-cell>
          <table:table-cell office:value-type="float" office:value="4.39" calcext:value-type="float">
            <text:p>4.39</text:p>
          </table:table-cell>
          <table:table-cell office:value-type="float" office:value="2.17" calcext:value-type="float">
            <text:p>2.17</text:p>
          </table:table-cell>
          <table:table-cell office:value-type="float" office:value="1.55" calcext:value-type="float">
            <text:p>1.55</text:p>
          </table:table-cell>
          <table:table-cell office:value-type="float" office:value="4.57" calcext:value-type="float">
            <text:p>4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36" calcext:value-type="float">
            <text:p>10.36</text:p>
          </table:table-cell>
          <table:table-cell office:value-type="float" office:value="1.52" calcext:value-type="float">
            <text:p>1.52</text:p>
          </table:table-cell>
          <table:table-cell office:value-type="float" office:value="0.57" calcext:value-type="float">
            <text:p>0.57</text:p>
          </table:table-cell>
          <table:table-cell office:value-type="float" office:value="1.03" calcext:value-type="float">
            <text:p>1.03</text:p>
          </table:table-cell>
          <table:table-cell office:value-type="float" office:value="3.31" calcext:value-type="float">
            <text:p>3.3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5.63" calcext:value-type="float">
            <text:p>15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43" calcext:value-type="float">
            <text:p>27.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loris_F10</text:p>
          </table:table-cell>
          <table:table-cell office:value-type="float" office:value="145.529769383334" calcext:value-type="float">
            <text:p>145.5297693833</text:p>
          </table:table-cell>
          <table:table-cell office:value-type="float" office:value="6.97243187027362" calcext:value-type="float">
            <text:p>6.9724318703</text:p>
          </table:table-cell>
          <table:table-cell office:value-type="float" office:value="-14.8516113307082" calcext:value-type="float">
            <text:p>-14.8516113307</text:p>
          </table:table-cell>
          <table:table-cell office:value-type="float" office:value="20.9061682861411" calcext:value-type="float">
            <text:p>20.9061682861</text:p>
          </table:table-cell>
          <table:table-cell office:value-type="float" office:value="19.0251400023065" calcext:value-type="float">
            <text:p>19.0251400023</text:p>
          </table:table-cell>
          <table:table-cell office:value-type="float" office:value="57.07" calcext:value-type="float">
            <text:p>57.07</text:p>
          </table:table-cell>
          <table:table-cell office:value-type="float" office:value="79.14" calcext:value-type="float">
            <text:p>79.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office:value-type="float" office:value="0.34" calcext:value-type="float">
            <text:p>0.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.1" calcext:value-type="float">
            <text:p>31.1</text:p>
          </table:table-cell>
          <table:table-cell office:value-type="float" office:value="1.24" calcext:value-type="float">
            <text:p>1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73" calcext:value-type="float">
            <text:p>10.73</text:p>
          </table:table-cell>
          <table:table-cell office:value-type="float" office:value="21.41" calcext:value-type="float">
            <text:p>21.41</text:p>
          </table:table-cell>
          <table:table-cell office:value-type="float" office:value="8.93" calcext:value-type="float">
            <text:p>8.93</text:p>
          </table:table-cell>
          <table:table-cell office:value-type="float" office:value="0" calcext:value-type="float">
            <text:p>0</text:p>
          </table:table-cell>
          <table:table-cell office:value-type="float" office:value="18.25" calcext:value-type="float">
            <text:p>18.25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5.39" calcext:value-type="float">
            <text:p>5.39</text:p>
          </table:table-cell>
          <table:table-cell office:value-type="float" office:value="0" calcext:value-type="float">
            <text:p>0</text:p>
          </table:table-cell>
          <table:table-cell office:value-type="float" office:value="3.01" calcext:value-type="float">
            <text:p>3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.04" calcext:value-type="float">
            <text:p>22.04</text:p>
          </table:table-cell>
          <table:table-cell office:value-type="float" office:value="13.24" calcext:value-type="float">
            <text:p>13.24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2" calcext:value-type="float">
            <text:p>2.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aire_jacquier_F8</text:p>
          </table:table-cell>
          <table:table-cell office:value-type="float" office:value="-128.417085678642" calcext:value-type="float">
            <text:p>-128.4170856786</text:p>
          </table:table-cell>
          <table:table-cell office:value-type="float" office:value="-13.8461957942115" calcext:value-type="float">
            <text:p>-13.8461957942</text:p>
          </table:table-cell>
          <table:table-cell office:value-type="float" office:value="10.0966256932739" calcext:value-type="float">
            <text:p>10.0966256933</text:p>
          </table:table-cell>
          <table:table-cell office:value-type="float" office:value="139.390649640834" calcext:value-type="float">
            <text:p>139.3906496408</text:p>
          </table:table-cell>
          <table:table-cell office:value-type="float" office:value="-149.494956125988" calcext:value-type="float">
            <text:p>-149.494956126</text:p>
          </table:table-cell>
          <table:table-cell office:value-type="float" office:value="1571.07" calcext:value-type="float">
            <text:p>1571.07</text:p>
          </table:table-cell>
          <table:table-cell office:value-type="float" office:value="15.05" calcext:value-type="float">
            <text:p>15.05</text:p>
          </table:table-cell>
          <table:table-cell office:value-type="float" office:value="11.3" calcext:value-type="float">
            <text:p>11.3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58" calcext:value-type="float">
            <text:p>12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6.3" calcext:value-type="float">
            <text:p>6.3</text:p>
          </table:table-cell>
          <table:table-cell office:value-type="float" office:value="1.71" calcext:value-type="float">
            <text:p>1.71</text:p>
          </table:table-cell>
          <table:table-cell office:value-type="float" office:value="366.67" calcext:value-type="float">
            <text:p>366.67</text:p>
          </table:table-cell>
          <table:table-cell office:value-type="float" office:value="3.83" calcext:value-type="float">
            <text:p>3.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0.73" calcext:value-type="float">
            <text:p>0.73</text:p>
          </table:table-cell>
          <table:table-cell office:value-type="float" office:value="32.18" calcext:value-type="float">
            <text:p>32.18</text:p>
          </table:table-cell>
          <table:table-cell office:value-type="float" office:value="14.17" calcext:value-type="float">
            <text:p>14.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.71" calcext:value-type="float">
            <text:p>12.7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8" calcext:value-type="float">
            <text:p>4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4" calcext:value-type="float">
            <text:p>2.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9.82" calcext:value-type="float">
            <text:p>19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19" calcext:value-type="float">
            <text:p>20.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ementine_B4</text:p>
          </table:table-cell>
          <table:table-cell office:value-type="float" office:value="136.925635196921" calcext:value-type="float">
            <text:p>136.9256351969</text:p>
          </table:table-cell>
          <table:table-cell office:value-type="float" office:value="16.6214435856402" calcext:value-type="float">
            <text:p>16.6214435856</text:p>
          </table:table-cell>
          <table:table-cell office:value-type="float" office:value="19.7989959081818" calcext:value-type="float">
            <text:p>19.7989959082</text:p>
          </table:table-cell>
          <table:table-cell office:value-type="float" office:value="17.6094641692901" calcext:value-type="float">
            <text:p>17.6094641693</text:p>
          </table:table-cell>
          <table:table-cell office:value-type="float" office:value="-40.8728186625243" calcext:value-type="float">
            <text:p>-40.8728186625</text:p>
          </table:table-cell>
          <table:table-cell office:value-type="float" office:value="768.27" calcext:value-type="float">
            <text:p>768.27</text:p>
          </table:table-cell>
          <table:table-cell office:value-type="float" office:value="250.28" calcext:value-type="float">
            <text:p>250.28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0.79" calcext:value-type="float">
            <text:p>0.79</text:p>
          </table:table-cell>
          <table:table-cell office:value-type="float" office:value="0.44" calcext:value-type="float">
            <text:p>0.44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.47" calcext:value-type="float">
            <text:p>77.47</text:p>
          </table:table-cell>
          <table:table-cell office:value-type="float" office:value="5.18" calcext:value-type="float">
            <text:p>5.18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7.43" calcext:value-type="float">
            <text:p>7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39.77" calcext:value-type="float">
            <text:p>39.77</text:p>
          </table:table-cell>
          <table:table-cell office:value-type="float" office:value="5.93" calcext:value-type="float">
            <text:p>5.93</text:p>
          </table:table-cell>
          <table:table-cell office:value-type="float" office:value="26.04" calcext:value-type="float">
            <text:p>26.04</text:p>
          </table:table-cell>
          <table:table-cell office:value-type="float" office:value="1.18" calcext:value-type="float">
            <text:p>1.18</text:p>
          </table:table-cell>
          <table:table-cell office:value-type="float" office:value="45.08" calcext:value-type="float">
            <text:p>45.08</text:p>
          </table:table-cell>
          <table:table-cell office:value-type="float" office:value="3.51" calcext:value-type="float">
            <text:p>3.51</text:p>
          </table:table-cell>
          <table:table-cell office:value-type="float" office:value="0" calcext:value-type="float">
            <text:p>0</text:p>
          </table:table-cell>
          <table:table-cell office:value-type="float" office:value="9.09" calcext:value-type="float">
            <text:p>9.09</text:p>
          </table:table-cell>
          <table:table-cell office:value-type="float" office:value="0.4" calcext:value-type="float">
            <text:p>0.4</text:p>
          </table:table-cell>
          <table:table-cell office:value-type="float" office:value="4.79" calcext:value-type="float">
            <text:p>4.79</text:p>
          </table:table-cell>
          <table:table-cell office:value-type="float" office:value="0" calcext:value-type="float">
            <text:p>0</text:p>
          </table:table-cell>
          <table:table-cell office:value-type="float" office:value="7.33" calcext:value-type="float">
            <text:p>7.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</text:p>
          </table:table-cell>
          <table:table-cell office:value-type="float" office:value="143.24" calcext:value-type="float">
            <text:p>143.24</text:p>
          </table:table-cell>
          <table:table-cell office:value-type="float" office:value="67.41" calcext:value-type="float">
            <text:p>67.41</text:p>
          </table:table-cell>
          <table:table-cell office:value-type="float" office:value="16.32" calcext:value-type="float">
            <text:p>16.32</text:p>
          </table:table-cell>
          <table:table-cell office:value-type="float" office:value="5.59" calcext:value-type="float">
            <text:p>5.59</text:p>
          </table:table-cell>
          <table:table-cell office:value-type="float" office:value="25.2" calcext:value-type="float">
            <text:p>25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4.28" calcext:value-type="float">
            <text:p>4.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12" calcext:value-type="float">
            <text:p>4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74" calcext:value-type="float">
            <text:p>3.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float" office:value="16.03" calcext:value-type="float">
            <text:p>16.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71" calcext:value-type="float">
            <text:p>1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4" calcext:value-type="float">
            <text:p>9.4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otilde_soupert_B11</text:p>
          </table:table-cell>
          <table:table-cell office:value-type="float" office:value="-172.281027237506" calcext:value-type="float">
            <text:p>-172.2810272375</text:p>
          </table:table-cell>
          <table:table-cell office:value-type="float" office:value="124.804303459413" calcext:value-type="float">
            <text:p>124.8043034594</text:p>
          </table:table-cell>
          <table:table-cell office:value-type="float" office:value="-134.396925083791" calcext:value-type="float">
            <text:p>-134.3969250838</text:p>
          </table:table-cell>
          <table:table-cell office:value-type="float" office:value="27.7446278685642" calcext:value-type="float">
            <text:p>27.7446278686</text:p>
          </table:table-cell>
          <table:table-cell office:value-type="float" office:value="59.8640448298232" calcext:value-type="float">
            <text:p>59.8640448298</text:p>
          </table:table-cell>
          <table:table-cell office:value-type="float" office:value="251.26" calcext:value-type="float">
            <text:p>251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4" calcext:value-type="float">
            <text:p>5.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88.74" calcext:value-type="float">
            <text:p>188.7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1.09" calcext:value-type="float">
            <text:p>1.0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19.57" calcext:value-type="float">
            <text:p>19.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49" calcext:value-type="float">
            <text:p>2.49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tesse_de_murinais_E10</text:p>
          </table:table-cell>
          <table:table-cell office:value-type="float" office:value="145.338332321493" calcext:value-type="float">
            <text:p>145.3383323215</text:p>
          </table:table-cell>
          <table:table-cell office:value-type="float" office:value="-15.7486668933519" calcext:value-type="float">
            <text:p>-15.7486668934</text:p>
          </table:table-cell>
          <table:table-cell office:value-type="float" office:value="-1.3549350684641" calcext:value-type="float">
            <text:p>-1.3549350685</text:p>
          </table:table-cell>
          <table:table-cell office:value-type="float" office:value="5.32563256875933" calcext:value-type="float">
            <text:p>5.3256325688</text:p>
          </table:table-cell>
          <table:table-cell office:value-type="float" office:value="-46.9593889856032" calcext:value-type="float">
            <text:p>-46.9593889856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poral_johann_nagy_D10</text:p>
          </table:table-cell>
          <table:table-cell office:value-type="float" office:value="33.5114454476415" calcext:value-type="float">
            <text:p>33.5114454476</text:p>
          </table:table-cell>
          <table:table-cell office:value-type="float" office:value="47.1284873130532" calcext:value-type="float">
            <text:p>47.1284873131</text:p>
          </table:table-cell>
          <table:table-cell office:value-type="float" office:value="-22.2591358499284" calcext:value-type="float">
            <text:p>-22.2591358499</text:p>
          </table:table-cell>
          <table:table-cell office:value-type="float" office:value="-56.4144950542902" calcext:value-type="float">
            <text:p>-56.4144950543</text:p>
          </table:table-cell>
          <table:table-cell office:value-type="float" office:value="15.9669271729825" calcext:value-type="float">
            <text:p>15.966927173</text:p>
          </table:table-cell>
          <table:table-cell office:value-type="float" office:value="732.67" calcext:value-type="float">
            <text:p>732.67</text:p>
          </table:table-cell>
          <table:table-cell office:value-type="float" office:value="17.69" calcext:value-type="float">
            <text:p>17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.84" calcext:value-type="float">
            <text:p>0.84</text:p>
          </table:table-cell>
          <table:table-cell office:value-type="float" office:value="2.6" calcext:value-type="float">
            <text:p>2.6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45" calcext:value-type="float">
            <text:p>8.4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86" calcext:value-type="float">
            <text:p>5.86</text:p>
          </table:table-cell>
          <table:table-cell office:value-type="float" office:value="9.96" calcext:value-type="float">
            <text:p>9.96</text:p>
          </table:table-cell>
          <table:table-cell office:value-type="float" office:value="2.12" calcext:value-type="float">
            <text:p>2.12</text:p>
          </table:table-cell>
          <table:table-cell office:value-type="float" office:value="1.29" calcext:value-type="float">
            <text:p>1.29</text:p>
          </table:table-cell>
          <table:table-cell office:value-type="float" office:value="4.56" calcext:value-type="float">
            <text:p>4.5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26.62" calcext:value-type="float">
            <text:p>26.62</text:p>
          </table:table-cell>
          <table:table-cell office:value-type="float" office:value="8.36" calcext:value-type="float">
            <text:p>8.36</text:p>
          </table:table-cell>
          <table:table-cell office:value-type="float" office:value="2.97" calcext:value-type="float">
            <text:p>2.97</text:p>
          </table:table-cell>
          <table:table-cell office:value-type="float" office:value="1.96" calcext:value-type="float">
            <text:p>1.96</text:p>
          </table:table-cell>
          <table:table-cell office:value-type="float" office:value="8.16" calcext:value-type="float">
            <text:p>8.1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52" calcext:value-type="float">
            <text:p>4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33" calcext:value-type="float">
            <text:p>6.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23.47" calcext:value-type="float">
            <text:p>23.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6" calcext:value-type="float">
            <text:p>18.06</text:p>
          </table:table-cell>
          <table:table-cell office:value-type="float" office:value="0" calcext:value-type="float">
            <text:p>0</text:p>
          </table:table-cell>
          <table:table-cell office:value-type="float" office:value="3.73" calcext:value-type="float">
            <text:p>3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79" calcext:value-type="float">
            <text:p>5.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amoisi_eblouissant_B6</text:p>
          </table:table-cell>
          <table:table-cell office:value-type="float" office:value="143.437272870573" calcext:value-type="float">
            <text:p>143.4372728706</text:p>
          </table:table-cell>
          <table:table-cell office:value-type="float" office:value="80.049583436451" calcext:value-type="float">
            <text:p>80.0495834365</text:p>
          </table:table-cell>
          <table:table-cell office:value-type="float" office:value="67.6610825092832" calcext:value-type="float">
            <text:p>67.6610825093</text:p>
          </table:table-cell>
          <table:table-cell office:value-type="float" office:value="11.3418871616368" calcext:value-type="float">
            <text:p>11.3418871616</text:p>
          </table:table-cell>
          <table:table-cell office:value-type="float" office:value="29.6037128648143" calcext:value-type="float">
            <text:p>29.6037128648</text:p>
          </table:table-cell>
          <table:table-cell office:value-type="float" office:value="492.94" calcext:value-type="float">
            <text:p>492.94</text:p>
          </table:table-cell>
          <table:table-cell office:value-type="float" office:value="20.95" calcext:value-type="float">
            <text:p>20.95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66" calcext:value-type="float">
            <text:p>0.66</text:p>
          </table:table-cell>
          <table:table-cell office:value-type="float" office:value="2.78" calcext:value-type="float">
            <text:p>2.78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9" calcext:value-type="float">
            <text:p>15.29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99" calcext:value-type="float">
            <text:p>7.99</text:p>
          </table:table-cell>
          <table:table-cell office:value-type="float" office:value="15.13" calcext:value-type="float">
            <text:p>15.13</text:p>
          </table:table-cell>
          <table:table-cell office:value-type="float" office:value="4.35" calcext:value-type="float">
            <text:p>4.35</text:p>
          </table:table-cell>
          <table:table-cell office:value-type="float" office:value="0.55" calcext:value-type="float">
            <text:p>0.55</text:p>
          </table:table-cell>
          <table:table-cell office:value-type="float" office:value="8.07" calcext:value-type="float">
            <text:p>8.07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.53" calcext:value-type="float">
            <text:p>15.53</text:p>
          </table:table-cell>
          <table:table-cell office:value-type="float" office:value="9.54" calcext:value-type="float">
            <text:p>9.54</text:p>
          </table:table-cell>
          <table:table-cell office:value-type="float" office:value="1.12" calcext:value-type="float">
            <text:p>1.12</text:p>
          </table:table-cell>
          <table:table-cell office:value-type="float" office:value="1.5" calcext:value-type="float">
            <text:p>1.5</text:p>
          </table:table-cell>
          <table:table-cell office:value-type="float" office:value="3.49" calcext:value-type="float">
            <text:p>3.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8.39" calcext:value-type="float">
            <text:p>8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22" calcext:value-type="float">
            <text:p>5.22</text:p>
          </table:table-cell>
          <table:table-cell office:value-type="float" office:value="0" calcext:value-type="float">
            <text:p>0</text:p>
          </table:table-cell>
          <table:table-cell office:value-type="float" office:value="62.99" calcext:value-type="float">
            <text:p>62.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31" calcext:value-type="float">
            <text:p>5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6" calcext:value-type="float">
            <text:p>34.36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1" calcext:value-type="float">
            <text:p>6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amoisi_superieur_B7</text:p>
          </table:table-cell>
          <table:table-cell office:value-type="float" office:value="-234.55987777625" calcext:value-type="float">
            <text:p>-234.5598777763</text:p>
          </table:table-cell>
          <table:table-cell office:value-type="float" office:value="-6.03053269832229" calcext:value-type="float">
            <text:p>-6.0305326983</text:p>
          </table:table-cell>
          <table:table-cell office:value-type="float" office:value="-12.278283378883" calcext:value-type="float">
            <text:p>-12.2782833789</text:p>
          </table:table-cell>
          <table:table-cell office:value-type="float" office:value="-16.9187766240855" calcext:value-type="float">
            <text:p>-16.9187766241</text:p>
          </table:table-cell>
          <table:table-cell office:value-type="float" office:value="39.3501784943674" calcext:value-type="float">
            <text:p>39.3501784944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me_H3</text:p>
          </table:table-cell>
          <table:table-cell office:value-type="float" office:value="-34.19196352024" calcext:value-type="float">
            <text:p>-34.1919635202</text:p>
          </table:table-cell>
          <table:table-cell office:value-type="float" office:value="103.408301927455" calcext:value-type="float">
            <text:p>103.4083019275</text:p>
          </table:table-cell>
          <table:table-cell office:value-type="float" office:value="-0.632975669351368" calcext:value-type="float">
            <text:p>-0.6329756694</text:p>
          </table:table-cell>
          <table:table-cell office:value-type="float" office:value="67.5173157187489" calcext:value-type="float">
            <text:p>67.5173157187</text:p>
          </table:table-cell>
          <table:table-cell office:value-type="float" office:value="-136.284479535126" calcext:value-type="float">
            <text:p>-136.2844795351</text:p>
          </table:table-cell>
          <table:table-cell office:value-type="float" office:value="1345.93" calcext:value-type="float">
            <text:p>1345.93</text:p>
          </table:table-cell>
          <table:table-cell office:value-type="float" office:value="87.59" calcext:value-type="float">
            <text:p>87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42" calcext:value-type="float">
            <text:p>0.42</text:p>
          </table:table-cell>
          <table:table-cell office:value-type="float" office:value="1.54" calcext:value-type="float">
            <text:p>1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59" calcext:value-type="float">
            <text:p>12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3.62" calcext:value-type="float">
            <text:p>3.62</text:p>
          </table:table-cell>
          <table:table-cell office:value-type="float" office:value="4.49" calcext:value-type="float">
            <text:p>4.49</text:p>
          </table:table-cell>
          <table:table-cell office:value-type="float" office:value="5.43" calcext:value-type="float">
            <text:p>5.43</text:p>
          </table:table-cell>
          <table:table-cell office:value-type="float" office:value="8.81" calcext:value-type="float">
            <text:p>8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.85" calcext:value-type="float">
            <text:p>9.85</text:p>
          </table:table-cell>
          <table:table-cell office:value-type="float" office:value="1.79" calcext:value-type="float">
            <text:p>1.79</text:p>
          </table:table-cell>
          <table:table-cell office:value-type="float" office:value="4.56" calcext:value-type="float">
            <text:p>4.56</text:p>
          </table:table-cell>
          <table:table-cell office:value-type="float" office:value="3.89" calcext:value-type="float">
            <text:p>3.89</text:p>
          </table:table-cell>
          <table:table-cell office:value-type="float" office:value="17.92" calcext:value-type="float">
            <text:p>17.9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43" calcext:value-type="float">
            <text:p>3.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5.41" calcext:value-type="float">
            <text:p>15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13" calcext:value-type="float">
            <text:p>17.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imsom_rambler_B8</text:p>
          </table:table-cell>
          <table:table-cell office:value-type="float" office:value="-189.642662145749" calcext:value-type="float">
            <text:p>-189.6426621457</text:p>
          </table:table-cell>
          <table:table-cell office:value-type="float" office:value="162.641086930534" calcext:value-type="float">
            <text:p>162.6410869305</text:p>
          </table:table-cell>
          <table:table-cell office:value-type="float" office:value="-171.345454205927" calcext:value-type="float">
            <text:p>-171.3454542059</text:p>
          </table:table-cell>
          <table:table-cell office:value-type="float" office:value="-53.6488992960642" calcext:value-type="float">
            <text:p>-53.6488992961</text:p>
          </table:table-cell>
          <table:table-cell office:value-type="float" office:value="43.6687408461503" calcext:value-type="float">
            <text:p>43.6687408462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imson_globe_B3</text:p>
          </table:table-cell>
          <table:table-cell office:value-type="float" office:value="39.2057881782611" calcext:value-type="float">
            <text:p>39.2057881783</text:p>
          </table:table-cell>
          <table:table-cell office:value-type="float" office:value="0.367278348798706" calcext:value-type="float">
            <text:p>0.3672783488</text:p>
          </table:table-cell>
          <table:table-cell office:value-type="float" office:value="32.5575225043061" calcext:value-type="float">
            <text:p>32.5575225043</text:p>
          </table:table-cell>
          <table:table-cell office:value-type="float" office:value="-39.3846208288965" calcext:value-type="float">
            <text:p>-39.3846208289</text:p>
          </table:table-cell>
          <table:table-cell office:value-type="float" office:value="7.41570511778626" calcext:value-type="float">
            <text:p>7.4157051178</text:p>
          </table:table-cell>
          <table:table-cell office:value-type="float" office:value="495.443" calcext:value-type="float">
            <text:p>495.443</text:p>
          </table:table-cell>
          <table:table-cell office:value-type="float" office:value="56.5333" calcext:value-type="float">
            <text:p>56.5333</text:p>
          </table:table-cell>
          <table:table-cell office:value-type="float" office:value="0" calcext:value-type="float">
            <text:p>0</text:p>
          </table:table-cell>
          <table:table-cell office:value-type="float" office:value="0.0366667" calcext:value-type="float">
            <text:p>0.0366667</text:p>
          </table:table-cell>
          <table:table-cell office:value-type="float" office:value="0" calcext:value-type="float">
            <text:p>0</text:p>
          </table:table-cell>
          <table:table-cell office:value-type="float" office:value="0.193333" calcext:value-type="float">
            <text:p>0.193333</text:p>
          </table:table-cell>
          <table:table-cell office:value-type="float" office:value="0.93" calcext:value-type="float">
            <text:p>0.93</text:p>
          </table:table-cell>
          <table:table-cell office:value-type="float" office:value="0.22" calcext:value-type="float">
            <text:p>0.22</text:p>
          </table:table-cell>
          <table:table-cell office:value-type="float" office:value="0.596667" calcext:value-type="float">
            <text:p>0.59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6667" calcext:value-type="float">
            <text:p>0.39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3333" calcext:value-type="float">
            <text:p>0.823333</text:p>
          </table:table-cell>
          <table:table-cell office:value-type="float" office:value="0.356667" calcext:value-type="float">
            <text:p>0.35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02" calcext:value-type="float">
            <text:p>24.02</text:p>
          </table:table-cell>
          <table:table-cell office:value-type="float" office:value="0.99" calcext:value-type="float">
            <text:p>0.99</text:p>
          </table:table-cell>
          <table:table-cell office:value-type="float" office:value="0.4" calcext:value-type="float">
            <text:p>0.4</text:p>
          </table:table-cell>
          <table:table-cell office:value-type="float" office:value="0.296667" calcext:value-type="float">
            <text:p>0.296667</text:p>
          </table:table-cell>
          <table:table-cell office:value-type="float" office:value="1.25667" calcext:value-type="float">
            <text:p>1.25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78" calcext:value-type="float">
            <text:p>7.78</text:p>
          </table:table-cell>
          <table:table-cell office:value-type="float" office:value="9.61333" calcext:value-type="float">
            <text:p>9.61333</text:p>
          </table:table-cell>
          <table:table-cell office:value-type="float" office:value="6.78333" calcext:value-type="float">
            <text:p>6.78333</text:p>
          </table:table-cell>
          <table:table-cell office:value-type="float" office:value="0.64" calcext:value-type="float">
            <text:p>0.64</text:p>
          </table:table-cell>
          <table:table-cell office:value-type="float" office:value="14" calcext:value-type="float">
            <text:p>14</text:p>
          </table:table-cell>
          <table:table-cell office:value-type="float" office:value="0.826667" calcext:value-type="float">
            <text:p>0.826667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office:value-type="float" office:value="0" calcext:value-type="float">
            <text:p>0</text:p>
          </table:table-cell>
          <table:table-cell office:value-type="float" office:value="2.24333" calcext:value-type="float">
            <text:p>2.24333</text:p>
          </table:table-cell>
          <table:table-cell office:value-type="float" office:value="0" calcext:value-type="float">
            <text:p>0</text:p>
          </table:table-cell>
          <table:table-cell office:value-type="float" office:value="2.33" calcext:value-type="float">
            <text:p>2.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733333" calcext:value-type="float">
            <text:p>0.0733333</text:p>
          </table:table-cell>
          <table:table-cell office:value-type="float" office:value="0" calcext:value-type="float">
            <text:p>0</text:p>
          </table:table-cell>
          <table:table-cell office:value-type="float" office:value="25.9867" calcext:value-type="float">
            <text:p>25.9867</text:p>
          </table:table-cell>
          <table:table-cell office:value-type="float" office:value="8.48" calcext:value-type="float">
            <text:p>8.48</text:p>
          </table:table-cell>
          <table:table-cell office:value-type="float" office:value="1.27333" calcext:value-type="float">
            <text:p>1.27333</text:p>
          </table:table-cell>
          <table:table-cell office:value-type="float" office:value="10.48" calcext:value-type="float">
            <text:p>10.48</text:p>
          </table:table-cell>
          <table:table-cell office:value-type="float" office:value="3.96" calcext:value-type="float">
            <text:p>3.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46667" calcext:value-type="float">
            <text:p>0.246667</text:p>
          </table:table-cell>
          <table:table-cell office:value-type="float" office:value="0.373333" calcext:value-type="float">
            <text:p>0.373333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0.323333" calcext:value-type="float">
            <text:p>0.32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0333" calcext:value-type="float">
            <text:p>2.80333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</text:p>
          </table:table-cell>
          <table:table-cell office:value-type="float" office:value="0.556667" calcext:value-type="float">
            <text:p>0.55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.34667" calcext:value-type="float">
            <text:p>7.346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93333" calcext:value-type="float">
            <text:p>0.19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2667" calcext:value-type="float">
            <text:p>3.72667</text:p>
          </table:table-cell>
          <table:table-cell office:value-type="float" office:value="0" calcext:value-type="float">
            <text:p>0</text:p>
          </table:table-cell>
          <table:table-cell office:value-type="float" office:value="3.21" calcext:value-type="float">
            <text:p>3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6" calcext:value-type="float">
            <text:p>8.76</text:p>
          </table:table-cell>
          <table:table-cell office:value-type="float" office:value="0" calcext:value-type="float">
            <text:p>0</text:p>
          </table:table-cell>
          <table:table-cell office:value-type="float" office:value="0.436667" calcext:value-type="float">
            <text:p>0.43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07667" calcext:value-type="float">
            <text:p>1.076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wson_H1</text:p>
          </table:table-cell>
          <table:table-cell office:value-type="float" office:value="-212.228595071811" calcext:value-type="float">
            <text:p>-212.2285950718</text:p>
          </table:table-cell>
          <table:table-cell office:value-type="float" office:value="125.265249108033" calcext:value-type="float">
            <text:p>125.265249108</text:p>
          </table:table-cell>
          <table:table-cell office:value-type="float" office:value="-146.519471302108" calcext:value-type="float">
            <text:p>-146.5194713021</text:p>
          </table:table-cell>
          <table:table-cell office:value-type="float" office:value="-69.4039399670659" calcext:value-type="float">
            <text:p>-69.4039399671</text:p>
          </table:table-cell>
          <table:table-cell office:value-type="float" office:value="46.7554812417775" calcext:value-type="float">
            <text:p>46.7554812418</text:p>
          </table:table-cell>
          <table:table-cell office:value-type="float" office:value="20.35" calcext:value-type="float">
            <text:p>20.35</text:p>
          </table:table-cell>
          <table:table-cell office:value-type="float" office:value="37.77" calcext:value-type="float">
            <text:p>37.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25" calcext:value-type="float">
            <text:p>12.25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</text:p>
          </table:table-cell>
          <table:table-cell office:value-type="float" office:value="3.55" calcext:value-type="float">
            <text:p>3.55</text:p>
          </table:table-cell>
          <table:table-cell office:value-type="float" office:value="0" calcext:value-type="float">
            <text:p>0</text:p>
          </table:table-cell>
          <table:table-cell office:value-type="float" office:value="7.17" calcext:value-type="float">
            <text:p>7.17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3.64" calcext:value-type="float">
            <text:p>3.6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.29" calcext:value-type="float">
            <text:p>6.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69" calcext:value-type="float">
            <text:p>2.69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lille_B12</text:p>
          </table:table-cell>
          <table:table-cell office:value-type="float" office:value="35.3237820480462" calcext:value-type="float">
            <text:p>35.323782048</text:p>
          </table:table-cell>
          <table:table-cell office:value-type="float" office:value="10.2659799144022" calcext:value-type="float">
            <text:p>10.2659799144</text:p>
          </table:table-cell>
          <table:table-cell office:value-type="float" office:value="35.0435324928817" calcext:value-type="float">
            <text:p>35.0435324929</text:p>
          </table:table-cell>
          <table:table-cell office:value-type="float" office:value="-6.97346412360284" calcext:value-type="float">
            <text:p>-6.9734641236</text:p>
          </table:table-cell>
          <table:table-cell office:value-type="float" office:value="-44.1179982423927" calcext:value-type="float">
            <text:p>-44.1179982424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prez_a_fleur_jaune_B10</text:p>
          </table:table-cell>
          <table:table-cell office:value-type="float" office:value="-182.591270489852" calcext:value-type="float">
            <text:p>-182.5912704899</text:p>
          </table:table-cell>
          <table:table-cell office:value-type="float" office:value="-35.9165891907043" calcext:value-type="float">
            <text:p>-35.9165891907</text:p>
          </table:table-cell>
          <table:table-cell office:value-type="float" office:value="18.0110455403816" calcext:value-type="float">
            <text:p>18.0110455404</text:p>
          </table:table-cell>
          <table:table-cell office:value-type="float" office:value="95.2732681005471" calcext:value-type="float">
            <text:p>95.2732681005</text:p>
          </table:table-cell>
          <table:table-cell office:value-type="float" office:value="-99.255259585143" calcext:value-type="float">
            <text:p>-99.2552595851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uil_de_paul_fontaine_B11</text:p>
          </table:table-cell>
          <table:table-cell office:value-type="float" office:value="18.182592046241" calcext:value-type="float">
            <text:p>18.1825920462</text:p>
          </table:table-cell>
          <table:table-cell office:value-type="float" office:value="7.14327094994132" calcext:value-type="float">
            <text:p>7.1432709499</text:p>
          </table:table-cell>
          <table:table-cell office:value-type="float" office:value="48.6113940416693" calcext:value-type="float">
            <text:p>48.6113940417</text:p>
          </table:table-cell>
          <table:table-cell office:value-type="float" office:value="-40.5699511005043" calcext:value-type="float">
            <text:p>-40.5699511005</text:p>
          </table:table-cell>
          <table:table-cell office:value-type="float" office:value="0.16947817868214" calcext:value-type="float">
            <text:p>0.1694781787</text:p>
          </table:table-cell>
          <table:table-cell office:value-type="float" office:value="125.58" calcext:value-type="float">
            <text:p>125.58</text:p>
          </table:table-cell>
          <table:table-cell office:value-type="float" office:value="14.59" calcext:value-type="float">
            <text:p>14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</text:p>
          </table:table-cell>
          <table:table-cell office:value-type="float" office:value="1.88" calcext:value-type="float">
            <text:p>1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6" calcext:value-type="float">
            <text:p>5.4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.05" calcext:value-type="float">
            <text:p>1.05</text:p>
          </table:table-cell>
          <table:table-cell office:value-type="float" office:value="5.15" calcext:value-type="float">
            <text:p>5.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15.49" calcext:value-type="float">
            <text:p>15.49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office:value-type="float" office:value="2.17" calcext:value-type="float">
            <text:p>2.1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3" calcext:value-type="float">
            <text:p>1.93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.18" calcext:value-type="float">
            <text:p>18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  <table:table-cell office:value-type="float" office:value="0" calcext:value-type="float">
            <text:p>0</text:p>
          </table:table-cell>
          <table:table-cell office:value-type="float" office:value="20.21" calcext:value-type="float">
            <text:p>20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65" calcext:value-type="float">
            <text:p>46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na_sol_A1</text:p>
          </table:table-cell>
          <table:table-cell office:value-type="float" office:value="143.299930900584" calcext:value-type="float">
            <text:p>143.2999309006</text:p>
          </table:table-cell>
          <table:table-cell office:value-type="float" office:value="82.0629079516027" calcext:value-type="float">
            <text:p>82.0629079516</text:p>
          </table:table-cell>
          <table:table-cell office:value-type="float" office:value="75.4988563825746" calcext:value-type="float">
            <text:p>75.4988563826</text:p>
          </table:table-cell>
          <table:table-cell office:value-type="float" office:value="11.1766316796214" calcext:value-type="float">
            <text:p>11.1766316796</text:p>
          </table:table-cell>
          <table:table-cell office:value-type="float" office:value="19.7069379243801" calcext:value-type="float">
            <text:p>19.7069379244</text:p>
          </table:table-cell>
          <table:table-cell office:value-type="float" office:value="421.67" calcext:value-type="float">
            <text:p>421.67</text:p>
          </table:table-cell>
          <table:table-cell office:value-type="float" office:value="215.6" calcext:value-type="float">
            <text:p>21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8.29" calcext:value-type="float">
            <text:p>58.2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3.77" calcext:value-type="float">
            <text:p>3.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.48" calcext:value-type="float">
            <text:p>20.48</text:p>
          </table:table-cell>
          <table:table-cell office:value-type="float" office:value="9.49" calcext:value-type="float">
            <text:p>9.49</text:p>
          </table:table-cell>
          <table:table-cell office:value-type="float" office:value="16.57" calcext:value-type="float">
            <text:p>16.57</text:p>
          </table:table-cell>
          <table:table-cell office:value-type="float" office:value="0" calcext:value-type="float">
            <text:p>0</text:p>
          </table:table-cell>
          <table:table-cell office:value-type="float" office:value="29.8" calcext:value-type="float">
            <text:p>29.8</text:p>
          </table:table-cell>
          <table:table-cell office:value-type="float" office:value="1.73" calcext:value-type="float">
            <text:p>1.73</text:p>
          </table:table-cell>
          <table:table-cell office:value-type="float" office:value="0" calcext:value-type="float">
            <text:p>0</text:p>
          </table:table-cell>
          <table:table-cell office:value-type="float" office:value="3.78" calcext:value-type="float">
            <text:p>3.78</text:p>
          </table:table-cell>
          <table:table-cell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  <table:table-cell office:value-type="float" office:value="4.61" calcext:value-type="float">
            <text:p>4.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2.2" calcext:value-type="float">
            <text:p>72.2</text:p>
          </table:table-cell>
          <table:table-cell office:value-type="float" office:value="17.4" calcext:value-type="float">
            <text:p>17.4</text:p>
          </table:table-cell>
          <table:table-cell office:value-type="float" office:value="4.13" calcext:value-type="float">
            <text:p>4.13</text:p>
          </table:table-cell>
          <table:table-cell office:value-type="float" office:value="0" calcext:value-type="float">
            <text:p>0</text:p>
          </table:table-cell>
          <table:table-cell office:value-type="float" office:value="12.02" calcext:value-type="float">
            <text:p>12.0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21" calcext:value-type="float">
            <text:p>2.21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73" calcext:value-type="float">
            <text:p>2.7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.93" calcext:value-type="float">
            <text:p>15.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9" calcext:value-type="float">
            <text:p>8.49</text:p>
          </table:table-cell>
          <table:table-cell office:value-type="float" office:value="0" calcext:value-type="float">
            <text:p>0</text:p>
          </table:table-cell>
          <table:table-cell office:value-type="float" office:value="13.66" calcext:value-type="float">
            <text:p>13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73" calcext:value-type="float">
            <text:p>30.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uc_d_anjou_B12</text:p>
          </table:table-cell>
          <table:table-cell office:value-type="float" office:value="148.925487448662" calcext:value-type="float">
            <text:p>148.9254874487</text:p>
          </table:table-cell>
          <table:table-cell office:value-type="float" office:value="71.7145938563081" calcext:value-type="float">
            <text:p>71.7145938563</text:p>
          </table:table-cell>
          <table:table-cell office:value-type="float" office:value="65.2930860003049" calcext:value-type="float">
            <text:p>65.2930860003</text:p>
          </table:table-cell>
          <table:table-cell office:value-type="float" office:value="9.89633436354443" calcext:value-type="float">
            <text:p>9.8963343635</text:p>
          </table:table-cell>
          <table:table-cell office:value-type="float" office:value="34.4913687410272" calcext:value-type="float">
            <text:p>34.491368741</text:p>
          </table:table-cell>
          <table:table-cell office:value-type="float" office:value="798.2" calcext:value-type="float">
            <text:p>798.2</text:p>
          </table:table-cell>
          <table:table-cell office:value-type="float" office:value="136.11" calcext:value-type="float">
            <text:p>136.11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25" calcext:value-type="float">
            <text:p>33.25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6" calcext:value-type="float">
            <text:p>3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.07" calcext:value-type="float">
            <text:p>17.07</text:p>
          </table:table-cell>
          <table:table-cell office:value-type="float" office:value="10.75" calcext:value-type="float">
            <text:p>10.75</text:p>
          </table:table-cell>
          <table:table-cell office:value-type="float" office:value="10.02" calcext:value-type="float">
            <text:p>10.02</text:p>
          </table:table-cell>
          <table:table-cell office:value-type="float" office:value="1.14" calcext:value-type="float">
            <text:p>1.14</text:p>
          </table:table-cell>
          <table:table-cell office:value-type="float" office:value="20.79" calcext:value-type="float">
            <text:p>20.79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office:value-type="float" office:value="0" calcext:value-type="float">
            <text:p>0</text:p>
          </table:table-cell>
          <table:table-cell office:value-type="float" office:value="3.19" calcext:value-type="float">
            <text:p>3.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96.19" calcext:value-type="float">
            <text:p>96.19</text:p>
          </table:table-cell>
          <table:table-cell office:value-type="float" office:value="30.37" calcext:value-type="float">
            <text:p>30.37</text:p>
          </table:table-cell>
          <table:table-cell office:value-type="float" office:value="12.94" calcext:value-type="float">
            <text:p>12.94</text:p>
          </table:table-cell>
          <table:table-cell office:value-type="float" office:value="2.35" calcext:value-type="float">
            <text:p>2.35</text:p>
          </table:table-cell>
          <table:table-cell office:value-type="float" office:value="33.6" calcext:value-type="float">
            <text:p>33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.75" calcext:value-type="float">
            <text:p>9.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94" calcext:value-type="float">
            <text:p>4.94</text:p>
          </table:table-cell>
          <table:table-cell office:value-type="float" office:value="0" calcext:value-type="float">
            <text:p>0</text:p>
          </table:table-cell>
          <table:table-cell office:value-type="float" office:value="9.78" calcext:value-type="float">
            <text:p>9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7" calcext:value-type="float">
            <text:p>17.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uc_de_cambridge_B6</text:p>
          </table:table-cell>
          <table:table-cell office:value-type="float" office:value="35.7367542136416" calcext:value-type="float">
            <text:p>35.7367542136</text:p>
          </table:table-cell>
          <table:table-cell office:value-type="float" office:value="13.1593367627116" calcext:value-type="float">
            <text:p>13.1593367627</text:p>
          </table:table-cell>
          <table:table-cell office:value-type="float" office:value="3.62230549796697" calcext:value-type="float">
            <text:p>3.622305498</text:p>
          </table:table-cell>
          <table:table-cell office:value-type="float" office:value="-56.1758504380661" calcext:value-type="float">
            <text:p>-56.1758504381</text:p>
          </table:table-cell>
          <table:table-cell office:value-type="float" office:value="-16.3276297058129" calcext:value-type="float">
            <text:p>-16.3276297058</text:p>
          </table:table-cell>
          <table:table-cell office:value-type="float" office:value="565.69" calcext:value-type="float">
            <text:p>565.69</text:p>
          </table:table-cell>
          <table:table-cell office:value-type="float" office:value="74.94" calcext:value-type="float">
            <text:p>74.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6.53" calcext:value-type="float">
            <text:p>26.53</text:p>
          </table:table-cell>
          <table:table-cell office:value-type="float" office:value="1.35" calcext:value-type="float">
            <text:p>1.35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3.11" calcext:value-type="float">
            <text:p>3.11</text:p>
          </table:table-cell>
          <table:table-cell office:value-type="float" office:value="7.94" calcext:value-type="float">
            <text:p>7.94</text:p>
          </table:table-cell>
          <table:table-cell office:value-type="float" office:value="0" calcext:value-type="float">
            <text:p>0</text:p>
          </table:table-cell>
          <table:table-cell office:value-type="float" office:value="16.11" calcext:value-type="float">
            <text:p>16.11</text:p>
          </table:table-cell>
          <table:table-cell office:value-type="float" office:value="1.21" calcext:value-type="float">
            <text:p>1.21</text:p>
          </table:table-cell>
          <table:table-cell office:value-type="float" office:value="0" calcext:value-type="float">
            <text:p>0</text:p>
          </table:table-cell>
          <table:table-cell office:value-type="float" office:value="2.69" calcext:value-type="float">
            <text:p>2.69</text:p>
          </table:table-cell>
          <table:table-cell office:value-type="float" office:value="0" calcext:value-type="float">
            <text:p>0</text:p>
          </table:table-cell>
          <table:table-cell office:value-type="float" office:value="6.48" calcext:value-type="float">
            <text:p>6.48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0.22" calcext:value-type="float">
            <text:p>50.22</text:p>
          </table:table-cell>
          <table:table-cell office:value-type="float" office:value="36.61" calcext:value-type="float">
            <text:p>36.61</text:p>
          </table:table-cell>
          <table:table-cell office:value-type="float" office:value="1.35" calcext:value-type="float">
            <text:p>1.35</text:p>
          </table:table-cell>
          <table:table-cell office:value-type="float" office:value="14.97" calcext:value-type="float">
            <text:p>14.97</text:p>
          </table:table-cell>
          <table:table-cell office:value-type="float" office:value="3.23" calcext:value-type="float">
            <text:p>3.2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.96" calcext:value-type="float">
            <text:p>7.9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19" calcext:value-type="float">
            <text:p>4.19</text:p>
          </table:table-cell>
          <table:table-cell office:value-type="float" office:value="0" calcext:value-type="float">
            <text:p>0</text:p>
          </table:table-cell>
          <table:table-cell office:value-type="float" office:value="3.22" calcext:value-type="float">
            <text:p>3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2" calcext:value-type="float">
            <text:p>7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uchesse_de_montebello_H7</text:p>
          </table:table-cell>
          <table:table-cell office:value-type="float" office:value="144.341745008854" calcext:value-type="float">
            <text:p>144.3417450089</text:p>
          </table:table-cell>
          <table:table-cell office:value-type="float" office:value="81.3625768156817" calcext:value-type="float">
            <text:p>81.3625768157</text:p>
          </table:table-cell>
          <table:table-cell office:value-type="float" office:value="74.2006387941785" calcext:value-type="float">
            <text:p>74.2006387942</text:p>
          </table:table-cell>
          <table:table-cell office:value-type="float" office:value="9.40759533127936" calcext:value-type="float">
            <text:p>9.4075953313</text:p>
          </table:table-cell>
          <table:table-cell office:value-type="float" office:value="32.3010274457469" calcext:value-type="float">
            <text:p>32.3010274457</text:p>
          </table:table-cell>
          <table:table-cell office:value-type="float" office:value="1015.35" calcext:value-type="float">
            <text:p>1015.35</text:p>
          </table:table-cell>
          <table:table-cell office:value-type="float" office:value="90.84" calcext:value-type="float">
            <text:p>90.8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2.07" calcext:value-type="float">
            <text:p>2.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.31" calcext:value-type="float">
            <text:p>27.31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office:value-type="float" office:value="2.31" calcext:value-type="float">
            <text:p>2.31</text:p>
          </table:table-cell>
          <table:table-cell office:value-type="float" office:value="7.93" calcext:value-type="float">
            <text:p>7.93</text:p>
          </table:table-cell>
          <table:table-cell office:value-type="float" office:value="0.97" calcext:value-type="float">
            <text:p>0.97</text:p>
          </table:table-cell>
          <table:table-cell office:value-type="float" office:value="16.19" calcext:value-type="float">
            <text:p>16.19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office:value-type="float" office:value="2.93" calcext:value-type="float">
            <text:p>2.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0.61" calcext:value-type="float">
            <text:p>60.61</text:p>
          </table:table-cell>
          <table:table-cell office:value-type="float" office:value="15.91" calcext:value-type="float">
            <text:p>15.91</text:p>
          </table:table-cell>
          <table:table-cell office:value-type="float" office:value="8.3" calcext:value-type="float">
            <text:p>8.3</text:p>
          </table:table-cell>
          <table:table-cell office:value-type="float" office:value="2.95" calcext:value-type="float">
            <text:p>2.95</text:p>
          </table:table-cell>
          <table:table-cell office:value-type="float" office:value="14.48" calcext:value-type="float">
            <text:p>14.4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</text:p>
          </table:table-cell>
          <table:table-cell office:value-type="float" office:value="5.43" calcext:value-type="float">
            <text:p>5.4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.13" calcext:value-type="float">
            <text:p>11.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04" calcext:value-type="float">
            <text:p>9.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office:value-type="float" office:value="66.14" calcext:value-type="float">
            <text:p>66.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78" calcext:value-type="float">
            <text:p>3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2" calcext:value-type="float">
            <text:p>26.22</text:p>
          </table:table-cell>
          <table:table-cell office:value-type="float" office:value="0" calcext:value-type="float">
            <text:p>0</text:p>
          </table:table-cell>
          <table:table-cell office:value-type="float" office:value="9.16" calcext:value-type="float">
            <text:p>9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75" calcext:value-type="float">
            <text:p>11.75</text:p>
          </table:table-cell>
          <table:table-cell office:value-type="float" office:value="0" calcext:value-type="float">
            <text:p>0</text:p>
          </table:table-cell>
          <table:table-cell office:value-type="float" office:value="8.34" calcext:value-type="float">
            <text:p>8.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uchesse_de_portland_C2</text:p>
          </table:table-cell>
          <table:table-cell office:value-type="float" office:value="144.493658251238" calcext:value-type="float">
            <text:p>144.4936582512</text:p>
          </table:table-cell>
          <table:table-cell office:value-type="float" office:value="18.778437899443" calcext:value-type="float">
            <text:p>18.7784378994</text:p>
          </table:table-cell>
          <table:table-cell office:value-type="float" office:value="29.2169217098256" calcext:value-type="float">
            <text:p>29.2169217098</text:p>
          </table:table-cell>
          <table:table-cell office:value-type="float" office:value="-1.87409992609289" calcext:value-type="float">
            <text:p>-1.8740999261</text:p>
          </table:table-cell>
          <table:table-cell office:value-type="float" office:value="-33.0882007426305" calcext:value-type="float">
            <text:p>-33.0882007426</text:p>
          </table:table-cell>
          <table:table-cell table:number-columns-repeated="11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uchesse_de_verneuil_A7</text:p>
          </table:table-cell>
          <table:table-cell office:value-type="float" office:value="152.631646038747" calcext:value-type="float">
            <text:p>152.6316460387</text:p>
          </table:table-cell>
          <table:table-cell office:value-type="float" office:value="56.2694852661471" calcext:value-type="float">
            <text:p>56.2694852661</text:p>
          </table:table-cell>
          <table:table-cell office:value-type="float" office:value="61.4751567264754" calcext:value-type="float">
            <text:p>61.4751567265</text:p>
          </table:table-cell>
          <table:table-cell office:value-type="float" office:value="2.11683469354967" calcext:value-type="float">
            <text:p>2.1168346935</text:p>
          </table:table-cell>
          <table:table-cell office:value-type="float" office:value="16.279718128403" calcext:value-type="float">
            <text:p>16.2797181284</text:p>
          </table:table-cell>
          <table:table-cell office:value-type="float" office:value="1103.19" calcext:value-type="float">
            <text:p>1103.19</text:p>
          </table:table-cell>
          <table:table-cell office:value-type="float" office:value="219.38" calcext:value-type="float">
            <text:p>219.38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89" calcext:value-type="float">
            <text:p>66.89</text:p>
          </table:table-cell>
          <table:table-cell office:value-type="float" office:value="2.47" calcext:value-type="float">
            <text:p>2.47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3.36" calcext:value-type="float">
            <text:p>3.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.61" calcext:value-type="float">
            <text:p>19.61</text:p>
          </table:table-cell>
          <table:table-cell office:value-type="float" office:value="8.47" calcext:value-type="float">
            <text:p>8.47</text:p>
          </table:table-cell>
          <table:table-cell office:value-type="float" office:value="17.93" calcext:value-type="float">
            <text:p>17.93</text:p>
          </table:table-cell>
          <table:table-cell office:value-type="float" office:value="1.32" calcext:value-type="float">
            <text:p>1.32</text:p>
          </table:table-cell>
          <table:table-cell office:value-type="float" office:value="38.7" calcext:value-type="float">
            <text:p>38.7</text:p>
          </table:table-cell>
          <table:table-cell office:value-type="float" office:value="2.19" calcext:value-type="float">
            <text:p>2.19</text:p>
          </table:table-cell>
          <table:table-cell office:value-type="float" office:value="0" calcext:value-type="float">
            <text:p>0</text:p>
          </table:table-cell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  <table:table-cell office:value-type="float" office:value="3.52" calcext:value-type="float">
            <text:p>3.52</text:p>
          </table:table-cell>
          <table:table-cell office:value-type="float" office:value="0" calcext:value-type="float">
            <text:p>0</text:p>
          </table:table-cell>
          <table:table-cell office:value-type="float" office:value="6.37" calcext:value-type="float">
            <text:p>6.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94.72" calcext:value-type="float">
            <text:p>94.72</text:p>
          </table:table-cell>
          <table:table-cell office:value-type="float" office:value="18.15" calcext:value-type="float">
            <text:p>18.15</text:p>
          </table:table-cell>
          <table:table-cell office:value-type="float" office:value="12.23" calcext:value-type="float">
            <text:p>12.23</text:p>
          </table:table-cell>
          <table:table-cell office:value-type="float" office:value="5.3" calcext:value-type="float">
            <text:p>5.3</text:p>
          </table:table-cell>
          <table:table-cell office:value-type="float" office:value="23.49" calcext:value-type="float">
            <text:p>23.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.15" calcext:value-type="float">
            <text:p>8.15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52" calcext:value-type="float">
            <text:p>3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44" calcext:value-type="float">
            <text:p>10.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.04" calcext:value-type="float">
            <text:p>8.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65" calcext:value-type="float">
            <text:p>3.65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office:value-type="float" office:value="0" calcext:value-type="float">
            <text:p>0</text:p>
          </table:table-cell>
          <table:table-cell office:value-type="float" office:value="9.36" calcext:value-type="float">
            <text:p>9.36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uchesse_du_berry_C1</text:p>
          </table:table-cell>
          <table:table-cell office:value-type="float" office:value="149.751566394886" calcext:value-type="float">
            <text:p>149.7515663949</text:p>
          </table:table-cell>
          <table:table-cell office:value-type="float" office:value="76.6335716573095" calcext:value-type="float">
            <text:p>76.6335716573</text:p>
          </table:table-cell>
          <table:table-cell office:value-type="float" office:value="74.0035072891701" calcext:value-type="float">
            <text:p>74.0035072892</text:p>
          </table:table-cell>
          <table:table-cell office:value-type="float" office:value="7.96791776505245" calcext:value-type="float">
            <text:p>7.9679177651</text:p>
          </table:table-cell>
          <table:table-cell office:value-type="float" office:value="32.8794608498327" calcext:value-type="float">
            <text:p>32.8794608498</text:p>
          </table:table-cell>
          <table:table-cell office:value-type="float" office:value="373.68" calcext:value-type="float">
            <text:p>373.68</text:p>
          </table:table-cell>
          <table:table-cell office:value-type="float" office:value="120.677" calcext:value-type="float">
            <text:p>120.677</text:p>
          </table:table-cell>
          <table:table-cell office:value-type="float" office:value="0" calcext:value-type="float">
            <text:p>0</text:p>
          </table:table-cell>
          <table:table-cell office:value-type="float" office:value="0.176667" calcext:value-type="float">
            <text:p>0.176667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.32" calcext:value-type="float">
            <text:p>0.32</text:p>
          </table:table-cell>
          <table:table-cell office:value-type="float" office:value="0.646667" calcext:value-type="float">
            <text:p>0.646667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3333" calcext:value-type="float">
            <text:p>0.70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" calcext:value-type="float">
            <text:p>31.82</text:p>
          </table:table-cell>
          <table:table-cell office:value-type="float" office:value="1.99333" calcext:value-type="float">
            <text:p>1.99333</text:p>
          </table:table-cell>
          <table:table-cell office:value-type="float" office:value="0" calcext:value-type="float">
            <text:p>0</text:p>
          </table:table-cell>
          <table:table-cell office:value-type="float" office:value="0.406667" calcext:value-type="float">
            <text:p>0.406667</text:p>
          </table:table-cell>
          <table:table-cell office:value-type="float" office:value="2.47667" calcext:value-type="float">
            <text:p>2.47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46667" calcext:value-type="float">
            <text:p>0.546667</text:p>
          </table:table-cell>
          <table:table-cell office:value-type="float" office:value="13.69" calcext:value-type="float">
            <text:p>13.69</text:p>
          </table:table-cell>
          <table:table-cell office:value-type="float" office:value="5.28" calcext:value-type="float">
            <text:p>5.28</text:p>
          </table:table-cell>
          <table:table-cell office:value-type="float" office:value="9.75667" calcext:value-type="float">
            <text:p>9.75667</text:p>
          </table:table-cell>
          <table:table-cell office:value-type="float" office:value="0.753333" calcext:value-type="float">
            <text:p>0.753333</text:p>
          </table:table-cell>
          <table:table-cell office:value-type="float" office:value="19.75" calcext:value-type="float">
            <text:p>19.75</text:p>
          </table:table-cell>
          <table:table-cell office:value-type="float" office:value="1.18333" calcext:value-type="float">
            <text:p>1.18333</text:p>
          </table:table-cell>
          <table:table-cell office:value-type="float" office:value="0" calcext:value-type="float">
            <text:p>0</text:p>
          </table:table-cell>
          <table:table-cell office:value-type="float" office:value="3.60667" calcext:value-type="float">
            <text:p>3.60667</text:p>
          </table:table-cell>
          <table:table-cell office:value-type="float" office:value="0" calcext:value-type="float">
            <text:p>0</text:p>
          </table:table-cell>
          <table:table-cell office:value-type="float" office:value="2.06333" calcext:value-type="float">
            <text:p>2.06333</text:p>
          </table:table-cell>
          <table:table-cell office:value-type="float" office:value="0" calcext:value-type="float">
            <text:p>0</text:p>
          </table:table-cell>
          <table:table-cell office:value-type="float" office:value="2.94333" calcext:value-type="float">
            <text:p>2.94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76667" calcext:value-type="float">
            <text:p>0.376667</text:p>
          </table:table-cell>
          <table:table-cell office:value-type="float" office:value="0" calcext:value-type="float">
            <text:p>0</text:p>
          </table:table-cell>
          <table:table-cell office:value-type="float" office:value="52.72" calcext:value-type="float">
            <text:p>52.72</text:p>
          </table:table-cell>
          <table:table-cell office:value-type="float" office:value="9.21333" calcext:value-type="float">
            <text:p>9.21333</text:p>
          </table:table-cell>
          <table:table-cell office:value-type="float" office:value="12.09" calcext:value-type="float">
            <text:p>12.09</text:p>
          </table:table-cell>
          <table:table-cell office:value-type="float" office:value="1.31667" calcext:value-type="float">
            <text:p>1.31667</text:p>
          </table:table-cell>
          <table:table-cell office:value-type="float" office:value="28.3633" calcext:value-type="float">
            <text:p>28.36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  <table:table-cell office:value-type="float" office:value="1.33333" calcext:value-type="float">
            <text:p>1.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2333" calcext:value-type="float">
            <text:p>3.82333</text:p>
          </table:table-cell>
          <table:table-cell office:value-type="float" office:value="0" calcext:value-type="float">
            <text:p>0</text:p>
          </table:table-cell>
          <table:table-cell office:value-type="float" office:value="2.11333" calcext:value-type="float">
            <text:p>2.1133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973333" calcext:value-type="float">
            <text:p>0.97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23333" calcext:value-type="float">
            <text:p>0.22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46667" calcext:value-type="float">
            <text:p>0.9466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24.7333" calcext:value-type="float">
            <text:p>24.7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5333" calcext:value-type="float">
            <text:p>1.25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4" calcext:value-type="float">
            <text:p>10.04</text:p>
          </table:table-cell>
          <table:table-cell office:value-type="float" office:value="0" calcext:value-type="float">
            <text:p>0</text:p>
          </table:table-cell>
          <table:table-cell office:value-type="float" office:value="4.23" calcext:value-type="float">
            <text:p>4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0667" calcext:value-type="float">
            <text:p>8.50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667" calcext:value-type="float">
            <text:p>0.106667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fant_de_france_B10</text:p>
          </table:table-cell>
          <table:table-cell office:value-type="float" office:value="30.196753499794" calcext:value-type="float">
            <text:p>30.1967534998</text:p>
          </table:table-cell>
          <table:table-cell office:value-type="float" office:value="5.22405293511166" calcext:value-type="float">
            <text:p>5.2240529351</text:p>
          </table:table-cell>
          <table:table-cell office:value-type="float" office:value="80.2022551297946" calcext:value-type="float">
            <text:p>80.2022551298</text:p>
          </table:table-cell>
          <table:table-cell office:value-type="float" office:value="92.8625819099725" calcext:value-type="float">
            <text:p>92.86258191</text:p>
          </table:table-cell>
          <table:table-cell office:value-type="float" office:value="31.5773482147628" calcext:value-type="float">
            <text:p>31.5773482148</text:p>
          </table:table-cell>
          <table:table-cell office:value-type="float" office:value="444.06" calcext:value-type="float">
            <text:p>444.06</text:p>
          </table:table-cell>
          <table:table-cell office:value-type="float" office:value="25.69" calcext:value-type="float">
            <text:p>25.69</text:p>
          </table:table-cell>
          <table:table-cell office:value-type="float" office:value="2.44" calcext:value-type="float">
            <text:p>2.4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1.65" calcext:value-type="float">
            <text:p>1.65</text:p>
          </table:table-cell>
          <table:table-cell office:value-type="float" office:value="2.29" calcext:value-type="float">
            <text:p>2.29</text:p>
          </table:table-cell>
          <table:table-cell office:value-type="float" office:value="1.17" calcext:value-type="float">
            <text:p>1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2.14" calcext:value-type="float">
            <text:p>2.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.47" calcext:value-type="float">
            <text:p>12.47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12" calcext:value-type="float">
            <text:p>7.12</text:p>
          </table:table-cell>
          <table:table-cell office:value-type="float" office:value="12.86" calcext:value-type="float">
            <text:p>12.86</text:p>
          </table:table-cell>
          <table:table-cell office:value-type="float" office:value="3.64" calcext:value-type="float">
            <text:p>3.64</text:p>
          </table:table-cell>
          <table:table-cell office:value-type="float" office:value="1.27" calcext:value-type="float">
            <text:p>1.27</text:p>
          </table:table-cell>
          <table:table-cell office:value-type="float" office:value="7.17" calcext:value-type="float">
            <text:p>7.17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0.14" calcext:value-type="float">
            <text:p>30.14</text:p>
          </table:table-cell>
          <table:table-cell office:value-type="float" office:value="4.98" calcext:value-type="float">
            <text:p>4.98</text:p>
          </table:table-cell>
          <table:table-cell office:value-type="float" office:value="1.6" calcext:value-type="float">
            <text:p>1.6</text:p>
          </table:table-cell>
          <table:table-cell office:value-type="float" office:value="2.3" calcext:value-type="float">
            <text:p>2.3</text:p>
          </table:table-cell>
          <table:table-cell office:value-type="float" office:value="4.51" calcext:value-type="float">
            <text:p>4.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1.78" calcext:value-type="float">
            <text:p>1.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.32" calcext:value-type="float">
            <text:p>21.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4" calcext:value-type="float">
            <text:p>11.24</text:p>
          </table:table-cell>
          <table:table-cell office:value-type="float" office:value="0" calcext:value-type="float">
            <text:p>0</text:p>
          </table:table-cell>
          <table:table-cell office:value-type="float" office:value="4.06" calcext:value-type="float">
            <text:p>4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42" calcext:value-type="float">
            <text:p>12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1.91" calcext:value-type="float">
            <text:p>1.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rnest_morel_C3</text:p>
          </table:table-cell>
          <table:table-cell office:value-type="float" office:value="-90.2227598651598" calcext:value-type="float">
            <text:p>-90.2227598652</text:p>
          </table:table-cell>
          <table:table-cell office:value-type="float" office:value="-117.609771342214" calcext:value-type="float">
            <text:p>-117.6097713422</text:p>
          </table:table-cell>
          <table:table-cell office:value-type="float" office:value="72.3495426766472" calcext:value-type="float">
            <text:p>72.3495426766</text:p>
          </table:table-cell>
          <table:table-cell office:value-type="float" office:value="-113.345575381281" calcext:value-type="float">
            <text:p>-113.3455753813</text:p>
          </table:table-cell>
          <table:table-cell office:value-type="float" office:value="12.6552048817121" calcext:value-type="float">
            <text:p>12.6552048817</text:p>
          </table:table-cell>
          <table:table-cell office:value-type="float" office:value="96.6" calcext:value-type="float">
            <text:p>96.6</text:p>
          </table:table-cell>
          <table:table-cell office:value-type="float" office:value="48.25" calcext:value-type="float">
            <text:p>48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.41" calcext:value-type="float">
            <text:p>52.41</text:p>
          </table:table-cell>
          <table:table-cell office:value-type="float" office:value="2.17" calcext:value-type="float">
            <text:p>2.17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3.23" calcext:value-type="float">
            <text:p>3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.02" calcext:value-type="float">
            <text:p>20.02</text:p>
          </table:table-cell>
          <table:table-cell office:value-type="float" office:value="7.16" calcext:value-type="float">
            <text:p>7.16</text:p>
          </table:table-cell>
          <table:table-cell office:value-type="float" office:value="14.76" calcext:value-type="float">
            <text:p>14.76</text:p>
          </table:table-cell>
          <table:table-cell office:value-type="float" office:value="0" calcext:value-type="float">
            <text:p>0</text:p>
          </table:table-cell>
          <table:table-cell office:value-type="float" office:value="29.58" calcext:value-type="float">
            <text:p>29.58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</text:p>
          </table:table-cell>
          <table:table-cell office:value-type="float" office:value="4.51" calcext:value-type="float">
            <text:p>4.51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.47" calcext:value-type="float">
            <text:p>40.47</text:p>
          </table:table-cell>
          <table:table-cell office:value-type="float" office:value="65.89" calcext:value-type="float">
            <text:p>65.89</text:p>
          </table:table-cell>
          <table:table-cell office:value-type="float" office:value="2.82" calcext:value-type="float">
            <text:p>2.82</text:p>
          </table:table-cell>
          <table:table-cell office:value-type="float" office:value="2.87" calcext:value-type="float">
            <text:p>2.87</text:p>
          </table:table-cell>
          <table:table-cell office:value-type="float" office:value="8.48" calcext:value-type="float">
            <text:p>8.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28" calcext:value-type="float">
            <text:p>6.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.11" calcext:value-type="float">
            <text:p>5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rnst_dorell_F11</text:p>
          </table:table-cell>
          <table:table-cell office:value-type="float" office:value="-62.7826019723269" calcext:value-type="float">
            <text:p>-62.7826019723</text:p>
          </table:table-cell>
          <table:table-cell office:value-type="float" office:value="82.1609575575099" calcext:value-type="float">
            <text:p>82.1609575575</text:p>
          </table:table-cell>
          <table:table-cell office:value-type="float" office:value="-45.3553855814015" calcext:value-type="float">
            <text:p>-45.3553855814</text:p>
          </table:table-cell>
          <table:table-cell office:value-type="float" office:value="-64.0986676589724" calcext:value-type="float">
            <text:p>-64.098667659</text:p>
          </table:table-cell>
          <table:table-cell office:value-type="float" office:value="-28.3146647930201" calcext:value-type="float">
            <text:p>-28.314664793</text:p>
          </table:table-cell>
          <table:table-cell office:value-type="float" office:value="780.68" calcext:value-type="float">
            <text:p>780.68</text:p>
          </table:table-cell>
          <table:table-cell office:value-type="float" office:value="96.11" calcext:value-type="float">
            <text:p>96.1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0.16" calcext:value-type="float">
            <text:p>0.16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1" calcext:value-type="float">
            <text:p>2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.38" calcext:value-type="float">
            <text:p>22.38</text:p>
          </table:table-cell>
          <table:table-cell office:value-type="float" office:value="0.78" calcext:value-type="float">
            <text:p>0.78</text:p>
          </table:table-cell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03" calcext:value-type="float">
            <text:p>6.03</text:p>
          </table:table-cell>
          <table:table-cell office:value-type="float" office:value="4.61" calcext:value-type="float">
            <text:p>4.61</text:p>
          </table:table-cell>
          <table:table-cell office:value-type="float" office:value="7.04" calcext:value-type="float">
            <text:p>7.04</text:p>
          </table:table-cell>
          <table:table-cell office:value-type="float" office:value="0.93" calcext:value-type="float">
            <text:p>0.93</text:p>
          </table:table-cell>
          <table:table-cell office:value-type="float" office:value="13.43" calcext:value-type="float">
            <text:p>13.43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.73" calcext:value-type="float">
            <text:p>15.73</text:p>
          </table:table-cell>
          <table:table-cell office:value-type="float" office:value="34.37" calcext:value-type="float">
            <text:p>34.37</text:p>
          </table:table-cell>
          <table:table-cell office:value-type="float" office:value="4.16" calcext:value-type="float">
            <text:p>4.16</text:p>
          </table:table-cell>
          <table:table-cell office:value-type="float" office:value="30.24" calcext:value-type="float">
            <text:p>30.24</text:p>
          </table:table-cell>
          <table:table-cell office:value-type="float" office:value="17.91" calcext:value-type="float">
            <text:p>17.9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toile_de_lyon_G11</text:p>
          </table:table-cell>
          <table:table-cell office:value-type="float" office:value="-203.467515777251" calcext:value-type="float">
            <text:p>-203.4675157773</text:p>
          </table:table-cell>
          <table:table-cell office:value-type="float" office:value="-146.360826001884" calcext:value-type="float">
            <text:p>-146.3608260019</text:p>
          </table:table-cell>
          <table:table-cell office:value-type="float" office:value="113.979023055616" calcext:value-type="float">
            <text:p>113.9790230556</text:p>
          </table:table-cell>
          <table:table-cell office:value-type="float" office:value="179.352529074517" calcext:value-type="float">
            <text:p>179.3525290745</text:p>
          </table:table-cell>
          <table:table-cell office:value-type="float" office:value="44.6765375219892" calcext:value-type="float">
            <text:p>44.676537522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gene_furst_C12</text:p>
          </table:table-cell>
          <table:table-cell office:value-type="float" office:value="-135.688728319319" calcext:value-type="float">
            <text:p>-135.6887283193</text:p>
          </table:table-cell>
          <table:table-cell office:value-type="float" office:value="-138.7577132328" calcext:value-type="float">
            <text:p>-138.7577132328</text:p>
          </table:table-cell>
          <table:table-cell office:value-type="float" office:value="65.4100715743739" calcext:value-type="float">
            <text:p>65.4100715744</text:p>
          </table:table-cell>
          <table:table-cell office:value-type="float" office:value="-145.222932485735" calcext:value-type="float">
            <text:p>-145.2229324857</text:p>
          </table:table-cell>
          <table:table-cell office:value-type="float" office:value="33.8053549196236" calcext:value-type="float">
            <text:p>33.8053549196</text:p>
          </table:table-cell>
          <table:table-cell office:value-type="float" office:value="173.66" calcext:value-type="float">
            <text:p>173.66</text:p>
          </table:table-cell>
          <table:table-cell office:value-type="float" office:value="74.75" calcext:value-type="float">
            <text:p>74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7.84" calcext:value-type="float">
            <text:p>7.84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7" calcext:value-type="float">
            <text:p>4.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92" calcext:value-type="float">
            <text:p>20.92</text:p>
          </table:table-cell>
          <table:table-cell office:value-type="float" office:value="1.04" calcext:value-type="float">
            <text:p>1.04</text:p>
          </table:table-cell>
          <table:table-cell office:value-type="float" office:value="6.18" calcext:value-type="float">
            <text:p>6.18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office:value-type="float" office:value="2.93" calcext:value-type="float">
            <text:p>2.93</text:p>
          </table:table-cell>
          <table:table-cell office:value-type="float" office:value="6.16" calcext:value-type="float">
            <text:p>6.16</text:p>
          </table:table-cell>
          <table:table-cell office:value-type="float" office:value="0" calcext:value-type="float">
            <text:p>0</text:p>
          </table:table-cell>
          <table:table-cell office:value-type="float" office:value="12.84" calcext:value-type="float">
            <text:p>12.8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6.21" calcext:value-type="float">
            <text:p>46.21</text:p>
          </table:table-cell>
          <table:table-cell office:value-type="float" office:value="1.38" calcext:value-type="float">
            <text:p>1.38</text:p>
          </table:table-cell>
          <table:table-cell office:value-type="float" office:value="5.77" calcext:value-type="float">
            <text:p>5.77</text:p>
          </table:table-cell>
          <table:table-cell office:value-type="float" office:value="5.52" calcext:value-type="float">
            <text:p>5.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.18" calcext:value-type="float">
            <text:p>5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55" calcext:value-type="float">
            <text:p>3.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.44" calcext:value-type="float">
            <text:p>6.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55" calcext:value-type="float">
            <text:p>3.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2.09" calcext:value-type="float">
            <text:p>2.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uphrosine_G10</text:p>
          </table:table-cell>
          <table:table-cell office:value-type="float" office:value="-201.550201199173" calcext:value-type="float">
            <text:p>-201.5502011992</text:p>
          </table:table-cell>
          <table:table-cell office:value-type="float" office:value="151.733388543165" calcext:value-type="float">
            <text:p>151.7333885432</text:p>
          </table:table-cell>
          <table:table-cell office:value-type="float" office:value="-166.609788568622" calcext:value-type="float">
            <text:p>-166.6097885686</text:p>
          </table:table-cell>
          <table:table-cell office:value-type="float" office:value="-73.3209205908607" calcext:value-type="float">
            <text:p>-73.3209205909</text:p>
          </table:table-cell>
          <table:table-cell office:value-type="float" office:value="46.2282974033889" calcext:value-type="float">
            <text:p>46.2282974034</text:p>
          </table:table-cell>
          <table:table-cell office:value-type="float" office:value="27.89" calcext:value-type="float">
            <text:p>27.89</text:p>
          </table:table-cell>
          <table:table-cell office:value-type="float" office:value="27.47" calcext:value-type="float">
            <text:p>27.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9" calcext:value-type="float">
            <text:p>0.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2.04" calcext:value-type="float">
            <text:p>12.04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  <table:table-cell office:value-type="float" office:value="3.38" calcext:value-type="float">
            <text:p>3.38</text:p>
          </table:table-cell>
          <table:table-cell office:value-type="float" office:value="0" calcext:value-type="float">
            <text:p>0</text:p>
          </table:table-cell>
          <table:table-cell office:value-type="float" office:value="7.02" calcext:value-type="float">
            <text:p>7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51" calcext:value-type="float">
            <text:p>3.51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1.32" calcext:value-type="float">
            <text:p>1.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92" calcext:value-type="float">
            <text:p>7.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tinitza_A3</text:p>
          </table:table-cell>
          <table:table-cell office:value-type="float" office:value="-182.870950616016" calcext:value-type="float">
            <text:p>-182.870950616</text:p>
          </table:table-cell>
          <table:table-cell office:value-type="float" office:value="41.2749237691827" calcext:value-type="float">
            <text:p>41.2749237692</text:p>
          </table:table-cell>
          <table:table-cell office:value-type="float" office:value="-56.3080827275924" calcext:value-type="float">
            <text:p>-56.3080827276</text:p>
          </table:table-cell>
          <table:table-cell office:value-type="float" office:value="67.8280802513058" calcext:value-type="float">
            <text:p>67.8280802513</text:p>
          </table:table-cell>
          <table:table-cell office:value-type="float" office:value="59.8997321401661" calcext:value-type="float">
            <text:p>59.89973214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93" calcext:value-type="float">
            <text:p>7.93</text:p>
          </table:table-cell>
          <table:table-cell office:value-type="float" office:value="1.18" calcext:value-type="float">
            <text:p>1.18</text:p>
          </table:table-cell>
          <table:table-cell office:value-type="float" office:value="0.47" calcext:value-type="float">
            <text:p>0.47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.83" calcext:value-type="float">
            <text:p>2.8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9.67" calcext:value-type="float">
            <text:p>19.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83" calcext:value-type="float">
            <text:p>6.8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1.63" calcext:value-type="float">
            <text:p>1.6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2" calcext:value-type="float">
            <text:p>3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ancois_arago_C6</text:p>
          </table:table-cell>
          <table:table-cell office:value-type="float" office:value="-131.001037001468" calcext:value-type="float">
            <text:p>-131.0010370015</text:p>
          </table:table-cell>
          <table:table-cell office:value-type="float" office:value="-125.975832511818" calcext:value-type="float">
            <text:p>-125.9758325118</text:p>
          </table:table-cell>
          <table:table-cell office:value-type="float" office:value="62.6356775994446" calcext:value-type="float">
            <text:p>62.6356775994</text:p>
          </table:table-cell>
          <table:table-cell office:value-type="float" office:value="-81.6655015356391" calcext:value-type="float">
            <text:p>-81.6655015356</text:p>
          </table:table-cell>
          <table:table-cell office:value-type="float" office:value="31.4496236200986" calcext:value-type="float">
            <text:p>31.4496236201</text:p>
          </table:table-cell>
          <table:table-cell office:value-type="float" office:value="250.37" calcext:value-type="float">
            <text:p>250.37</text:p>
          </table:table-cell>
          <table:table-cell office:value-type="float" office:value="49.25" calcext:value-type="float">
            <text:p>49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2.79" calcext:value-type="float">
            <text:p>2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.21" calcext:value-type="float">
            <text:p>46.21</text:p>
          </table:table-cell>
          <table:table-cell office:value-type="float" office:value="3.86" calcext:value-type="float">
            <text:p>3.86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7.28" calcext:value-type="float">
            <text:p>7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19.03" calcext:value-type="float">
            <text:p>19.03</text:p>
          </table:table-cell>
          <table:table-cell office:value-type="float" office:value="7.88" calcext:value-type="float">
            <text:p>7.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0.3" calcext:value-type="float">
            <text:p>30.3</text:p>
          </table:table-cell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  <table:table-cell office:value-type="float" office:value="8.18" calcext:value-type="float">
            <text:p>8.18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68" calcext:value-type="float">
            <text:p>10.68</text:p>
          </table:table-cell>
          <table:table-cell office:value-type="float" office:value="7.85" calcext:value-type="float">
            <text:p>7.85</text:p>
          </table:table-cell>
          <table:table-cell office:value-type="float" office:value="0" calcext:value-type="float">
            <text:p>0</text:p>
          </table:table-cell>
          <table:table-cell office:value-type="float" office:value="11.17" calcext:value-type="float">
            <text:p>11.17</text:p>
          </table:table-cell>
          <table:table-cell office:value-type="float" office:value="3.95" calcext:value-type="float">
            <text:p>3.9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ancois_foucard_C7</text:p>
          </table:table-cell>
          <table:table-cell office:value-type="float" office:value="-167.477562970428" calcext:value-type="float">
            <text:p>-167.4775629704</text:p>
          </table:table-cell>
          <table:table-cell office:value-type="float" office:value="45.675052703065" calcext:value-type="float">
            <text:p>45.6750527031</text:p>
          </table:table-cell>
          <table:table-cell office:value-type="float" office:value="-46.0716069804422" calcext:value-type="float">
            <text:p>-46.0716069804</text:p>
          </table:table-cell>
          <table:table-cell office:value-type="float" office:value="135.279927140275" calcext:value-type="float">
            <text:p>135.2799271403</text:p>
          </table:table-cell>
          <table:table-cell office:value-type="float" office:value="30.2139930114686" calcext:value-type="float">
            <text:p>30.2139930115</text:p>
          </table:table-cell>
          <table:table-cell office:value-type="float" office:value="0.99" calcext:value-type="float">
            <text:p>0.99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8" calcext:value-type="float">
            <text:p>5.4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9" calcext:value-type="float">
            <text:p>4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11.11" calcext:value-type="float">
            <text:p>11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" calcext:value-type="float">
            <text:p>2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48" calcext:value-type="float">
            <text:p>6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lgens_gallique_D1</text:p>
          </table:table-cell>
          <table:table-cell office:value-type="float" office:value="-42.7414312016116" calcext:value-type="float">
            <text:p>-42.7414312016</text:p>
          </table:table-cell>
          <table:table-cell office:value-type="float" office:value="-6.959081844819" calcext:value-type="float">
            <text:p>-6.9590818448</text:p>
          </table:table-cell>
          <table:table-cell office:value-type="float" office:value="51.2584115680567" calcext:value-type="float">
            <text:p>51.2584115681</text:p>
          </table:table-cell>
          <table:table-cell office:value-type="float" office:value="30.4362726814192" calcext:value-type="float">
            <text:p>30.4362726814</text:p>
          </table:table-cell>
          <table:table-cell office:value-type="float" office:value="5.25138152844766" calcext:value-type="float">
            <text:p>5.2513815284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pard_monge_B8</text:p>
          </table:table-cell>
          <table:table-cell office:value-type="float" office:value="3.81828436249134" calcext:value-type="float">
            <text:p>3.8182843625</text:p>
          </table:table-cell>
          <table:table-cell office:value-type="float" office:value="20.708967526416" calcext:value-type="float">
            <text:p>20.7089675264</text:p>
          </table:table-cell>
          <table:table-cell office:value-type="float" office:value="12.2673643716248" calcext:value-type="float">
            <text:p>12.2673643716</text:p>
          </table:table-cell>
          <table:table-cell office:value-type="float" office:value="-40.3586434712375" calcext:value-type="float">
            <text:p>-40.3586434712</text:p>
          </table:table-cell>
          <table:table-cell office:value-type="float" office:value="-29.2338139671945" calcext:value-type="float">
            <text:p>-29.2338139672</text:p>
          </table:table-cell>
          <table:table-cell office:value-type="float" office:value="477.12" calcext:value-type="float">
            <text:p>477.12</text:p>
          </table:table-cell>
          <table:table-cell office:value-type="float" office:value="44.98" calcext:value-type="float">
            <text:p>44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82" calcext:value-type="float">
            <text:p>0.82</text:p>
          </table:table-cell>
          <table:table-cell office:value-type="float" office:value="0.47" calcext:value-type="float">
            <text:p>0.47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8" calcext:value-type="float">
            <text:p>12.58</text:p>
          </table:table-cell>
          <table:table-cell office:value-type="float" office:value="0" calcext:value-type="float">
            <text:p>0</text:p>
          </table:table-cell>
          <table:table-cell office:value-type="float" office:value="4.67" calcext:value-type="float">
            <text:p>4.67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3.98" calcext:value-type="float">
            <text:p>3.98</text:p>
          </table:table-cell>
          <table:table-cell office:value-type="float" office:value="12.4" calcext:value-type="float">
            <text:p>12.4</text:p>
          </table:table-cell>
          <table:table-cell office:value-type="float" office:value="3.72" calcext:value-type="float">
            <text:p>3.72</text:p>
          </table:table-cell>
          <table:table-cell office:value-type="float" office:value="1.38" calcext:value-type="float">
            <text:p>1.38</text:p>
          </table:table-cell>
          <table:table-cell office:value-type="float" office:value="7.13" calcext:value-type="float">
            <text:p>7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9" calcext:value-type="float">
            <text:p>12.99</text:p>
          </table:table-cell>
          <table:table-cell office:value-type="float" office:value="7.52" calcext:value-type="float">
            <text:p>7.52</text:p>
          </table:table-cell>
          <table:table-cell office:value-type="float" office:value="1.41" calcext:value-type="float">
            <text:p>1.41</text:p>
          </table:table-cell>
          <table:table-cell office:value-type="float" office:value="25.95" calcext:value-type="float">
            <text:p>25.95</text:p>
          </table:table-cell>
          <table:table-cell office:value-type="float" office:value="6.78" calcext:value-type="float">
            <text:p>6.7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ant_des_batailles_C8</text:p>
          </table:table-cell>
          <table:table-cell office:value-type="float" office:value="-120.136475727503" calcext:value-type="float">
            <text:p>-120.1364757275</text:p>
          </table:table-cell>
          <table:table-cell office:value-type="float" office:value="-77.2479109368094" calcext:value-type="float">
            <text:p>-77.2479109368</text:p>
          </table:table-cell>
          <table:table-cell office:value-type="float" office:value="55.4035229651825" calcext:value-type="float">
            <text:p>55.4035229652</text:p>
          </table:table-cell>
          <table:table-cell office:value-type="float" office:value="-98.953989739242" calcext:value-type="float">
            <text:p>-98.9539897392</text:p>
          </table:table-cell>
          <table:table-cell office:value-type="float" office:value="19.9131991488865" calcext:value-type="float">
            <text:p>19.9131991489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_jacqueminot_C9</text:p>
          </table:table-cell>
          <table:table-cell office:value-type="float" office:value="-92.7816723990324" calcext:value-type="float">
            <text:p>-92.781672399</text:p>
          </table:table-cell>
          <table:table-cell office:value-type="float" office:value="-104.011156185683" calcext:value-type="float">
            <text:p>-104.0111561857</text:p>
          </table:table-cell>
          <table:table-cell office:value-type="float" office:value="50.2488071012639" calcext:value-type="float">
            <text:p>50.2488071013</text:p>
          </table:table-cell>
          <table:table-cell office:value-type="float" office:value="-128.47592131987" calcext:value-type="float">
            <text:p>-128.4759213199</text:p>
          </table:table-cell>
          <table:table-cell office:value-type="float" office:value="4.64317748161843" calcext:value-type="float">
            <text:p>4.6431774816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_kleber_B7</text:p>
          </table:table-cell>
          <table:table-cell office:value-type="float" office:value="144.608676605518" calcext:value-type="float">
            <text:p>144.6086766055</text:p>
          </table:table-cell>
          <table:table-cell office:value-type="float" office:value="60.6581854665681" calcext:value-type="float">
            <text:p>60.6581854666</text:p>
          </table:table-cell>
          <table:table-cell office:value-type="float" office:value="52.8137959815523" calcext:value-type="float">
            <text:p>52.8137959816</text:p>
          </table:table-cell>
          <table:table-cell office:value-type="float" office:value="11.5283441443092" calcext:value-type="float">
            <text:p>11.5283441443</text:p>
          </table:table-cell>
          <table:table-cell office:value-type="float" office:value="16.810356945399" calcext:value-type="float">
            <text:p>16.8103569454</text:p>
          </table:table-cell>
          <table:table-cell office:value-type="float" office:value="228.73" calcext:value-type="float">
            <text:p>228.73</text:p>
          </table:table-cell>
          <table:table-cell office:value-type="float" office:value="197.11" calcext:value-type="float">
            <text:p>197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office:value-type="float" office:value="0.75" calcext:value-type="float">
            <text:p>0.75</text:p>
          </table:table-cell>
          <table:table-cell office:value-type="float" office:value="1.09" calcext:value-type="float">
            <text:p>1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31" calcext:value-type="float">
            <text:p>43.31</text:p>
          </table:table-cell>
          <table:table-cell office:value-type="float" office:value="1.51" calcext:value-type="float">
            <text:p>1.51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2.24" calcext:value-type="float">
            <text:p>2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06" calcext:value-type="float">
            <text:p>11.06</text:p>
          </table:table-cell>
          <table:table-cell office:value-type="float" office:value="1.62" calcext:value-type="float">
            <text:p>1.62</text:p>
          </table:table-cell>
          <table:table-cell office:value-type="float" office:value="14.27" calcext:value-type="float">
            <text:p>14.27</text:p>
          </table:table-cell>
          <table:table-cell office:value-type="float" office:value="0" calcext:value-type="float">
            <text:p>0</text:p>
          </table:table-cell>
          <table:table-cell office:value-type="float" office:value="27.82" calcext:value-type="float">
            <text:p>27.82</text:p>
          </table:table-cell>
          <table:table-cell office:value-type="float" office:value="1.31" calcext:value-type="float">
            <text:p>1.31</text:p>
          </table:table-cell>
          <table:table-cell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  <table:table-cell office:value-type="float" office:value="4.64" calcext:value-type="float">
            <text:p>4.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.93" calcext:value-type="float">
            <text:p>18.93</text:p>
          </table:table-cell>
          <table:table-cell office:value-type="float" office:value="8.27" calcext:value-type="float">
            <text:p>8.27</text:p>
          </table:table-cell>
          <table:table-cell office:value-type="float" office:value="2.52" calcext:value-type="float">
            <text:p>2.52</text:p>
          </table:table-cell>
          <table:table-cell office:value-type="float" office:value="1.47" calcext:value-type="float">
            <text:p>1.47</text:p>
          </table:table-cell>
          <table:table-cell office:value-type="float" office:value="17.13" calcext:value-type="float">
            <text:p>17.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8.41" calcext:value-type="float">
            <text:p>18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1.64" calcext:value-type="float">
            <text:p>1.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schwind_s_orden_D9</text:p>
          </table:table-cell>
          <table:table-cell office:value-type="float" office:value="33.8481128249751" calcext:value-type="float">
            <text:p>33.848112825</text:p>
          </table:table-cell>
          <table:table-cell office:value-type="float" office:value="-52.9673420553529" calcext:value-type="float">
            <text:p>-52.9673420554</text:p>
          </table:table-cell>
          <table:table-cell office:value-type="float" office:value="-48.7759493098293" calcext:value-type="float">
            <text:p>-48.7759493098</text:p>
          </table:table-cell>
          <table:table-cell office:value-type="float" office:value="-21.8908150271903" calcext:value-type="float">
            <text:p>-21.8908150272</text:p>
          </table:table-cell>
          <table:table-cell office:value-type="float" office:value="-52.0727960646698" calcext:value-type="float">
            <text:p>-52.0727960647</text:p>
          </table:table-cell>
          <table:table-cell office:value-type="float" office:value="517.25" calcext:value-type="float">
            <text:p>517.25</text:p>
          </table:table-cell>
          <table:table-cell office:value-type="float" office:value="1.19" calcext:value-type="float">
            <text:p>1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77" calcext:value-type="float">
            <text:p>2.7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2.23" calcext:value-type="float">
            <text:p>2.23</text:p>
          </table:table-cell>
          <table:table-cell office:value-type="float" office:value="0.86" calcext:value-type="float">
            <text:p>0.86</text:p>
          </table:table-cell>
          <table:table-cell office:value-type="float" office:value="1.07" calcext:value-type="float">
            <text:p>1.07</text:p>
          </table:table-cell>
          <table:table-cell office:value-type="float" office:value="1.73" calcext:value-type="float">
            <text:p>1.7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2.34" calcext:value-type="float">
            <text:p>2.3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3.35" calcext:value-type="float">
            <text:p>13.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.79" calcext:value-type="float">
            <text:p>6.7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lda_A6</text:p>
          </table:table-cell>
          <table:table-cell office:value-type="float" office:value="-20.0350063932472" calcext:value-type="float">
            <text:p>-20.0350063932</text:p>
          </table:table-cell>
          <table:table-cell office:value-type="float" office:value="62.6121706121915" calcext:value-type="float">
            <text:p>62.6121706122</text:p>
          </table:table-cell>
          <table:table-cell office:value-type="float" office:value="-37.4351090731886" calcext:value-type="float">
            <text:p>-37.4351090732</text:p>
          </table:table-cell>
          <table:table-cell office:value-type="float" office:value="-47.4608892475485" calcext:value-type="float">
            <text:p>-47.4608892475</text:p>
          </table:table-cell>
          <table:table-cell office:value-type="float" office:value="24.6694925807457" calcext:value-type="float">
            <text:p>24.6694925807</text:p>
          </table:table-cell>
          <table:table-cell office:value-type="float" office:value="735.73" calcext:value-type="float">
            <text:p>735.73</text:p>
          </table:table-cell>
          <table:table-cell office:value-type="float" office:value="1.63" calcext:value-type="float">
            <text:p>1.63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0.49" calcext:value-type="float">
            <text:p>0.49</text:p>
          </table:table-cell>
          <table:table-cell office:value-type="float" office:value="1.95" calcext:value-type="float">
            <text:p>1.95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4.05" calcext:value-type="float">
            <text:p>4.05</text:p>
          </table:table-cell>
          <table:table-cell office:value-type="float" office:value="0.82" calcext:value-type="float">
            <text:p>0.82</text:p>
          </table:table-cell>
          <table:table-cell office:value-type="float" office:value="2.24" calcext:value-type="float">
            <text:p>2.24</text:p>
          </table:table-cell>
          <table:table-cell office:value-type="float" office:value="1.57" calcext:value-type="float">
            <text:p>1.5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7.96" calcext:value-type="float">
            <text:p>17.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4" calcext:value-type="float">
            <text:p>10.2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oire_de_dijon_C11</text:p>
          </table:table-cell>
          <table:table-cell office:value-type="float" office:value="-104.655773240276" calcext:value-type="float">
            <text:p>-104.6557732403</text:p>
          </table:table-cell>
          <table:table-cell office:value-type="float" office:value="-65.1236775211585" calcext:value-type="float">
            <text:p>-65.1236775212</text:p>
          </table:table-cell>
          <table:table-cell office:value-type="float" office:value="65.5890915918226" calcext:value-type="float">
            <text:p>65.5890915918</text:p>
          </table:table-cell>
          <table:table-cell office:value-type="float" office:value="67.6521788621464" calcext:value-type="float">
            <text:p>67.6521788621</text:p>
          </table:table-cell>
          <table:table-cell office:value-type="float" office:value="12.8776968334555" calcext:value-type="float">
            <text:p>12.8776968335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oire_de_ducher_C12</text:p>
          </table:table-cell>
          <table:table-cell office:value-type="float" office:value="-135.548853057275" calcext:value-type="float">
            <text:p>-135.5488530573</text:p>
          </table:table-cell>
          <table:table-cell office:value-type="float" office:value="-76.8975419709093" calcext:value-type="float">
            <text:p>-76.8975419709</text:p>
          </table:table-cell>
          <table:table-cell office:value-type="float" office:value="44.3037049532661" calcext:value-type="float">
            <text:p>44.3037049533</text:p>
          </table:table-cell>
          <table:table-cell office:value-type="float" office:value="-106.154180810483" calcext:value-type="float">
            <text:p>-106.1541808105</text:p>
          </table:table-cell>
          <table:table-cell office:value-type="float" office:value="7.73343858669563" calcext:value-type="float">
            <text:p>7.7334385867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oire_des_rosomanes_D1</text:p>
          </table:table-cell>
          <table:table-cell office:value-type="float" office:value="-88.9876196828526" calcext:value-type="float">
            <text:p>-88.9876196829</text:p>
          </table:table-cell>
          <table:table-cell office:value-type="float" office:value="-52.3097979146229" calcext:value-type="float">
            <text:p>-52.3097979146</text:p>
          </table:table-cell>
          <table:table-cell office:value-type="float" office:value="-22.5417223011202" calcext:value-type="float">
            <text:p>-22.5417223011</text:p>
          </table:table-cell>
          <table:table-cell office:value-type="float" office:value="40.0656463188653" calcext:value-type="float">
            <text:p>40.0656463189</text:p>
          </table:table-cell>
          <table:table-cell office:value-type="float" office:value="-63.3659241602154" calcext:value-type="float">
            <text:p>-63.3659241602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mmelsauge_A12</text:p>
          </table:table-cell>
          <table:table-cell office:value-type="float" office:value="-6.803593876053" calcext:value-type="float">
            <text:p>-6.8035938761</text:p>
          </table:table-cell>
          <table:table-cell office:value-type="float" office:value="138.077275972869" calcext:value-type="float">
            <text:p>138.0772759729</text:p>
          </table:table-cell>
          <table:table-cell office:value-type="float" office:value="-65.3212506020818" calcext:value-type="float">
            <text:p>-65.3212506021</text:p>
          </table:table-cell>
          <table:table-cell office:value-type="float" office:value="-24.9997618837591" calcext:value-type="float">
            <text:p>-24.9997618838</text:p>
          </table:table-cell>
          <table:table-cell office:value-type="float" office:value="42.5961158826225" calcext:value-type="float">
            <text:p>42.5961158826</text:p>
          </table:table-cell>
          <table:table-cell office:value-type="float" office:value="161.727" calcext:value-type="float">
            <text:p>161.727</text:p>
          </table:table-cell>
          <table:table-cell office:value-type="float" office:value="124.317" calcext:value-type="float">
            <text:p>124.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3333" calcext:value-type="float">
            <text:p>0.0733333</text:p>
          </table:table-cell>
          <table:table-cell office:value-type="float" office:value="0.18" calcext:value-type="float">
            <text:p>0.18</text:p>
          </table:table-cell>
          <table:table-cell office:value-type="float" office:value="0.556667" calcext:value-type="float">
            <text:p>0.556667</text:p>
          </table:table-cell>
          <table:table-cell office:value-type="float" office:value="0.196667" calcext:value-type="float">
            <text:p>0.19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3333" calcext:value-type="float">
            <text:p>0.51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0367" calcext:value-type="float">
            <text:p>29.0367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1.46" calcext:value-type="float">
            <text:p>1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71" calcext:value-type="float">
            <text:p>7.71</text:p>
          </table:table-cell>
          <table:table-cell office:value-type="float" office:value="3.29333" calcext:value-type="float">
            <text:p>3.29333</text:p>
          </table:table-cell>
          <table:table-cell office:value-type="float" office:value="9.12667" calcext:value-type="float">
            <text:p>9.12667</text:p>
          </table:table-cell>
          <table:table-cell office:value-type="float" office:value="0" calcext:value-type="float">
            <text:p>0</text:p>
          </table:table-cell>
          <table:table-cell office:value-type="float" office:value="17.7133" calcext:value-type="float">
            <text:p>17.7133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0" calcext:value-type="float">
            <text:p>0</text:p>
          </table:table-cell>
          <table:table-cell office:value-type="float" office:value="3.00333" calcext:value-type="float">
            <text:p>3.00333</text:p>
          </table:table-cell>
          <table:table-cell office:value-type="float" office:value="0" calcext:value-type="float">
            <text:p>0</text:p>
          </table:table-cell>
          <table:table-cell office:value-type="float" office:value="2.64333" calcext:value-type="float">
            <text:p>2.64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3333" calcext:value-type="float">
            <text:p>0.22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.3633" calcext:value-type="float">
            <text:p>15.3633</text:p>
          </table:table-cell>
          <table:table-cell office:value-type="float" office:value="10.06" calcext:value-type="float">
            <text:p>10.06</text:p>
          </table:table-cell>
          <table:table-cell office:value-type="float" office:value="1.23333" calcext:value-type="float">
            <text:p>1.23333</text:p>
          </table:table-cell>
          <table:table-cell office:value-type="float" office:value="0" calcext:value-type="float">
            <text:p>0</text:p>
          </table:table-cell>
          <table:table-cell office:value-type="float" office:value="8.02" calcext:value-type="float">
            <text:p>8.0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66667" calcext:value-type="float">
            <text:p>0.0966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83333" calcext:value-type="float">
            <text:p>0.6833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.7233" calcext:value-type="float">
            <text:p>11.72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36667" calcext:value-type="float">
            <text:p>0.33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2" calcext:value-type="float">
            <text:p>3.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ppolyte.D7</text:p>
          </table:table-cell>
          <table:table-cell office:value-type="float" office:value="5.89673000093698" calcext:value-type="float">
            <text:p>5.8967300009</text:p>
          </table:table-cell>
          <table:table-cell office:value-type="float" office:value="78.1748895767602" calcext:value-type="float">
            <text:p>78.1748895768</text:p>
          </table:table-cell>
          <table:table-cell office:value-type="float" office:value="2.08309321700227" calcext:value-type="float">
            <text:p>2.083093217</text:p>
          </table:table-cell>
          <table:table-cell office:value-type="float" office:value="-24.2916782033358" calcext:value-type="float">
            <text:p>-24.2916782033</text:p>
          </table:table-cell>
          <table:table-cell office:value-type="float" office:value="28.916730655276" calcext:value-type="float">
            <text:p>28.9167306553</text:p>
          </table:table-cell>
          <table:table-cell office:value-type="float" office:value="213.01" calcext:value-type="float">
            <text:p>213.01</text:p>
          </table:table-cell>
          <table:table-cell office:value-type="float" office:value="175.47" calcext:value-type="float">
            <text:p>175.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67" calcext:value-type="float">
            <text:p>0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93" calcext:value-type="float">
            <text:p>21.93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69" calcext:value-type="float">
            <text:p>5.69</text:p>
          </table:table-cell>
          <table:table-cell office:value-type="float" office:value="3.2" calcext:value-type="float">
            <text:p>3.2</text:p>
          </table:table-cell>
          <table:table-cell office:value-type="float" office:value="5.87" calcext:value-type="float">
            <text:p>5.87</text:p>
          </table:table-cell>
          <table:table-cell office:value-type="float" office:value="0" calcext:value-type="float">
            <text:p>0</text:p>
          </table:table-cell>
          <table:table-cell office:value-type="float" office:value="12.04" calcext:value-type="float">
            <text:p>12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8.2" calcext:value-type="float">
            <text:p>48.2</text:p>
          </table:table-cell>
          <table:table-cell office:value-type="float" office:value="1.13" calcext:value-type="float">
            <text:p>1.13</text:p>
          </table:table-cell>
          <table:table-cell office:value-type="float" office:value="5.65" calcext:value-type="float">
            <text:p>5.65</text:p>
          </table:table-cell>
          <table:table-cell office:value-type="float" office:value="14.03" calcext:value-type="float">
            <text:p>14.03</text:p>
          </table:table-cell>
          <table:table-cell office:value-type="float" office:value="31.64" calcext:value-type="float">
            <text:p>31.6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32.14" calcext:value-type="float">
            <text:p>32.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72" calcext:value-type="float">
            <text:p>5.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race_vernet.E7</text:p>
          </table:table-cell>
          <table:table-cell office:value-type="float" office:value="129.444683643841" calcext:value-type="float">
            <text:p>129.4446836438</text:p>
          </table:table-cell>
          <table:table-cell office:value-type="float" office:value="21.048589606551" calcext:value-type="float">
            <text:p>21.0485896066</text:p>
          </table:table-cell>
          <table:table-cell office:value-type="float" office:value="26.2348714663795" calcext:value-type="float">
            <text:p>26.2348714664</text:p>
          </table:table-cell>
          <table:table-cell office:value-type="float" office:value="4.90059586814611" calcext:value-type="float">
            <text:p>4.9005958681</text:p>
          </table:table-cell>
          <table:table-cell office:value-type="float" office:value="-56.9719043376392" calcext:value-type="float">
            <text:p>-56.9719043376</text:p>
          </table:table-cell>
          <table:table-cell office:value-type="float" office:value="448.253" calcext:value-type="float">
            <text:p>448.253</text:p>
          </table:table-cell>
          <table:table-cell office:value-type="float" office:value="41.9033" calcext:value-type="float">
            <text:p>41.9033</text:p>
          </table:table-cell>
          <table:table-cell office:value-type="float" office:value="0" calcext:value-type="float">
            <text:p>0</text:p>
          </table:table-cell>
          <table:table-cell office:value-type="float" office:value="0.473333" calcext:value-type="float">
            <text:p>0.473333</text:p>
          </table:table-cell>
          <table:table-cell office:value-type="float" office:value="0" calcext:value-type="float">
            <text:p>0</text:p>
          </table:table-cell>
          <table:table-cell office:value-type="float" office:value="1.29333" calcext:value-type="float">
            <text:p>1.29333</text:p>
          </table:table-cell>
          <table:table-cell office:value-type="float" office:value="0.21" calcext:value-type="float">
            <text:p>0.21</text:p>
          </table:table-cell>
          <table:table-cell office:value-type="float" office:value="0.766667" calcext:value-type="float">
            <text:p>0.7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3333" calcext:value-type="float">
            <text:p>0.0733333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0.223333" calcext:value-type="float">
            <text:p>0.22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8" calcext:value-type="float">
            <text:p>13.18</text:p>
          </table:table-cell>
          <table:table-cell office:value-type="float" office:value="0.706667" calcext:value-type="float">
            <text:p>0.70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3333" calcext:value-type="float">
            <text:p>0.87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19667" calcext:value-type="float">
            <text:p>5.19667</text:p>
          </table:table-cell>
          <table:table-cell office:value-type="float" office:value="3.88" calcext:value-type="float">
            <text:p>3.88</text:p>
          </table:table-cell>
          <table:table-cell office:value-type="float" office:value="3.65333" calcext:value-type="float">
            <text:p>3.65333</text:p>
          </table:table-cell>
          <table:table-cell office:value-type="float" office:value="0.776667" calcext:value-type="float">
            <text:p>0.776667</text:p>
          </table:table-cell>
          <table:table-cell office:value-type="float" office:value="7.13667" calcext:value-type="float">
            <text:p>7.13667</text:p>
          </table:table-cell>
          <table:table-cell office:value-type="float" office:value="0.436667" calcext:value-type="float">
            <text:p>0.436667</text:p>
          </table:table-cell>
          <table:table-cell office:value-type="float" office:value="0" calcext:value-type="float">
            <text:p>0</text:p>
          </table:table-cell>
          <table:table-cell office:value-type="float" office:value="1.13667" calcext:value-type="float">
            <text:p>1.13667</text:p>
          </table:table-cell>
          <table:table-cell office:value-type="float" office:value="0.826667" calcext:value-type="float">
            <text:p>0.826667</text:p>
          </table:table-cell>
          <table:table-cell office:value-type="float" office:value="0.976667" calcext:value-type="float">
            <text:p>0.97666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3333" calcext:value-type="float">
            <text:p>0.94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.41" calcext:value-type="float">
            <text:p>21.41</text:p>
          </table:table-cell>
          <table:table-cell office:value-type="float" office:value="57.0467" calcext:value-type="float">
            <text:p>57.0467</text:p>
          </table:table-cell>
          <table:table-cell office:value-type="float" office:value="9.07667" calcext:value-type="float">
            <text:p>9.07667</text:p>
          </table:table-cell>
          <table:table-cell office:value-type="float" office:value="1.75" calcext:value-type="float">
            <text:p>1.75</text:p>
          </table:table-cell>
          <table:table-cell office:value-type="float" office:value="18.3433" calcext:value-type="float">
            <text:p>18.34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316667" calcext:value-type="float">
            <text:p>0.316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0.256667" calcext:value-type="float">
            <text:p>0.25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713333" calcext:value-type="float">
            <text:p>0.71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95" calcext:value-type="float">
            <text:p>4.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333" calcext:value-type="float">
            <text:p>2.97333</text:p>
          </table:table-cell>
          <table:table-cell office:value-type="float" office:value="0" calcext:value-type="float">
            <text:p>0</text:p>
          </table:table-cell>
          <table:table-cell office:value-type="float" office:value="2.29333" calcext:value-type="float">
            <text:p>2.29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3333" calcext:value-type="float">
            <text:p>3.933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vyn_de_tronchere_D3</text:p>
          </table:table-cell>
          <table:table-cell office:value-type="float" office:value="-194.515302344708" calcext:value-type="float">
            <text:p>-194.5153023447</text:p>
          </table:table-cell>
          <table:table-cell office:value-type="float" office:value="-115.114383051871" calcext:value-type="float">
            <text:p>-115.1143830519</text:p>
          </table:table-cell>
          <table:table-cell office:value-type="float" office:value="92.6611182451845" calcext:value-type="float">
            <text:p>92.6611182452</text:p>
          </table:table-cell>
          <table:table-cell office:value-type="float" office:value="177.904014980543" calcext:value-type="float">
            <text:p>177.9040149805</text:p>
          </table:table-cell>
          <table:table-cell office:value-type="float" office:value="39.1742512927527" calcext:value-type="float">
            <text:p>39.1742512928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e_s_blush_tea_scented_china_C7</text:p>
          </table:table-cell>
          <table:table-cell office:value-type="float" office:value="-244.405691694094" calcext:value-type="float">
            <text:p>-244.4056916941</text:p>
          </table:table-cell>
          <table:table-cell office:value-type="float" office:value="-86.3033137298421" calcext:value-type="float">
            <text:p>-86.3033137298</text:p>
          </table:table-cell>
          <table:table-cell office:value-type="float" office:value="49.2140461064068" calcext:value-type="float">
            <text:p>49.2140461064</text:p>
          </table:table-cell>
          <table:table-cell office:value-type="float" office:value="76.827787086919" calcext:value-type="float">
            <text:p>76.8277870869</text:p>
          </table:table-cell>
          <table:table-cell office:value-type="float" office:value="49.6777994578084" calcext:value-type="float">
            <text:p>49.6777994578</text:p>
          </table:table-cell>
          <table:table-cell office:value-type="float" office:value="0" calcext:value-type="float">
            <text:p>0</text:p>
          </table:table-cell>
          <table:table-cell office:value-type="float" office:value="42.33" calcext:value-type="float">
            <text:p>42.33</text:p>
          </table:table-cell>
          <table:table-cell office:value-type="float" office:value="16.18" calcext:value-type="float">
            <text:p>16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91" calcext:value-type="float">
            <text:p>18.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.14" calcext:value-type="float">
            <text:p>22.14</text:p>
          </table:table-cell>
          <table:table-cell office:value-type="float" office:value="0.63" calcext:value-type="float">
            <text:p>0.63</text:p>
          </table:table-cell>
          <table:table-cell office:value-type="float" office:value="6.46" calcext:value-type="float">
            <text:p>6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1" calcext:value-type="float">
            <text:p>19.81</text:p>
          </table:table-cell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  <table:table-cell office:value-type="float" office:value="4.02" calcext:value-type="float">
            <text:p>4.02</text:p>
          </table:table-cell>
          <table:table-cell office:value-type="float" office:value="0" calcext:value-type="float">
            <text:p>0</text:p>
          </table:table-cell>
          <table:table-cell office:value-type="float" office:value="5.53" calcext:value-type="float">
            <text:p>5.53</text:p>
          </table:table-cell>
          <table:table-cell office:value-type="float" office:value="0" calcext:value-type="float">
            <text:p>0</text:p>
          </table:table-cell>
          <table:table-cell office:value-type="float" office:value="11.19" calcext:value-type="float">
            <text:p>11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9" calcext:value-type="float">
            <text:p>2.49</text:p>
          </table:table-cell>
          <table:table-cell office:value-type="float" office:value="12.7" calcext:value-type="float">
            <text:p>12.7</text:p>
          </table:table-cell>
          <table:table-cell office:value-type="float" office:value="3.81" calcext:value-type="float">
            <text:p>3.81</text:p>
          </table:table-cell>
          <table:table-cell office:value-type="float" office:value="0" calcext:value-type="float">
            <text:p>0</text:p>
          </table:table-cell>
          <table:table-cell office:value-type="float" office:value="55.17" calcext:value-type="float">
            <text:p>55.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1" calcext:value-type="float">
            <text:p>9.61</text:p>
          </table:table-cell>
          <table:table-cell office:value-type="float" office:value="2.94" calcext:value-type="float">
            <text:p>2.94</text:p>
          </table:table-cell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float" office:value="88.44" calcext:value-type="float">
            <text:p>88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37.78" calcext:value-type="float">
            <text:p>37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57" calcext:value-type="float">
            <text:p>2.57</text:p>
          </table:table-cell>
          <table:table-cell office:value-type="float" office:value="5.48" calcext:value-type="float">
            <text:p>5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office:value-type="float" office:value="1.31" calcext:value-type="float">
            <text:p>1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ybride_de_rosa_wichurana_H12</text:p>
          </table:table-cell>
          <table:table-cell office:value-type="float" office:value="-146.362976212139" calcext:value-type="float">
            <text:p>-146.3629762121</text:p>
          </table:table-cell>
          <table:table-cell office:value-type="float" office:value="157.79713044476" calcext:value-type="float">
            <text:p>157.7971304448</text:p>
          </table:table-cell>
          <table:table-cell office:value-type="float" office:value="-145.152570501688" calcext:value-type="float">
            <text:p>-145.1525705017</text:p>
          </table:table-cell>
          <table:table-cell office:value-type="float" office:value="-14.3504772728026" calcext:value-type="float">
            <text:p>-14.3504772728</text:p>
          </table:table-cell>
          <table:table-cell office:value-type="float" office:value="62.4998794639246" calcext:value-type="float">
            <text:p>62.4998794639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eratrice_josephine_E9</text:p>
          </table:table-cell>
          <table:table-cell office:value-type="float" office:value="155.853435381328" calcext:value-type="float">
            <text:p>155.8534353813</text:p>
          </table:table-cell>
          <table:table-cell office:value-type="float" office:value="19.5817827791025" calcext:value-type="float">
            <text:p>19.5817827791</text:p>
          </table:table-cell>
          <table:table-cell office:value-type="float" office:value="11.9059070339818" calcext:value-type="float">
            <text:p>11.905907034</text:p>
          </table:table-cell>
          <table:table-cell office:value-type="float" office:value="12.4923348253796" calcext:value-type="float">
            <text:p>12.4923348254</text:p>
          </table:table-cell>
          <table:table-cell office:value-type="float" office:value="18.385858502542" calcext:value-type="float">
            <text:p>18.3858585025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go_D3</text:p>
          </table:table-cell>
          <table:table-cell office:value-type="float" office:value="147.216945278361" calcext:value-type="float">
            <text:p>147.2169452784</text:p>
          </table:table-cell>
          <table:table-cell office:value-type="float" office:value="60.8868346795407" calcext:value-type="float">
            <text:p>60.8868346795</text:p>
          </table:table-cell>
          <table:table-cell office:value-type="float" office:value="60.7594479987029" calcext:value-type="float">
            <text:p>60.7594479987</text:p>
          </table:table-cell>
          <table:table-cell office:value-type="float" office:value="7.04680625380623" calcext:value-type="float">
            <text:p>7.0468062538</text:p>
          </table:table-cell>
          <table:table-cell office:value-type="float" office:value="9.91299131736242" calcext:value-type="float">
            <text:p>9.9129913174</text:p>
          </table:table-cell>
          <table:table-cell office:value-type="float" office:value="288.693" calcext:value-type="float">
            <text:p>288.693</text:p>
          </table:table-cell>
          <table:table-cell office:value-type="float" office:value="27.23" calcext:value-type="float">
            <text:p>27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7667" calcext:value-type="float">
            <text:p>1.27667</text:p>
          </table:table-cell>
          <table:table-cell office:value-type="float" office:value="0.32" calcext:value-type="float">
            <text:p>0.32</text:p>
          </table:table-cell>
          <table:table-cell office:value-type="float" office:value="0.336667" calcext:value-type="float">
            <text:p>0.33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3333" calcext:value-type="float">
            <text:p>0.56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57333" calcext:value-type="float">
            <text:p>8.57333</text:p>
          </table:table-cell>
          <table:table-cell office:value-type="float" office:value="0.236667" calcext:value-type="float">
            <text:p>0.23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3333" calcext:value-type="float">
            <text:p>0.57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11" calcext:value-type="float">
            <text:p>4.11</text:p>
          </table:table-cell>
          <table:table-cell office:value-type="float" office:value="6.72333" calcext:value-type="float">
            <text:p>6.72333</text:p>
          </table:table-cell>
          <table:table-cell office:value-type="float" office:value="2.81" calcext:value-type="float">
            <text:p>2.81</text:p>
          </table:table-cell>
          <table:table-cell office:value-type="float" office:value="0.476667" calcext:value-type="float">
            <text:p>0.476667</text:p>
          </table:table-cell>
          <table:table-cell office:value-type="float" office:value="5.25667" calcext:value-type="float">
            <text:p>5.25667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0.533333" calcext:value-type="float">
            <text:p>0.5333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.92" calcext:value-type="float">
            <text:p>16.92</text:p>
          </table:table-cell>
          <table:table-cell office:value-type="float" office:value="7.26667" calcext:value-type="float">
            <text:p>7.26667</text:p>
          </table:table-cell>
          <table:table-cell office:value-type="float" office:value="0.536667" calcext:value-type="float">
            <text:p>0.536667</text:p>
          </table:table-cell>
          <table:table-cell office:value-type="float" office:value="0" calcext:value-type="float">
            <text:p>0</text:p>
          </table:table-cell>
          <table:table-cell office:value-type="float" office:value="1.88667" calcext:value-type="float">
            <text:p>1.8866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21667" calcext:value-type="float">
            <text:p>1.21667</text:p>
          </table:table-cell>
          <table:table-cell office:value-type="float" office:value="0" calcext:value-type="float">
            <text:p>0</text:p>
          </table:table-cell>
          <table:table-cell office:value-type="float" office:value="1.30667" calcext:value-type="float">
            <text:p>1.306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27667" calcext:value-type="float">
            <text:p>4.27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2333" calcext:value-type="float">
            <text:p>1.02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50333" calcext:value-type="float">
            <text:p>3.50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76667" calcext:value-type="float">
            <text:p>0.376667</text:p>
          </table:table-cell>
          <table:table-cell office:value-type="float" office:value="0" calcext:value-type="float">
            <text:p>0</text:p>
          </table:table-cell>
          <table:table-cell office:value-type="float" office:value="26.43" calcext:value-type="float">
            <text:p>26.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7" calcext:value-type="float">
            <text:p>6.57</text:p>
          </table:table-cell>
          <table:table-cell office:value-type="float" office:value="0" calcext:value-type="float">
            <text:p>0</text:p>
          </table:table-cell>
          <table:table-cell office:value-type="float" office:value="5.72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5333" calcext:value-type="float">
            <text:p>8.35333</text:p>
          </table:table-cell>
          <table:table-cell office:value-type="float" office:value="0" calcext:value-type="float">
            <text:p>0</text:p>
          </table:table-cell>
          <table:table-cell office:value-type="float" office:value="2.33333" calcext:value-type="float">
            <text:p>2.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3333" calcext:value-type="float">
            <text:p>0.343333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cques_cartier_blanc_G1</text:p>
          </table:table-cell>
          <table:table-cell office:value-type="float" office:value="24.4821779237336" calcext:value-type="float">
            <text:p>24.4821779237</text:p>
          </table:table-cell>
          <table:table-cell office:value-type="float" office:value="76.9281095216036" calcext:value-type="float">
            <text:p>76.9281095216</text:p>
          </table:table-cell>
          <table:table-cell office:value-type="float" office:value="25.7226648630157" calcext:value-type="float">
            <text:p>25.722664863</text:p>
          </table:table-cell>
          <table:table-cell office:value-type="float" office:value="2.53135576042334" calcext:value-type="float">
            <text:p>2.5313557604</text:p>
          </table:table-cell>
          <table:table-cell office:value-type="float" office:value="-44.8864220677427" calcext:value-type="float">
            <text:p>-44.8864220677</text:p>
          </table:table-cell>
          <table:table-cell office:value-type="float" office:value="564.313" calcext:value-type="float">
            <text:p>564.313</text:p>
          </table:table-cell>
          <table:table-cell office:value-type="float" office:value="12.56" calcext:value-type="float">
            <text:p>12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313333" calcext:value-type="float">
            <text:p>0.31333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.93333" calcext:value-type="float">
            <text:p>5.93333</text:p>
          </table:table-cell>
          <table:table-cell office:value-type="float" office:value="0.313333" calcext:value-type="float">
            <text:p>0.313333</text:p>
          </table:table-cell>
          <table:table-cell office:value-type="float" office:value="0" calcext:value-type="float">
            <text:p>0</text:p>
          </table:table-cell>
          <table:table-cell office:value-type="float" office:value="0.223333" calcext:value-type="float">
            <text:p>0.223333</text:p>
          </table:table-cell>
          <table:table-cell office:value-type="float" office:value="0.686667" calcext:value-type="float">
            <text:p>0.686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1333" calcext:value-type="float">
            <text:p>2.71333</text:p>
          </table:table-cell>
          <table:table-cell office:value-type="float" office:value="2.96333" calcext:value-type="float">
            <text:p>2.96333</text:p>
          </table:table-cell>
          <table:table-cell office:value-type="float" office:value="2.53667" calcext:value-type="float">
            <text:p>2.53667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4.64" calcext:value-type="float">
            <text:p>4.64</text:p>
          </table:table-cell>
          <table:table-cell office:value-type="float" office:value="0.386667" calcext:value-type="float">
            <text:p>0.386667</text:p>
          </table:table-cell>
          <table:table-cell office:value-type="float" office:value="0" calcext:value-type="float">
            <text:p>0</text:p>
          </table:table-cell>
          <table:table-cell office:value-type="float" office:value="1.23667" calcext:value-type="float">
            <text:p>1.23667</text:p>
          </table:table-cell>
          <table:table-cell office:value-type="float" office:value="0" calcext:value-type="float">
            <text:p>0</text:p>
          </table:table-cell>
          <table:table-cell office:value-type="float" office:value="1.50667" calcext:value-type="float">
            <text:p>1.50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7333" calcext:value-type="float">
            <text:p>2.27333</text:p>
          </table:table-cell>
          <table:table-cell office:value-type="float" office:value="2.95667" calcext:value-type="float">
            <text:p>2.95667</text:p>
          </table:table-cell>
          <table:table-cell office:value-type="float" office:value="0" calcext:value-type="float">
            <text:p>0</text:p>
          </table:table-cell>
          <table:table-cell office:value-type="float" office:value="6.82667" calcext:value-type="float">
            <text:p>6.82667</text:p>
          </table:table-cell>
          <table:table-cell office:value-type="float" office:value="0.75" calcext:value-type="float">
            <text:p>0.75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8333" calcext:value-type="float">
            <text:p>1.88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net_s_pride_D2</text:p>
          </table:table-cell>
          <table:table-cell office:value-type="float" office:value="119.650915780513" calcext:value-type="float">
            <text:p>119.6509157805</text:p>
          </table:table-cell>
          <table:table-cell office:value-type="float" office:value="94.0184749835036" calcext:value-type="float">
            <text:p>94.0184749835</text:p>
          </table:table-cell>
          <table:table-cell office:value-type="float" office:value="61.1537642494396" calcext:value-type="float">
            <text:p>61.1537642494</text:p>
          </table:table-cell>
          <table:table-cell office:value-type="float" office:value="23.4118246539885" calcext:value-type="float">
            <text:p>23.411824654</text:p>
          </table:table-cell>
          <table:table-cell office:value-type="float" office:value="21.6648796773631" calcext:value-type="float">
            <text:p>21.6648796774</text:p>
          </table:table-cell>
          <table:table-cell office:value-type="float" office:value="154.88" calcext:value-type="float">
            <text:p>154.88</text:p>
          </table:table-cell>
          <table:table-cell office:value-type="float" office:value="94.29" calcext:value-type="float">
            <text:p>94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79" calcext:value-type="float">
            <text:p>0.79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1.91" calcext:value-type="float">
            <text:p>1.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.41" calcext:value-type="float">
            <text:p>24.41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office:value-type="float" office:value="14.41" calcext:value-type="float">
            <text:p>14.41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office:value-type="float" office:value="0" calcext:value-type="float">
            <text:p>0</text:p>
          </table:table-cell>
          <table:table-cell office:value-type="float" office:value="2.11" calcext:value-type="float">
            <text:p>2.11</text:p>
          </table:table-cell>
          <table:table-cell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.27" calcext:value-type="float">
            <text:p>16.27</text:p>
          </table:table-cell>
          <table:table-cell office:value-type="float" office:value="27.05" calcext:value-type="float">
            <text:p>27.05</text:p>
          </table:table-cell>
          <table:table-cell office:value-type="float" office:value="2.66" calcext:value-type="float">
            <text:p>2.66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10.97" calcext:value-type="float">
            <text:p>10.97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6.99" calcext:value-type="float">
            <text:p>6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94" calcext:value-type="float">
            <text:p>4.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1" calcext:value-type="float">
            <text:p>2.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5.57" calcext:value-type="float">
            <text:p>5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an_bach_sisley_D4</text:p>
          </table:table-cell>
          <table:table-cell office:value-type="float" office:value="-215.696479390094" calcext:value-type="float">
            <text:p>-215.6964793901</text:p>
          </table:table-cell>
          <table:table-cell office:value-type="float" office:value="-77.1234697826806" calcext:value-type="float">
            <text:p>-77.1234697827</text:p>
          </table:table-cell>
          <table:table-cell office:value-type="float" office:value="43.2110608374734" calcext:value-type="float">
            <text:p>43.2110608375</text:p>
          </table:table-cell>
          <table:table-cell office:value-type="float" office:value="120.471070970082" calcext:value-type="float">
            <text:p>120.4710709701</text:p>
          </table:table-cell>
          <table:table-cell office:value-type="float" office:value="46.5507723632004" calcext:value-type="float">
            <text:p>46.5507723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.33" calcext:value-type="float">
            <text:p>5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0.87" calcext:value-type="float">
            <text:p>0.87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.51" calcext:value-type="float">
            <text:p>55.51</text:p>
          </table:table-cell>
          <table:table-cell office:value-type="float" office:value="1.69" calcext:value-type="float">
            <text:p>1.69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98.32" calcext:value-type="float">
            <text:p>98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9.84" calcext:value-type="float">
            <text:p>19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.72" calcext:value-type="float">
            <text:p>0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anne_d_arc_G2</text:p>
          </table:table-cell>
          <table:table-cell office:value-type="float" office:value="-162.938090475815" calcext:value-type="float">
            <text:p>-162.9380904758</text:p>
          </table:table-cell>
          <table:table-cell office:value-type="float" office:value="144.38328971984" calcext:value-type="float">
            <text:p>144.3832897198</text:p>
          </table:table-cell>
          <table:table-cell office:value-type="float" office:value="-149.525864658607" calcext:value-type="float">
            <text:p>-149.5258646586</text:p>
          </table:table-cell>
          <table:table-cell office:value-type="float" office:value="-13.0750107212701" calcext:value-type="float">
            <text:p>-13.0750107213</text:p>
          </table:table-cell>
          <table:table-cell office:value-type="float" office:value="71.6916868370097" calcext:value-type="float">
            <text:p>71.691686837</text:p>
          </table:table-cell>
          <table:table-cell office:value-type="float" office:value="802.21" calcext:value-type="float">
            <text:p>802.21</text:p>
          </table:table-cell>
          <table:table-cell office:value-type="float" office:value="2.22" calcext:value-type="float">
            <text:p>2.22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5.43" calcext:value-type="float">
            <text:p>5.43</text:p>
          </table:table-cell>
          <table:table-cell office:value-type="float" office:value="6.17" calcext:value-type="float">
            <text:p>6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8" calcext:value-type="float">
            <text:p>7.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2.64" calcext:value-type="float">
            <text:p>2.64</text:p>
          </table:table-cell>
          <table:table-cell office:value-type="float" office:value="1.76" calcext:value-type="float">
            <text:p>1.76</text:p>
          </table:table-cell>
          <table:table-cell office:value-type="float" office:value="3.14" calcext:value-type="float">
            <text:p>3.14</text:p>
          </table:table-cell>
          <table:table-cell office:value-type="float" office:value="3.29" calcext:value-type="float">
            <text:p>3.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31" calcext:value-type="float">
            <text:p>5.31</text:p>
          </table:table-cell>
          <table:table-cell office:value-type="float" office:value="1.64" calcext:value-type="float">
            <text:p>1.64</text:p>
          </table:table-cell>
          <table:table-cell office:value-type="float" office:value="2.15" calcext:value-type="float">
            <text:p>2.15</text:p>
          </table:table-cell>
          <table:table-cell office:value-type="float" office:value="0.49" calcext:value-type="float">
            <text:p>0.49</text:p>
          </table:table-cell>
          <table:table-cell office:value-type="float" office:value="6.46" calcext:value-type="float">
            <text:p>6.46</text:p>
          </table:table-cell>
          <table:table-cell office:value-type="float" office:value="1.36" calcext:value-type="float">
            <text:p>1.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.71" calcext:value-type="float">
            <text:p>18.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1" calcext:value-type="float">
            <text:p>20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nny_duval_G8</text:p>
          </table:table-cell>
          <table:table-cell office:value-type="float" office:value="148.060744019184" calcext:value-type="float">
            <text:p>148.0607440192</text:p>
          </table:table-cell>
          <table:table-cell office:value-type="float" office:value="76.9391866920143" calcext:value-type="float">
            <text:p>76.939186692</text:p>
          </table:table-cell>
          <table:table-cell office:value-type="float" office:value="72.4964603425876" calcext:value-type="float">
            <text:p>72.4964603426</text:p>
          </table:table-cell>
          <table:table-cell office:value-type="float" office:value="8.8932439778425" calcext:value-type="float">
            <text:p>8.8932439778</text:p>
          </table:table-cell>
          <table:table-cell office:value-type="float" office:value="33.7470153763098" calcext:value-type="float">
            <text:p>33.7470153763</text:p>
          </table:table-cell>
          <table:table-cell office:value-type="float" office:value="329.77" calcext:value-type="float">
            <text:p>329.77</text:p>
          </table:table-cell>
          <table:table-cell office:value-type="float" office:value="65.97" calcext:value-type="float">
            <text:p>65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0.38" calcext:value-type="float">
            <text:p>0.38</text:p>
          </table:table-cell>
          <table:table-cell office:value-type="float" office:value="1.25" calcext:value-type="float">
            <text:p>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7" calcext:value-type="float">
            <text:p>29.27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46" calcext:value-type="float">
            <text:p>11.46</text:p>
          </table:table-cell>
          <table:table-cell office:value-type="float" office:value="9.17" calcext:value-type="float">
            <text:p>9.17</text:p>
          </table:table-cell>
          <table:table-cell office:value-type="float" office:value="8.85" calcext:value-type="float">
            <text:p>8.85</text:p>
          </table:table-cell>
          <table:table-cell office:value-type="float" office:value="0.34" calcext:value-type="float">
            <text:p>0.34</text:p>
          </table:table-cell>
          <table:table-cell office:value-type="float" office:value="17.62" calcext:value-type="float">
            <text:p>17.62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2.06" calcext:value-type="float">
            <text:p>2.06</text:p>
          </table:table-cell>
          <table:table-cell office:value-type="float" office:value="0" calcext:value-type="float">
            <text:p>0</text:p>
          </table:table-cell>
          <table:table-cell office:value-type="float" office:value="2.71" calcext:value-type="float">
            <text:p>2.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4.75" calcext:value-type="float">
            <text:p>54.75</text:p>
          </table:table-cell>
          <table:table-cell office:value-type="float" office:value="6.95" calcext:value-type="float">
            <text:p>6.95</text:p>
          </table:table-cell>
          <table:table-cell office:value-type="float" office:value="12.9" calcext:value-type="float">
            <text:p>12.9</text:p>
          </table:table-cell>
          <table:table-cell office:value-type="float" office:value="54.02" calcext:value-type="float">
            <text:p>54.02</text:p>
          </table:table-cell>
          <table:table-cell office:value-type="float" office:value="33.35" calcext:value-type="float">
            <text:p>33.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12" calcext:value-type="float">
            <text:p>4.12</text:p>
          </table:table-cell>
          <table:table-cell office:value-type="float" office:value="0" calcext:value-type="float">
            <text:p>0</text:p>
          </table:table-cell>
          <table:table-cell office:value-type="float" office:value="5.12" calcext:value-type="float">
            <text:p>5.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4.7" calcext:value-type="float">
            <text:p>14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63" calcext:value-type="float">
            <text:p>4.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68.97" calcext:value-type="float">
            <text:p>68.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83" calcext:value-type="float">
            <text:p>23.83</text:p>
          </table:table-cell>
          <table:table-cell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3.83" calcext:value-type="float">
            <text:p>3.83</text:p>
          </table:table-cell>
          <table:table-cell office:value-type="float" office:value="0" calcext:value-type="float">
            <text:p>0</text:p>
          </table:table-cell>
          <table:table-cell office:value-type="float" office:value="8.17" calcext:value-type="float">
            <text:p>8.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rsey_beauty_F1</text:p>
          </table:table-cell>
          <table:table-cell office:value-type="float" office:value="-136.917188699775" calcext:value-type="float">
            <text:p>-136.9171886998</text:p>
          </table:table-cell>
          <table:table-cell office:value-type="float" office:value="49.7747190462295" calcext:value-type="float">
            <text:p>49.7747190462</text:p>
          </table:table-cell>
          <table:table-cell office:value-type="float" office:value="-48.9350491620074" calcext:value-type="float">
            <text:p>-48.935049162</text:p>
          </table:table-cell>
          <table:table-cell office:value-type="float" office:value="120.252266358552" calcext:value-type="float">
            <text:p>120.2522663586</text:p>
          </table:table-cell>
          <table:table-cell office:value-type="float" office:value="47.5648361131213" calcext:value-type="float">
            <text:p>47.5648361131</text:p>
          </table:table-cell>
          <table:table-cell office:value-type="float" office:value="41.74" calcext:value-type="float">
            <text:p>41.74</text:p>
          </table:table-cell>
          <table:table-cell office:value-type="float" office:value="6.7" calcext:value-type="float">
            <text:p>6.7</text:p>
          </table:table-cell>
          <table:table-cell office:value-type="float" office:value="5.42" calcext:value-type="float">
            <text:p>5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04" calcext:value-type="float">
            <text:p>7.0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2.68" calcext:value-type="float">
            <text:p>2.68</text:p>
          </table:table-cell>
          <table:table-cell office:value-type="float" office:value="1.98" calcext:value-type="float">
            <text:p>1.9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7" calcext:value-type="float">
            <text:p>3.4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.58" calcext:value-type="float">
            <text:p>4.58</text:p>
          </table:table-cell>
          <table:table-cell office:value-type="float" office:value="5.78" calcext:value-type="float">
            <text:p>5.78</text:p>
          </table:table-cell>
          <table:table-cell office:value-type="float" office:value="0" calcext:value-type="float">
            <text:p>0</text:p>
          </table:table-cell>
          <table:table-cell office:value-type="float" office:value="18.5" calcext:value-type="float">
            <text:p>1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01" calcext:value-type="float">
            <text:p>44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.82" calcext:value-type="float">
            <text:p>14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31.76" calcext:value-type="float">
            <text:p>31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2.18" calcext:value-type="float">
            <text:p>22.18</text:p>
          </table:table-cell>
          <table:table-cell office:value-type="float" office:value="0.76" calcext:value-type="float">
            <text:p>0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ulie_de_mersan_C7</text:p>
          </table:table-cell>
          <table:table-cell office:value-type="float" office:value="90.4111106700023" calcext:value-type="float">
            <text:p>90.41111067</text:p>
          </table:table-cell>
          <table:table-cell office:value-type="float" office:value="10.3550955725416" calcext:value-type="float">
            <text:p>10.3550955725</text:p>
          </table:table-cell>
          <table:table-cell office:value-type="float" office:value="69.6460342173572" calcext:value-type="float">
            <text:p>69.6460342174</text:p>
          </table:table-cell>
          <table:table-cell office:value-type="float" office:value="-42.8285039268234" calcext:value-type="float">
            <text:p>-42.8285039268</text:p>
          </table:table-cell>
          <table:table-cell office:value-type="float" office:value="4.00481770599862" calcext:value-type="float">
            <text:p>4.004817706</text:p>
          </table:table-cell>
          <table:table-cell office:value-type="float" office:value="262.76" calcext:value-type="float">
            <text:p>262.76</text:p>
          </table:table-cell>
          <table:table-cell office:value-type="float" office:value="58.6433" calcext:value-type="float">
            <text:p>58.6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33333" calcext:value-type="float">
            <text:p>0.0633333</text:p>
          </table:table-cell>
          <table:table-cell office:value-type="float" office:value="0.356667" calcext:value-type="float">
            <text:p>0.356667</text:p>
          </table:table-cell>
          <table:table-cell office:value-type="float" office:value="0.246667" calcext:value-type="float">
            <text:p>0.246667</text:p>
          </table:table-cell>
          <table:table-cell office:value-type="float" office:value="0.0733333" calcext:value-type="float">
            <text:p>0.0733333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406667" calcext:value-type="float">
            <text:p>0.40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0.376667" calcext:value-type="float">
            <text:p>0.376667</text:p>
          </table:table-cell>
          <table:table-cell office:value-type="float" office:value="0.96" calcext:value-type="float">
            <text:p>0.96</text:p>
          </table:table-cell>
          <table:table-cell office:value-type="float" office:value="0.84" calcext:value-type="float">
            <text:p>0.84</text:p>
          </table:table-cell>
          <table:table-cell office:value-type="float" office:value="20.2833" calcext:value-type="float">
            <text:p>20.2833</text:p>
          </table:table-cell>
          <table:table-cell office:value-type="float" office:value="0.816667" calcext:value-type="float">
            <text:p>0.816667</text:p>
          </table:table-cell>
          <table:table-cell office:value-type="float" office:value="2.19" calcext:value-type="float">
            <text:p>2.19</text:p>
          </table:table-cell>
          <table:table-cell office:value-type="float" office:value="0" calcext:value-type="float">
            <text:p>0</text:p>
          </table:table-cell>
          <table:table-cell office:value-type="float" office:value="1.46333" calcext:value-type="float">
            <text:p>1.46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85667" calcext:value-type="float">
            <text:p>6.85667</text:p>
          </table:table-cell>
          <table:table-cell office:value-type="float" office:value="8.84667" calcext:value-type="float">
            <text:p>8.84667</text:p>
          </table:table-cell>
          <table:table-cell office:value-type="float" office:value="5.65667" calcext:value-type="float">
            <text:p>5.65667</text:p>
          </table:table-cell>
          <table:table-cell office:value-type="float" office:value="0.786667" calcext:value-type="float">
            <text:p>0.786667</text:p>
          </table:table-cell>
          <table:table-cell office:value-type="float" office:value="11.1667" calcext:value-type="float">
            <text:p>11.1667</text:p>
          </table:table-cell>
          <table:table-cell office:value-type="float" office:value="0.753333" calcext:value-type="float">
            <text:p>0.753333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.4467" calcext:value-type="float">
            <text:p>23.4467</text:p>
          </table:table-cell>
          <table:table-cell office:value-type="float" office:value="7.79" calcext:value-type="float">
            <text:p>7.79</text:p>
          </table:table-cell>
          <table:table-cell office:value-type="float" office:value="3.21" calcext:value-type="float">
            <text:p>3.21</text:p>
          </table:table-cell>
          <table:table-cell office:value-type="float" office:value="10.8867" calcext:value-type="float">
            <text:p>10.8867</text:p>
          </table:table-cell>
          <table:table-cell office:value-type="float" office:value="12.1333" calcext:value-type="float">
            <text:p>12.1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16667" calcext:value-type="float">
            <text:p>0.6166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49667" calcext:value-type="float">
            <text:p>3.49667</text:p>
          </table:table-cell>
          <table:table-cell office:value-type="float" office:value="0" calcext:value-type="float">
            <text:p>0</text:p>
          </table:table-cell>
          <table:table-cell office:value-type="float" office:value="0.133333" calcext:value-type="float">
            <text:p>0.1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6333" calcext:value-type="float">
            <text:p>5.36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21667" calcext:value-type="float">
            <text:p>3.21667</text:p>
          </table:table-cell>
          <table:table-cell office:value-type="float" office:value="0" calcext:value-type="float">
            <text:p>0</text:p>
          </table:table-cell>
          <table:table-cell office:value-type="float" office:value="0.163333" calcext:value-type="float">
            <text:p>0.16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3333" calcext:value-type="float">
            <text:p>0.87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55667" calcext:value-type="float">
            <text:p>4.556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42667" calcext:value-type="float">
            <text:p>1.42667</text:p>
          </table:table-cell>
          <table:table-cell office:value-type="float" office:value="0" calcext:value-type="float">
            <text:p>0</text:p>
          </table:table-cell>
          <table:table-cell office:value-type="float" office:value="1.18667" calcext:value-type="float">
            <text:p>1.18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5667" calcext:value-type="float">
            <text:p>1.95667</text:p>
          </table:table-cell>
          <table:table-cell office:value-type="float" office:value="0" calcext:value-type="float">
            <text:p>0</text:p>
          </table:table-cell>
          <table:table-cell office:value-type="float" office:value="0.506667" calcext:value-type="float">
            <text:p>0.50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333" calcext:value-type="float">
            <text:p>0.12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_belle_distinguee_E1</text:p>
          </table:table-cell>
          <table:table-cell office:value-type="float" office:value="156.543516296884" calcext:value-type="float">
            <text:p>156.5435162969</text:p>
          </table:table-cell>
          <table:table-cell office:value-type="float" office:value="3.53356229652234" calcext:value-type="float">
            <text:p>3.5335622965</text:p>
          </table:table-cell>
          <table:table-cell office:value-type="float" office:value="2.10138719909601" calcext:value-type="float">
            <text:p>2.1013871991</text:p>
          </table:table-cell>
          <table:table-cell office:value-type="float" office:value="10.6895114347461" calcext:value-type="float">
            <text:p>10.6895114347</text:p>
          </table:table-cell>
          <table:table-cell office:value-type="float" office:value="15.031232611959" calcext:value-type="float">
            <text:p>15.031232612</text:p>
          </table:table-cell>
          <table:table-cell office:value-type="float" office:value="680.41" calcext:value-type="float">
            <text:p>680.41</text:p>
          </table:table-cell>
          <table:table-cell office:value-type="float" office:value="253.84" calcext:value-type="float">
            <text:p>253.84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office:value-type="float" office:value="0.42" calcext:value-type="float">
            <text:p>0.42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77" calcext:value-type="float">
            <text:p>74.77</text:p>
          </table:table-cell>
          <table:table-cell office:value-type="float" office:value="4.76" calcext:value-type="float">
            <text:p>4.76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6.6" calcext:value-type="float">
            <text:p>6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.67" calcext:value-type="float">
            <text:p>36.67</text:p>
          </table:table-cell>
          <table:table-cell office:value-type="float" office:value="50.44" calcext:value-type="float">
            <text:p>50.44</text:p>
          </table:table-cell>
          <table:table-cell office:value-type="float" office:value="23.53" calcext:value-type="float">
            <text:p>23.53</text:p>
          </table:table-cell>
          <table:table-cell office:value-type="float" office:value="1.06" calcext:value-type="float">
            <text:p>1.06</text:p>
          </table:table-cell>
          <table:table-cell office:value-type="float" office:value="46.9" calcext:value-type="float">
            <text:p>46.9</text:p>
          </table:table-cell>
          <table:table-cell office:value-type="float" office:value="3.64" calcext:value-type="float">
            <text:p>3.64</text:p>
          </table:table-cell>
          <table:table-cell office:value-type="float" office:value="0" calcext:value-type="float">
            <text:p>0</text:p>
          </table:table-cell>
          <table:table-cell office:value-type="float" office:value="9.35" calcext:value-type="float">
            <text:p>9.35</text:p>
          </table:table-cell>
          <table:table-cell office:value-type="float" office:value="0" calcext:value-type="float">
            <text:p>0</text:p>
          </table:table-cell>
          <table:table-cell office:value-type="float" office:value="4.72" calcext:value-type="float">
            <text:p>4.72</text:p>
          </table:table-cell>
          <table:table-cell office:value-type="float" office:value="0" calcext:value-type="float">
            <text:p>0</text:p>
          </table:table-cell>
          <table:table-cell office:value-type="float" office:value="6.14" calcext:value-type="float">
            <text:p>6.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</text:p>
          </table:table-cell>
          <table:table-cell office:value-type="float" office:value="165.86" calcext:value-type="float">
            <text:p>165.86</text:p>
          </table:table-cell>
          <table:table-cell office:value-type="float" office:value="21.22" calcext:value-type="float">
            <text:p>21.22</text:p>
          </table:table-cell>
          <table:table-cell office:value-type="float" office:value="18.02" calcext:value-type="float">
            <text:p>18.02</text:p>
          </table:table-cell>
          <table:table-cell office:value-type="float" office:value="6.98" calcext:value-type="float">
            <text:p>6.98</text:p>
          </table:table-cell>
          <table:table-cell office:value-type="float" office:value="33.95" calcext:value-type="float">
            <text:p>33.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95" calcext:value-type="float">
            <text:p>8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9" calcext:value-type="float">
            <text:p>2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2" calcext:value-type="float">
            <text:p>26.62</text:p>
          </table:table-cell>
          <table:table-cell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47" calcext:value-type="float">
            <text:p>3.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71" calcext:value-type="float">
            <text:p>8.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.06" calcext:value-type="float">
            <text:p>18.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56" calcext:value-type="float">
            <text:p>3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8" calcext:value-type="float">
            <text:p>13.48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  <table:table-cell office:value-type="float" office:value="4.75" calcext:value-type="float">
            <text:p>4.75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_biche_E6</text:p>
          </table:table-cell>
          <table:table-cell office:value-type="float" office:value="-208.575352526138" calcext:value-type="float">
            <text:p>-208.5753525261</text:p>
          </table:table-cell>
          <table:table-cell office:value-type="float" office:value="-85.6265509400463" calcext:value-type="float">
            <text:p>-85.62655094</text:p>
          </table:table-cell>
          <table:table-cell office:value-type="float" office:value="40.386421742342" calcext:value-type="float">
            <text:p>40.3864217423</text:p>
          </table:table-cell>
          <table:table-cell office:value-type="float" office:value="38.1279182895067" calcext:value-type="float">
            <text:p>38.1279182895</text:p>
          </table:table-cell>
          <table:table-cell office:value-type="float" office:value="36.3677770724182" calcext:value-type="float">
            <text:p>36.3677770724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_caille_A2</text:p>
          </table:table-cell>
          <table:table-cell office:value-type="float" office:value="32.1787020758494" calcext:value-type="float">
            <text:p>32.1787020758</text:p>
          </table:table-cell>
          <table:table-cell office:value-type="float" office:value="-22.0499422370337" calcext:value-type="float">
            <text:p>-22.049942237</text:p>
          </table:table-cell>
          <table:table-cell office:value-type="float" office:value="37.2040099407809" calcext:value-type="float">
            <text:p>37.2040099408</text:p>
          </table:table-cell>
          <table:table-cell office:value-type="float" office:value="-63.3842104852274" calcext:value-type="float">
            <text:p>-63.3842104852</text:p>
          </table:table-cell>
          <table:table-cell office:value-type="float" office:value="-3.3512526507572" calcext:value-type="float">
            <text:p>-3.3512526508</text:p>
          </table:table-cell>
          <table:table-cell office:value-type="float" office:value="145.19" calcext:value-type="float">
            <text:p>145.19</text:p>
          </table:table-cell>
          <table:table-cell office:value-type="float" office:value="73.86" calcext:value-type="float">
            <text:p>73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2.01" calcext:value-type="float">
            <text:p>2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2" calcext:value-type="float">
            <text:p>21.42</text:p>
          </table:table-cell>
          <table:table-cell office:value-type="float" office:value="1.05" calcext:value-type="float">
            <text:p>1.05</text:p>
          </table:table-cell>
          <table:table-cell office:value-type="float" office:value="1.57" calcext:value-type="float">
            <text:p>1.57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15" calcext:value-type="float">
            <text:p>9.15</text:p>
          </table:table-cell>
          <table:table-cell office:value-type="float" office:value="22.75" calcext:value-type="float">
            <text:p>22.75</text:p>
          </table:table-cell>
          <table:table-cell office:value-type="float" office:value="6.38" calcext:value-type="float">
            <text:p>6.38</text:p>
          </table:table-cell>
          <table:table-cell office:value-type="float" office:value="0" calcext:value-type="float">
            <text:p>0</text:p>
          </table:table-cell>
          <table:table-cell office:value-type="float" office:value="12.28" calcext:value-type="float">
            <text:p>12.28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0.67" calcext:value-type="float">
            <text:p>50.67</text:p>
          </table:table-cell>
          <table:table-cell office:value-type="float" office:value="22.99" calcext:value-type="float">
            <text:p>22.99</text:p>
          </table:table-cell>
          <table:table-cell office:value-type="float" office:value="2.02" calcext:value-type="float">
            <text:p>2.02</text:p>
          </table:table-cell>
          <table:table-cell office:value-type="float" office:value="4.72" calcext:value-type="float">
            <text:p>4.72</text:p>
          </table:table-cell>
          <table:table-cell office:value-type="float" office:value="4.93" calcext:value-type="float">
            <text:p>4.9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88" calcext:value-type="float">
            <text:p>21.88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2" calcext:value-type="float">
            <text:p>6.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.95" calcext:value-type="float">
            <text:p>16.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20.99" calcext:value-type="float">
            <text:p>2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7" calcext:value-type="float">
            <text:p>9.57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17.63" calcext:value-type="float">
            <text:p>17.63</text:p>
          </table:table-cell>
          <table:table-cell office:value-type="float" office:value="0.59" calcext:value-type="float">
            <text:p>0.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_favorite_A10</text:p>
          </table:table-cell>
          <table:table-cell office:value-type="float" office:value="-111.723831811603" calcext:value-type="float">
            <text:p>-111.7238318116</text:p>
          </table:table-cell>
          <table:table-cell office:value-type="float" office:value="-113.592765406875" calcext:value-type="float">
            <text:p>-113.5927654069</text:p>
          </table:table-cell>
          <table:table-cell office:value-type="float" office:value="75.562699028075" calcext:value-type="float">
            <text:p>75.5626990281</text:p>
          </table:table-cell>
          <table:table-cell office:value-type="float" office:value="54.1320820839683" calcext:value-type="float">
            <text:p>54.132082084</text:p>
          </table:table-cell>
          <table:table-cell office:value-type="float" office:value="20.4799389432068" calcext:value-type="float">
            <text:p>20.4799389432</text:p>
          </table:table-cell>
          <table:table-cell office:value-type="float" office:value="372.52" calcext:value-type="float">
            <text:p>372.52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08" calcext:value-type="float">
            <text:p>5.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36" calcext:value-type="float">
            <text:p>5.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39" calcext:value-type="float">
            <text:p>0.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1.08" calcext:value-type="float">
            <text:p>181.0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2.95" calcext:value-type="float">
            <text:p>22.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3" calcext:value-type="float">
            <text:p>3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  <table:table-cell office:value-type="float" office:value="4.97" calcext:value-type="float">
            <text:p>4.97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17.42" calcext:value-type="float">
            <text:p>17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01" calcext:value-type="float">
            <text:p>3.01</text:p>
          </table:table-cell>
          <table:table-cell office:value-type="float" office:value="68.72" calcext:value-type="float">
            <text:p>68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7" calcext:value-type="float">
            <text:p>9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6" calcext:value-type="float">
            <text:p>8.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1.79" calcext:value-type="float">
            <text:p>1.79</text:p>
          </table:table-cell>
          <table:table-cell office:value-type="float" office:value="1.24" calcext:value-type="float">
            <text:p>1.24</text:p>
          </table:table-cell>
          <table:table-cell office:value-type="float" office:value="3.82" calcext:value-type="float">
            <text:p>3.82</text:p>
          </table:table-cell>
          <table:table-cell office:value-type="float" office:value="4.27" calcext:value-type="float">
            <text:p>4.27</text:p>
          </table:table-cell>
          <table:table-cell office:value-type="float" office:value="4.89" calcext:value-type="float">
            <text:p>4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_france_D7</text:p>
          </table:table-cell>
          <table:table-cell office:value-type="float" office:value="-94.345621360063" calcext:value-type="float">
            <text:p>-94.3456213601</text:p>
          </table:table-cell>
          <table:table-cell office:value-type="float" office:value="-99.1490246097913" calcext:value-type="float">
            <text:p>-99.1490246098</text:p>
          </table:table-cell>
          <table:table-cell office:value-type="float" office:value="55.1748225857638" calcext:value-type="float">
            <text:p>55.1748225858</text:p>
          </table:table-cell>
          <table:table-cell office:value-type="float" office:value="-7.19250902559146" calcext:value-type="float">
            <text:p>-7.1925090256</text:p>
          </table:table-cell>
          <table:table-cell office:value-type="float" office:value="5.03408750661284" calcext:value-type="float">
            <text:p>5.0340875066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otte_sanguin_D12</text:p>
          </table:table-cell>
          <table:table-cell office:value-type="float" office:value="-33.1266053557224" calcext:value-type="float">
            <text:p>-33.1266053557</text:p>
          </table:table-cell>
          <table:table-cell office:value-type="float" office:value="-49.9977446218111" calcext:value-type="float">
            <text:p>-49.9977446218</text:p>
          </table:table-cell>
          <table:table-cell office:value-type="float" office:value="65.6269806740159" calcext:value-type="float">
            <text:p>65.626980674</text:p>
          </table:table-cell>
          <table:table-cell office:value-type="float" office:value="-84.9674186462442" calcext:value-type="float">
            <text:p>-84.9674186462</text:p>
          </table:table-cell>
          <table:table-cell office:value-type="float" office:value="-8.76196091665507" calcext:value-type="float">
            <text:p>-8.7619609167</text:p>
          </table:table-cell>
          <table:table-cell office:value-type="float" office:value="111.54" calcext:value-type="float">
            <text:p>111.54</text:p>
          </table:table-cell>
          <table:table-cell office:value-type="float" office:value="0.61" calcext:value-type="float">
            <text:p>0.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9.55" calcext:value-type="float">
            <text:p>9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6" calcext:value-type="float">
            <text:p>16.96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office:value-type="float" office:value="0.28" calcext:value-type="float">
            <text:p>0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_noblesse_B2</text:p>
          </table:table-cell>
          <table:table-cell office:value-type="float" office:value="-8.87843106470349" calcext:value-type="float">
            <text:p>-8.8784310647</text:p>
          </table:table-cell>
          <table:table-cell office:value-type="float" office:value="-42.4217728765582" calcext:value-type="float">
            <text:p>-42.4217728766</text:p>
          </table:table-cell>
          <table:table-cell office:value-type="float" office:value="46.8731385325667" calcext:value-type="float">
            <text:p>46.8731385326</text:p>
          </table:table-cell>
          <table:table-cell office:value-type="float" office:value="-68.9885086491281" calcext:value-type="float">
            <text:p>-68.9885086491</text:p>
          </table:table-cell>
          <table:table-cell office:value-type="float" office:value="7.9019407227584" calcext:value-type="float">
            <text:p>7.9019407228</text:p>
          </table:table-cell>
          <table:table-cell office:value-type="float" office:value="152.237" calcext:value-type="float">
            <text:p>152.237</text:p>
          </table:table-cell>
          <table:table-cell office:value-type="float" office:value="37.5733" calcext:value-type="float">
            <text:p>37.57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2.02667" calcext:value-type="float">
            <text:p>2.02667</text:p>
          </table:table-cell>
          <table:table-cell office:value-type="float" office:value="2.64667" calcext:value-type="float">
            <text:p>2.64667</text:p>
          </table:table-cell>
          <table:table-cell office:value-type="float" office:value="0.373333" calcext:value-type="float">
            <text:p>0.37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516667" calcext:value-type="float">
            <text:p>0.51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5133" calcext:value-type="float">
            <text:p>16.5133</text:p>
          </table:table-cell>
          <table:table-cell office:value-type="float" office:value="0.773333" calcext:value-type="float">
            <text:p>0.773333</text:p>
          </table:table-cell>
          <table:table-cell office:value-type="float" office:value="6.99667" calcext:value-type="float">
            <text:p>6.99667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66" calcext:value-type="float">
            <text:p>6.66</text:p>
          </table:table-cell>
          <table:table-cell office:value-type="float" office:value="2.47" calcext:value-type="float">
            <text:p>2.47</text:p>
          </table:table-cell>
          <table:table-cell office:value-type="float" office:value="5.04333" calcext:value-type="float">
            <text:p>5.04333</text:p>
          </table:table-cell>
          <table:table-cell office:value-type="float" office:value="0" calcext:value-type="float">
            <text:p>0</text:p>
          </table:table-cell>
          <table:table-cell office:value-type="float" office:value="9.98" calcext:value-type="float">
            <text:p>9.98</text:p>
          </table:table-cell>
          <table:table-cell office:value-type="float" office:value="0.686667" calcext:value-type="float">
            <text:p>0.686667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office:value-type="float" office:value="1.90333" calcext:value-type="float">
            <text:p>1.90333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.8933" calcext:value-type="float">
            <text:p>20.8933</text:p>
          </table:table-cell>
          <table:table-cell office:value-type="float" office:value="4.33" calcext:value-type="float">
            <text:p>4.33</text:p>
          </table:table-cell>
          <table:table-cell office:value-type="float" office:value="1.63667" calcext:value-type="float">
            <text:p>1.63667</text:p>
          </table:table-cell>
          <table:table-cell office:value-type="float" office:value="5.41" calcext:value-type="float">
            <text:p>5.41</text:p>
          </table:table-cell>
          <table:table-cell office:value-type="float" office:value="5.31333" calcext:value-type="float">
            <text:p>5.3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106667" calcext:value-type="float">
            <text:p>0.106667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0" calcext:value-type="float">
            <text:p>0</text:p>
          </table:table-cell>
          <table:table-cell office:value-type="float" office:value="3.54667" calcext:value-type="float">
            <text:p>3.54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3333" calcext:value-type="float">
            <text:p>0.86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333" calcext:value-type="float">
            <text:p>2.25333</text:p>
          </table:table-cell>
          <table:table-cell office:value-type="float" office:value="0" calcext:value-type="float">
            <text:p>0</text:p>
          </table:table-cell>
          <table:table-cell office:value-type="float" office:value="9.38" calcext:value-type="float">
            <text:p>9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1333" calcext:value-type="float">
            <text:p>1.4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0.953333" calcext:value-type="float">
            <text:p>0.953333</text:p>
          </table:table-cell>
          <table:table-cell office:value-type="float" office:value="0" calcext:value-type="float">
            <text:p>0</text:p>
          </table:table-cell>
          <table:table-cell office:value-type="float" office:value="2.71333" calcext:value-type="float">
            <text:p>2.7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3333" calcext:value-type="float">
            <text:p>1.43333</text:p>
          </table:table-cell>
          <table:table-cell office:value-type="float" office:value="0" calcext:value-type="float">
            <text:p>0</text:p>
          </table:table-cell>
          <table:table-cell office:value-type="float" office:value="33.7533" calcext:value-type="float">
            <text:p>33.75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333" calcext:value-type="float">
            <text:p>0.363333</text:p>
          </table:table-cell>
          <table:table-cell office:value-type="float" office:value="3.15" calcext:value-type="float">
            <text:p>3.15</text:p>
          </table:table-cell>
          <table:table-cell office:value-type="float" office:value="0.306667" calcext:value-type="float">
            <text:p>0.306667</text:p>
          </table:table-cell>
          <table:table-cell office:value-type="float" office:value="0.28" calcext:value-type="float">
            <text:p>0.28</text:p>
          </table:table-cell>
          <table:table-cell office:value-type="float" office:value="18.4" calcext:value-type="float">
            <text:p>18.4</text:p>
          </table:table-cell>
          <table:table-cell office:value-type="float" office:value="0.1" calcext:value-type="float">
            <text:p>0.1</text:p>
          </table:table-cell>
          <table:table-cell office:value-type="float" office:value="13.59" calcext:value-type="float">
            <text:p>13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53" calcext:value-type="float">
            <text:p>23.53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_reine_D8</text:p>
          </table:table-cell>
          <table:table-cell office:value-type="float" office:value="-17.1697894529752" calcext:value-type="float">
            <text:p>-17.169789453</text:p>
          </table:table-cell>
          <table:table-cell office:value-type="float" office:value="-24.7461643244238" calcext:value-type="float">
            <text:p>-24.7461643244</text:p>
          </table:table-cell>
          <table:table-cell office:value-type="float" office:value="53.6528948061316" calcext:value-type="float">
            <text:p>53.6528948061</text:p>
          </table:table-cell>
          <table:table-cell office:value-type="float" office:value="-91.6015735976447" calcext:value-type="float">
            <text:p>-91.6015735976</text:p>
          </table:table-cell>
          <table:table-cell office:value-type="float" office:value="6.26272556773406" calcext:value-type="float">
            <text:p>6.2627255677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_sirene_A9</text:p>
          </table:table-cell>
          <table:table-cell office:value-type="float" office:value="-100.322199069415" calcext:value-type="float">
            <text:p>-100.3221990694</text:p>
          </table:table-cell>
          <table:table-cell office:value-type="float" office:value="78.9163345760813" calcext:value-type="float">
            <text:p>78.9163345761</text:p>
          </table:table-cell>
          <table:table-cell office:value-type="float" office:value="-51.2054157689662" calcext:value-type="float">
            <text:p>-51.205415769</text:p>
          </table:table-cell>
          <table:table-cell office:value-type="float" office:value="-61.297908177536" calcext:value-type="float">
            <text:p>-61.2979081775</text:p>
          </table:table-cell>
          <table:table-cell office:value-type="float" office:value="-24.427302829292" calcext:value-type="float">
            <text:p>-24.4273028293</text:p>
          </table:table-cell>
          <table:table-cell office:value-type="float" office:value="4.09" calcext:value-type="float">
            <text:p>4.09</text:p>
          </table:table-cell>
          <table:table-cell office:value-type="float" office:value="51.56" calcext:value-type="float">
            <text:p>51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.46" calcext:value-type="float">
            <text:p>0.46</text:p>
          </table:table-cell>
          <table:table-cell office:value-type="float" office:value="0.76" calcext:value-type="float">
            <text:p>0.76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28" calcext:value-type="float">
            <text:p>3.28</text:p>
          </table:table-cell>
          <table:table-cell office:value-type="float" office:value="0" calcext:value-type="float">
            <text:p>0</text:p>
          </table:table-cell>
          <table:table-cell office:value-type="float" office:value="4.66" calcext:value-type="float">
            <text:p>4.66</text:p>
          </table:table-cell>
          <table:table-cell office:value-type="float" office:value="0" calcext:value-type="float">
            <text:p>0</text:p>
          </table:table-cell>
          <table:table-cell office:value-type="float" office:value="9.27" calcext:value-type="float">
            <text:p>9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office:value-type="float" office:value="0.31" calcext:value-type="float">
            <text:p>0.31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8.84" calcext:value-type="float">
            <text:p>8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2" calcext:value-type="float">
            <text:p>4.5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1.43" calcext:value-type="float">
            <text:p>21.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3" calcext:value-type="float">
            <text:p>11.2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a_F1</text:p>
          </table:table-cell>
          <table:table-cell office:value-type="float" office:value="127.322005438165" calcext:value-type="float">
            <text:p>127.3220054382</text:p>
          </table:table-cell>
          <table:table-cell office:value-type="float" office:value="14.9356427899441" calcext:value-type="float">
            <text:p>14.9356427899</text:p>
          </table:table-cell>
          <table:table-cell office:value-type="float" office:value="14.9044390679855" calcext:value-type="float">
            <text:p>14.904439068</text:p>
          </table:table-cell>
          <table:table-cell office:value-type="float" office:value="13.3965028382557" calcext:value-type="float">
            <text:p>13.3965028383</text:p>
          </table:table-cell>
          <table:table-cell office:value-type="float" office:value="-55.0880169281274" calcext:value-type="float">
            <text:p>-55.0880169281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a_E6</text:p>
          </table:table-cell>
          <table:table-cell office:value-type="float" office:value="136.827336172345" calcext:value-type="float">
            <text:p>136.8273361723</text:p>
          </table:table-cell>
          <table:table-cell office:value-type="float" office:value="28.1326984185065" calcext:value-type="float">
            <text:p>28.1326984185</text:p>
          </table:table-cell>
          <table:table-cell office:value-type="float" office:value="34.4734712565445" calcext:value-type="float">
            <text:p>34.4734712565</text:p>
          </table:table-cell>
          <table:table-cell office:value-type="float" office:value="5.0498877757238" calcext:value-type="float">
            <text:p>5.0498877757</text:p>
          </table:table-cell>
          <table:table-cell office:value-type="float" office:value="-45.0736147607281" calcext:value-type="float">
            <text:p>-45.0736147607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uchtstern_G2</text:p>
          </table:table-cell>
          <table:table-cell office:value-type="float" office:value="-117.06898843696" calcext:value-type="float">
            <text:p>-117.068988437</text:p>
          </table:table-cell>
          <table:table-cell office:value-type="float" office:value="113.01281762345" calcext:value-type="float">
            <text:p>113.0128176235</text:p>
          </table:table-cell>
          <table:table-cell office:value-type="float" office:value="-103.9781269596" calcext:value-type="float">
            <text:p>-103.9781269596</text:p>
          </table:table-cell>
          <table:table-cell office:value-type="float" office:value="19.5977195580825" calcext:value-type="float">
            <text:p>19.5977195581</text:p>
          </table:table-cell>
          <table:table-cell office:value-type="float" office:value="-108.096850033209" calcext:value-type="float">
            <text:p>-108.0968500332</text:p>
          </table:table-cell>
          <table:table-cell office:value-type="float" office:value="948.21" calcext:value-type="float">
            <text:p>948.21</text:p>
          </table:table-cell>
          <table:table-cell office:value-type="float" office:value="3.23" calcext:value-type="float">
            <text:p>3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4.17" calcext:value-type="float">
            <text:p>4.17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95" calcext:value-type="float">
            <text:p>4.9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office:value-type="float" office:value="2.97" calcext:value-type="float">
            <text:p>2.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63" calcext:value-type="float">
            <text:p>3.6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95" calcext:value-type="float">
            <text:p>2.95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4.23" calcext:value-type="float">
            <text:p>4.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uis_lille_D9</text:p>
          </table:table-cell>
          <table:table-cell office:value-type="float" office:value="149.083663074083" calcext:value-type="float">
            <text:p>149.0836630741</text:p>
          </table:table-cell>
          <table:table-cell office:value-type="float" office:value="76.6700934528673" calcext:value-type="float">
            <text:p>76.6700934529</text:p>
          </table:table-cell>
          <table:table-cell office:value-type="float" office:value="71.989442019575" calcext:value-type="float">
            <text:p>71.9894420196</text:p>
          </table:table-cell>
          <table:table-cell office:value-type="float" office:value="9.58479369870837" calcext:value-type="float">
            <text:p>9.5847936987</text:p>
          </table:table-cell>
          <table:table-cell office:value-type="float" office:value="33.9454973011591" calcext:value-type="float">
            <text:p>33.9454973012</text:p>
          </table:table-cell>
          <table:table-cell office:value-type="float" office:value="702.15" calcext:value-type="float">
            <text:p>702.15</text:p>
          </table:table-cell>
          <table:table-cell office:value-type="float" office:value="69.56" calcext:value-type="float">
            <text:p>69.5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633333" calcext:value-type="float">
            <text:p>0.0633333</text:p>
          </table:table-cell>
          <table:table-cell office:value-type="float" office:value="0.383333" calcext:value-type="float">
            <text:p>0.38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46667" calcext:value-type="float">
            <text:p>0.54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3333" calcext:value-type="float">
            <text:p>0.783333</text:p>
          </table:table-cell>
          <table:table-cell office:value-type="float" office:value="0.136667" calcext:value-type="float">
            <text:p>0.13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967" calcext:value-type="float">
            <text:p>23.2967</text:p>
          </table:table-cell>
          <table:table-cell office:value-type="float" office:value="1.48333" calcext:value-type="float">
            <text:p>1.48333</text:p>
          </table:table-cell>
          <table:table-cell office:value-type="float" office:value="0" calcext:value-type="float">
            <text:p>0</text:p>
          </table:table-cell>
          <table:table-cell office:value-type="float" office:value="0.256667" calcext:value-type="float">
            <text:p>0.256667</text:p>
          </table:table-cell>
          <table:table-cell office:value-type="float" office:value="1.85333" calcext:value-type="float">
            <text:p>1.85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3333" calcext:value-type="float">
            <text:p>0.453333</text:p>
          </table:table-cell>
          <table:table-cell office:value-type="float" office:value="10.68" calcext:value-type="float">
            <text:p>10.68</text:p>
          </table:table-cell>
          <table:table-cell office:value-type="float" office:value="4.38667" calcext:value-type="float">
            <text:p>4.38667</text:p>
          </table:table-cell>
          <table:table-cell office:value-type="float" office:value="8.23" calcext:value-type="float">
            <text:p>8.23</text:p>
          </table:table-cell>
          <table:table-cell office:value-type="float" office:value="1.82667" calcext:value-type="float">
            <text:p>1.82667</text:p>
          </table:table-cell>
          <table:table-cell office:value-type="float" office:value="16.4933" calcext:value-type="float">
            <text:p>16.4933</text:p>
          </table:table-cell>
          <table:table-cell office:value-type="float" office:value="1.04667" calcext:value-type="float">
            <text:p>1.04667</text:p>
          </table:table-cell>
          <table:table-cell office:value-type="float" office:value="0" calcext:value-type="float">
            <text:p>0</text:p>
          </table:table-cell>
          <table:table-cell office:value-type="float" office:value="2.78667" calcext:value-type="float">
            <text:p>2.78667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  <table:table-cell office:value-type="float" office:value="2.44667" calcext:value-type="float">
            <text:p>2.44667</text:p>
          </table:table-cell>
          <table:table-cell office:value-type="float" office:value="0.15" calcext:value-type="float">
            <text:p>0.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76667" calcext:value-type="float">
            <text:p>0.276667</text:p>
          </table:table-cell>
          <table:table-cell office:value-type="float" office:value="0" calcext:value-type="float">
            <text:p>0</text:p>
          </table:table-cell>
          <table:table-cell office:value-type="float" office:value="27.9433" calcext:value-type="float">
            <text:p>27.9433</text:p>
          </table:table-cell>
          <table:table-cell office:value-type="float" office:value="9.08333" calcext:value-type="float">
            <text:p>9.08333</text:p>
          </table:table-cell>
          <table:table-cell office:value-type="float" office:value="9.96333" calcext:value-type="float">
            <text:p>9.96333</text:p>
          </table:table-cell>
          <table:table-cell office:value-type="float" office:value="2.84" calcext:value-type="float">
            <text:p>2.84</text:p>
          </table:table-cell>
          <table:table-cell office:value-type="float" office:value="19.7533" calcext:value-type="float">
            <text:p>19.75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956667" calcext:value-type="float">
            <text:p>0.9566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4667" calcext:value-type="float">
            <text:p>1.24667</text:p>
          </table:table-cell>
          <table:table-cell office:value-type="float" office:value="0" calcext:value-type="float">
            <text:p>0</text:p>
          </table:table-cell>
          <table:table-cell office:value-type="float" office:value="6.39667" calcext:value-type="float">
            <text:p>6.39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3333" calcext:value-type="float">
            <text:p>0.85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26667" calcext:value-type="float">
            <text:p>0.626667</text:p>
          </table:table-cell>
          <table:table-cell office:value-type="float" office:value="0" calcext:value-type="float">
            <text:p>0</text:p>
          </table:table-cell>
          <table:table-cell office:value-type="float" office:value="5.08333" calcext:value-type="float">
            <text:p>5.08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07" calcext:value-type="float">
            <text:p>2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81" calcext:value-type="float">
            <text:p>3.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</text:p>
          </table:table-cell>
          <table:table-cell office:value-type="float" office:value="61.4" calcext:value-type="float">
            <text:p>61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1" calcext:value-type="float">
            <text:p>3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4667" calcext:value-type="float">
            <text:p>25.4667</text:p>
          </table:table-cell>
          <table:table-cell office:value-type="float" office:value="0" calcext:value-type="float">
            <text:p>0</text:p>
          </table:table-cell>
          <table:table-cell office:value-type="float" office:value="2.32667" calcext:value-type="float">
            <text:p>2.32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6333" calcext:value-type="float">
            <text:p>3.56333</text:p>
          </table:table-cell>
          <table:table-cell office:value-type="float" office:value="0" calcext:value-type="float">
            <text:p>0</text:p>
          </table:table-cell>
          <table:table-cell office:value-type="float" office:value="1.27667" calcext:value-type="float">
            <text:p>1.276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guerite_de_roman_E12</text:p>
          </table:table-cell>
          <table:table-cell office:value-type="float" office:value="-28.4425947085692" calcext:value-type="float">
            <text:p>-28.4425947086</text:p>
          </table:table-cell>
          <table:table-cell office:value-type="float" office:value="-1.56577784121324" calcext:value-type="float">
            <text:p>-1.5657778412</text:p>
          </table:table-cell>
          <table:table-cell office:value-type="float" office:value="45.6647950587217" calcext:value-type="float">
            <text:p>45.6647950587</text:p>
          </table:table-cell>
          <table:table-cell office:value-type="float" office:value="-77.1263857744228" calcext:value-type="float">
            <text:p>-77.1263857744</text:p>
          </table:table-cell>
          <table:table-cell office:value-type="float" office:value="-44.7950191730254" calcext:value-type="float">
            <text:p>-44.795019173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e_dermar_G5</text:p>
          </table:table-cell>
          <table:table-cell office:value-type="float" office:value="-43.287081859468" calcext:value-type="float">
            <text:p>-43.2870818595</text:p>
          </table:table-cell>
          <table:table-cell office:value-type="float" office:value="-75.6320431089986" calcext:value-type="float">
            <text:p>-75.632043109</text:p>
          </table:table-cell>
          <table:table-cell office:value-type="float" office:value="22.6235633937625" calcext:value-type="float">
            <text:p>22.6235633938</text:p>
          </table:table-cell>
          <table:table-cell office:value-type="float" office:value="-27.8127996257679" calcext:value-type="float">
            <text:p>-27.8127996258</text:p>
          </table:table-cell>
          <table:table-cell office:value-type="float" office:value="-45.6066498463679" calcext:value-type="float">
            <text:p>-45.6066498464</text:p>
          </table:table-cell>
          <table:table-cell office:value-type="float" office:value="113.667" calcext:value-type="float">
            <text:p>113.667</text:p>
          </table:table-cell>
          <table:table-cell office:value-type="float" office:value="33.8233" calcext:value-type="float">
            <text:p>33.82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52" calcext:value-type="float">
            <text:p>5.52</text:p>
          </table:table-cell>
          <table:table-cell office:value-type="float" office:value="8.30333" calcext:value-type="float">
            <text:p>8.30333</text:p>
          </table:table-cell>
          <table:table-cell office:value-type="float" office:value="0.786667" calcext:value-type="float">
            <text:p>0.78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667" calcext:value-type="float">
            <text:p>1.00667</text:p>
          </table:table-cell>
          <table:table-cell office:value-type="float" office:value="0.67" calcext:value-type="float">
            <text:p>0.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.1433" calcext:value-type="float">
            <text:p>32.1433</text:p>
          </table:table-cell>
          <table:table-cell office:value-type="float" office:value="1.33667" calcext:value-type="float">
            <text:p>1.33667</text:p>
          </table:table-cell>
          <table:table-cell office:value-type="float" office:value="9.32" calcext:value-type="float">
            <text:p>9.32</text:p>
          </table:table-cell>
          <table:table-cell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.98" calcext:value-type="float">
            <text:p>12.98</text:p>
          </table:table-cell>
          <table:table-cell office:value-type="float" office:value="0" calcext:value-type="float">
            <text:p>0</text:p>
          </table:table-cell>
          <table:table-cell office:value-type="float" office:value="9.49" calcext:value-type="float">
            <text:p>9.49</text:p>
          </table:table-cell>
          <table:table-cell office:value-type="float" office:value="0.2" calcext:value-type="float">
            <text:p>0.2</text:p>
          </table:table-cell>
          <table:table-cell office:value-type="float" office:value="20.0633" calcext:value-type="float">
            <text:p>20.0633</text:p>
          </table:table-cell>
          <table:table-cell office:value-type="float" office:value="1.18333" calcext:value-type="float">
            <text:p>1.18333</text:p>
          </table:table-cell>
          <table:table-cell office:value-type="float" office:value="0" calcext:value-type="float">
            <text:p>0</text:p>
          </table:table-cell>
          <table:table-cell office:value-type="float" office:value="2.92333" calcext:value-type="float">
            <text:p>2.92333</text:p>
          </table:table-cell>
          <table:table-cell office:value-type="float" office:value="0" calcext:value-type="float">
            <text:p>0</text:p>
          </table:table-cell>
          <table:table-cell office:value-type="float" office:value="1.79667" calcext:value-type="float">
            <text:p>1.79667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3.31667" calcext:value-type="float">
            <text:p>3.31667</text:p>
          </table:table-cell>
          <table:table-cell office:value-type="float" office:value="0" calcext:value-type="float">
            <text:p>0</text:p>
          </table:table-cell>
          <table:table-cell office:value-type="float" office:value="7.52333" calcext:value-type="float">
            <text:p>7.52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33333" calcext:value-type="float">
            <text:p>0.0733333</text:p>
          </table:table-cell>
          <table:table-cell office:value-type="float" office:value="0" calcext:value-type="float">
            <text:p>0</text:p>
          </table:table-cell>
          <table:table-cell office:value-type="float" office:value="21.19" calcext:value-type="float">
            <text:p>21.19</text:p>
          </table:table-cell>
          <table:table-cell office:value-type="float" office:value="20.7767" calcext:value-type="float">
            <text:p>20.7767</text:p>
          </table:table-cell>
          <table:table-cell office:value-type="float" office:value="2.29333" calcext:value-type="float">
            <text:p>2.29333</text:p>
          </table:table-cell>
          <table:table-cell office:value-type="float" office:value="2.06" calcext:value-type="float">
            <text:p>2.06</text:p>
          </table:table-cell>
          <table:table-cell office:value-type="float" office:value="7.04667" calcext:value-type="float">
            <text:p>7.046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667" calcext:value-type="float">
            <text:p>2.25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936667" calcext:value-type="float">
            <text:p>0.936667</text:p>
          </table:table-cell>
          <table:table-cell office:value-type="float" office:value="0" calcext:value-type="float">
            <text:p>0</text:p>
          </table:table-cell>
          <table:table-cell office:value-type="float" office:value="0.126667" calcext:value-type="float">
            <text:p>0.126667</text:p>
          </table:table-cell>
          <table:table-cell office:value-type="float" office:value="0" calcext:value-type="float">
            <text:p>0</text:p>
          </table:table-cell>
          <table:table-cell office:value-type="float" office:value="0.856667" calcext:value-type="float">
            <text:p>0.856667</text:p>
          </table:table-cell>
          <table:table-cell office:value-type="float" office:value="0.416667" calcext:value-type="float">
            <text:p>0.4166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3" calcext:value-type="float">
            <text:p>2.33</text:p>
          </table:table-cell>
          <table:table-cell office:value-type="float" office:value="0" calcext:value-type="float">
            <text:p>0</text:p>
          </table:table-cell>
          <table:table-cell office:value-type="float" office:value="7.80333" calcext:value-type="float">
            <text:p>7.80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6667" calcext:value-type="float">
            <text:p>2.3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223333" calcext:value-type="float">
            <text:p>0.22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6333" calcext:value-type="float">
            <text:p>1.76333</text:p>
          </table:table-cell>
          <table:table-cell office:value-type="float" office:value="0" calcext:value-type="float">
            <text:p>0</text:p>
          </table:table-cell>
          <table:table-cell office:value-type="float" office:value="0.426667" calcext:value-type="float">
            <text:p>0.42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6667" calcext:value-type="float">
            <text:p>0.4866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upertuis_H8</text:p>
          </table:table-cell>
          <table:table-cell office:value-type="float" office:value="149.751029860414" calcext:value-type="float">
            <text:p>149.7510298604</text:p>
          </table:table-cell>
          <table:table-cell office:value-type="float" office:value="75.5396806197857" calcext:value-type="float">
            <text:p>75.5396806198</text:p>
          </table:table-cell>
          <table:table-cell office:value-type="float" office:value="76.1983725782285" calcext:value-type="float">
            <text:p>76.1983725782</text:p>
          </table:table-cell>
          <table:table-cell office:value-type="float" office:value="-0.340348671274788" calcext:value-type="float">
            <text:p>-0.3403486713</text:p>
          </table:table-cell>
          <table:table-cell office:value-type="float" office:value="19.2942887051391" calcext:value-type="float">
            <text:p>19.2942887051</text:p>
          </table:table-cell>
          <table:table-cell office:value-type="float" office:value="311.11" calcext:value-type="float">
            <text:p>311.11</text:p>
          </table:table-cell>
          <table:table-cell office:value-type="float" office:value="212.1" calcext:value-type="float">
            <text:p>21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0.23" calcext:value-type="float">
            <text:p>0.23</text:p>
          </table:table-cell>
          <table:table-cell office:value-type="float" office:value="1.38" calcext:value-type="float">
            <text:p>1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" calcext:value-type="float">
            <text:p>2.2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6" calcext:value-type="float">
            <text:p>0.26</text:p>
          </table:table-cell>
          <table:table-cell office:value-type="float" office:value="41.51" calcext:value-type="float">
            <text:p>41.51</text:p>
          </table:table-cell>
          <table:table-cell office:value-type="float" office:value="1.96" calcext:value-type="float">
            <text:p>1.96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2.87" calcext:value-type="float">
            <text:p>2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.46" calcext:value-type="float">
            <text:p>15.46</text:p>
          </table:table-cell>
          <table:table-cell office:value-type="float" office:value="13.37" calcext:value-type="float">
            <text:p>13.37</text:p>
          </table:table-cell>
          <table:table-cell office:value-type="float" office:value="11.81" calcext:value-type="float">
            <text:p>11.81</text:p>
          </table:table-cell>
          <table:table-cell office:value-type="float" office:value="0" calcext:value-type="float">
            <text:p>0</text:p>
          </table:table-cell>
          <table:table-cell office:value-type="float" office:value="23.98" calcext:value-type="float">
            <text:p>23.98</text:p>
          </table:table-cell>
          <table:table-cell office:value-type="float" office:value="1.67" calcext:value-type="float">
            <text:p>1.67</text:p>
          </table:table-cell>
          <table:table-cell office:value-type="float" office:value="0" calcext:value-type="float">
            <text:p>0</text:p>
          </table:table-cell>
          <table:table-cell office:value-type="float" office:value="3.69" calcext:value-type="float">
            <text:p>3.69</text:p>
          </table:table-cell>
          <table:table-cell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91.09" calcext:value-type="float">
            <text:p>91.09</text:p>
          </table:table-cell>
          <table:table-cell office:value-type="float" office:value="13.64" calcext:value-type="float">
            <text:p>13.64</text:p>
          </table:table-cell>
          <table:table-cell office:value-type="float" office:value="6.19" calcext:value-type="float">
            <text:p>6.19</text:p>
          </table:table-cell>
          <table:table-cell office:value-type="float" office:value="2.73" calcext:value-type="float">
            <text:p>2.73</text:p>
          </table:table-cell>
          <table:table-cell office:value-type="float" office:value="19.79" calcext:value-type="float">
            <text:p>19.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1.84" calcext:value-type="float">
            <text:p>1.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6" calcext:value-type="float">
            <text:p>3.26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9" calcext:value-type="float">
            <text:p>10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0.78" calcext:value-type="float">
            <text:p>0.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8" calcext:value-type="float">
            <text:p>6.78</text:p>
          </table:table-cell>
          <table:table-cell office:value-type="float" office:value="0" calcext:value-type="float">
            <text:p>0</text:p>
          </table:table-cell>
          <table:table-cell office:value-type="float" office:value="5.64" calcext:value-type="float">
            <text:p>5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4" calcext:value-type="float">
            <text:p>9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y_queen_D11</text:p>
          </table:table-cell>
          <table:table-cell office:value-type="float" office:value="-94.1567128939166" calcext:value-type="float">
            <text:p>-94.1567128939</text:p>
          </table:table-cell>
          <table:table-cell office:value-type="float" office:value="17.3558786863765" calcext:value-type="float">
            <text:p>17.3558786864</text:p>
          </table:table-cell>
          <table:table-cell office:value-type="float" office:value="-44.4492415799142" calcext:value-type="float">
            <text:p>-44.4492415799</text:p>
          </table:table-cell>
          <table:table-cell office:value-type="float" office:value="-6.83342696884149" calcext:value-type="float">
            <text:p>-6.8334269688</text:p>
          </table:table-cell>
          <table:table-cell office:value-type="float" office:value="7.94932197448445" calcext:value-type="float">
            <text:p>7.9493219745</text:p>
          </table:table-cell>
          <table:table-cell office:value-type="float" office:value="347.767" calcext:value-type="float">
            <text:p>347.767</text:p>
          </table:table-cell>
          <table:table-cell office:value-type="float" office:value="15.02" calcext:value-type="float">
            <text:p>15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7.97" calcext:value-type="float">
            <text:p>7.97</text:p>
          </table:table-cell>
          <table:table-cell office:value-type="float" office:value="0.676667" calcext:value-type="float">
            <text:p>0.67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6667" calcext:value-type="float">
            <text:p>0.08666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57333" calcext:value-type="float">
            <text:p>3.57333</text:p>
          </table:table-cell>
          <table:table-cell office:value-type="float" office:value="0" calcext:value-type="float">
            <text:p>0</text:p>
          </table:table-cell>
          <table:table-cell office:value-type="float" office:value="3.67" calcext:value-type="float">
            <text:p>3.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46667" calcext:value-type="float">
            <text:p>0.446667</text:p>
          </table:table-cell>
          <table:table-cell office:value-type="float" office:value="0.263333" calcext:value-type="float">
            <text:p>0.263333</text:p>
          </table:table-cell>
          <table:table-cell office:value-type="float" office:value="1.03333" calcext:value-type="float">
            <text:p>1.03333</text:p>
          </table:table-cell>
          <table:table-cell office:value-type="float" office:value="0.81" calcext:value-type="float">
            <text:p>0.81</text:p>
          </table:table-cell>
          <table:table-cell office:value-type="float" office:value="2.17333" calcext:value-type="float">
            <text:p>2.17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  <table:table-cell office:value-type="float" office:value="0.103333" calcext:value-type="float">
            <text:p>0.10333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.65333" calcext:value-type="float">
            <text:p>4.65333</text:p>
          </table:table-cell>
          <table:table-cell office:value-type="float" office:value="1.67" calcext:value-type="float">
            <text:p>1.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46667" calcext:value-type="float">
            <text:p>0.64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7" calcext:value-type="float">
            <text:p>18.77</text:p>
          </table:table-cell>
          <table:table-cell office:value-type="float" office:value="0" calcext:value-type="float">
            <text:p>0</text:p>
          </table:table-cell>
          <table:table-cell office:value-type="float" office:value="11.5733" calcext:value-type="float">
            <text:p>11.5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0667" calcext:value-type="float">
            <text:p>6.30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6967" calcext:value-type="float">
            <text:p>13.6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3" calcext:value-type="float">
            <text:p>2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" calcext:value-type="float">
            <text:p>0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7.28667" calcext:value-type="float">
            <text:p>7.28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333" calcext:value-type="float">
            <text:p>0.15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6333" calcext:value-type="float">
            <text:p>1.26333</text:p>
          </table:table-cell>
          <table:table-cell office:value-type="float" office:value="0" calcext:value-type="float">
            <text:p>0</text:p>
          </table:table-cell>
          <table:table-cell office:value-type="float" office:value="8.76333" calcext:value-type="float">
            <text:p>8.76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53333" calcext:value-type="float">
            <text:p>0.6533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rcedes_B1</text:p>
          </table:table-cell>
          <table:table-cell office:value-type="float" office:value="151.231984599343" calcext:value-type="float">
            <text:p>151.2319845993</text:p>
          </table:table-cell>
          <table:table-cell office:value-type="float" office:value="71.056069918533" calcext:value-type="float">
            <text:p>71.0560699185</text:p>
          </table:table-cell>
          <table:table-cell office:value-type="float" office:value="64.7683842196585" calcext:value-type="float">
            <text:p>64.7683842197</text:p>
          </table:table-cell>
          <table:table-cell office:value-type="float" office:value="12.4380333380049" calcext:value-type="float">
            <text:p>12.438033338</text:p>
          </table:table-cell>
          <table:table-cell office:value-type="float" office:value="33.4324037901437" calcext:value-type="float">
            <text:p>33.4324037901</text:p>
          </table:table-cell>
          <table:table-cell office:value-type="float" office:value="648.27" calcext:value-type="float">
            <text:p>648.27</text:p>
          </table:table-cell>
          <table:table-cell office:value-type="float" office:value="160.48" calcext:value-type="float">
            <text:p>160.48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.74" calcext:value-type="float">
            <text:p>51.74</text:p>
          </table:table-cell>
          <table:table-cell office:value-type="float" office:value="2.48" calcext:value-type="float">
            <text:p>2.4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2.96" calcext:value-type="float">
            <text:p>2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7.9" calcext:value-type="float">
            <text:p>17.9</text:p>
          </table:table-cell>
          <table:table-cell office:value-type="float" office:value="4.86" calcext:value-type="float">
            <text:p>4.86</text:p>
          </table:table-cell>
          <table:table-cell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  <table:table-cell office:value-type="float" office:value="29.3" calcext:value-type="float">
            <text:p>29.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4.07" calcext:value-type="float">
            <text:p>4.07</text:p>
          </table:table-cell>
          <table:table-cell office:value-type="float" office:value="0.95" calcext:value-type="float">
            <text:p>0.95</text:p>
          </table:table-cell>
          <table:table-cell office:value-type="float" office:value="2.87" calcext:value-type="float">
            <text:p>2.87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89.05" calcext:value-type="float">
            <text:p>89.05</text:p>
          </table:table-cell>
          <table:table-cell office:value-type="float" office:value="24.1" calcext:value-type="float">
            <text:p>24.1</text:p>
          </table:table-cell>
          <table:table-cell office:value-type="float" office:value="31.55" calcext:value-type="float">
            <text:p>31.55</text:p>
          </table:table-cell>
          <table:table-cell office:value-type="float" office:value="2.46" calcext:value-type="float">
            <text:p>2.46</text:p>
          </table:table-cell>
          <table:table-cell office:value-type="float" office:value="63.96" calcext:value-type="float">
            <text:p>63.9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.37" calcext:value-type="float">
            <text:p>4.3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.51" calcext:value-type="float">
            <text:p>6.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99" calcext:value-type="float">
            <text:p>4.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  <table:table-cell office:value-type="float" office:value="4.11" calcext:value-type="float">
            <text:p>4.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tte_D8</text:p>
          </table:table-cell>
          <table:table-cell office:value-type="float" office:value="156.769328383546" calcext:value-type="float">
            <text:p>156.7693283835</text:p>
          </table:table-cell>
          <table:table-cell office:value-type="float" office:value="-96.3499682925437" calcext:value-type="float">
            <text:p>-96.3499682925</text:p>
          </table:table-cell>
          <table:table-cell office:value-type="float" office:value="-83.9435360884364" calcext:value-type="float">
            <text:p>-83.9435360884</text:p>
          </table:table-cell>
          <table:table-cell office:value-type="float" office:value="22.0998675149527" calcext:value-type="float">
            <text:p>22.099867515</text:p>
          </table:table-cell>
          <table:table-cell office:value-type="float" office:value="-69.4595307246193" calcext:value-type="float">
            <text:p>-69.4595307246</text:p>
          </table:table-cell>
          <table:table-cell office:value-type="float" office:value="557.92" calcext:value-type="float">
            <text:p>557.92</text:p>
          </table:table-cell>
          <table:table-cell office:value-type="float" office:value="83.73" calcext:value-type="float">
            <text:p>83.73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.44" calcext:value-type="float">
            <text:p>0.44</text:p>
          </table:table-cell>
          <table:table-cell office:value-type="float" office:value="0.68" calcext:value-type="float">
            <text:p>0.68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2.62" calcext:value-type="float">
            <text:p>2.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.08" calcext:value-type="float">
            <text:p>31.08</text:p>
          </table:table-cell>
          <table:table-cell office:value-type="float" office:value="1.77" calcext:value-type="float">
            <text:p>1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.63" calcext:value-type="float">
            <text:p>15.63</text:p>
          </table:table-cell>
          <table:table-cell office:value-type="float" office:value="1.65" calcext:value-type="float">
            <text:p>1.65</text:p>
          </table:table-cell>
          <table:table-cell office:value-type="float" office:value="9.18" calcext:value-type="float">
            <text:p>9.18</text:p>
          </table:table-cell>
          <table:table-cell office:value-type="float" office:value="1.13" calcext:value-type="float">
            <text:p>1.13</text:p>
          </table:table-cell>
          <table:table-cell office:value-type="float" office:value="18.97" calcext:value-type="float">
            <text:p>18.97</text:p>
          </table:table-cell>
          <table:table-cell office:value-type="float" office:value="1.33" calcext:value-type="float">
            <text:p>1.33</text:p>
          </table:table-cell>
          <table:table-cell office:value-type="float" office:value="0" calcext:value-type="float">
            <text:p>0</text:p>
          </table:table-cell>
          <table:table-cell office:value-type="float" office:value="3.37" calcext:value-type="float">
            <text:p>3.37</text:p>
          </table:table-cell>
          <table:table-cell office:value-type="float" office:value="0" calcext:value-type="float">
            <text:p>0</text:p>
          </table:table-cell>
          <table:table-cell office:value-type="float" office:value="1.71" calcext:value-type="float">
            <text:p>1.71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.31" calcext:value-type="float">
            <text:p>68.31</text:p>
          </table:table-cell>
          <table:table-cell office:value-type="float" office:value="70.4" calcext:value-type="float">
            <text:p>70.4</text:p>
          </table:table-cell>
          <table:table-cell office:value-type="float" office:value="5.95" calcext:value-type="float">
            <text:p>5.95</text:p>
          </table:table-cell>
          <table:table-cell office:value-type="float" office:value="2.54" calcext:value-type="float">
            <text:p>2.54</text:p>
          </table:table-cell>
          <table:table-cell office:value-type="float" office:value="16.29" calcext:value-type="float">
            <text:p>16.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51" calcext:value-type="float">
            <text:p>5.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43" calcext:value-type="float">
            <text:p>5.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17" calcext:value-type="float">
            <text:p>7.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61" calcext:value-type="float">
            <text:p>4.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0" calcext:value-type="float">
            <text:p>0</text:p>
          </table:table-cell>
          <table:table-cell office:value-type="float" office:value="2.62" calcext:value-type="float">
            <text:p>2.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randa_F10</text:p>
          </table:table-cell>
          <table:table-cell office:value-type="float" office:value="52.9102596492235" calcext:value-type="float">
            <text:p>52.9102596492</text:p>
          </table:table-cell>
          <table:table-cell office:value-type="float" office:value="13.1503514158358" calcext:value-type="float">
            <text:p>13.1503514158</text:p>
          </table:table-cell>
          <table:table-cell office:value-type="float" office:value="20.1587952149848" calcext:value-type="float">
            <text:p>20.158795215</text:p>
          </table:table-cell>
          <table:table-cell office:value-type="float" office:value="-2.5319909491301" calcext:value-type="float">
            <text:p>-2.5319909491</text:p>
          </table:table-cell>
          <table:table-cell office:value-type="float" office:value="-30.4805671249786" calcext:value-type="float">
            <text:p>-30.480567125</text:p>
          </table:table-cell>
          <table:table-cell office:value-type="float" office:value="430.26" calcext:value-type="float">
            <text:p>430.26</text:p>
          </table:table-cell>
          <table:table-cell office:value-type="float" office:value="70.45" calcext:value-type="float">
            <text:p>7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1.53" calcext:value-type="float">
            <text:p>1.53</text:p>
          </table:table-cell>
          <table:table-cell office:value-type="float" office:value="0.61" calcext:value-type="float">
            <text:p>0.61</text:p>
          </table:table-cell>
          <table:table-cell office:value-type="float" office:value="0.73" calcext:value-type="float">
            <text:p>0.7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.07" calcext:value-type="float">
            <text:p>20.07</text:p>
          </table:table-cell>
          <table:table-cell office:value-type="float" office:value="1.07" calcext:value-type="float">
            <text:p>1.07</text:p>
          </table:table-cell>
          <table:table-cell office:value-type="float" office:value="2.84" calcext:value-type="float">
            <text:p>2.84</text:p>
          </table:table-cell>
          <table:table-cell office:value-type="float" office:value="0" calcext:value-type="float">
            <text:p>0</text:p>
          </table:table-cell>
          <table:table-cell office:value-type="float" office:value="2.09" calcext:value-type="float">
            <text:p>2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0.89" calcext:value-type="float">
            <text:p>10.89</text:p>
          </table:table-cell>
          <table:table-cell office:value-type="float" office:value="8.56" calcext:value-type="float">
            <text:p>8.56</text:p>
          </table:table-cell>
          <table:table-cell office:value-type="float" office:value="7.84" calcext:value-type="float">
            <text:p>7.84</text:p>
          </table:table-cell>
          <table:table-cell office:value-type="float" office:value="0" calcext:value-type="float">
            <text:p>0</text:p>
          </table:table-cell>
          <table:table-cell office:value-type="float" office:value="15.68" calcext:value-type="float">
            <text:p>15.68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2.58" calcext:value-type="float">
            <text:p>2.58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.75" calcext:value-type="float">
            <text:p>40.75</text:p>
          </table:table-cell>
          <table:table-cell office:value-type="float" office:value="81.75" calcext:value-type="float">
            <text:p>81.75</text:p>
          </table:table-cell>
          <table:table-cell office:value-type="float" office:value="4.05" calcext:value-type="float">
            <text:p>4.05</text:p>
          </table:table-cell>
          <table:table-cell office:value-type="float" office:value="11.8" calcext:value-type="float">
            <text:p>11.8</text:p>
          </table:table-cell>
          <table:table-cell office:value-type="float" office:value="11.51" calcext:value-type="float">
            <text:p>11.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3.07" calcext:value-type="float">
            <text:p>3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7" calcext:value-type="float">
            <text:p>2.8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.11" calcext:value-type="float">
            <text:p>12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69" calcext:value-type="float">
            <text:p>3.69</text:p>
          </table:table-cell>
          <table:table-cell office:value-type="float" office:value="0" calcext:value-type="float">
            <text:p>0</text:p>
          </table:table-cell>
          <table:table-cell office:value-type="float" office:value="2.74" calcext:value-type="float">
            <text:p>2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3" calcext:value-type="float">
            <text:p>4.93</text:p>
          </table:table-cell>
          <table:table-cell office:value-type="float" office:value="0" calcext:value-type="float">
            <text:p>0</text:p>
          </table:table-cell>
          <table:table-cell office:value-type="float" office:value="10.33" calcext:value-type="float">
            <text:p>10.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le_cecile_brunner_D12</text:p>
          </table:table-cell>
          <table:table-cell office:value-type="float" office:value="-164.483980404942" calcext:value-type="float">
            <text:p>-164.4839804049</text:p>
          </table:table-cell>
          <table:table-cell office:value-type="float" office:value="-36.7995398420506" calcext:value-type="float">
            <text:p>-36.7995398421</text:p>
          </table:table-cell>
          <table:table-cell office:value-type="float" office:value="23.0085181809118" calcext:value-type="float">
            <text:p>23.0085181809</text:p>
          </table:table-cell>
          <table:table-cell office:value-type="float" office:value="152.83381497589" calcext:value-type="float">
            <text:p>152.8338149759</text:p>
          </table:table-cell>
          <table:table-cell office:value-type="float" office:value="-101.629294348347" calcext:value-type="float">
            <text:p>-101.6292943483</text:p>
          </table:table-cell>
          <table:table-cell office:value-type="float" office:value="1163.9" calcext:value-type="float">
            <text:p>1163.9</text:p>
          </table:table-cell>
          <table:table-cell office:value-type="float" office:value="32.47" calcext:value-type="float">
            <text:p>32.47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3.47" calcext:value-type="float">
            <text:p>3.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.04" calcext:value-type="float">
            <text:p>7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6" calcext:value-type="float">
            <text:p>6.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5.13" calcext:value-type="float">
            <text:p>5.13</text:p>
          </table:table-cell>
          <table:table-cell office:value-type="float" office:value="1.8" calcext:value-type="float">
            <text:p>1.8</text:p>
          </table:table-cell>
          <table:table-cell office:value-type="float" office:value="222.64" calcext:value-type="float">
            <text:p>222.64</text:p>
          </table:table-cell>
          <table:table-cell office:value-type="float" office:value="3.56" calcext:value-type="float">
            <text:p>3.5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68" calcext:value-type="float">
            <text:p>3.68</text:p>
          </table:table-cell>
          <table:table-cell office:value-type="float" office:value="1.79" calcext:value-type="float">
            <text:p>1.79</text:p>
          </table:table-cell>
          <table:table-cell office:value-type="float" office:value="2.13" calcext:value-type="float">
            <text:p>2.13</text:p>
          </table:table-cell>
          <table:table-cell office:value-type="float" office:value="4.52" calcext:value-type="float">
            <text:p>4.52</text:p>
          </table:table-cell>
          <table:table-cell office:value-type="float" office:value="22.96" calcext:value-type="float">
            <text:p>22.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7.24" calcext:value-type="float">
            <text:p>17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29" calcext:value-type="float">
            <text:p>22.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me_a_meilland_climbing_E1</text:p>
          </table:table-cell>
          <table:table-cell office:value-type="float" office:value="-130.583989891328" calcext:value-type="float">
            <text:p>-130.5839898913</text:p>
          </table:table-cell>
          <table:table-cell office:value-type="float" office:value="-107.654190697397" calcext:value-type="float">
            <text:p>-107.6541906974</text:p>
          </table:table-cell>
          <table:table-cell office:value-type="float" office:value="84.3612405014954" calcext:value-type="float">
            <text:p>84.3612405015</text:p>
          </table:table-cell>
          <table:table-cell office:value-type="float" office:value="29.1202100272214" calcext:value-type="float">
            <text:p>29.1202100272</text:p>
          </table:table-cell>
          <table:table-cell office:value-type="float" office:value="7.49471792453261" calcext:value-type="float">
            <text:p>7.4947179245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me_antoine_mary_E3</text:p>
          </table:table-cell>
          <table:table-cell office:value-type="float" office:value="-222.102483790981" calcext:value-type="float">
            <text:p>-222.102483791</text:p>
          </table:table-cell>
          <table:table-cell office:value-type="float" office:value="-113.28594293966" calcext:value-type="float">
            <text:p>-113.2859429397</text:p>
          </table:table-cell>
          <table:table-cell office:value-type="float" office:value="77.1866953839737" calcext:value-type="float">
            <text:p>77.186695384</text:p>
          </table:table-cell>
          <table:table-cell office:value-type="float" office:value="121.16430203951" calcext:value-type="float">
            <text:p>121.1643020395</text:p>
          </table:table-cell>
          <table:table-cell office:value-type="float" office:value="15.3122117893305" calcext:value-type="float">
            <text:p>15.3122117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6" calcext:value-type="float">
            <text:p>26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office:value-type="float" office:value="2.77" calcext:value-type="float">
            <text:p>2.77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.69" calcext:value-type="float">
            <text:p>2.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81" calcext:value-type="float">
            <text:p>7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155.87" calcext:value-type="float">
            <text:p>155.87</text:p>
          </table:table-cell>
          <table:table-cell office:value-type="float" office:value="9.84" calcext:value-type="float">
            <text:p>9.84</text:p>
          </table:table-cell>
          <table:table-cell office:value-type="float" office:value="8.36" calcext:value-type="float">
            <text:p>8.36</text:p>
          </table:table-cell>
          <table:table-cell office:value-type="float" office:value="0" calcext:value-type="float">
            <text:p>0</text:p>
          </table:table-cell>
          <table:table-cell office:value-type="float" office:value="85.35" calcext:value-type="float">
            <text:p>85.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8.15" calcext:value-type="float">
            <text:p>128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.49" calcext:value-type="float">
            <text:p>10.49</text:p>
          </table:table-cell>
          <table:table-cell office:value-type="float" office:value="20.79" calcext:value-type="float">
            <text:p>20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9" calcext:value-type="float">
            <text:p>3.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82" calcext:value-type="float">
            <text:p>2.82</text:p>
          </table:table-cell>
          <table:table-cell office:value-type="float" office:value="2.06" calcext:value-type="float">
            <text:p>2.06</text:p>
          </table:table-cell>
          <table:table-cell office:value-type="float" office:value="0" calcext:value-type="float">
            <text:p>0</text:p>
          </table:table-cell>
          <table:table-cell office:value-type="float" office:value="2.95" calcext:value-type="float">
            <text:p>2.95</text:p>
          </table:table-cell>
          <table:table-cell office:value-type="float" office:value="9.54" calcext:value-type="float">
            <text:p>9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me_de_la_roche_lambert_B7</text:p>
          </table:table-cell>
          <table:table-cell office:value-type="float" office:value="88.6458291731659" calcext:value-type="float">
            <text:p>88.6458291732</text:p>
          </table:table-cell>
          <table:table-cell office:value-type="float" office:value="62.120202953449" calcext:value-type="float">
            <text:p>62.1202029534</text:p>
          </table:table-cell>
          <table:table-cell office:value-type="float" office:value="73.4966582304994" calcext:value-type="float">
            <text:p>73.4966582305</text:p>
          </table:table-cell>
          <table:table-cell office:value-type="float" office:value="-10.1100746515722" calcext:value-type="float">
            <text:p>-10.1100746516</text:p>
          </table:table-cell>
          <table:table-cell office:value-type="float" office:value="0.743731540383099" calcext:value-type="float">
            <text:p>0.7437315404</text:p>
          </table:table-cell>
          <table:table-cell office:value-type="float" office:value="422.02" calcext:value-type="float">
            <text:p>422.02</text:p>
          </table:table-cell>
          <table:table-cell office:value-type="float" office:value="24.54" calcext:value-type="float">
            <text:p>24.54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45" calcext:value-type="float">
            <text:p>1.45</text:p>
          </table:table-cell>
          <table:table-cell office:value-type="float" office:value="5.99" calcext:value-type="float">
            <text:p>5.99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55" calcext:value-type="float">
            <text:p>10.55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47" calcext:value-type="float">
            <text:p>6.47</text:p>
          </table:table-cell>
          <table:table-cell office:value-type="float" office:value="18.48" calcext:value-type="float">
            <text:p>18.48</text:p>
          </table:table-cell>
          <table:table-cell office:value-type="float" office:value="3.07" calcext:value-type="float">
            <text:p>3.07</text:p>
          </table:table-cell>
          <table:table-cell office:value-type="float" office:value="0.79" calcext:value-type="float">
            <text:p>0.79</text:p>
          </table:table-cell>
          <table:table-cell office:value-type="float" office:value="6.09" calcext:value-type="float">
            <text:p>6.09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.22" calcext:value-type="float">
            <text:p>27.22</text:p>
          </table:table-cell>
          <table:table-cell office:value-type="float" office:value="5.38" calcext:value-type="float">
            <text:p>5.38</text:p>
          </table:table-cell>
          <table:table-cell office:value-type="float" office:value="2.14" calcext:value-type="float">
            <text:p>2.14</text:p>
          </table:table-cell>
          <table:table-cell office:value-type="float" office:value="1.57" calcext:value-type="float">
            <text:p>1.57</text:p>
          </table:table-cell>
          <table:table-cell office:value-type="float" office:value="5.31" calcext:value-type="float">
            <text:p>5.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61" calcext:value-type="float">
            <text:p>4.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19" calcext:value-type="float">
            <text:p>3.19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me_d_herbray_E4</text:p>
          </table:table-cell>
          <table:table-cell office:value-type="float" office:value="139.846042887053" calcext:value-type="float">
            <text:p>139.8460428871</text:p>
          </table:table-cell>
          <table:table-cell office:value-type="float" office:value="89.7308915494415" calcext:value-type="float">
            <text:p>89.7308915494</text:p>
          </table:table-cell>
          <table:table-cell office:value-type="float" office:value="74.8010712573626" calcext:value-type="float">
            <text:p>74.8010712574</text:p>
          </table:table-cell>
          <table:table-cell office:value-type="float" office:value="11.8280335997138" calcext:value-type="float">
            <text:p>11.8280335997</text:p>
          </table:table-cell>
          <table:table-cell office:value-type="float" office:value="29.5604827348971" calcext:value-type="float">
            <text:p>29.5604827349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me_edouard_ory_D9</text:p>
          </table:table-cell>
          <table:table-cell office:value-type="float" office:value="22.533141722454" calcext:value-type="float">
            <text:p>22.5331417225</text:p>
          </table:table-cell>
          <table:table-cell office:value-type="float" office:value="35.2664745442422" calcext:value-type="float">
            <text:p>35.2664745442</text:p>
          </table:table-cell>
          <table:table-cell office:value-type="float" office:value="55.2200454646132" calcext:value-type="float">
            <text:p>55.2200454646</text:p>
          </table:table-cell>
          <table:table-cell office:value-type="float" office:value="-50.4851520249629" calcext:value-type="float">
            <text:p>-50.485152025</text:p>
          </table:table-cell>
          <table:table-cell office:value-type="float" office:value="-15.762994900393" calcext:value-type="float">
            <text:p>-15.7629949004</text:p>
          </table:table-cell>
          <table:table-cell office:value-type="float" office:value="208.41" calcext:value-type="float">
            <text:p>208.41</text:p>
          </table:table-cell>
          <table:table-cell office:value-type="float" office:value="14.62" calcext:value-type="float">
            <text:p>14.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6.7" calcext:value-type="float">
            <text:p>6.7</text:p>
          </table:table-cell>
          <table:table-cell office:value-type="float" office:value="1.23" calcext:value-type="float">
            <text:p>1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11" calcext:value-type="float">
            <text:p>14.11</text:p>
          </table:table-cell>
          <table:table-cell office:value-type="float" office:value="0.7" calcext:value-type="float">
            <text:p>0.7</text:p>
          </table:table-cell>
          <table:table-cell office:value-type="float" office:value="2.93" calcext:value-type="float">
            <text:p>2.93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87" calcext:value-type="float">
            <text:p>5.87</text:p>
          </table:table-cell>
          <table:table-cell office:value-type="float" office:value="0" calcext:value-type="float">
            <text:p>0</text:p>
          </table:table-cell>
          <table:table-cell office:value-type="float" office:value="3.82" calcext:value-type="float">
            <text:p>3.82</text:p>
          </table:table-cell>
          <table:table-cell office:value-type="float" office:value="0.57" calcext:value-type="float">
            <text:p>0.57</text:p>
          </table:table-cell>
          <table:table-cell office:value-type="float" office:value="8.01" calcext:value-type="float">
            <text:p>8.01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.15" calcext:value-type="float">
            <text:p>14.15</text:p>
          </table:table-cell>
          <table:table-cell office:value-type="float" office:value="6.87" calcext:value-type="float">
            <text:p>6.87</text:p>
          </table:table-cell>
          <table:table-cell office:value-type="float" office:value="1.06" calcext:value-type="float">
            <text:p>1.06</text:p>
          </table:table-cell>
          <table:table-cell office:value-type="float" office:value="3.03" calcext:value-type="float">
            <text:p>3.03</text:p>
          </table:table-cell>
          <table:table-cell office:value-type="float" office:value="2.99" calcext:value-type="float">
            <text:p>2.9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.44" calcext:value-type="float">
            <text:p>8.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me_emilie_charon_E5</text:p>
          </table:table-cell>
          <table:table-cell office:value-type="float" office:value="-239.127935256455" calcext:value-type="float">
            <text:p>-239.1279352565</text:p>
          </table:table-cell>
          <table:table-cell office:value-type="float" office:value="-138.207581825516" calcext:value-type="float">
            <text:p>-138.2075818255</text:p>
          </table:table-cell>
          <table:table-cell office:value-type="float" office:value="103.547869058074" calcext:value-type="float">
            <text:p>103.5478690581</text:p>
          </table:table-cell>
          <table:table-cell office:value-type="float" office:value="137.808675243354" calcext:value-type="float">
            <text:p>137.8086752434</text:p>
          </table:table-cell>
          <table:table-cell office:value-type="float" office:value="67.9783395945176" calcext:value-type="float">
            <text:p>67.9783395945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me_ernest_calvat_F1</text:p>
          </table:table-cell>
          <table:table-cell office:value-type="float" office:value="-131.033573495817" calcext:value-type="float">
            <text:p>-131.0335734958</text:p>
          </table:table-cell>
          <table:table-cell office:value-type="float" office:value="-134.636739851773" calcext:value-type="float">
            <text:p>-134.6367398518</text:p>
          </table:table-cell>
          <table:table-cell office:value-type="float" office:value="56.6917629175982" calcext:value-type="float">
            <text:p>56.6917629176</text:p>
          </table:table-cell>
          <table:table-cell office:value-type="float" office:value="-38.836159668507" calcext:value-type="float">
            <text:p>-38.8361596685</text:p>
          </table:table-cell>
          <table:table-cell office:value-type="float" office:value="-8.83593593087004" calcext:value-type="float">
            <text:p>-8.8359359309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me_e_veyrat_hermanos_G3</text:p>
          </table:table-cell>
          <table:table-cell office:value-type="float" office:value="-204.817339656817" calcext:value-type="float">
            <text:p>-204.8173396568</text:p>
          </table:table-cell>
          <table:table-cell office:value-type="float" office:value="-89.8854912774103" calcext:value-type="float">
            <text:p>-89.8854912774</text:p>
          </table:table-cell>
          <table:table-cell office:value-type="float" office:value="66.7540889334845" calcext:value-type="float">
            <text:p>66.7540889335</text:p>
          </table:table-cell>
          <table:table-cell office:value-type="float" office:value="152.168024886315" calcext:value-type="float">
            <text:p>152.1680248863</text:p>
          </table:table-cell>
          <table:table-cell office:value-type="float" office:value="17.6368878142312" calcext:value-type="float">
            <text:p>17.6368878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1" calcext:value-type="float">
            <text:p>5.61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1.7" calcext:value-type="float">
            <text:p>1.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.09" calcext:value-type="float">
            <text:p>16.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.71" calcext:value-type="float">
            <text:p>3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me_hardy_B11</text:p>
          </table:table-cell>
          <table:table-cell office:value-type="float" office:value="120.153810437324" calcext:value-type="float">
            <text:p>120.1538104373</text:p>
          </table:table-cell>
          <table:table-cell office:value-type="float" office:value="50.5518317656097" calcext:value-type="float">
            <text:p>50.5518317656</text:p>
          </table:table-cell>
          <table:table-cell office:value-type="float" office:value="37.8243892599876" calcext:value-type="float">
            <text:p>37.82438926</text:p>
          </table:table-cell>
          <table:table-cell office:value-type="float" office:value="15.4194757662708" calcext:value-type="float">
            <text:p>15.4194757663</text:p>
          </table:table-cell>
          <table:table-cell office:value-type="float" office:value="-42.4111253861364" calcext:value-type="float">
            <text:p>-42.4111253861</text:p>
          </table:table-cell>
          <table:table-cell office:value-type="float" office:value="926.46" calcext:value-type="float">
            <text:p>926.46</text:p>
          </table:table-cell>
          <table:table-cell office:value-type="float" office:value="34.83" calcext:value-type="float">
            <text:p>34.8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59" calcext:value-type="float">
            <text:p>0.59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05" calcext:value-type="float">
            <text:p>12.05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95" calcext:value-type="float">
            <text:p>4.95</text:p>
          </table:table-cell>
          <table:table-cell office:value-type="float" office:value="3.57" calcext:value-type="float">
            <text:p>3.57</text:p>
          </table:table-cell>
          <table:table-cell office:value-type="float" office:value="3.24" calcext:value-type="float">
            <text:p>3.24</text:p>
          </table:table-cell>
          <table:table-cell office:value-type="float" office:value="0.95" calcext:value-type="float">
            <text:p>0.95</text:p>
          </table:table-cell>
          <table:table-cell office:value-type="float" office:value="6.68" calcext:value-type="float">
            <text:p>6.68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.74" calcext:value-type="float">
            <text:p>19.74</text:p>
          </table:table-cell>
          <table:table-cell office:value-type="float" office:value="35.7" calcext:value-type="float">
            <text:p>35.7</text:p>
          </table:table-cell>
          <table:table-cell office:value-type="float" office:value="0.37" calcext:value-type="float">
            <text:p>0.37</text:p>
          </table:table-cell>
          <table:table-cell office:value-type="float" office:value="2.25" calcext:value-type="float">
            <text:p>2.25</text:p>
          </table:table-cell>
          <table:table-cell office:value-type="float" office:value="2.03" calcext:value-type="float">
            <text:p>2.0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.61" calcext:value-type="float">
            <text:p>5.6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67" calcext:value-type="float">
            <text:p>3.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float" office:value="0" calcext:value-type="float">
            <text:p>0</text:p>
          </table:table-cell>
          <table:table-cell office:value-type="float" office:value="64.03" calcext:value-type="float">
            <text:p>64.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.25" calcext:value-type="float">
            <text:p>8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" calcext:value-type="float">
            <text:p>37.8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me_lambard_E8</text:p>
          </table:table-cell>
          <table:table-cell office:value-type="float" office:value="-234.429061978918" calcext:value-type="float">
            <text:p>-234.4290619789</text:p>
          </table:table-cell>
          <table:table-cell office:value-type="float" office:value="-155.421140688235" calcext:value-type="float">
            <text:p>-155.4211406882</text:p>
          </table:table-cell>
          <table:table-cell office:value-type="float" office:value="119.365460452142" calcext:value-type="float">
            <text:p>119.3654604521</text:p>
          </table:table-cell>
          <table:table-cell office:value-type="float" office:value="126.29646911601" calcext:value-type="float">
            <text:p>126.296469116</text:p>
          </table:table-cell>
          <table:table-cell office:value-type="float" office:value="45.9064309998125" calcext:value-type="float">
            <text:p>45.90643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6" calcext:value-type="float">
            <text:p>43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.76" calcext:value-type="float">
            <text:p>2.7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.81" calcext:value-type="float">
            <text:p>27.81</text:p>
          </table:table-cell>
          <table:table-cell office:value-type="float" office:value="26.25" calcext:value-type="float">
            <text:p>26.2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5.03" calcext:value-type="float">
            <text:p>95.03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5.47" calcext:value-type="float">
            <text:p>5.47</text:p>
          </table:table-cell>
          <table:table-cell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office:value-type="float" office:value="25.35" calcext:value-type="float">
            <text:p>25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58" calcext:value-type="float">
            <text:p>5.58</text:p>
          </table:table-cell>
          <table:table-cell office:value-type="float" office:value="5.84" calcext:value-type="float">
            <text:p>5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2.72" calcext:value-type="float">
            <text:p>12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9" calcext:value-type="float">
            <text:p>8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me_legras_de_st_germain_E7</text:p>
          </table:table-cell>
          <table:table-cell office:value-type="float" office:value="132.188549683658" calcext:value-type="float">
            <text:p>132.1885496837</text:p>
          </table:table-cell>
          <table:table-cell office:value-type="float" office:value="57.2233684270959" calcext:value-type="float">
            <text:p>57.2233684271</text:p>
          </table:table-cell>
          <table:table-cell office:value-type="float" office:value="25.7219559192586" calcext:value-type="float">
            <text:p>25.7219559193</text:p>
          </table:table-cell>
          <table:table-cell office:value-type="float" office:value="27.8369554854054" calcext:value-type="float">
            <text:p>27.8369554854</text:p>
          </table:table-cell>
          <table:table-cell office:value-type="float" office:value="20.630050401417" calcext:value-type="float">
            <text:p>20.6300504014</text:p>
          </table:table-cell>
          <table:table-cell office:value-type="float" office:value="317.76" calcext:value-type="float">
            <text:p>317.76</text:p>
          </table:table-cell>
          <table:table-cell office:value-type="float" office:value="76.47" calcext:value-type="float">
            <text:p>76.47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.19" calcext:value-type="float">
            <text:p>0.19</text:p>
          </table:table-cell>
          <table:table-cell office:value-type="float" office:value="2.45" calcext:value-type="float">
            <text:p>2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1" calcext:value-type="float">
            <text:p>43.11</text:p>
          </table:table-cell>
          <table:table-cell office:value-type="float" office:value="2.03" calcext:value-type="float">
            <text:p>2.03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2.74" calcext:value-type="float">
            <text:p>2.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.92" calcext:value-type="float">
            <text:p>16.92</text:p>
          </table:table-cell>
          <table:table-cell office:value-type="float" office:value="56.85" calcext:value-type="float">
            <text:p>56.85</text:p>
          </table:table-cell>
          <table:table-cell office:value-type="float" office:value="14.5" calcext:value-type="float">
            <text:p>14.5</text:p>
          </table:table-cell>
          <table:table-cell office:value-type="float" office:value="0.42" calcext:value-type="float">
            <text:p>0.42</text:p>
          </table:table-cell>
          <table:table-cell office:value-type="float" office:value="27.27" calcext:value-type="float">
            <text:p>27.27</text:p>
          </table:table-cell>
          <table:table-cell office:value-type="float" office:value="1.59" calcext:value-type="float">
            <text:p>1.59</text:p>
          </table:table-cell>
          <table:table-cell office:value-type="float" office:value="0" calcext:value-type="float">
            <text:p>0</text:p>
          </table:table-cell>
          <table:table-cell office:value-type="float" office:value="3.93" calcext:value-type="float">
            <text:p>3.93</text:p>
          </table:table-cell>
          <table:table-cell office:value-type="float" office:value="0" calcext:value-type="float">
            <text:p>0</text:p>
          </table:table-cell>
          <table:table-cell office:value-type="float" office:value="2.07" calcext:value-type="float">
            <text:p>2.07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63" calcext:value-type="float">
            <text:p>45.63</text:p>
          </table:table-cell>
          <table:table-cell office:value-type="float" office:value="56.18" calcext:value-type="float">
            <text:p>56.18</text:p>
          </table:table-cell>
          <table:table-cell office:value-type="float" office:value="5.54" calcext:value-type="float">
            <text:p>5.54</text:p>
          </table:table-cell>
          <table:table-cell office:value-type="float" office:value="1.82" calcext:value-type="float">
            <text:p>1.82</text:p>
          </table:table-cell>
          <table:table-cell office:value-type="float" office:value="9.69" calcext:value-type="float">
            <text:p>9.6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71" calcext:value-type="float">
            <text:p>2.7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.67" calcext:value-type="float">
            <text:p>22.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2" calcext:value-type="float">
            <text:p>9.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me_zoetmans_E12</text:p>
          </table:table-cell>
          <table:table-cell office:value-type="float" office:value="141.771127855931" calcext:value-type="float">
            <text:p>141.7711278559</text:p>
          </table:table-cell>
          <table:table-cell office:value-type="float" office:value="74.5100642579231" calcext:value-type="float">
            <text:p>74.5100642579</text:p>
          </table:table-cell>
          <table:table-cell office:value-type="float" office:value="62.9735044290371" calcext:value-type="float">
            <text:p>62.973504429</text:p>
          </table:table-cell>
          <table:table-cell office:value-type="float" office:value="13.0581029365355" calcext:value-type="float">
            <text:p>13.0581029365</text:p>
          </table:table-cell>
          <table:table-cell office:value-type="float" office:value="30.9616331653538" calcext:value-type="float">
            <text:p>30.9616331654</text:p>
          </table:table-cell>
          <table:table-cell office:value-type="float" office:value="509.9" calcext:value-type="float">
            <text:p>509.9</text:p>
          </table:table-cell>
          <table:table-cell office:value-type="float" office:value="361.36" calcext:value-type="float">
            <text:p>361.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8.44" calcext:value-type="float">
            <text:p>68.44</text:p>
          </table:table-cell>
          <table:table-cell office:value-type="float" office:value="3.06" calcext:value-type="float">
            <text:p>3.0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4.17" calcext:value-type="float">
            <text:p>4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55" calcext:value-type="float">
            <text:p>22.55</text:p>
          </table:table-cell>
          <table:table-cell office:value-type="float" office:value="4.08" calcext:value-type="float">
            <text:p>4.08</text:p>
          </table:table-cell>
          <table:table-cell office:value-type="float" office:value="19.26" calcext:value-type="float">
            <text:p>19.26</text:p>
          </table:table-cell>
          <table:table-cell office:value-type="float" office:value="0" calcext:value-type="float">
            <text:p>0</text:p>
          </table:table-cell>
          <table:table-cell office:value-type="float" office:value="40.59" calcext:value-type="float">
            <text:p>40.59</text:p>
          </table:table-cell>
          <table:table-cell office:value-type="float" office:value="2.39" calcext:value-type="float">
            <text:p>2.39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7.39" calcext:value-type="float">
            <text:p>7.39</text:p>
          </table:table-cell>
          <table:table-cell office:value-type="float" office:value="133.95" calcext:value-type="float">
            <text:p>133.95</text:p>
          </table:table-cell>
          <table:table-cell office:value-type="float" office:value="72.98" calcext:value-type="float">
            <text:p>72.98</text:p>
          </table:table-cell>
          <table:table-cell office:value-type="float" office:value="15.61" calcext:value-type="float">
            <text:p>15.61</text:p>
          </table:table-cell>
          <table:table-cell office:value-type="float" office:value="0" calcext:value-type="float">
            <text:p>0</text:p>
          </table:table-cell>
          <table:table-cell office:value-type="float" office:value="37.75" calcext:value-type="float">
            <text:p>37.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26" calcext:value-type="float">
            <text:p>3.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3.75" calcext:value-type="float">
            <text:p>43.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71" calcext:value-type="float">
            <text:p>1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1" calcext:value-type="float">
            <text:p>15.01</text:p>
          </table:table-cell>
          <table:table-cell office:value-type="float" office:value="0" calcext:value-type="float">
            <text:p>0</text:p>
          </table:table-cell>
          <table:table-cell office:value-type="float" office:value="6.68" calcext:value-type="float">
            <text:p>6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6" calcext:value-type="float">
            <text:p>19.96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sieur_cordeau_H6</text:p>
          </table:table-cell>
          <table:table-cell office:value-type="float" office:value="-52.4567009137494" calcext:value-type="float">
            <text:p>-52.4567009137</text:p>
          </table:table-cell>
          <table:table-cell office:value-type="float" office:value="-66.1463970141054" calcext:value-type="float">
            <text:p>-66.1463970141</text:p>
          </table:table-cell>
          <table:table-cell office:value-type="float" office:value="60.3509362802069" calcext:value-type="float">
            <text:p>60.3509362802</text:p>
          </table:table-cell>
          <table:table-cell office:value-type="float" office:value="-128.067504288907" calcext:value-type="float">
            <text:p>-128.0675042889</text:p>
          </table:table-cell>
          <table:table-cell office:value-type="float" office:value="-14.8349734718454" calcext:value-type="float">
            <text:p>-14.8349734718</text:p>
          </table:table-cell>
          <table:table-cell office:value-type="float" office:value="119.237" calcext:value-type="float">
            <text:p>119.237</text:p>
          </table:table-cell>
          <table:table-cell office:value-type="float" office:value="88.39" calcext:value-type="float">
            <text:p>88.39</text:p>
          </table:table-cell>
          <table:table-cell office:value-type="float" office:value="0.463333" calcext:value-type="float">
            <text:p>0.46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33333" calcext:value-type="float">
            <text:p>0.733333</text:p>
          </table:table-cell>
          <table:table-cell office:value-type="float" office:value="0.996667" calcext:value-type="float">
            <text:p>0.996667</text:p>
          </table:table-cell>
          <table:table-cell office:value-type="float" office:value="0.393333" calcext:value-type="float">
            <text:p>0.39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5167" calcext:value-type="float">
            <text:p>13.5167</text:p>
          </table:table-cell>
          <table:table-cell office:value-type="float" office:value="0.31" calcext:value-type="float">
            <text:p>0.31</text:p>
          </table:table-cell>
          <table:table-cell office:value-type="float" office:value="3.23667" calcext:value-type="float">
            <text:p>3.23667</text:p>
          </table:table-cell>
          <table:table-cell office:value-type="float" office:value="0" calcext:value-type="float">
            <text:p>0</text:p>
          </table:table-cell>
          <table:table-cell office:value-type="float" office:value="0.563333" calcext:value-type="float">
            <text:p>0.56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9667" calcext:value-type="float">
            <text:p>2.89667</text:p>
          </table:table-cell>
          <table:table-cell office:value-type="float" office:value="4.31667" calcext:value-type="float">
            <text:p>4.31667</text:p>
          </table:table-cell>
          <table:table-cell office:value-type="float" office:value="4.28" calcext:value-type="float">
            <text:p>4.28</text:p>
          </table:table-cell>
          <table:table-cell office:value-type="float" office:value="0" calcext:value-type="float">
            <text:p>0</text:p>
          </table:table-cell>
          <table:table-cell office:value-type="float" office:value="8.22333" calcext:value-type="float">
            <text:p>8.22333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636667" calcext:value-type="float">
            <text:p>0.636667</text:p>
          </table:table-cell>
          <table:table-cell office:value-type="float" office:value="0" calcext:value-type="float">
            <text:p>0</text:p>
          </table:table-cell>
          <table:table-cell office:value-type="float" office:value="1.11667" calcext:value-type="float">
            <text:p>1.11667</text:p>
          </table:table-cell>
          <table:table-cell office:value-type="float" office:value="0" calcext:value-type="float">
            <text:p>0</text:p>
          </table:table-cell>
          <table:table-cell office:value-type="float" office:value="1.34667" calcext:value-type="float">
            <text:p>1.346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.25" calcext:value-type="float">
            <text:p>9.25</text:p>
          </table:table-cell>
          <table:table-cell office:value-type="float" office:value="3.99333" calcext:value-type="float">
            <text:p>3.99333</text:p>
          </table:table-cell>
          <table:table-cell office:value-type="float" office:value="1.56667" calcext:value-type="float">
            <text:p>1.56667</text:p>
          </table:table-cell>
          <table:table-cell office:value-type="float" office:value="4.35667" calcext:value-type="float">
            <text:p>4.35667</text:p>
          </table:table-cell>
          <table:table-cell office:value-type="float" office:value="12.0333" calcext:value-type="float">
            <text:p>12.0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36667" calcext:value-type="float">
            <text:p>0.336667</text:p>
          </table:table-cell>
          <table:table-cell office:value-type="float" office:value="2.62" calcext:value-type="float">
            <text:p>2.62</text:p>
          </table:table-cell>
          <table:table-cell office:value-type="float" office:value="0.216667" calcext:value-type="float">
            <text:p>0.21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0.696667" calcext:value-type="float">
            <text:p>0.696667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2.28667" calcext:value-type="float">
            <text:p>2.28667</text:p>
          </table:table-cell>
          <table:table-cell office:value-type="float" office:value="0" calcext:value-type="float">
            <text:p>0</text:p>
          </table:table-cell>
          <table:table-cell office:value-type="float" office:value="3.51333" calcext:value-type="float">
            <text:p>3.51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4.5067" calcext:value-type="float">
            <text:p>14.50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06667" calcext:value-type="float">
            <text:p>1.06667</text:p>
          </table:table-cell>
          <table:table-cell office:value-type="float" office:value="2.81667" calcext:value-type="float">
            <text:p>2.8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333" calcext:value-type="float">
            <text:p>2.20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73333" calcext:value-type="float">
            <text:p>0.373333</text:p>
          </table:table-cell>
          <table:table-cell office:value-type="float" office:value="0.17" calcext:value-type="float">
            <text:p>0.17</text:p>
          </table:table-cell>
          <table:table-cell office:value-type="float" office:value="0.946667" calcext:value-type="float">
            <text:p>0.946667</text:p>
          </table:table-cell>
          <table:table-cell office:value-type="float" office:value="0.713333" calcext:value-type="float">
            <text:p>0.71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rrow_water_D3</text:p>
          </table:table-cell>
          <table:table-cell office:value-type="float" office:value="-175.211883645375" calcext:value-type="float">
            <text:p>-175.2118836454</text:p>
          </table:table-cell>
          <table:table-cell office:value-type="float" office:value="71.4809346547991" calcext:value-type="float">
            <text:p>71.4809346548</text:p>
          </table:table-cell>
          <table:table-cell office:value-type="float" office:value="-77.3676938011548" calcext:value-type="float">
            <text:p>-77.3676938012</text:p>
          </table:table-cell>
          <table:table-cell office:value-type="float" office:value="-17.8024684289196" calcext:value-type="float">
            <text:p>-17.8024684289</text:p>
          </table:table-cell>
          <table:table-cell office:value-type="float" office:value="-156.689925455079" calcext:value-type="float">
            <text:p>-156.6899254551</text:p>
          </table:table-cell>
          <table:table-cell office:value-type="float" office:value="644.146" calcext:value-type="float">
            <text:p>644.146</text:p>
          </table:table-cell>
          <table:table-cell office:value-type="float" office:value="39.554" calcext:value-type="float">
            <text:p>39.554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0.156" calcext:value-type="float">
            <text:p>0.156</text:p>
          </table:table-cell>
          <table:table-cell office:value-type="float" office:value="0.43" calcext:value-type="float">
            <text:p>0.43</text:p>
          </table:table-cell>
          <table:table-cell office:value-type="float" office:value="0.184" calcext:value-type="float">
            <text:p>0.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124" calcext:value-type="float">
            <text:p>0.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94" calcext:value-type="float">
            <text:p>10.194</text:p>
          </table:table-cell>
          <table:table-cell office:value-type="float" office:value="0.164" calcext:value-type="float">
            <text:p>0.164</text:p>
          </table:table-cell>
          <table:table-cell office:value-type="float" office:value="0.584" calcext:value-type="float">
            <text:p>0.584</text:p>
          </table:table-cell>
          <table:table-cell office:value-type="float" office:value="0" calcext:value-type="float">
            <text:p>0</text:p>
          </table:table-cell>
          <table:table-cell office:value-type="float" office:value="0.214" calcext:value-type="float">
            <text:p>0.2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3.338" calcext:value-type="float">
            <text:p>3.338</text:p>
          </table:table-cell>
          <table:table-cell office:value-type="float" office:value="3.276" calcext:value-type="float">
            <text:p>3.276</text:p>
          </table:table-cell>
          <table:table-cell office:value-type="float" office:value="1.46" calcext:value-type="float">
            <text:p>1.46</text:p>
          </table:table-cell>
          <table:table-cell office:value-type="float" office:value="6.192" calcext:value-type="float">
            <text:p>6.192</text:p>
          </table:table-cell>
          <table:table-cell office:value-type="float" office:value="0.148" calcext:value-type="float">
            <text:p>0.148</text:p>
          </table:table-cell>
          <table:table-cell office:value-type="float" office:value="0" calcext:value-type="float">
            <text:p>0</text:p>
          </table:table-cell>
          <table:table-cell office:value-type="float" office:value="0.318" calcext:value-type="float">
            <text:p>0.318</text:p>
          </table:table-cell>
          <table:table-cell office:value-type="float" office:value="0" calcext:value-type="float">
            <text:p>0</text:p>
          </table:table-cell>
          <table:table-cell office:value-type="float" office:value="1.154" calcext:value-type="float">
            <text:p>1.154</text:p>
          </table:table-cell>
          <table:table-cell office:value-type="float" office:value="0" calcext:value-type="float">
            <text:p>0</text:p>
          </table:table-cell>
          <table:table-cell office:value-type="float" office:value="1.164" calcext:value-type="float">
            <text:p>1.1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906" calcext:value-type="float">
            <text:p>0.906</text:p>
          </table:table-cell>
          <table:table-cell office:value-type="float" office:value="1.072" calcext:value-type="float">
            <text:p>1.072</text:p>
          </table:table-cell>
          <table:table-cell office:value-type="float" office:value="0.08" calcext:value-type="float">
            <text:p>0.08</text:p>
          </table:table-cell>
          <table:table-cell office:value-type="float" office:value="38.266" calcext:value-type="float">
            <text:p>38.266</text:p>
          </table:table-cell>
          <table:table-cell office:value-type="float" office:value="4.448" calcext:value-type="float">
            <text:p>4.4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802" calcext:value-type="float">
            <text:p>4.8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6" calcext:value-type="float">
            <text:p>2.236</text:p>
          </table:table-cell>
          <table:table-cell office:value-type="float" office:value="0" calcext:value-type="float">
            <text:p>0</text:p>
          </table:table-cell>
          <table:table-cell office:value-type="float" office:value="0.248" calcext:value-type="float">
            <text:p>0.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4" calcext:value-type="float">
            <text:p>0.19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thalie_H4</text:p>
          </table:table-cell>
          <table:table-cell office:value-type="float" office:value="-125.107418357511" calcext:value-type="float">
            <text:p>-125.1074183575</text:p>
          </table:table-cell>
          <table:table-cell office:value-type="float" office:value="-41.9337182555967" calcext:value-type="float">
            <text:p>-41.9337182556</text:p>
          </table:table-cell>
          <table:table-cell office:value-type="float" office:value="10.67982019308" calcext:value-type="float">
            <text:p>10.6798201931</text:p>
          </table:table-cell>
          <table:table-cell office:value-type="float" office:value="-18.157855822803" calcext:value-type="float">
            <text:p>-18.1578558228</text:p>
          </table:table-cell>
          <table:table-cell office:value-type="float" office:value="27.1386462655381" calcext:value-type="float">
            <text:p>27.13864626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87" calcext:value-type="float">
            <text:p>5.87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.67</text:p>
          </table:table-cell>
          <table:table-cell office:value-type="float" office:value="1.67" calcext:value-type="float">
            <text:p>1.67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.57" calcext:value-type="float">
            <text:p>2.5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83" calcext:value-type="float">
            <text:p>2.83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4.97" calcext:value-type="float">
            <text:p>4.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eillet_panache_G11</text:p>
          </table:table-cell>
          <table:table-cell office:value-type="float" office:value="130.699032893343" calcext:value-type="float">
            <text:p>130.6990328933</text:p>
          </table:table-cell>
          <table:table-cell office:value-type="float" office:value="58.1123757623701" calcext:value-type="float">
            <text:p>58.1123757624</text:p>
          </table:table-cell>
          <table:table-cell office:value-type="float" office:value="59.7305464755257" calcext:value-type="float">
            <text:p>59.7305464755</text:p>
          </table:table-cell>
          <table:table-cell office:value-type="float" office:value="1.15740493455413" calcext:value-type="float">
            <text:p>1.1574049346</text:p>
          </table:table-cell>
          <table:table-cell office:value-type="float" office:value="20.7732160350201" calcext:value-type="float">
            <text:p>20.773216035</text:p>
          </table:table-cell>
          <table:table-cell office:value-type="float" office:value="819.1" calcext:value-type="float">
            <text:p>819.1</text:p>
          </table:table-cell>
          <table:table-cell office:value-type="float" office:value="103.28" calcext:value-type="float">
            <text:p>103.28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.73" calcext:value-type="float">
            <text:p>66.73</text:p>
          </table:table-cell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float" office:value="7.73" calcext:value-type="float">
            <text:p>7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office:value-type="float" office:value="37.26" calcext:value-type="float">
            <text:p>37.26</text:p>
          </table:table-cell>
          <table:table-cell office:value-type="float" office:value="4.09" calcext:value-type="float">
            <text:p>4.09</text:p>
          </table:table-cell>
          <table:table-cell office:value-type="float" office:value="23.19" calcext:value-type="float">
            <text:p>23.19</text:p>
          </table:table-cell>
          <table:table-cell office:value-type="float" office:value="1.52" calcext:value-type="float">
            <text:p>1.52</text:p>
          </table:table-cell>
          <table:table-cell office:value-type="float" office:value="44.82" calcext:value-type="float">
            <text:p>44.8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.77" calcext:value-type="float">
            <text:p>11.77</text:p>
          </table:table-cell>
          <table:table-cell office:value-type="float" office:value="0" calcext:value-type="float">
            <text:p>0</text:p>
          </table:table-cell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  <table:table-cell office:value-type="float" office:value="6.89" calcext:value-type="float">
            <text:p>6.89</text:p>
          </table:table-cell>
          <table:table-cell office:value-type="float" office:value="1.04" calcext:value-type="float">
            <text:p>1.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office:value-type="float" office:value="66.53" calcext:value-type="float">
            <text:p>66.53</text:p>
          </table:table-cell>
          <table:table-cell office:value-type="float" office:value="20.45" calcext:value-type="float">
            <text:p>20.45</text:p>
          </table:table-cell>
          <table:table-cell office:value-type="float" office:value="11.12" calcext:value-type="float">
            <text:p>11.12</text:p>
          </table:table-cell>
          <table:table-cell office:value-type="float" office:value="4.37" calcext:value-type="float">
            <text:p>4.37</text:p>
          </table:table-cell>
          <table:table-cell office:value-type="float" office:value="28.77" calcext:value-type="float">
            <text:p>28.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22" calcext:value-type="float">
            <text:p>4.22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 office:value-type="float" office:value="9.18" calcext:value-type="float">
            <text:p>9.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8" calcext:value-type="float">
            <text:p>5.38</text:p>
          </table:table-cell>
          <table:table-cell office:value-type="float" office:value="0" calcext:value-type="float">
            <text:p>0</text:p>
          </table:table-cell>
          <table:table-cell office:value-type="float" office:value="2.79" calcext:value-type="float">
            <text:p>2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3" calcext:value-type="float">
            <text:p>7.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ld_blush_G12</text:p>
          </table:table-cell>
          <table:table-cell office:value-type="float" office:value="-287.914130662417" calcext:value-type="float">
            <text:p>-287.9141306624</text:p>
          </table:table-cell>
          <table:table-cell office:value-type="float" office:value="-71.4570680985011" calcext:value-type="float">
            <text:p>-71.4570680985</text:p>
          </table:table-cell>
          <table:table-cell office:value-type="float" office:value="23.5071618351607" calcext:value-type="float">
            <text:p>23.5071618352</text:p>
          </table:table-cell>
          <table:table-cell office:value-type="float" office:value="-68.2761386771225" calcext:value-type="float">
            <text:p>-68.2761386771</text:p>
          </table:table-cell>
          <table:table-cell office:value-type="float" office:value="51.4896981062985" calcext:value-type="float">
            <text:p>51.4896981063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ivet_E2</text:p>
          </table:table-cell>
          <table:table-cell office:value-type="float" office:value="-57.2261700863396" calcext:value-type="float">
            <text:p>-57.2261700863</text:p>
          </table:table-cell>
          <table:table-cell office:value-type="float" office:value="11.3225078905196" calcext:value-type="float">
            <text:p>11.3225078905</text:p>
          </table:table-cell>
          <table:table-cell office:value-type="float" office:value="11.0932407505239" calcext:value-type="float">
            <text:p>11.0932407505</text:p>
          </table:table-cell>
          <table:table-cell office:value-type="float" office:value="-52.4203241133683" calcext:value-type="float">
            <text:p>-52.4203241134</text:p>
          </table:table-cell>
          <table:table-cell office:value-type="float" office:value="4.98775948188797" calcext:value-type="float">
            <text:p>4.9877594819</text:p>
          </table:table-cell>
          <table:table-cell office:value-type="float" office:value="0" calcext:value-type="float">
            <text:p>0</text:p>
          </table:table-cell>
          <table:table-cell office:value-type="float" office:value="137.19" calcext:value-type="float">
            <text:p>137.19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0.32" calcext:value-type="float">
            <text:p>0.32</text:p>
          </table:table-cell>
          <table:table-cell office:value-type="float" office:value="0.34" calcext:value-type="float">
            <text:p>0.3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.99" calcext:value-type="float">
            <text:p>46.99</text:p>
          </table:table-cell>
          <table:table-cell office:value-type="float" office:value="2.57" calcext:value-type="float">
            <text:p>2.57</text:p>
          </table:table-cell>
          <table:table-cell office:value-type="float" office:value="2.94" calcext:value-type="float">
            <text:p>2.94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24" calcext:value-type="float">
            <text:p>18.24</text:p>
          </table:table-cell>
          <table:table-cell office:value-type="float" office:value="1.65" calcext:value-type="float">
            <text:p>1.65</text:p>
          </table:table-cell>
          <table:table-cell office:value-type="float" office:value="13.86" calcext:value-type="float">
            <text:p>13.86</text:p>
          </table:table-cell>
          <table:table-cell office:value-type="float" office:value="0" calcext:value-type="float">
            <text:p>0</text:p>
          </table:table-cell>
          <table:table-cell office:value-type="float" office:value="28.39" calcext:value-type="float">
            <text:p>28.39</text:p>
          </table:table-cell>
          <table:table-cell office:value-type="float" office:value="1.88" calcext:value-type="float">
            <text:p>1.88</text:p>
          </table:table-cell>
          <table:table-cell office:value-type="float" office:value="0" calcext:value-type="float">
            <text:p>0</text:p>
          </table:table-cell>
          <table:table-cell office:value-type="float" office:value="4.41" calcext:value-type="float">
            <text:p>4.41</text:p>
          </table:table-cell>
          <table:table-cell office:value-type="float" office:value="0" calcext:value-type="float">
            <text:p>0</text:p>
          </table:table-cell>
          <table:table-cell office:value-type="float" office:value="3.49" calcext:value-type="float">
            <text:p>3.49</text:p>
          </table:table-cell>
          <table:table-cell office:value-type="float" office:value="0" calcext:value-type="float">
            <text:p>0</text:p>
          </table:table-cell>
          <table:table-cell office:value-type="float" office:value="4.54" calcext:value-type="float">
            <text:p>4.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5.43" calcext:value-type="float">
            <text:p>65.43</text:p>
          </table:table-cell>
          <table:table-cell office:value-type="float" office:value="25.3" calcext:value-type="float">
            <text:p>25.3</text:p>
          </table:table-cell>
          <table:table-cell office:value-type="float" office:value="12.74" calcext:value-type="float">
            <text:p>12.74</text:p>
          </table:table-cell>
          <table:table-cell office:value-type="float" office:value="0" calcext:value-type="float">
            <text:p>0</text:p>
          </table:table-cell>
          <table:table-cell office:value-type="float" office:value="25.53" calcext:value-type="float">
            <text:p>25.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9" calcext:value-type="float">
            <text:p>2.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.59" calcext:value-type="float">
            <text:p>17.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2" calcext:value-type="float">
            <text:p>8.42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3" calcext:value-type="float">
            <text:p>6.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nache_superbe_F3</text:p>
          </table:table-cell>
          <table:table-cell office:value-type="float" office:value="-42.1419939321143" calcext:value-type="float">
            <text:p>-42.1419939321</text:p>
          </table:table-cell>
          <table:table-cell office:value-type="float" office:value="-22.1768343982439" calcext:value-type="float">
            <text:p>-22.1768343982</text:p>
          </table:table-cell>
          <table:table-cell office:value-type="float" office:value="32.3148209779965" calcext:value-type="float">
            <text:p>32.314820978</text:p>
          </table:table-cell>
          <table:table-cell office:value-type="float" office:value="-71.8390594397923" calcext:value-type="float">
            <text:p>-71.8390594398</text:p>
          </table:table-cell>
          <table:table-cell office:value-type="float" office:value="9.81582758406134" calcext:value-type="float">
            <text:p>9.8158275841</text:p>
          </table:table-cell>
          <table:table-cell office:value-type="float" office:value="790.41" calcext:value-type="float">
            <text:p>790.41</text:p>
          </table:table-cell>
          <table:table-cell office:value-type="float" office:value="84.7" calcext:value-type="float">
            <text:p>84.7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4.18" calcext:value-type="float">
            <text:p>14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9" calcext:value-type="float">
            <text:p>2.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.4" calcext:value-type="float">
            <text:p>60.4</text:p>
          </table:table-cell>
          <table:table-cell office:value-type="float" office:value="2.84" calcext:value-type="float">
            <text:p>2.8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3.74" calcext:value-type="float">
            <text:p>3.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11.35" calcext:value-type="float">
            <text:p>11.35</text:p>
          </table:table-cell>
          <table:table-cell office:value-type="float" office:value="17.75" calcext:value-type="float">
            <text:p>17.75</text:p>
          </table:table-cell>
          <table:table-cell office:value-type="float" office:value="1.14" calcext:value-type="float">
            <text:p>1.14</text:p>
          </table:table-cell>
          <table:table-cell office:value-type="float" office:value="34.51" calcext:value-type="float">
            <text:p>34.51</text:p>
          </table:table-cell>
          <table:table-cell office:value-type="float" office:value="2.02" calcext:value-type="float">
            <text:p>2.02</text:p>
          </table:table-cell>
          <table:table-cell office:value-type="float" office:value="0" calcext:value-type="float">
            <text:p>0</text:p>
          </table:table-cell>
          <table:table-cell office:value-type="float" office:value="5.38" calcext:value-type="float">
            <text:p>5.38</text:p>
          </table:table-cell>
          <table:table-cell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  <table:table-cell office:value-type="float" office:value="5.11" calcext:value-type="float">
            <text:p>5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4.87" calcext:value-type="float">
            <text:p>64.87</text:p>
          </table:table-cell>
          <table:table-cell office:value-type="float" office:value="11.98" calcext:value-type="float">
            <text:p>11.98</text:p>
          </table:table-cell>
          <table:table-cell office:value-type="float" office:value="12.77" calcext:value-type="float">
            <text:p>12.77</text:p>
          </table:table-cell>
          <table:table-cell office:value-type="float" office:value="2.86" calcext:value-type="float">
            <text:p>2.86</text:p>
          </table:table-cell>
          <table:table-cell office:value-type="float" office:value="24.86" calcext:value-type="float">
            <text:p>24.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62" calcext:value-type="float">
            <text:p>3.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.26" calcext:value-type="float">
            <text:p>4.26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3" calcext:value-type="float">
            <text:p>2.7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querette_A2</text:p>
          </table:table-cell>
          <table:table-cell office:value-type="float" office:value="-155.355359089972" calcext:value-type="float">
            <text:p>-155.35535909</text:p>
          </table:table-cell>
          <table:table-cell office:value-type="float" office:value="155.069065910318" calcext:value-type="float">
            <text:p>155.0690659103</text:p>
          </table:table-cell>
          <table:table-cell office:value-type="float" office:value="-160.399918140281" calcext:value-type="float">
            <text:p>-160.3999181403</text:p>
          </table:table-cell>
          <table:table-cell office:value-type="float" office:value="-3.42736438767098" calcext:value-type="float">
            <text:p>-3.4273643877</text:p>
          </table:table-cell>
          <table:table-cell office:value-type="float" office:value="68.0394712982589" calcext:value-type="float">
            <text:p>68.0394712983</text:p>
          </table:table-cell>
          <table:table-cell office:value-type="float" office:value="1051.55" calcext:value-type="float">
            <text:p>1051.55</text:p>
          </table:table-cell>
          <table:table-cell office:value-type="float" office:value="31.255" calcext:value-type="float">
            <text:p>31.255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5" calcext:value-type="float">
            <text:p>0.855</text:p>
          </table:table-cell>
          <table:table-cell office:value-type="float" office:value="0.52" calcext:value-type="float">
            <text:p>0.52</text:p>
          </table:table-cell>
          <table:table-cell office:value-type="float" office:value="0.025" calcext:value-type="float">
            <text:p>0.0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5" calcext:value-type="float">
            <text:p>2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45" calcext:value-type="float">
            <text:p>14.6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45" calcext:value-type="float">
            <text:p>2.845</text:p>
          </table:table-cell>
          <table:table-cell office:value-type="float" office:value="7.98" calcext:value-type="float">
            <text:p>7.98</text:p>
          </table:table-cell>
          <table:table-cell office:value-type="float" office:value="4.835" calcext:value-type="float">
            <text:p>4.835</text:p>
          </table:table-cell>
          <table:table-cell office:value-type="float" office:value="4.335" calcext:value-type="float">
            <text:p>4.335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.005" calcext:value-type="float">
            <text:p>14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8.01" calcext:value-type="float">
            <text:p>8.01</text:p>
          </table:table-cell>
          <table:table-cell office:value-type="float" office:value="10.745" calcext:value-type="float">
            <text:p>10.7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.835" calcext:value-type="float">
            <text:p>31.8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2.885" calcext:value-type="float">
            <text:p>72.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65" calcext:value-type="float">
            <text:p>0.3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25" calcext:value-type="float">
            <text:p>0.825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.685" calcext:value-type="float">
            <text:p>1.6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ks_yellow_tea_scented_china_C5</text:p>
          </table:table-cell>
          <table:table-cell office:value-type="float" office:value="-134.372696156467" calcext:value-type="float">
            <text:p>-134.3726961565</text:p>
          </table:table-cell>
          <table:table-cell office:value-type="float" office:value="-59.2709417070329" calcext:value-type="float">
            <text:p>-59.270941707</text:p>
          </table:table-cell>
          <table:table-cell office:value-type="float" office:value="41.3249469222431" calcext:value-type="float">
            <text:p>41.3249469222</text:p>
          </table:table-cell>
          <table:table-cell office:value-type="float" office:value="148.448378167812" calcext:value-type="float">
            <text:p>148.4483781678</text:p>
          </table:table-cell>
          <table:table-cell office:value-type="float" office:value="40.6333494511421" calcext:value-type="float">
            <text:p>40.6333494511</text:p>
          </table:table-cell>
          <table:table-cell office:value-type="float" office:value="0" calcext:value-type="float">
            <text:p>0</text:p>
          </table:table-cell>
          <table:table-cell office:value-type="float" office:value="27.73" calcext:value-type="float">
            <text:p>27.73</text:p>
          </table:table-cell>
          <table:table-cell office:value-type="float" office:value="30.73" calcext:value-type="float">
            <text:p>30.73</text:p>
          </table:table-cell>
          <table:table-cell office:value-type="float" office:value="0" calcext:value-type="float">
            <text:p>0</text:p>
          </table:table-cell>
          <table:table-cell office:value-type="float" office:value="13.05" calcext:value-type="float">
            <text:p>13.05</text:p>
          </table:table-cell>
          <table:table-cell office:value-type="float" office:value="0" calcext:value-type="float">
            <text:p>0</text:p>
          </table:table-cell>
          <table:table-cell office:value-type="float" office:value="41.04" calcext:value-type="float">
            <text:p>41.04</text:p>
          </table:table-cell>
          <table:table-cell office:value-type="float" office:value="3.61" calcext:value-type="float">
            <text:p>3.61</text:p>
          </table:table-cell>
          <table:table-cell office:value-type="float" office:value="3.99" calcext:value-type="float">
            <text:p>3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8" calcext:value-type="float">
            <text:p>8.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52" calcext:value-type="float">
            <text:p>8.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  <table:table-cell office:value-type="float" office:value="0" calcext:value-type="float">
            <text:p>0</text:p>
          </table:table-cell>
          <table:table-cell office:value-type="float" office:value="7.25" calcext:value-type="float">
            <text:p>7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.65" calcext:value-type="float">
            <text:p>1.65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5.86" calcext:value-type="float">
            <text:p>5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0.65" calcext:value-type="float">
            <text:p>40.65</text:p>
          </table:table-cell>
          <table:table-cell office:value-type="float" office:value="36.23" calcext:value-type="float">
            <text:p>36.23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50.94" calcext:value-type="float">
            <text:p>50.94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" calcext:value-type="float">
            <text:p>2.07</text:p>
          </table:table-cell>
          <table:table-cell office:value-type="float" office:value="38.11" calcext:value-type="float">
            <text:p>38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24" calcext:value-type="float">
            <text:p>10.24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.05" calcext:value-type="float">
            <text:p>24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" calcext:value-type="float">
            <text:p>19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golese_A5</text:p>
          </table:table-cell>
          <table:table-cell office:value-type="float" office:value="144.006217939404" calcext:value-type="float">
            <text:p>144.0062179394</text:p>
          </table:table-cell>
          <table:table-cell office:value-type="float" office:value="75.449243266649" calcext:value-type="float">
            <text:p>75.4492432666</text:p>
          </table:table-cell>
          <table:table-cell office:value-type="float" office:value="70.6165849261271" calcext:value-type="float">
            <text:p>70.6165849261</text:p>
          </table:table-cell>
          <table:table-cell office:value-type="float" office:value="12.998894547537" calcext:value-type="float">
            <text:p>12.9988945475</text:p>
          </table:table-cell>
          <table:table-cell office:value-type="float" office:value="16.6750155007156" calcext:value-type="float">
            <text:p>16.6750155007</text:p>
          </table:table-cell>
          <table:table-cell office:value-type="float" office:value="701.92" calcext:value-type="float">
            <text:p>701.92</text:p>
          </table:table-cell>
          <table:table-cell office:value-type="float" office:value="101.04" calcext:value-type="float">
            <text:p>101.04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96" calcext:value-type="float">
            <text:p>47.96</text:p>
          </table:table-cell>
          <table:table-cell office:value-type="float" office:value="2.89" calcext:value-type="float">
            <text:p>2.89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3.22" calcext:value-type="float">
            <text:p>3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19.84" calcext:value-type="float">
            <text:p>19.84</text:p>
          </table:table-cell>
          <table:table-cell office:value-type="float" office:value="11.05" calcext:value-type="float">
            <text:p>11.05</text:p>
          </table:table-cell>
          <table:table-cell office:value-type="float" office:value="14.15" calcext:value-type="float">
            <text:p>14.15</text:p>
          </table:table-cell>
          <table:table-cell office:value-type="float" office:value="0.98" calcext:value-type="float">
            <text:p>0.98</text:p>
          </table:table-cell>
          <table:table-cell office:value-type="float" office:value="28.61" calcext:value-type="float">
            <text:p>28.6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</text:p>
          </table:table-cell>
          <table:table-cell office:value-type="float" office:value="4.85" calcext:value-type="float">
            <text:p>4.85</text:p>
          </table:table-cell>
          <table:table-cell office:value-type="float" office:value="1.01" calcext:value-type="float">
            <text:p>1.01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  <table:table-cell office:value-type="float" office:value="4.78" calcext:value-type="float">
            <text:p>4.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82.34" calcext:value-type="float">
            <text:p>82.34</text:p>
          </table:table-cell>
          <table:table-cell office:value-type="float" office:value="19.45" calcext:value-type="float">
            <text:p>19.45</text:p>
          </table:table-cell>
          <table:table-cell office:value-type="float" office:value="31.28" calcext:value-type="float">
            <text:p>31.28</text:p>
          </table:table-cell>
          <table:table-cell office:value-type="float" office:value="3.59" calcext:value-type="float">
            <text:p>3.59</text:p>
          </table:table-cell>
          <table:table-cell office:value-type="float" office:value="52.5" calcext:value-type="float">
            <text:p>5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45" calcext:value-type="float">
            <text:p>5.45</text:p>
          </table:table-cell>
          <table:table-cell office:value-type="float" office:value="0" calcext:value-type="float">
            <text:p>0</text:p>
          </table:table-cell>
          <table:table-cell office:value-type="float" office:value="2.98" calcext:value-type="float">
            <text:p>2.9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7.25" calcext:value-type="float">
            <text:p>37.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9" calcext:value-type="float">
            <text:p>15.59</text:p>
          </table:table-cell>
          <table:table-cell office:value-type="float" office:value="0" calcext:value-type="float">
            <text:p>0</text:p>
          </table:table-cell>
          <table:table-cell office:value-type="float" office:value="5.41" calcext:value-type="float">
            <text:p>5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2" calcext:value-type="float">
            <text:p>10.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le_d_angers_F12</text:p>
          </table:table-cell>
          <table:table-cell office:value-type="float" office:value="-79.1321531459544" calcext:value-type="float">
            <text:p>-79.132153146</text:p>
          </table:table-cell>
          <table:table-cell office:value-type="float" office:value="-86.0393511301511" calcext:value-type="float">
            <text:p>-86.0393511302</text:p>
          </table:table-cell>
          <table:table-cell office:value-type="float" office:value="41.2031213045608" calcext:value-type="float">
            <text:p>41.2031213046</text:p>
          </table:table-cell>
          <table:table-cell office:value-type="float" office:value="-108.157959413275" calcext:value-type="float">
            <text:p>-108.1579594133</text:p>
          </table:table-cell>
          <table:table-cell office:value-type="float" office:value="7.71541412752464" calcext:value-type="float">
            <text:p>7.7154141275</text:p>
          </table:table-cell>
          <table:table-cell office:value-type="float" office:value="303.72" calcext:value-type="float">
            <text:p>303.72</text:p>
          </table:table-cell>
          <table:table-cell office:value-type="float" office:value="80.33" calcext:value-type="float">
            <text:p>80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09" calcext:value-type="float">
            <text:p>2.09</text:p>
          </table:table-cell>
          <table:table-cell office:value-type="float" office:value="1.93" calcext:value-type="float">
            <text:p>1.93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6" calcext:value-type="float">
            <text:p>33.66</text:p>
          </table:table-cell>
          <table:table-cell office:value-type="float" office:value="1.05" calcext:value-type="float">
            <text:p>1.05</text:p>
          </table:table-cell>
          <table:table-cell office:value-type="float" office:value="3.57" calcext:value-type="float">
            <text:p>3.57</text:p>
          </table:table-cell>
          <table:table-cell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76" calcext:value-type="float">
            <text:p>9.76</text:p>
          </table:table-cell>
          <table:table-cell office:value-type="float" office:value="12.8" calcext:value-type="float">
            <text:p>12.8</text:p>
          </table:table-cell>
          <table:table-cell office:value-type="float" office:value="11.13" calcext:value-type="float">
            <text:p>11.13</text:p>
          </table:table-cell>
          <table:table-cell office:value-type="float" office:value="0" calcext:value-type="float">
            <text:p>0</text:p>
          </table:table-cell>
          <table:table-cell office:value-type="float" office:value="20.8" calcext:value-type="float">
            <text:p>2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" calcext:value-type="float">
            <text:p>2.31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11.7" calcext:value-type="float">
            <text:p>11.7</text:p>
          </table:table-cell>
          <table:table-cell office:value-type="float" office:value="0.71" calcext:value-type="float">
            <text:p>0.71</text:p>
          </table:table-cell>
          <table:table-cell office:value-type="float" office:value="9.97" calcext:value-type="float">
            <text:p>9.97</text:p>
          </table:table-cell>
          <table:table-cell office:value-type="float" office:value="5.59" calcext:value-type="float">
            <text:p>5.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68" calcext:value-type="float">
            <text:p>0.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24.17" calcext:value-type="float">
            <text:p>24.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83" calcext:value-type="float">
            <text:p>2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6.34" calcext:value-type="float">
            <text:p>6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6" calcext:value-type="float">
            <text:p>9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1.31" calcext:value-type="float">
            <text:p>1.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sian_yellow_A1</text:p>
          </table:table-cell>
          <table:table-cell office:value-type="float" office:value="157.465576544025" calcext:value-type="float">
            <text:p>157.465576544</text:p>
          </table:table-cell>
          <table:table-cell office:value-type="float" office:value="-119.15748736078" calcext:value-type="float">
            <text:p>-119.1574873608</text:p>
          </table:table-cell>
          <table:table-cell office:value-type="float" office:value="-104.817692274745" calcext:value-type="float">
            <text:p>-104.8176922747</text:p>
          </table:table-cell>
          <table:table-cell office:value-type="float" office:value="44.1720261710796" calcext:value-type="float">
            <text:p>44.1720261711</text:p>
          </table:table-cell>
          <table:table-cell office:value-type="float" office:value="21.2514743772759" calcext:value-type="float">
            <text:p>21.2514743773</text:p>
          </table:table-cell>
          <table:table-cell office:value-type="float" office:value="51.65" calcext:value-type="float">
            <text:p>51.65</text:p>
          </table:table-cell>
          <table:table-cell office:value-type="float" office:value="6.87" calcext:value-type="float">
            <text:p>6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2" calcext:value-type="float">
            <text:p>11.42</text:p>
          </table:table-cell>
          <table:table-cell office:value-type="float" office:value="0" calcext:value-type="float">
            <text:p>0</text:p>
          </table:table-cell>
          <table:table-cell office:value-type="float" office:value="26.15" calcext:value-type="float">
            <text:p>26.15</text:p>
          </table:table-cell>
          <table:table-cell office:value-type="float" office:value="1.47" calcext:value-type="float">
            <text:p>1.47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53.26" calcext:value-type="float">
            <text:p>53.26</text:p>
          </table:table-cell>
          <table:table-cell office:value-type="float" office:value="1.81" calcext:value-type="float">
            <text:p>1.81</text:p>
          </table:table-cell>
          <table:table-cell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15" calcext:value-type="float">
            <text:p>3.15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5.25" calcext:value-type="float">
            <text:p>35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33" calcext:value-type="float">
            <text:p>24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  <table:table-cell office:value-type="float" office:value="2.14" calcext:value-type="float">
            <text:p>2.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tite_ecossaise_F5</text:p>
          </table:table-cell>
          <table:table-cell office:value-type="float" office:value="193.699448214162" calcext:value-type="float">
            <text:p>193.6994482142</text:p>
          </table:table-cell>
          <table:table-cell office:value-type="float" office:value="-169.454971494089" calcext:value-type="float">
            <text:p>-169.4549714941</text:p>
          </table:table-cell>
          <table:table-cell office:value-type="float" office:value="-145.080432863526" calcext:value-type="float">
            <text:p>-145.0804328635</text:p>
          </table:table-cell>
          <table:table-cell office:value-type="float" office:value="26.5777085292537" calcext:value-type="float">
            <text:p>26.5777085293</text:p>
          </table:table-cell>
          <table:table-cell office:value-type="float" office:value="19.237433137546" calcext:value-type="float">
            <text:p>19.2374331375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ite_lisette_E4</text:p>
          </table:table-cell>
          <table:table-cell office:value-type="float" office:value="123.042073625127" calcext:value-type="float">
            <text:p>123.0420736251</text:p>
          </table:table-cell>
          <table:table-cell office:value-type="float" office:value="21.9161728387065" calcext:value-type="float">
            <text:p>21.9161728387</text:p>
          </table:table-cell>
          <table:table-cell office:value-type="float" office:value="18.6743468886933" calcext:value-type="float">
            <text:p>18.6743468887</text:p>
          </table:table-cell>
          <table:table-cell office:value-type="float" office:value="23.0237073863011" calcext:value-type="float">
            <text:p>23.0237073863</text:p>
          </table:table-cell>
          <table:table-cell office:value-type="float" office:value="-63.2461228181007" calcext:value-type="float">
            <text:p>-63.2461228181</text:p>
          </table:table-cell>
          <table:table-cell office:value-type="float" office:value="1207.21" calcext:value-type="float">
            <text:p>1207.21</text:p>
          </table:table-cell>
          <table:table-cell office:value-type="float" office:value="204.77" calcext:value-type="float">
            <text:p>204.77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" calcext:value-type="float">
            <text:p>46.45</text:p>
          </table:table-cell>
          <table:table-cell office:value-type="float" office:value="3.12" calcext:value-type="float">
            <text:p>3.12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3.75" calcext:value-type="float">
            <text:p>3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22.18" calcext:value-type="float">
            <text:p>22.18</text:p>
          </table:table-cell>
          <table:table-cell office:value-type="float" office:value="9.47" calcext:value-type="float">
            <text:p>9.47</text:p>
          </table:table-cell>
          <table:table-cell office:value-type="float" office:value="13.61" calcext:value-type="float">
            <text:p>13.61</text:p>
          </table:table-cell>
          <table:table-cell office:value-type="float" office:value="1.02" calcext:value-type="float">
            <text:p>1.02</text:p>
          </table:table-cell>
          <table:table-cell office:value-type="float" office:value="28" calcext:value-type="float">
            <text:p>28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0.85" calcext:value-type="float">
            <text:p>0.85</text:p>
          </table:table-cell>
          <table:table-cell office:value-type="float" office:value="4.24" calcext:value-type="float">
            <text:p>4.24</text:p>
          </table:table-cell>
          <table:table-cell office:value-type="float" office:value="0" calcext:value-type="float">
            <text:p>0</text:p>
          </table:table-cell>
          <table:table-cell office:value-type="float" office:value="4.32" calcext:value-type="float">
            <text:p>4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" calcext:value-type="float">
            <text:p>1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140.25" calcext:value-type="float">
            <text:p>140.25</text:p>
          </table:table-cell>
          <table:table-cell office:value-type="float" office:value="58.65" calcext:value-type="float">
            <text:p>58.65</text:p>
          </table:table-cell>
          <table:table-cell office:value-type="float" office:value="35.3" calcext:value-type="float">
            <text:p>35.3</text:p>
          </table:table-cell>
          <table:table-cell office:value-type="float" office:value="7.74" calcext:value-type="float">
            <text:p>7.74</text:p>
          </table:table-cell>
          <table:table-cell office:value-type="float" office:value="55.62" calcext:value-type="float">
            <text:p>55.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38" calcext:value-type="float">
            <text:p>5.38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3" calcext:value-type="float">
            <text:p>2.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75" calcext:value-type="float">
            <text:p>6.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5.89" calcext:value-type="float">
            <text:p>25.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4" calcext:value-type="float">
            <text:p>8.24</text:p>
          </table:table-cell>
          <table:table-cell office:value-type="float" office:value="0" calcext:value-type="float">
            <text:p>0</text:p>
          </table:table-cell>
          <table:table-cell office:value-type="float" office:value="3.39" calcext:value-type="float">
            <text:p>3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34" calcext:value-type="float">
            <text:p>23.34</text:p>
          </table:table-cell>
          <table:table-cell office:value-type="float" office:value="0" calcext:value-type="float">
            <text:p>0</text:p>
          </table:table-cell>
          <table:table-cell office:value-type="float" office:value="4.06" calcext:value-type="float">
            <text:p>4.06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nk_roamer_A4</text:p>
          </table:table-cell>
          <table:table-cell office:value-type="float" office:value="-150.539804263536" calcext:value-type="float">
            <text:p>-150.5398042635</text:p>
          </table:table-cell>
          <table:table-cell office:value-type="float" office:value="161.03953226243" calcext:value-type="float">
            <text:p>161.0395322624</text:p>
          </table:table-cell>
          <table:table-cell office:value-type="float" office:value="-151.987952040937" calcext:value-type="float">
            <text:p>-151.9879520409</text:p>
          </table:table-cell>
          <table:table-cell office:value-type="float" office:value="-32.5602445817191" calcext:value-type="float">
            <text:p>-32.5602445817</text:p>
          </table:table-cell>
          <table:table-cell office:value-type="float" office:value="61.7083183641563" calcext:value-type="float">
            <text:p>61.7083183642</text:p>
          </table:table-cell>
          <table:table-cell office:value-type="float" office:value="177.04" calcext:value-type="float">
            <text:p>177.04</text:p>
          </table:table-cell>
          <table:table-cell office:value-type="float" office:value="44.42" calcext:value-type="float">
            <text:p>44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46" calcext:value-type="float">
            <text:p>3.46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0.135" calcext:value-type="float">
            <text:p>0.13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03" calcext:value-type="float">
            <text:p>10.03</text:p>
          </table:table-cell>
          <table:table-cell office:value-type="float" office:value="0" calcext:value-type="float">
            <text:p>0</text:p>
          </table:table-cell>
          <table:table-cell office:value-type="float" office:value="1.975" calcext:value-type="float">
            <text:p>1.975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0.54" calcext:value-type="float">
            <text:p>0.54</text:p>
          </table:table-cell>
          <table:table-cell office:value-type="float" office:value="2.825" calcext:value-type="float">
            <text:p>2.825</text:p>
          </table:table-cell>
          <table:table-cell office:value-type="float" office:value="0.76" calcext:value-type="float">
            <text:p>0.76</text:p>
          </table:table-cell>
          <table:table-cell office:value-type="float" office:value="5.7" calcext:value-type="float">
            <text:p>5.7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375" calcext:value-type="float">
            <text:p>1.375</text:p>
          </table:table-cell>
          <table:table-cell office:value-type="float" office:value="2.94" calcext:value-type="float">
            <text:p>2.94</text:p>
          </table:table-cell>
          <table:table-cell office:value-type="float" office:value="0.67" calcext:value-type="float">
            <text:p>0.67</text:p>
          </table:table-cell>
          <table:table-cell office:value-type="float" office:value="3.455" calcext:value-type="float">
            <text:p>3.455</text:p>
          </table:table-cell>
          <table:table-cell office:value-type="float" office:value="7.64" calcext:value-type="float">
            <text:p>7.6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.37" calcext:value-type="float">
            <text:p>2.37</text:p>
          </table:table-cell>
          <table:table-cell office:value-type="float" office:value="1.285" calcext:value-type="float">
            <text:p>1.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6" calcext:value-type="float">
            <text:p>14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08" calcext:value-type="float">
            <text:p>4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12" calcext:value-type="float">
            <text:p>10.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55" calcext:value-type="float">
            <text:p>0.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15" calcext:value-type="float">
            <text:p>0.41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2.065" calcext:value-type="float">
            <text:p>12.065</text:p>
          </table:table-cell>
          <table:table-cell office:value-type="float" office:value="0.515" calcext:value-type="float">
            <text:p>0.5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mpon_blanc_parfait_G6</text:p>
          </table:table-cell>
          <table:table-cell office:value-type="float" office:value="28.6075610969497" calcext:value-type="float">
            <text:p>28.6075610969</text:p>
          </table:table-cell>
          <table:table-cell office:value-type="float" office:value="-34.127793184314" calcext:value-type="float">
            <text:p>-34.1277931843</text:p>
          </table:table-cell>
          <table:table-cell office:value-type="float" office:value="-65.784058110405" calcext:value-type="float">
            <text:p>-65.7840581104</text:p>
          </table:table-cell>
          <table:table-cell office:value-type="float" office:value="9.38677534496908" calcext:value-type="float">
            <text:p>9.386775345</text:p>
          </table:table-cell>
          <table:table-cell office:value-type="float" office:value="-76.4825170513459" calcext:value-type="float">
            <text:p>-76.4825170513</text:p>
          </table:table-cell>
          <table:table-cell office:value-type="float" office:value="813.87" calcext:value-type="float">
            <text:p>813.87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0.17" calcext:value-type="float">
            <text:p>0.17</text:p>
          </table:table-cell>
          <table:table-cell office:value-type="float" office:value="0.91" calcext:value-type="float">
            <text:p>0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2.05" calcext:value-type="float">
            <text:p>2.05</text:p>
          </table:table-cell>
          <table:table-cell office:value-type="float" office:value="0.64" calcext:value-type="float">
            <text:p>0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.65" calcext:value-type="float">
            <text:p>40.65</text:p>
          </table:table-cell>
          <table:table-cell office:value-type="float" office:value="2.23" calcext:value-type="float">
            <text:p>2.23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3.03" calcext:value-type="float">
            <text:p>3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27" calcext:value-type="float">
            <text:p>18.27</text:p>
          </table:table-cell>
          <table:table-cell office:value-type="float" office:value="2.03" calcext:value-type="float">
            <text:p>2.03</text:p>
          </table:table-cell>
          <table:table-cell office:value-type="float" office:value="11.79" calcext:value-type="float">
            <text:p>11.79</text:p>
          </table:table-cell>
          <table:table-cell office:value-type="float" office:value="1.79" calcext:value-type="float">
            <text:p>1.79</text:p>
          </table:table-cell>
          <table:table-cell office:value-type="float" office:value="24.07" calcext:value-type="float">
            <text:p>24.07</text:p>
          </table:table-cell>
          <table:table-cell office:value-type="float" office:value="1.77" calcext:value-type="float">
            <text:p>1.77</text:p>
          </table:table-cell>
          <table:table-cell office:value-type="float" office:value="0" calcext:value-type="float">
            <text:p>0</text:p>
          </table:table-cell>
          <table:table-cell office:value-type="float" office:value="4.37" calcext:value-type="float">
            <text:p>4.37</text:p>
          </table:table-cell>
          <table:table-cell office:value-type="float" office:value="0" calcext:value-type="float">
            <text:p>0</text:p>
          </table:table-cell>
          <table:table-cell office:value-type="float" office:value="4.65" calcext:value-type="float">
            <text:p>4.65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111.9" calcext:value-type="float">
            <text:p>111.9</text:p>
          </table:table-cell>
          <table:table-cell office:value-type="float" office:value="73.58" calcext:value-type="float">
            <text:p>73.58</text:p>
          </table:table-cell>
          <table:table-cell office:value-type="float" office:value="10.79" calcext:value-type="float">
            <text:p>10.79</text:p>
          </table:table-cell>
          <table:table-cell office:value-type="float" office:value="3.4" calcext:value-type="float">
            <text:p>3.4</text:p>
          </table:table-cell>
          <table:table-cell office:value-type="float" office:value="20.3" calcext:value-type="float">
            <text:p>20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57" calcext:value-type="float">
            <text:p>5.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nce_frederic_D11</text:p>
          </table:table-cell>
          <table:table-cell office:value-type="float" office:value="6.922807430414" calcext:value-type="float">
            <text:p>6.9228074304</text:p>
          </table:table-cell>
          <table:table-cell office:value-type="float" office:value="86.8923743439593" calcext:value-type="float">
            <text:p>86.892374344</text:p>
          </table:table-cell>
          <table:table-cell office:value-type="float" office:value="11.6882761238923" calcext:value-type="float">
            <text:p>11.6882761239</text:p>
          </table:table-cell>
          <table:table-cell office:value-type="float" office:value="-6.22526870000805" calcext:value-type="float">
            <text:p>-6.2252687</text:p>
          </table:table-cell>
          <table:table-cell office:value-type="float" office:value="20.414414492023" calcext:value-type="float">
            <text:p>20.414414492</text:p>
          </table:table-cell>
          <table:table-cell office:value-type="float" office:value="310.39" calcext:value-type="float">
            <text:p>310.39</text:p>
          </table:table-cell>
          <table:table-cell office:value-type="float" office:value="71.94" calcext:value-type="float">
            <text:p>71.94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61" calcext:value-type="float">
            <text:p>36.61</text:p>
          </table:table-cell>
          <table:table-cell office:value-type="float" office:value="2.85" calcext:value-type="float">
            <text:p>2.85</text:p>
          </table:table-cell>
          <table:table-cell office:value-type="float" office:value="3.41" calcext:value-type="float">
            <text:p>3.41</text:p>
          </table:table-cell>
          <table:table-cell office:value-type="float" office:value="0" calcext:value-type="float">
            <text:p>0</text:p>
          </table:table-cell>
          <table:table-cell office:value-type="float" office:value="3.81" calcext:value-type="float">
            <text:p>3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17.36" calcext:value-type="float">
            <text:p>17.36</text:p>
          </table:table-cell>
          <table:table-cell office:value-type="float" office:value="11.73" calcext:value-type="float">
            <text:p>11.73</text:p>
          </table:table-cell>
          <table:table-cell office:value-type="float" office:value="10.92" calcext:value-type="float">
            <text:p>10.92</text:p>
          </table:table-cell>
          <table:table-cell office:value-type="float" office:value="0" calcext:value-type="float">
            <text:p>0</text:p>
          </table:table-cell>
          <table:table-cell office:value-type="float" office:value="21.71" calcext:value-type="float">
            <text:p>21.71</text:p>
          </table:table-cell>
          <table:table-cell office:value-type="float" office:value="1.67" calcext:value-type="float">
            <text:p>1.67</text:p>
          </table:table-cell>
          <table:table-cell office:value-type="float" office:value="0" calcext:value-type="float">
            <text:p>0</text:p>
          </table:table-cell>
          <table:table-cell office:value-type="float" office:value="4.38" calcext:value-type="float">
            <text:p>4.38</text:p>
          </table:table-cell>
          <table:table-cell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61.36" calcext:value-type="float">
            <text:p>61.36</text:p>
          </table:table-cell>
          <table:table-cell office:value-type="float" office:value="37.02" calcext:value-type="float">
            <text:p>37.02</text:p>
          </table:table-cell>
          <table:table-cell office:value-type="float" office:value="26.29" calcext:value-type="float">
            <text:p>26.29</text:p>
          </table:table-cell>
          <table:table-cell office:value-type="float" office:value="15.15" calcext:value-type="float">
            <text:p>15.15</text:p>
          </table:table-cell>
          <table:table-cell office:value-type="float" office:value="55.9" calcext:value-type="float">
            <text:p>55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2" calcext:value-type="float">
            <text:p>4.02</text:p>
          </table:table-cell>
          <table:table-cell office:value-type="float" office:value="0" calcext:value-type="float">
            <text:p>0</text:p>
          </table:table-cell>
          <table:table-cell office:value-type="float" office:value="2.62" calcext:value-type="float">
            <text:p>2.6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25.11" calcext:value-type="float">
            <text:p>25.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9" calcext:value-type="float">
            <text:p>12.49</text:p>
          </table:table-cell>
          <table:table-cell office:value-type="float" office:value="0" calcext:value-type="float">
            <text:p>0</text:p>
          </table:table-cell>
          <table:table-cell office:value-type="float" office:value="3.95" calcext:value-type="float">
            <text:p>3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7" calcext:value-type="float">
            <text:p>6.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vence_pink_C2</text:p>
          </table:table-cell>
          <table:table-cell office:value-type="float" office:value="124.209941850272" calcext:value-type="float">
            <text:p>124.2099418503</text:p>
          </table:table-cell>
          <table:table-cell office:value-type="float" office:value="23.7722488767579" calcext:value-type="float">
            <text:p>23.7722488768</text:p>
          </table:table-cell>
          <table:table-cell office:value-type="float" office:value="22.9837595731384" calcext:value-type="float">
            <text:p>22.9837595731</text:p>
          </table:table-cell>
          <table:table-cell office:value-type="float" office:value="7.18498189820583" calcext:value-type="float">
            <text:p>7.1849818982</text:p>
          </table:table-cell>
          <table:table-cell office:value-type="float" office:value="-56.6137589989349" calcext:value-type="float">
            <text:p>-56.6137589989</text:p>
          </table:table-cell>
          <table:table-cell office:value-type="float" office:value="879.57" calcext:value-type="float">
            <text:p>879.57</text:p>
          </table:table-cell>
          <table:table-cell office:value-type="float" office:value="42.44" calcext:value-type="float">
            <text:p>42.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1" calcext:value-type="float">
            <text:p>15.6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46" calcext:value-type="float">
            <text:p>6.46</text:p>
          </table:table-cell>
          <table:table-cell office:value-type="float" office:value="19.07" calcext:value-type="float">
            <text:p>19.07</text:p>
          </table:table-cell>
          <table:table-cell office:value-type="float" office:value="4.51" calcext:value-type="float">
            <text:p>4.51</text:p>
          </table:table-cell>
          <table:table-cell office:value-type="float" office:value="1.08" calcext:value-type="float">
            <text:p>1.08</text:p>
          </table:table-cell>
          <table:table-cell office:value-type="float" office:value="8.76" calcext:value-type="float">
            <text:p>8.76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office:value-type="float" office:value="36.36" calcext:value-type="float">
            <text:p>36.36</text:p>
          </table:table-cell>
          <table:table-cell office:value-type="float" office:value="1.84" calcext:value-type="float">
            <text:p>1.84</text:p>
          </table:table-cell>
          <table:table-cell office:value-type="float" office:value="2.5" calcext:value-type="float">
            <text:p>2.5</text:p>
          </table:table-cell>
          <table:table-cell office:value-type="float" office:value="3.51" calcext:value-type="float">
            <text:p>3.5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.02" calcext:value-type="float">
            <text:p>8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14" calcext:value-type="float">
            <text:p>6.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52.79" calcext:value-type="float">
            <text:p>52.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87" calcext:value-type="float">
            <text:p>6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5" calcext:value-type="float">
            <text:p>33.05</text:p>
          </table:table-cell>
          <table:table-cell office:value-type="float" office:value="0" calcext:value-type="float">
            <text:p>0</text:p>
          </table:table-cell>
          <table:table-cell office:value-type="float" office:value="5.09" calcext:value-type="float">
            <text:p>5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52" calcext:value-type="float">
            <text:p>21.52</text:p>
          </table:table-cell>
          <table:table-cell office:value-type="float" office:value="0" calcext:value-type="float">
            <text:p>0</text:p>
          </table:table-cell>
          <table:table-cell office:value-type="float" office:value="3.92" calcext:value-type="float">
            <text:p>3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vins_renoncule_F8</text:p>
          </table:table-cell>
          <table:table-cell office:value-type="float" office:value="151.15407850354" calcext:value-type="float">
            <text:p>151.1540785035</text:p>
          </table:table-cell>
          <table:table-cell office:value-type="float" office:value="27.4084484172228" calcext:value-type="float">
            <text:p>27.4084484172</text:p>
          </table:table-cell>
          <table:table-cell office:value-type="float" office:value="6.60432343651377" calcext:value-type="float">
            <text:p>6.6043234365</text:p>
          </table:table-cell>
          <table:table-cell office:value-type="float" office:value="19.6963098420051" calcext:value-type="float">
            <text:p>19.696309842</text:p>
          </table:table-cell>
          <table:table-cell office:value-type="float" office:value="24.1797098213599" calcext:value-type="float">
            <text:p>24.1797098214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celle_de_lille_H8</text:p>
          </table:table-cell>
          <table:table-cell office:value-type="float" office:value="146.860942095896" calcext:value-type="float">
            <text:p>146.8609420959</text:p>
          </table:table-cell>
          <table:table-cell office:value-type="float" office:value="84.8430160347678" calcext:value-type="float">
            <text:p>84.8430160348</text:p>
          </table:table-cell>
          <table:table-cell office:value-type="float" office:value="79.0463588380117" calcext:value-type="float">
            <text:p>79.046358838</text:p>
          </table:table-cell>
          <table:table-cell office:value-type="float" office:value="8.3678041013208" calcext:value-type="float">
            <text:p>8.3678041013</text:p>
          </table:table-cell>
          <table:table-cell office:value-type="float" office:value="33.7305728563438" calcext:value-type="float">
            <text:p>33.7305728563</text:p>
          </table:table-cell>
          <table:table-cell office:value-type="float" office:value="786.72" calcext:value-type="float">
            <text:p>786.72</text:p>
          </table:table-cell>
          <table:table-cell office:value-type="float" office:value="217.06" calcext:value-type="float">
            <text:p>217.06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0.32" calcext:value-type="float">
            <text:p>0.32</text:p>
          </table:table-cell>
          <table:table-cell office:value-type="float" office:value="1.96" calcext:value-type="float">
            <text:p>1.96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28" calcext:value-type="float">
            <text:p>50.28</text:p>
          </table:table-cell>
          <table:table-cell office:value-type="float" office:value="2.34" calcext:value-type="float">
            <text:p>2.34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3.21" calcext:value-type="float">
            <text:p>3.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.95" calcext:value-type="float">
            <text:p>17.95</text:p>
          </table:table-cell>
          <table:table-cell office:value-type="float" office:value="19.68" calcext:value-type="float">
            <text:p>19.68</text:p>
          </table:table-cell>
          <table:table-cell office:value-type="float" office:value="14.34" calcext:value-type="float">
            <text:p>14.34</text:p>
          </table:table-cell>
          <table:table-cell office:value-type="float" office:value="0" calcext:value-type="float">
            <text:p>0</text:p>
          </table:table-cell>
          <table:table-cell office:value-type="float" office:value="29.65" calcext:value-type="float">
            <text:p>29.65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4.36" calcext:value-type="float">
            <text:p>4.36</text:p>
          </table:table-cell>
          <table:table-cell office:value-type="float" office:value="0" calcext:value-type="float">
            <text:p>0</text:p>
          </table:table-cell>
          <table:table-cell office:value-type="float" office:value="3.61" calcext:value-type="float">
            <text:p>3.61</text:p>
          </table:table-cell>
          <table:table-cell office:value-type="float" office:value="0" calcext:value-type="float">
            <text:p>0</text:p>
          </table:table-cell>
          <table:table-cell office:value-type="float" office:value="4.65" calcext:value-type="float">
            <text:p>4.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86.63" calcext:value-type="float">
            <text:p>86.63</text:p>
          </table:table-cell>
          <table:table-cell office:value-type="float" office:value="15.31" calcext:value-type="float">
            <text:p>15.31</text:p>
          </table:table-cell>
          <table:table-cell office:value-type="float" office:value="6.84" calcext:value-type="float">
            <text:p>6.84</text:p>
          </table:table-cell>
          <table:table-cell office:value-type="float" office:value="4.21" calcext:value-type="float">
            <text:p>4.21</text:p>
          </table:table-cell>
          <table:table-cell office:value-type="float" office:value="16.36" calcext:value-type="float">
            <text:p>16.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83" calcext:value-type="float">
            <text:p>3.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.32" calcext:value-type="float">
            <text:p>20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2" calcext:value-type="float">
            <text:p>9.52</text:p>
          </table:table-cell>
          <table:table-cell office:value-type="float" office:value="0" calcext:value-type="float">
            <text:p>0</text:p>
          </table:table-cell>
          <table:table-cell office:value-type="float" office:value="16.31" calcext:value-type="float">
            <text:p>16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66" calcext:value-type="float">
            <text:p>65.66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atre_saisons_blanc_mousseux_F3</text:p>
          </table:table-cell>
          <table:table-cell office:value-type="float" office:value="125.84940530448" calcext:value-type="float">
            <text:p>125.8494053045</text:p>
          </table:table-cell>
          <table:table-cell office:value-type="float" office:value="-42.5374187624778" calcext:value-type="float">
            <text:p>-42.5374187625</text:p>
          </table:table-cell>
          <table:table-cell office:value-type="float" office:value="-24.1280481855419" calcext:value-type="float">
            <text:p>-24.1280481855</text:p>
          </table:table-cell>
          <table:table-cell office:value-type="float" office:value="12.6558242071093" calcext:value-type="float">
            <text:p>12.6558242071</text:p>
          </table:table-cell>
          <table:table-cell office:value-type="float" office:value="-113.726767442552" calcext:value-type="float">
            <text:p>-113.7267674426</text:p>
          </table:table-cell>
          <table:table-cell office:value-type="float" office:value="1111.41" calcext:value-type="float">
            <text:p>1111.41</text:p>
          </table:table-cell>
          <table:table-cell office:value-type="float" office:value="164.55" calcext:value-type="float">
            <text:p>164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6" calcext:value-type="float">
            <text:p>28.46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21" calcext:value-type="float">
            <text:p>13.21</text:p>
          </table:table-cell>
          <table:table-cell office:value-type="float" office:value="16.43" calcext:value-type="float">
            <text:p>16.43</text:p>
          </table:table-cell>
          <table:table-cell office:value-type="float" office:value="10.3" calcext:value-type="float">
            <text:p>10.3</text:p>
          </table:table-cell>
          <table:table-cell office:value-type="float" office:value="2.13" calcext:value-type="float">
            <text:p>2.13</text:p>
          </table:table-cell>
          <table:table-cell office:value-type="float" office:value="20.41" calcext:value-type="float">
            <text:p>20.4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  <table:table-cell office:value-type="float" office:value="3.29" calcext:value-type="float">
            <text:p>3.2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6.34" calcext:value-type="float">
            <text:p>86.34</text:p>
          </table:table-cell>
          <table:table-cell office:value-type="float" office:value="180.24" calcext:value-type="float">
            <text:p>180.24</text:p>
          </table:table-cell>
          <table:table-cell office:value-type="float" office:value="9.79" calcext:value-type="float">
            <text:p>9.79</text:p>
          </table:table-cell>
          <table:table-cell office:value-type="float" office:value="4.52" calcext:value-type="float">
            <text:p>4.52</text:p>
          </table:table-cell>
          <table:table-cell office:value-type="float" office:value="19.12" calcext:value-type="float">
            <text:p>19.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1.06" calcext:value-type="float">
            <text:p>1.06</text:p>
          </table:table-cell>
          <table:table-cell office:value-type="float" office:value="1.87" calcext:value-type="float">
            <text:p>1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4" calcext:value-type="float">
            <text:p>4.74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78" calcext:value-type="float">
            <text:p>7.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07" calcext:value-type="float">
            <text:p>36.07</text:p>
          </table:table-cell>
          <table:table-cell office:value-type="float" office:value="0" calcext:value-type="float">
            <text:p>0</text:p>
          </table:table-cell>
          <table:table-cell office:value-type="float" office:value="4.78" calcext:value-type="float">
            <text:p>4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8" calcext:value-type="float">
            <text:p>3.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ine_des_centfeuilles_C3</text:p>
          </table:table-cell>
          <table:table-cell office:value-type="float" office:value="115.208804720836" calcext:value-type="float">
            <text:p>115.2088047208</text:p>
          </table:table-cell>
          <table:table-cell office:value-type="float" office:value="38.1855432467446" calcext:value-type="float">
            <text:p>38.1855432467</text:p>
          </table:table-cell>
          <table:table-cell office:value-type="float" office:value="37.0474134690413" calcext:value-type="float">
            <text:p>37.047413469</text:p>
          </table:table-cell>
          <table:table-cell office:value-type="float" office:value="15.4094369123762" calcext:value-type="float">
            <text:p>15.4094369124</text:p>
          </table:table-cell>
          <table:table-cell office:value-type="float" office:value="-72.9809440741174" calcext:value-type="float">
            <text:p>-72.9809440741</text:p>
          </table:table-cell>
          <table:table-cell office:value-type="float" office:value="519.153" calcext:value-type="float">
            <text:p>519.153</text:p>
          </table:table-cell>
          <table:table-cell office:value-type="float" office:value="83.99" calcext:value-type="float">
            <text:p>83.99</text:p>
          </table:table-cell>
          <table:table-cell office:value-type="float" office:value="0" calcext:value-type="float">
            <text:p>0</text:p>
          </table:table-cell>
          <table:table-cell office:value-type="float" office:value="0.0366667" calcext:value-type="float">
            <text:p>0.0366667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273333" calcext:value-type="float">
            <text:p>0.273333</text:p>
          </table:table-cell>
          <table:table-cell office:value-type="float" office:value="0.976667" calcext:value-type="float">
            <text:p>0.976667</text:p>
          </table:table-cell>
          <table:table-cell office:value-type="float" office:value="0.0733333" calcext:value-type="float">
            <text:p>0.07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1667" calcext:value-type="float">
            <text:p>2.71667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313333" calcext:value-type="float">
            <text:p>0.313333</text:p>
          </table:table-cell>
          <table:table-cell office:value-type="float" office:value="17.2" calcext:value-type="float">
            <text:p>17.2</text:p>
          </table:table-cell>
          <table:table-cell office:value-type="float" office:value="0.686667" calcext:value-type="float">
            <text:p>0.68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3333" calcext:value-type="float">
            <text:p>0.94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21" calcext:value-type="float">
            <text:p>5.21</text:p>
          </table:table-cell>
          <table:table-cell office:value-type="float" office:value="4.68667" calcext:value-type="float">
            <text:p>4.68667</text:p>
          </table:table-cell>
          <table:table-cell office:value-type="float" office:value="0.326667" calcext:value-type="float">
            <text:p>0.326667</text:p>
          </table:table-cell>
          <table:table-cell office:value-type="float" office:value="9.32667" calcext:value-type="float">
            <text:p>9.32667</text:p>
          </table:table-cell>
          <table:table-cell office:value-type="float" office:value="0.523333" calcext:value-type="float">
            <text:p>0.523333</text:p>
          </table:table-cell>
          <table:table-cell office:value-type="float" office:value="0" calcext:value-type="float">
            <text:p>0</text:p>
          </table:table-cell>
          <table:table-cell office:value-type="float" office:value="1.26667" calcext:value-type="float">
            <text:p>1.26667</text:p>
          </table:table-cell>
          <table:table-cell office:value-type="float" office:value="0" calcext:value-type="float">
            <text:p>0</text:p>
          </table:table-cell>
          <table:table-cell office:value-type="float" office:value="2.53667" calcext:value-type="float">
            <text:p>2.53667</text:p>
          </table:table-cell>
          <table:table-cell office:value-type="float" office:value="0" calcext:value-type="float">
            <text:p>0</text:p>
          </table:table-cell>
          <table:table-cell office:value-type="float" office:value="1.31333" calcext:value-type="float">
            <text:p>1.31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66667" calcext:value-type="float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43.95" calcext:value-type="float">
            <text:p>43.95</text:p>
          </table:table-cell>
          <table:table-cell office:value-type="float" office:value="29.0767" calcext:value-type="float">
            <text:p>29.0767</text:p>
          </table:table-cell>
          <table:table-cell office:value-type="float" office:value="5.93333" calcext:value-type="float">
            <text:p>5.93333</text:p>
          </table:table-cell>
          <table:table-cell office:value-type="float" office:value="0" calcext:value-type="float">
            <text:p>0</text:p>
          </table:table-cell>
          <table:table-cell office:value-type="float" office:value="11.6267" calcext:value-type="float">
            <text:p>11.62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73333" calcext:value-type="float">
            <text:p>0.87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01667" calcext:value-type="float">
            <text:p>1.01667</text:p>
          </table:table-cell>
          <table:table-cell office:value-type="float" office:value="0" calcext:value-type="float">
            <text:p>0</text:p>
          </table:table-cell>
          <table:table-cell office:value-type="float" office:value="0.143333" calcext:value-type="float">
            <text:p>0.14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667" calcext:value-type="float">
            <text:p>0.106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3333" calcext:value-type="float">
            <text:p>0.6733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.8367" calcext:value-type="float">
            <text:p>18.83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06667" calcext:value-type="float">
            <text:p>0.80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8667" calcext:value-type="float">
            <text:p>5.38667</text:p>
          </table:table-cell>
          <table:table-cell office:value-type="float" office:value="0" calcext:value-type="float">
            <text:p>0</text:p>
          </table:table-cell>
          <table:table-cell office:value-type="float" office:value="0.873333" calcext:value-type="float">
            <text:p>0.87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3333" calcext:value-type="float">
            <text:p>1.43333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ne_andre_H11</text:p>
          </table:table-cell>
          <table:table-cell office:value-type="float" office:value="-156.426404816975" calcext:value-type="float">
            <text:p>-156.426404817</text:p>
          </table:table-cell>
          <table:table-cell office:value-type="float" office:value="34.960374365292" calcext:value-type="float">
            <text:p>34.9603743653</text:p>
          </table:table-cell>
          <table:table-cell office:value-type="float" office:value="-34.0155901527584" calcext:value-type="float">
            <text:p>-34.0155901528</text:p>
          </table:table-cell>
          <table:table-cell office:value-type="float" office:value="118.896293196013" calcext:value-type="float">
            <text:p>118.896293196</text:p>
          </table:table-cell>
          <table:table-cell office:value-type="float" office:value="65.7814936429091" calcext:value-type="float">
            <text:p>65.7814936429</text:p>
          </table:table-cell>
          <table:table-cell office:value-type="float" office:value="1.54" calcext:value-type="float">
            <text:p>1.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46" calcext:value-type="float">
            <text:p>7.46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22" calcext:value-type="float">
            <text:p>56.22</text:p>
          </table:table-cell>
          <table:table-cell office:value-type="float" office:value="0" calcext:value-type="float">
            <text:p>0</text:p>
          </table:table-cell>
          <table:table-cell office:value-type="float" office:value="9.64" calcext:value-type="float">
            <text:p>9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4" calcext:value-type="float">
            <text:p>16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36.17" calcext:value-type="float">
            <text:p>36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office:value-type="float" office:value="1.06" calcext:value-type="float">
            <text:p>1.06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7" calcext:value-type="float">
            <text:p>2.57</text:p>
          </table:table-cell>
          <table:table-cell office:value-type="float" office:value="0" calcext:value-type="float">
            <text:p>0</text:p>
          </table:table-cell>
          <table:table-cell office:value-type="float" office:value="30.77" calcext:value-type="float">
            <text:p>30.77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ert_le_diable_F12</text:p>
          </table:table-cell>
          <table:table-cell office:value-type="float" office:value="149.69652491186" calcext:value-type="float">
            <text:p>149.6965249119</text:p>
          </table:table-cell>
          <table:table-cell office:value-type="float" office:value="77.2948088494184" calcext:value-type="float">
            <text:p>77.2948088494</text:p>
          </table:table-cell>
          <table:table-cell office:value-type="float" office:value="74.4192374495887" calcext:value-type="float">
            <text:p>74.4192374496</text:p>
          </table:table-cell>
          <table:table-cell office:value-type="float" office:value="8.05951273219218" calcext:value-type="float">
            <text:p>8.0595127322</text:p>
          </table:table-cell>
          <table:table-cell office:value-type="float" office:value="34.2384005743967" calcext:value-type="float">
            <text:p>34.2384005744</text:p>
          </table:table-cell>
          <table:table-cell office:value-type="float" office:value="232.8" calcext:value-type="float">
            <text:p>232.8</text:p>
          </table:table-cell>
          <table:table-cell office:value-type="float" office:value="49.45" calcext:value-type="float">
            <text:p>49.45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1.56" calcext:value-type="float">
            <text:p>1.56</text:p>
          </table:table-cell>
          <table:table-cell office:value-type="float" office:value="1.57" calcext:value-type="float">
            <text:p>1.57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13.56" calcext:value-type="float">
            <text:p>13.5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1" calcext:value-type="float">
            <text:p>5.1</text:p>
          </table:table-cell>
          <table:table-cell office:value-type="float" office:value="3.69" calcext:value-type="float">
            <text:p>3.69</text:p>
          </table:table-cell>
          <table:table-cell office:value-type="float" office:value="0.41" calcext:value-type="float">
            <text:p>0.41</text:p>
          </table:table-cell>
          <table:table-cell office:value-type="float" office:value="8.09" calcext:value-type="float">
            <text:p>8.09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.93" calcext:value-type="float">
            <text:p>31.93</text:p>
          </table:table-cell>
          <table:table-cell office:value-type="float" office:value="8.2" calcext:value-type="float">
            <text:p>8.2</text:p>
          </table:table-cell>
          <table:table-cell office:value-type="float" office:value="3.89" calcext:value-type="float">
            <text:p>3.89</text:p>
          </table:table-cell>
          <table:table-cell office:value-type="float" office:value="0.59" calcext:value-type="float">
            <text:p>0.59</text:p>
          </table:table-cell>
          <table:table-cell office:value-type="float" office:value="13.07" calcext:value-type="float">
            <text:p>13.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usta_bourbon_C11</text:p>
          </table:table-cell>
          <table:table-cell office:value-type="float" office:value="-207.311292810379" calcext:value-type="float">
            <text:p>-207.3112928104</text:p>
          </table:table-cell>
          <table:table-cell office:value-type="float" office:value="-100.058167685257" calcext:value-type="float">
            <text:p>-100.0581676853</text:p>
          </table:table-cell>
          <table:table-cell office:value-type="float" office:value="2.75826408343413" calcext:value-type="float">
            <text:p>2.7582640834</text:p>
          </table:table-cell>
          <table:table-cell office:value-type="float" office:value="-112.41957145287" calcext:value-type="float">
            <text:p>-112.4195714529</text:p>
          </table:table-cell>
          <table:table-cell office:value-type="float" office:value="-23.3480664993122" calcext:value-type="float">
            <text:p>-23.3480664993</text:p>
          </table:table-cell>
          <table:table-cell office:value-type="float" office:value="0.24" calcext:value-type="float">
            <text:p>0.24</text:p>
          </table:table-cell>
          <table:table-cell office:value-type="float" office:value="5.87667" calcext:value-type="float">
            <text:p>5.87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16667" calcext:value-type="float">
            <text:p>1.16667</text:p>
          </table:table-cell>
          <table:table-cell office:value-type="float" office:value="0.773333" calcext:value-type="float">
            <text:p>0.773333</text:p>
          </table:table-cell>
          <table:table-cell office:value-type="float" office:value="0.123333" calcext:value-type="float">
            <text:p>0.12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29333" calcext:value-type="float">
            <text:p>3.29333</text:p>
          </table:table-cell>
          <table:table-cell office:value-type="float" office:value="0" calcext:value-type="float">
            <text:p>0</text:p>
          </table:table-cell>
          <table:table-cell office:value-type="float" office:value="1.37667" calcext:value-type="float">
            <text:p>1.376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923333" calcext:value-type="float">
            <text:p>0.923333</text:p>
          </table:table-cell>
          <table:table-cell office:value-type="float" office:value="0" calcext:value-type="float">
            <text:p>0</text:p>
          </table:table-cell>
          <table:table-cell office:value-type="float" office:value="1.04333" calcext:value-type="float">
            <text:p>1.04333</text:p>
          </table:table-cell>
          <table:table-cell office:value-type="float" office:value="0" calcext:value-type="float">
            <text:p>0</text:p>
          </table:table-cell>
          <table:table-cell office:value-type="float" office:value="2.17" calcext:value-type="float">
            <text:p>2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0.216667" calcext:value-type="float">
            <text:p>0.216667</text:p>
          </table:table-cell>
          <table:table-cell office:value-type="float" office:value="0.29" calcext:value-type="float">
            <text:p>0.2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616667" calcext:value-type="float">
            <text:p>0.6166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486667" calcext:value-type="float">
            <text:p>0.4866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95667" calcext:value-type="float">
            <text:p>2.95667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333" calcext:value-type="float">
            <text:p>3.58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76667" calcext:value-type="float">
            <text:p>0.476667</text:p>
          </table:table-cell>
          <table:table-cell office:value-type="float" office:value="7.61667" calcext:value-type="float">
            <text:p>7.61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93333" calcext:value-type="float">
            <text:p>0.693333</text:p>
          </table:table-cell>
          <table:table-cell office:value-type="float" office:value="2.27" calcext:value-type="float">
            <text:p>2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6667" calcext:value-type="float">
            <text:p>0.3466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6667" calcext:value-type="float">
            <text:p>0.406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i_des_pourpres_E11</text:p>
          </table:table-cell>
          <table:table-cell office:value-type="float" office:value="139.352154780223" calcext:value-type="float">
            <text:p>139.3521547802</text:p>
          </table:table-cell>
          <table:table-cell office:value-type="float" office:value="-68.024662801656" calcext:value-type="float">
            <text:p>-68.0246628017</text:p>
          </table:table-cell>
          <table:table-cell office:value-type="float" office:value="-74.2976729846499" calcext:value-type="float">
            <text:p>-74.2976729846</text:p>
          </table:table-cell>
          <table:table-cell office:value-type="float" office:value="48.140533642758" calcext:value-type="float">
            <text:p>48.1405336428</text:p>
          </table:table-cell>
          <table:table-cell office:value-type="float" office:value="-61.1668564161743" calcext:value-type="float">
            <text:p>-61.1668564162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a_albertii_G7</text:p>
          </table:table-cell>
          <table:table-cell office:value-type="float" office:value="201.478660800628" calcext:value-type="float">
            <text:p>201.4786608006</text:p>
          </table:table-cell>
          <table:table-cell office:value-type="float" office:value="-175.39860638858" calcext:value-type="float">
            <text:p>-175.3986063886</text:p>
          </table:table-cell>
          <table:table-cell office:value-type="float" office:value="-148.44360321929" calcext:value-type="float">
            <text:p>-148.4436032193</text:p>
          </table:table-cell>
          <table:table-cell office:value-type="float" office:value="20.6739543691686" calcext:value-type="float">
            <text:p>20.6739543692</text:p>
          </table:table-cell>
          <table:table-cell office:value-type="float" office:value="19.3345112475226" calcext:value-type="float">
            <text:p>19.3345112475</text:p>
          </table:table-cell>
          <table:table-cell office:value-type="float" office:value="637.185" calcext:value-type="float">
            <text:p>637.185</text:p>
          </table:table-cell>
          <table:table-cell office:value-type="float" office:value="123.51" calcext:value-type="float">
            <text:p>123.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.19" calcext:value-type="float">
            <text:p>0.19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3.15" calcext:value-type="float">
            <text:p>3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.05" calcext:value-type="float">
            <text:p>25.05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1.36" calcext:value-type="float">
            <text:p>1.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595" calcext:value-type="float">
            <text:p>9.595</text:p>
          </table:table-cell>
          <table:table-cell office:value-type="float" office:value="2.025" calcext:value-type="float">
            <text:p>2.025</text:p>
          </table:table-cell>
          <table:table-cell office:value-type="float" office:value="7.25" calcext:value-type="float">
            <text:p>7.25</text:p>
          </table:table-cell>
          <table:table-cell office:value-type="float" office:value="1.125" calcext:value-type="float">
            <text:p>1.125</text:p>
          </table:table-cell>
          <table:table-cell office:value-type="float" office:value="14.855" calcext:value-type="float">
            <text:p>14.855</text:p>
          </table:table-cell>
          <table:table-cell office:value-type="float" office:value="0.855" calcext:value-type="float">
            <text:p>0.855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float" office:value="0" calcext:value-type="float">
            <text:p>0</text:p>
          </table:table-cell>
          <table:table-cell office:value-type="float" office:value="3.525" calcext:value-type="float">
            <text:p>3.525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05" calcext:value-type="float">
            <text:p>0.405</text:p>
          </table:table-cell>
          <table:table-cell office:value-type="float" office:value="0" calcext:value-type="float">
            <text:p>0</text:p>
          </table:table-cell>
          <table:table-cell office:value-type="float" office:value="60.47" calcext:value-type="float">
            <text:p>60.47</text:p>
          </table:table-cell>
          <table:table-cell office:value-type="float" office:value="49.355" calcext:value-type="float">
            <text:p>49.355</text:p>
          </table:table-cell>
          <table:table-cell office:value-type="float" office:value="4.04" calcext:value-type="float">
            <text:p>4.04</text:p>
          </table:table-cell>
          <table:table-cell office:value-type="float" office:value="9.605" calcext:value-type="float">
            <text:p>9.605</text:p>
          </table:table-cell>
          <table:table-cell office:value-type="float" office:value="8.655" calcext:value-type="float">
            <text:p>8.6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115" calcext:value-type="float">
            <text:p>4.115</text:p>
          </table:table-cell>
          <table:table-cell office:value-type="float" office:value="0" calcext:value-type="float">
            <text:p>0</text:p>
          </table:table-cell>
          <table:table-cell office:value-type="float" office:value="2.43" calcext:value-type="float">
            <text:p>2.43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5" calcext:value-type="float">
            <text:p>15.05</text:p>
          </table:table-cell>
          <table:table-cell office:value-type="float" office:value="0" calcext:value-type="float">
            <text:p>0</text:p>
          </table:table-cell>
          <table:table-cell office:value-type="float" office:value="1.605" calcext:value-type="float">
            <text:p>1.605</text:p>
          </table:table-cell>
          <table:table-cell office:value-type="float" office:value="3.91" calcext:value-type="float">
            <text:p>3.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845" calcext:value-type="float">
            <text:p>12.845</text:p>
          </table:table-cell>
          <table:table-cell office:value-type="float" office:value="0" calcext:value-type="float">
            <text:p>0</text:p>
          </table:table-cell>
          <table:table-cell office:value-type="float" office:value="0.545" calcext:value-type="float">
            <text:p>0.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7" calcext:value-type="float">
            <text:p>4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825" calcext:value-type="float">
            <text:p>9.8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" calcext:value-type="float">
            <text:p>0.18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195" calcext:value-type="float">
            <text:p>0.195</text:p>
          </table:table-cell>
          <table:table-cell office:value-type="float" office:value="32.115" calcext:value-type="float">
            <text:p>32.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5" calcext:value-type="float">
            <text:p>1.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95" calcext:value-type="float">
            <text:p>8.5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645" calcext:value-type="float">
            <text:p>11.645</text:p>
          </table:table-cell>
          <table:table-cell office:value-type="float" office:value="0.615" calcext:value-type="float">
            <text:p>0.6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sa_arvensis_D8</text:p>
          </table:table-cell>
          <table:table-cell office:value-type="float" office:value="49.6941996491099" calcext:value-type="float">
            <text:p>49.6941996491</text:p>
          </table:table-cell>
          <table:table-cell office:value-type="float" office:value="146.576662320999" calcext:value-type="float">
            <text:p>146.576662321</text:p>
          </table:table-cell>
          <table:table-cell office:value-type="float" office:value="41.6412948234816" calcext:value-type="float">
            <text:p>41.6412948235</text:p>
          </table:table-cell>
          <table:table-cell office:value-type="float" office:value="51.1263879611103" calcext:value-type="float">
            <text:p>51.1263879611</text:p>
          </table:table-cell>
          <table:table-cell office:value-type="float" office:value="6.79980761647888" calcext:value-type="float">
            <text:p>6.7998076165</text:p>
          </table:table-cell>
          <table:table-cell office:value-type="float" office:value="0.17" calcext:value-type="float">
            <text:p>0.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195" calcext:value-type="float">
            <text:p>1.195</text:p>
          </table:table-cell>
          <table:table-cell office:value-type="float" office:value="0.57" calcext:value-type="float">
            <text:p>0.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25" calcext:value-type="float">
            <text:p>1.525</text:p>
          </table:table-cell>
          <table:table-cell office:value-type="float" office:value="0.2" calcext:value-type="float">
            <text:p>0.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8.875" calcext:value-type="float">
            <text:p>8.875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sa_californica_E8</text:p>
          </table:table-cell>
          <table:table-cell office:value-type="float" office:value="-8.78970114234447" calcext:value-type="float">
            <text:p>-8.7897011423</text:p>
          </table:table-cell>
          <table:table-cell office:value-type="float" office:value="-9.52232508275871" calcext:value-type="float">
            <text:p>-9.5223250828</text:p>
          </table:table-cell>
          <table:table-cell office:value-type="float" office:value="-202.998042592921" calcext:value-type="float">
            <text:p>-202.9980425929</text:p>
          </table:table-cell>
          <table:table-cell office:value-type="float" office:value="-47.6733357726843" calcext:value-type="float">
            <text:p>-47.6733357727</text:p>
          </table:table-cell>
          <table:table-cell office:value-type="float" office:value="34.679710399206" calcext:value-type="float">
            <text:p>34.6797103992</text:p>
          </table:table-cell>
          <table:table-cell office:value-type="float" office:value="583.65" calcext:value-type="float">
            <text:p>583.65</text:p>
          </table:table-cell>
          <table:table-cell office:value-type="float" office:value="346.62" calcext:value-type="float">
            <text:p>346.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.58" calcext:value-type="float">
            <text:p>71.58</text:p>
          </table:table-cell>
          <table:table-cell office:value-type="float" office:value="2.47" calcext:value-type="float">
            <text:p>2.47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3.2" calcext:value-type="float">
            <text:p>3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.96" calcext:value-type="float">
            <text:p>19.96</text:p>
          </table:table-cell>
          <table:table-cell office:value-type="float" office:value="3.48" calcext:value-type="float">
            <text:p>3.48</text:p>
          </table:table-cell>
          <table:table-cell office:value-type="float" office:value="22.58" calcext:value-type="float">
            <text:p>22.58</text:p>
          </table:table-cell>
          <table:table-cell office:value-type="float" office:value="0.91" calcext:value-type="float">
            <text:p>0.91</text:p>
          </table:table-cell>
          <table:table-cell office:value-type="float" office:value="43.9" calcext:value-type="float">
            <text:p>43.9</text:p>
          </table:table-cell>
          <table:table-cell office:value-type="float" office:value="2.11" calcext:value-type="float">
            <text:p>2.11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office:value-type="float" office:value="0" calcext:value-type="float">
            <text:p>0</text:p>
          </table:table-cell>
          <table:table-cell office:value-type="float" office:value="8.59" calcext:value-type="float">
            <text:p>8.59</text:p>
          </table:table-cell>
          <table:table-cell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4.61" calcext:value-type="float">
            <text:p>74.61</text:p>
          </table:table-cell>
          <table:table-cell office:value-type="float" office:value="8.16" calcext:value-type="float">
            <text:p>8.16</text:p>
          </table:table-cell>
          <table:table-cell office:value-type="float" office:value="8.34" calcext:value-type="float">
            <text:p>8.34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.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8" calcext:value-type="float">
            <text:p>13.9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.94" calcext:value-type="float">
            <text:p>7.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63" calcext:value-type="float">
            <text:p>5.6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4.65" calcext:value-type="float">
            <text:p>4.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sa_calocarpa_H10</text:p>
          </table:table-cell>
          <table:table-cell office:value-type="float" office:value="203.635618411105" calcext:value-type="float">
            <text:p>203.6356184111</text:p>
          </table:table-cell>
          <table:table-cell office:value-type="float" office:value="-195.45790177844" calcext:value-type="float">
            <text:p>-195.4579017784</text:p>
          </table:table-cell>
          <table:table-cell office:value-type="float" office:value="-166.901368077755" calcext:value-type="float">
            <text:p>-166.9013680778</text:p>
          </table:table-cell>
          <table:table-cell office:value-type="float" office:value="12.2993191759017" calcext:value-type="float">
            <text:p>12.2993191759</text:p>
          </table:table-cell>
          <table:table-cell office:value-type="float" office:value="21.0098684810572" calcext:value-type="float">
            <text:p>21.0098684811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a_centiflora_rosae_G2</text:p>
          </table:table-cell>
          <table:table-cell office:value-type="float" office:value="43.2278853085459" calcext:value-type="float">
            <text:p>43.2278853085</text:p>
          </table:table-cell>
          <table:table-cell office:value-type="float" office:value="-25.5230770387678" calcext:value-type="float">
            <text:p>-25.5230770388</text:p>
          </table:table-cell>
          <table:table-cell office:value-type="float" office:value="45.970077248342" calcext:value-type="float">
            <text:p>45.9700772483</text:p>
          </table:table-cell>
          <table:table-cell office:value-type="float" office:value="-47.5827089096035" calcext:value-type="float">
            <text:p>-47.5827089096</text:p>
          </table:table-cell>
          <table:table-cell office:value-type="float" office:value="-20.3989925615336" calcext:value-type="float">
            <text:p>-20.3989925615</text:p>
          </table:table-cell>
          <table:table-cell office:value-type="float" office:value="718.18" calcext:value-type="float">
            <text:p>718.18</text:p>
          </table:table-cell>
          <table:table-cell office:value-type="float" office:value="51.13" calcext:value-type="float">
            <text:p>51.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31" calcext:value-type="float">
            <text:p>14.31</text:p>
          </table:table-cell>
          <table:table-cell office:value-type="float" office:value="0.77" calcext:value-type="float">
            <text:p>0.77</text:p>
          </table:table-cell>
          <table:table-cell office:value-type="float" office:value="4.69" calcext:value-type="float">
            <text:p>4.69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66" calcext:value-type="float">
            <text:p>6.66</text:p>
          </table:table-cell>
          <table:table-cell office:value-type="float" office:value="8.38" calcext:value-type="float">
            <text:p>8.38</text:p>
          </table:table-cell>
          <table:table-cell office:value-type="float" office:value="4.08" calcext:value-type="float">
            <text:p>4.08</text:p>
          </table:table-cell>
          <table:table-cell office:value-type="float" office:value="1.25" calcext:value-type="float">
            <text:p>1.25</text:p>
          </table:table-cell>
          <table:table-cell office:value-type="float" office:value="8.17" calcext:value-type="float">
            <text:p>8.17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3.31" calcext:value-type="float">
            <text:p>33.31</text:p>
          </table:table-cell>
          <table:table-cell office:value-type="float" office:value="10.08" calcext:value-type="float">
            <text:p>10.08</text:p>
          </table:table-cell>
          <table:table-cell office:value-type="float" office:value="3.23" calcext:value-type="float">
            <text:p>3.23</text:p>
          </table:table-cell>
          <table:table-cell office:value-type="float" office:value="13.06" calcext:value-type="float">
            <text:p>13.06</text:p>
          </table:table-cell>
          <table:table-cell office:value-type="float" office:value="8.86" calcext:value-type="float">
            <text:p>8.8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89" calcext:value-type="float">
            <text:p>3.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6.69" calcext:value-type="float">
            <text:p>26.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6" calcext:value-type="float">
            <text:p>9.46</text:p>
          </table:table-cell>
          <table:table-cell office:value-type="float" office:value="0" calcext:value-type="float">
            <text:p>0</text:p>
          </table:table-cell>
          <table:table-cell office:value-type="float" office:value="6.28" calcext:value-type="float">
            <text:p>6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" calcext:value-type="float">
            <text:p>14.9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sa_chinensis_C8</text:p>
          </table:table-cell>
          <table:table-cell office:value-type="float" office:value="-169.28290205693" calcext:value-type="float">
            <text:p>-169.2829020569</text:p>
          </table:table-cell>
          <table:table-cell office:value-type="float" office:value="177.367148899532" calcext:value-type="float">
            <text:p>177.3671488995</text:p>
          </table:table-cell>
          <table:table-cell office:value-type="float" office:value="-183.408863954939" calcext:value-type="float">
            <text:p>-183.4088639549</text:p>
          </table:table-cell>
          <table:table-cell office:value-type="float" office:value="-48.6108395444503" calcext:value-type="float">
            <text:p>-48.6108395445</text:p>
          </table:table-cell>
          <table:table-cell office:value-type="float" office:value="56.1731787104258" calcext:value-type="float">
            <text:p>56.1731787104</text:p>
          </table:table-cell>
          <table:table-cell office:value-type="float" office:value="834.44" calcext:value-type="float">
            <text:p>834.44</text:p>
          </table:table-cell>
          <table:table-cell office:value-type="float" office:value="14.69" calcext:value-type="float">
            <text:p>14.69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9" calcext:value-type="float">
            <text:p>4.09</text:p>
          </table:table-cell>
          <table:table-cell office:value-type="float" office:value="3.01" calcext:value-type="float">
            <text:p>3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  <table:table-cell office:value-type="float" office:value="11.54" calcext:value-type="float">
            <text:p>11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2.06" calcext:value-type="float">
            <text:p>2.06</text:p>
          </table:table-cell>
          <table:table-cell office:value-type="float" office:value="7.57" calcext:value-type="float">
            <text:p>7.57</text:p>
          </table:table-cell>
          <table:table-cell office:value-type="float" office:value="3.9" calcext:value-type="float">
            <text:p>3.9</text:p>
          </table:table-cell>
          <table:table-cell office:value-type="float" office:value="3.61" calcext:value-type="float">
            <text:p>3.61</text:p>
          </table:table-cell>
          <table:table-cell office:value-type="float" office:value="7.23" calcext:value-type="float">
            <text:p>7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6.04" calcext:value-type="float">
            <text:p>6.04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1.09" calcext:value-type="float">
            <text:p>1.09</text:p>
          </table:table-cell>
          <table:table-cell office:value-type="float" office:value="39.2" calcext:value-type="float">
            <text:p>39.2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.46" calcext:value-type="float">
            <text:p>11.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14" calcext:value-type="float">
            <text:p>1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sa_chinensis_mutabilis_G3</text:p>
          </table:table-cell>
          <table:table-cell office:value-type="float" office:value="-188.855773796597" calcext:value-type="float">
            <text:p>-188.8557737966</text:p>
          </table:table-cell>
          <table:table-cell office:value-type="float" office:value="-62.4952352267191" calcext:value-type="float">
            <text:p>-62.4952352267</text:p>
          </table:table-cell>
          <table:table-cell office:value-type="float" office:value="39.0298123203105" calcext:value-type="float">
            <text:p>39.0298123203</text:p>
          </table:table-cell>
          <table:table-cell office:value-type="float" office:value="47.9154315861667" calcext:value-type="float">
            <text:p>47.9154315862</text:p>
          </table:table-cell>
          <table:table-cell office:value-type="float" office:value="-33.3232882438224" calcext:value-type="float">
            <text:p>-33.3232882438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a_corymbifera_G6</text:p>
          </table:table-cell>
          <table:table-cell office:value-type="float" office:value="112.629110221625" calcext:value-type="float">
            <text:p>112.6291102216</text:p>
          </table:table-cell>
          <table:table-cell office:value-type="float" office:value="16.5609431873804" calcext:value-type="float">
            <text:p>16.5609431874</text:p>
          </table:table-cell>
          <table:table-cell office:value-type="float" office:value="-44.6098879229868" calcext:value-type="float">
            <text:p>-44.609887923</text:p>
          </table:table-cell>
          <table:table-cell office:value-type="float" office:value="43.701424741265" calcext:value-type="float">
            <text:p>43.7014247413</text:p>
          </table:table-cell>
          <table:table-cell office:value-type="float" office:value="8.85669210740693" calcext:value-type="float">
            <text:p>8.8566921074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a_cuspidata_G5</text:p>
          </table:table-cell>
          <table:table-cell office:value-type="float" office:value="-123.747341638788" calcext:value-type="float">
            <text:p>-123.7473416388</text:p>
          </table:table-cell>
          <table:table-cell office:value-type="float" office:value="-74.7240452468855" calcext:value-type="float">
            <text:p>-74.7240452469</text:p>
          </table:table-cell>
          <table:table-cell office:value-type="float" office:value="52.2481904023031" calcext:value-type="float">
            <text:p>52.2481904023</text:p>
          </table:table-cell>
          <table:table-cell office:value-type="float" office:value="-138.96828044" calcext:value-type="float">
            <text:p>-138.96828044</text:p>
          </table:table-cell>
          <table:table-cell office:value-type="float" office:value="-11.0407434620188" calcext:value-type="float">
            <text:p>-11.040743462</text:p>
          </table:table-cell>
          <table:table-cell office:value-type="float" office:value="112.19" calcext:value-type="float">
            <text:p>112.19</text:p>
          </table:table-cell>
          <table:table-cell office:value-type="float" office:value="63.85" calcext:value-type="float">
            <text:p>63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12" calcext:value-type="float">
            <text:p>5.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7" calcext:value-type="float">
            <text:p>21.37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63" calcext:value-type="float">
            <text:p>6.63</text:p>
          </table:table-cell>
          <table:table-cell office:value-type="float" office:value="8.99" calcext:value-type="float">
            <text:p>8.99</text:p>
          </table:table-cell>
          <table:table-cell office:value-type="float" office:value="6.59" calcext:value-type="float">
            <text:p>6.59</text:p>
          </table:table-cell>
          <table:table-cell office:value-type="float" office:value="3.79" calcext:value-type="float">
            <text:p>3.79</text:p>
          </table:table-cell>
          <table:table-cell office:value-type="float" office:value="12.66" calcext:value-type="float">
            <text:p>12.66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" calcext:value-type="float">
            <text:p>1.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.19" calcext:value-type="float">
            <text:p>11.19</text:p>
          </table:table-cell>
          <table:table-cell office:value-type="float" office:value="42.73" calcext:value-type="float">
            <text:p>42.73</text:p>
          </table:table-cell>
          <table:table-cell office:value-type="float" office:value="2.74" calcext:value-type="float">
            <text:p>2.74</text:p>
          </table:table-cell>
          <table:table-cell office:value-type="float" office:value="0.91" calcext:value-type="float">
            <text:p>0.91</text:p>
          </table:table-cell>
          <table:table-cell office:value-type="float" office:value="19.89" calcext:value-type="float">
            <text:p>19.8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2.14" calcext:value-type="float">
            <text:p>2.1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sa_damascena_bifera_yorklancaster_G8</text:p>
          </table:table-cell>
          <table:table-cell office:value-type="float" office:value="125.893146371727" calcext:value-type="float">
            <text:p>125.8931463717</text:p>
          </table:table-cell>
          <table:table-cell office:value-type="float" office:value="-42.4817549702245" calcext:value-type="float">
            <text:p>-42.4817549702</text:p>
          </table:table-cell>
          <table:table-cell office:value-type="float" office:value="-24.0774001328224" calcext:value-type="float">
            <text:p>-24.0774001328</text:p>
          </table:table-cell>
          <table:table-cell office:value-type="float" office:value="12.8336197987073" calcext:value-type="float">
            <text:p>12.8336197987</text:p>
          </table:table-cell>
          <table:table-cell office:value-type="float" office:value="-114.305318761367" calcext:value-type="float">
            <text:p>-114.3053187614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a_dupontii_A12</text:p>
          </table:table-cell>
          <table:table-cell office:value-type="float" office:value="59.2944341141523" calcext:value-type="float">
            <text:p>59.2944341142</text:p>
          </table:table-cell>
          <table:table-cell office:value-type="float" office:value="58.6823288569198" calcext:value-type="float">
            <text:p>58.6823288569</text:p>
          </table:table-cell>
          <table:table-cell office:value-type="float" office:value="22.4707639976274" calcext:value-type="float">
            <text:p>22.4707639976</text:p>
          </table:table-cell>
          <table:table-cell office:value-type="float" office:value="59.7916080758896" calcext:value-type="float">
            <text:p>59.7916080759</text:p>
          </table:table-cell>
          <table:table-cell office:value-type="float" office:value="-140.560650719696" calcext:value-type="float">
            <text:p>-140.5606507197</text:p>
          </table:table-cell>
          <table:table-cell office:value-type="float" office:value="1690.39" calcext:value-type="float">
            <text:p>1690.39</text:p>
          </table:table-cell>
          <table:table-cell office:value-type="float" office:value="115.72" calcext:value-type="float">
            <text:p>115.72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1.04" calcext:value-type="float">
            <text:p>1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11" calcext:value-type="float">
            <text:p>32.11</text:p>
          </table:table-cell>
          <table:table-cell office:value-type="float" office:value="1.54" calcext:value-type="float">
            <text:p>1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16" calcext:value-type="float">
            <text:p>11.16</text:p>
          </table:table-cell>
          <table:table-cell office:value-type="float" office:value="6.53" calcext:value-type="float">
            <text:p>6.53</text:p>
          </table:table-cell>
          <table:table-cell office:value-type="float" office:value="8.41" calcext:value-type="float">
            <text:p>8.41</text:p>
          </table:table-cell>
          <table:table-cell office:value-type="float" office:value="2.9" calcext:value-type="float">
            <text:p>2.9</text:p>
          </table:table-cell>
          <table:table-cell office:value-type="float" office:value="16.89" calcext:value-type="float">
            <text:p>16.89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0" calcext:value-type="float">
            <text:p>0</text:p>
          </table:table-cell>
          <table:table-cell office:value-type="float" office:value="2.34" calcext:value-type="float">
            <text:p>2.34</text:p>
          </table:table-cell>
          <table:table-cell office:value-type="float" office:value="0" calcext:value-type="float">
            <text:p>0</text:p>
          </table:table-cell>
          <table:table-cell office:value-type="float" office:value="2.85" calcext:value-type="float">
            <text:p>2.85</text:p>
          </table:table-cell>
          <table:table-cell office:value-type="float" office:value="0.28" calcext:value-type="float">
            <text:p>0.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0.59" calcext:value-type="float">
            <text:p>60.59</text:p>
          </table:table-cell>
          <table:table-cell office:value-type="float" office:value="11.11" calcext:value-type="float">
            <text:p>11.11</text:p>
          </table:table-cell>
          <table:table-cell office:value-type="float" office:value="7.17" calcext:value-type="float">
            <text:p>7.17</text:p>
          </table:table-cell>
          <table:table-cell office:value-type="float" office:value="6.89" calcext:value-type="float">
            <text:p>6.89</text:p>
          </table:table-cell>
          <table:table-cell office:value-type="float" office:value="13.99" calcext:value-type="float">
            <text:p>13.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.73" calcext:value-type="float">
            <text:p>29.73</text:p>
          </table:table-cell>
          <table:table-cell office:value-type="float" office:value="0.39" calcext:value-type="float">
            <text:p>0.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07" calcext:value-type="float">
            <text:p>2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3.68" calcext:value-type="float">
            <text:p>33.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5" calcext:value-type="float">
            <text:p>13.85</text:p>
          </table:table-cell>
          <table:table-cell office:value-type="float" office:value="0" calcext:value-type="float">
            <text:p>0</text:p>
          </table:table-cell>
          <table:table-cell office:value-type="float" office:value="6.02" calcext:value-type="float">
            <text:p>6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87" calcext:value-type="float">
            <text:p>16.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sa_ferruginea_C11</text:p>
          </table:table-cell>
          <table:table-cell office:value-type="float" office:value="205.435083357721" calcext:value-type="float">
            <text:p>205.4350833577</text:p>
          </table:table-cell>
          <table:table-cell office:value-type="float" office:value="-189.961527595091" calcext:value-type="float">
            <text:p>-189.9615275951</text:p>
          </table:table-cell>
          <table:table-cell office:value-type="float" office:value="-159.268155131233" calcext:value-type="float">
            <text:p>-159.2681551312</text:p>
          </table:table-cell>
          <table:table-cell office:value-type="float" office:value="14.3315827814265" calcext:value-type="float">
            <text:p>14.3315827814</text:p>
          </table:table-cell>
          <table:table-cell office:value-type="float" office:value="17.6351260560306" calcext:value-type="float">
            <text:p>17.635126056</text:p>
          </table:table-cell>
          <table:table-cell office:value-type="float" office:value="559.23" calcext:value-type="float">
            <text:p>559.23</text:p>
          </table:table-cell>
          <table:table-cell office:value-type="float" office:value="16.84" calcext:value-type="float">
            <text:p>16.8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2.18" calcext:value-type="float">
            <text:p>2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office:value-type="float" office:value="3.86" calcext:value-type="float">
            <text:p>3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05" calcext:value-type="float">
            <text:p>5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  <table:table-cell office:value-type="float" office:value="2.69" calcext:value-type="float">
            <text:p>2.69</text:p>
          </table:table-cell>
          <table:table-cell office:value-type="float" office:value="1.36" calcext:value-type="float">
            <text:p>1.36</text:p>
          </table:table-cell>
          <table:table-cell office:value-type="float" office:value="2.21" calcext:value-type="float">
            <text:p>2.21</text:p>
          </table:table-cell>
          <table:table-cell office:value-type="float" office:value="2.82" calcext:value-type="float">
            <text:p>2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5.75" calcext:value-type="float">
            <text:p>15.75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office:value-type="float" office:value="19.8" calcext:value-type="float">
            <text:p>19.8</text:p>
          </table:table-cell>
          <table:table-cell office:value-type="float" office:value="1.56" calcext:value-type="float">
            <text:p>1.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17" calcext:value-type="float">
            <text:p>6.1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9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88" calcext:value-type="float">
            <text:p>41.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.3" calcext:value-type="float">
            <text:p>15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41.78" calcext:value-type="float">
            <text:p>41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2" calcext:value-type="float">
            <text:p>5.22</text:p>
          </table:table-cell>
          <table:table-cell office:value-type="float" office:value="1.13" calcext:value-type="float">
            <text:p>1.13</text:p>
          </table:table-cell>
          <table:table-cell office:value-type="float" office:value="0.43" calcext:value-type="float">
            <text:p>0.43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3.38" calcext:value-type="float">
            <text:p>3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7" calcext:value-type="float">
            <text:p>3.97</text:p>
          </table:table-cell>
          <table:table-cell office:value-type="float" office:value="3.05" calcext:value-type="float">
            <text:p>3.05</text:p>
          </table:table-cell>
          <table:table-cell office:value-type="float" office:value="0" calcext:value-type="float">
            <text:p>0</text:p>
          </table:table-cell>
          <table:table-cell office:value-type="float" office:value="10.77" calcext:value-type="float">
            <text:p>10.77</text:p>
          </table:table-cell>
          <table:table-cell office:value-type="float" office:value="0" calcext:value-type="float">
            <text:p>0</text:p>
          </table:table-cell>
          <table:table-cell office:value-type="float" office:value="2.06" calcext:value-type="float">
            <text:p>2.06</text:p>
          </table:table-cell>
          <table:table-cell office:value-type="float" office:value="2.42" calcext:value-type="float">
            <text:p>2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3" calcext:value-type="float">
            <text:p>2.73</text:p>
          </table:table-cell>
          <table:table-cell office:value-type="float" office:value="29.2" calcext:value-type="float">
            <text:p>29.2</text:p>
          </table:table-cell>
          <table:table-cell office:value-type="float" office:value="3.76" calcext:value-type="float">
            <text:p>3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sa_fortiniana_de_banks_F3</text:p>
          </table:table-cell>
          <table:table-cell office:value-type="float" office:value="124.654212723061" calcext:value-type="float">
            <text:p>124.6542127231</text:p>
          </table:table-cell>
          <table:table-cell office:value-type="float" office:value="-81.6993087374092" calcext:value-type="float">
            <text:p>-81.6993087374</text:p>
          </table:table-cell>
          <table:table-cell office:value-type="float" office:value="-71.9917998514832" calcext:value-type="float">
            <text:p>-71.9917998515</text:p>
          </table:table-cell>
          <table:table-cell office:value-type="float" office:value="49.7793180911832" calcext:value-type="float">
            <text:p>49.7793180912</text:p>
          </table:table-cell>
          <table:table-cell office:value-type="float" office:value="20.3502105815377" calcext:value-type="float">
            <text:p>20.35021058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4.36" calcext:value-type="float">
            <text:p>4.36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3.23" calcext:value-type="float">
            <text:p>3.2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4.29" calcext:value-type="float">
            <text:p>24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.24" calcext:value-type="float">
            <text:p>263.24</text:p>
          </table:table-cell>
          <table:table-cell office:value-type="float" office:value="13.31" calcext:value-type="float">
            <text:p>13.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sa_gallica_C4</text:p>
          </table:table-cell>
          <table:table-cell office:value-type="float" office:value="181.686415256959" calcext:value-type="float">
            <text:p>181.686415257</text:p>
          </table:table-cell>
          <table:table-cell office:value-type="float" office:value="-147.756236051449" calcext:value-type="float">
            <text:p>-147.7562360514</text:p>
          </table:table-cell>
          <table:table-cell office:value-type="float" office:value="-128.747369695905" calcext:value-type="float">
            <text:p>-128.7473696959</text:p>
          </table:table-cell>
          <table:table-cell office:value-type="float" office:value="34.1727568211249" calcext:value-type="float">
            <text:p>34.1727568211</text:p>
          </table:table-cell>
          <table:table-cell office:value-type="float" office:value="20.7691412869072" calcext:value-type="float">
            <text:p>20.7691412869</text:p>
          </table:table-cell>
          <table:table-cell office:value-type="float" office:value="576.6" calcext:value-type="float">
            <text:p>576.6</text:p>
          </table:table-cell>
          <table:table-cell office:value-type="float" office:value="124.61" calcext:value-type="float">
            <text:p>124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29.75" calcext:value-type="float">
            <text:p>29.7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1.89" calcext:value-type="float">
            <text:p>1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42" calcext:value-type="float">
            <text:p>10.42</text:p>
          </table:table-cell>
          <table:table-cell office:value-type="float" office:value="9.67" calcext:value-type="float">
            <text:p>9.67</text:p>
          </table:table-cell>
          <table:table-cell office:value-type="float" office:value="9.61" calcext:value-type="float">
            <text:p>9.61</text:p>
          </table:table-cell>
          <table:table-cell office:value-type="float" office:value="0.32" calcext:value-type="float">
            <text:p>0.32</text:p>
          </table:table-cell>
          <table:table-cell office:value-type="float" office:value="17.93" calcext:value-type="float">
            <text:p>17.93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  <table:table-cell office:value-type="float" office:value="2.17" calcext:value-type="float">
            <text:p>2.17</text:p>
          </table:table-cell>
          <table:table-cell office:value-type="float" office:value="0" calcext:value-type="float">
            <text:p>0</text:p>
          </table:table-cell>
          <table:table-cell office:value-type="float" office:value="2.93" calcext:value-type="float">
            <text:p>2.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1.54" calcext:value-type="float">
            <text:p>41.54</text:p>
          </table:table-cell>
          <table:table-cell office:value-type="float" office:value="8.44" calcext:value-type="float">
            <text:p>8.44</text:p>
          </table:table-cell>
          <table:table-cell office:value-type="float" office:value="2.93" calcext:value-type="float">
            <text:p>2.93</text:p>
          </table:table-cell>
          <table:table-cell office:value-type="float" office:value="2.96" calcext:value-type="float">
            <text:p>2.96</text:p>
          </table:table-cell>
          <table:table-cell office:value-type="float" office:value="9.8" calcext:value-type="float">
            <text:p>9.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4.75" calcext:value-type="float">
            <text:p>14.75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50.88" calcext:value-type="float">
            <text:p>50.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43" calcext:value-type="float">
            <text:p>2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4" calcext:value-type="float">
            <text:p>15.24</text:p>
          </table:table-cell>
          <table:table-cell office:value-type="float" office:value="0" calcext:value-type="float">
            <text:p>0</text:p>
          </table:table-cell>
          <table:table-cell office:value-type="float" office:value="3.87" calcext:value-type="float">
            <text:p>3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27" calcext:value-type="float">
            <text:p>14.2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sa_holikensis_G10</text:p>
          </table:table-cell>
          <table:table-cell office:value-type="float" office:value="191.625944293173" calcext:value-type="float">
            <text:p>191.6259442932</text:p>
          </table:table-cell>
          <table:table-cell office:value-type="float" office:value="-166.423230995398" calcext:value-type="float">
            <text:p>-166.4232309954</text:p>
          </table:table-cell>
          <table:table-cell office:value-type="float" office:value="-143.69853684779" calcext:value-type="float">
            <text:p>-143.6985368478</text:p>
          </table:table-cell>
          <table:table-cell office:value-type="float" office:value="25.9475293860233" calcext:value-type="float">
            <text:p>25.947529386</text:p>
          </table:table-cell>
          <table:table-cell office:value-type="float" office:value="18.9093007982089" calcext:value-type="float">
            <text:p>18.9093007982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a_iwara_A10</text:p>
          </table:table-cell>
          <table:table-cell office:value-type="float" office:value="41.4514773378814" calcext:value-type="float">
            <text:p>41.4514773379</text:p>
          </table:table-cell>
          <table:table-cell office:value-type="float" office:value="-3.78068659802269" calcext:value-type="float">
            <text:p>-3.780686598</text:p>
          </table:table-cell>
          <table:table-cell office:value-type="float" office:value="-199.369889056923" calcext:value-type="float">
            <text:p>-199.3698890569</text:p>
          </table:table-cell>
          <table:table-cell office:value-type="float" office:value="-7.67001623910966" calcext:value-type="float">
            <text:p>-7.6700162391</text:p>
          </table:table-cell>
          <table:table-cell office:value-type="float" office:value="49.9327310587439" calcext:value-type="float">
            <text:p>49.9327310587</text:p>
          </table:table-cell>
          <table:table-cell office:value-type="float" office:value="717.67" calcext:value-type="float">
            <text:p>717.67</text:p>
          </table:table-cell>
          <table:table-cell office:value-type="float" office:value="44.07" calcext:value-type="float">
            <text:p>44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office:value-type="float" office:value="2.31" calcext:value-type="float">
            <text:p>2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28" calcext:value-type="float">
            <text:p>6.28</text:p>
          </table:table-cell>
          <table:table-cell office:value-type="float" office:value="14.71" calcext:value-type="float">
            <text:p>14.71</text:p>
          </table:table-cell>
          <table:table-cell office:value-type="float" office:value="6.71" calcext:value-type="float">
            <text:p>6.71</text:p>
          </table:table-cell>
          <table:table-cell office:value-type="float" office:value="2.2" calcext:value-type="float">
            <text:p>2.2</text:p>
          </table:table-cell>
          <table:table-cell office:value-type="float" office:value="12.55" calcext:value-type="float">
            <text:p>12.55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3.91" calcext:value-type="float">
            <text:p>3.91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9" calcext:value-type="float">
            <text:p>12.39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2.36" calcext:value-type="float">
            <text:p>2.36</text:p>
          </table:table-cell>
          <table:table-cell office:value-type="float" office:value="7.64" calcext:value-type="float">
            <text:p>7.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6" calcext:value-type="float">
            <text:p>20.66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sa_majalis_H2</text:p>
          </table:table-cell>
          <table:table-cell office:value-type="float" office:value="208.371720327686" calcext:value-type="float">
            <text:p>208.3717203277</text:p>
          </table:table-cell>
          <table:table-cell office:value-type="float" office:value="-198.280942043464" calcext:value-type="float">
            <text:p>-198.2809420435</text:p>
          </table:table-cell>
          <table:table-cell office:value-type="float" office:value="-166.774314466941" calcext:value-type="float">
            <text:p>-166.7743144669</text:p>
          </table:table-cell>
          <table:table-cell office:value-type="float" office:value="10.4406094496364" calcext:value-type="float">
            <text:p>10.4406094496</text:p>
          </table:table-cell>
          <table:table-cell office:value-type="float" office:value="16.7914418691185" calcext:value-type="float">
            <text:p>16.7914418691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a_majalis_plena_H11</text:p>
          </table:table-cell>
          <table:table-cell office:value-type="float" office:value="207.626760592341" calcext:value-type="float">
            <text:p>207.6267605923</text:p>
          </table:table-cell>
          <table:table-cell office:value-type="float" office:value="-204.111926225814" calcext:value-type="float">
            <text:p>-204.1119262258</text:p>
          </table:table-cell>
          <table:table-cell office:value-type="float" office:value="-171.400083049892" calcext:value-type="float">
            <text:p>-171.4000830499</text:p>
          </table:table-cell>
          <table:table-cell office:value-type="float" office:value="7.97091591952153" calcext:value-type="float">
            <text:p>7.9709159195</text:p>
          </table:table-cell>
          <table:table-cell office:value-type="float" office:value="18.3425938451963" calcext:value-type="float">
            <text:p>18.3425938452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a_manetti_H4</text:p>
          </table:table-cell>
          <table:table-cell office:value-type="float" office:value="-84.6573884507707" calcext:value-type="float">
            <text:p>-84.6573884508</text:p>
          </table:table-cell>
          <table:table-cell office:value-type="float" office:value="-32.4079895966466" calcext:value-type="float">
            <text:p>-32.4079895966</text:p>
          </table:table-cell>
          <table:table-cell office:value-type="float" office:value="-41.7516920288068" calcext:value-type="float">
            <text:p>-41.7516920288</text:p>
          </table:table-cell>
          <table:table-cell office:value-type="float" office:value="-28.2606116256723" calcext:value-type="float">
            <text:p>-28.2606116257</text:p>
          </table:table-cell>
          <table:table-cell office:value-type="float" office:value="-81.5853847240696" calcext:value-type="float">
            <text:p>-81.5853847241</text:p>
          </table:table-cell>
          <table:table-cell office:value-type="float" office:value="1129" calcext:value-type="float">
            <text:p>1129</text:p>
          </table:table-cell>
          <table:table-cell office:value-type="float" office:value="60.72" calcext:value-type="float">
            <text:p>60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1.61" calcext:value-type="float">
            <text:p>1.61</text:p>
          </table:table-cell>
          <table:table-cell office:value-type="float" office:value="3.03" calcext:value-type="float">
            <text:p>3.03</text:p>
          </table:table-cell>
          <table:table-cell office:value-type="float" office:value="1.21" calcext:value-type="float">
            <text:p>1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.86" calcext:value-type="float">
            <text:p>17.86</text:p>
          </table:table-cell>
          <table:table-cell office:value-type="float" office:value="0" calcext:value-type="float">
            <text:p>0</text:p>
          </table:table-cell>
          <table:table-cell office:value-type="float" office:value="4.43" calcext:value-type="float">
            <text:p>4.43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71" calcext:value-type="float">
            <text:p>4.71</text:p>
          </table:table-cell>
          <table:table-cell office:value-type="float" office:value="2.37" calcext:value-type="float">
            <text:p>2.37</text:p>
          </table:table-cell>
          <table:table-cell office:value-type="float" office:value="5.09" calcext:value-type="float">
            <text:p>5.09</text:p>
          </table:table-cell>
          <table:table-cell office:value-type="float" office:value="3.71" calcext:value-type="float">
            <text:p>3.71</text:p>
          </table:table-cell>
          <table:table-cell office:value-type="float" office:value="10.24" calcext:value-type="float">
            <text:p>1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 office:value-type="float" office:value="2.06" calcext:value-type="float">
            <text:p>2.06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.31" calcext:value-type="float">
            <text:p>12.31</text:p>
          </table:table-cell>
          <table:table-cell office:value-type="float" office:value="72.01" calcext:value-type="float">
            <text:p>72.01</text:p>
          </table:table-cell>
          <table:table-cell office:value-type="float" office:value="2.68" calcext:value-type="float">
            <text:p>2.68</text:p>
          </table:table-cell>
          <table:table-cell office:value-type="float" office:value="28.42" calcext:value-type="float">
            <text:p>28.42</text:p>
          </table:table-cell>
          <table:table-cell office:value-type="float" office:value="7.05" calcext:value-type="float">
            <text:p>7.0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73" calcext:value-type="float">
            <text:p>3.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51" calcext:value-type="float">
            <text:p>2.5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.67" calcext:value-type="float">
            <text:p>2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5" calcext:value-type="float">
            <text:p>5.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sa_maximowicziana_B9</text:p>
          </table:table-cell>
          <table:table-cell office:value-type="float" office:value="-50.3950996538755" calcext:value-type="float">
            <text:p>-50.3950996539</text:p>
          </table:table-cell>
          <table:table-cell office:value-type="float" office:value="137.219896946155" calcext:value-type="float">
            <text:p>137.2198969462</text:p>
          </table:table-cell>
          <table:table-cell office:value-type="float" office:value="-85.7743548743166" calcext:value-type="float">
            <text:p>-85.7743548743</text:p>
          </table:table-cell>
          <table:table-cell office:value-type="float" office:value="37.1641389783784" calcext:value-type="float">
            <text:p>37.1641389784</text:p>
          </table:table-cell>
          <table:table-cell office:value-type="float" office:value="18.6276442064063" calcext:value-type="float">
            <text:p>18.6276442064</text:p>
          </table:table-cell>
          <table:table-cell office:value-type="float" office:value="80.89" calcext:value-type="float">
            <text:p>80.89</text:p>
          </table:table-cell>
          <table:table-cell office:value-type="float" office:value="144.78" calcext:value-type="float">
            <text:p>144.78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1.64" calcext:value-type="float">
            <text:p>1.64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2.43" calcext:value-type="float">
            <text:p>2.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.85" calcext:value-type="float">
            <text:p>31.85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1.34" calcext:value-type="float">
            <text:p>1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38" calcext:value-type="float">
            <text:p>6.38</text:p>
          </table:table-cell>
          <table:table-cell office:value-type="float" office:value="0" calcext:value-type="float">
            <text:p>0</text:p>
          </table:table-cell>
          <table:table-cell office:value-type="float" office:value="9.88" calcext:value-type="float">
            <text:p>9.88</text:p>
          </table:table-cell>
          <table:table-cell office:value-type="float" office:value="0" calcext:value-type="float">
            <text:p>0</text:p>
          </table:table-cell>
          <table:table-cell office:value-type="float" office:value="18.74" calcext:value-type="float">
            <text:p>18.74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</text:p>
          </table:table-cell>
          <table:table-cell office:value-type="float" office:value="2.69" calcext:value-type="float">
            <text:p>2.69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3.03" calcext:value-type="float">
            <text:p>3.03</text:p>
          </table:table-cell>
          <table:table-cell office:value-type="float" office:value="16.42" calcext:value-type="float">
            <text:p>16.4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sa_minutifolia_alba_H5</text:p>
          </table:table-cell>
          <table:table-cell office:value-type="float" office:value="188.935912076119" calcext:value-type="float">
            <text:p>188.9359120761</text:p>
          </table:table-cell>
          <table:table-cell office:value-type="float" office:value="-169.347623308197" calcext:value-type="float">
            <text:p>-169.3476233082</text:p>
          </table:table-cell>
          <table:table-cell office:value-type="float" office:value="-145.158752561961" calcext:value-type="float">
            <text:p>-145.158752562</text:p>
          </table:table-cell>
          <table:table-cell office:value-type="float" office:value="23.6412114791439" calcext:value-type="float">
            <text:p>23.6412114791</text:p>
          </table:table-cell>
          <table:table-cell office:value-type="float" office:value="21.6115426131981" calcext:value-type="float">
            <text:p>21.6115426132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a_multiflora_carnea_D5</text:p>
          </table:table-cell>
          <table:table-cell office:value-type="float" office:value="-109.810024590492" calcext:value-type="float">
            <text:p>-109.8100245905</text:p>
          </table:table-cell>
          <table:table-cell office:value-type="float" office:value="118.161422297899" calcext:value-type="float">
            <text:p>118.1614222979</text:p>
          </table:table-cell>
          <table:table-cell office:value-type="float" office:value="-103.841903871132" calcext:value-type="float">
            <text:p>-103.8419038711</text:p>
          </table:table-cell>
          <table:table-cell office:value-type="float" office:value="10.8176059455746" calcext:value-type="float">
            <text:p>10.8176059456</text:p>
          </table:table-cell>
          <table:table-cell office:value-type="float" office:value="-78.1300006320715" calcext:value-type="float">
            <text:p>-78.1300006321</text:p>
          </table:table-cell>
          <table:table-cell office:value-type="float" office:value="721.76" calcext:value-type="float">
            <text:p>721.76</text:p>
          </table:table-cell>
          <table:table-cell office:value-type="float" office:value="33.4133" calcext:value-type="float">
            <text:p>33.4133</text:p>
          </table:table-cell>
          <table:table-cell office:value-type="float" office:value="0" calcext:value-type="float">
            <text:p>0</text:p>
          </table:table-cell>
          <table:table-cell office:value-type="float" office:value="0.0866667" calcext:value-type="float">
            <text:p>0.08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.843333" calcext:value-type="float">
            <text:p>0.84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.673333" calcext:value-type="float">
            <text:p>0.67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6667" calcext:value-type="float">
            <text:p>0.28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1167" calcext:value-type="float">
            <text:p>14.1167</text:p>
          </table:table-cell>
          <table:table-cell office:value-type="float" office:value="0.686667" calcext:value-type="float">
            <text:p>0.68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3333" calcext:value-type="float">
            <text:p>0.70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50333" calcext:value-type="float">
            <text:p>4.50333</text:p>
          </table:table-cell>
          <table:table-cell office:value-type="float" office:value="1.24667" calcext:value-type="float">
            <text:p>1.24667</text:p>
          </table:table-cell>
          <table:table-cell office:value-type="float" office:value="3.97667" calcext:value-type="float">
            <text:p>3.97667</text:p>
          </table:table-cell>
          <table:table-cell office:value-type="float" office:value="1.59333" calcext:value-type="float">
            <text:p>1.59333</text:p>
          </table:table-cell>
          <table:table-cell office:value-type="float" office:value="8.29333" calcext:value-type="float">
            <text:p>8.29333</text:p>
          </table:table-cell>
          <table:table-cell office:value-type="float" office:value="0.406667" calcext:value-type="float">
            <text:p>0.406667</text:p>
          </table:table-cell>
          <table:table-cell office:value-type="float" office:value="0" calcext:value-type="float">
            <text:p>0</text:p>
          </table:table-cell>
          <table:table-cell office:value-type="float" office:value="1.02333" calcext:value-type="float">
            <text:p>1.02333</text:p>
          </table:table-cell>
          <table:table-cell office:value-type="float" office:value="0" calcext:value-type="float">
            <text:p>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4067" calcext:value-type="float">
            <text:p>10.4067</text:p>
          </table:table-cell>
          <table:table-cell office:value-type="float" office:value="0.86" calcext:value-type="float">
            <text:p>0.86</text:p>
          </table:table-cell>
          <table:table-cell office:value-type="float" office:value="6.41667" calcext:value-type="float">
            <text:p>6.41667</text:p>
          </table:table-cell>
          <table:table-cell office:value-type="float" office:value="3.61333" calcext:value-type="float">
            <text:p>3.61333</text:p>
          </table:table-cell>
          <table:table-cell office:value-type="float" office:value="15.5033" calcext:value-type="float">
            <text:p>15.50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31333" calcext:value-type="float">
            <text:p>5.31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23333" calcext:value-type="float">
            <text:p>0.52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6333" calcext:value-type="float">
            <text:p>1.26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3333" calcext:value-type="float">
            <text:p>2.1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86667" calcext:value-type="float">
            <text:p>0.286667</text:p>
          </table:table-cell>
          <table:table-cell office:value-type="float" office:value="0.19" calcext:value-type="float">
            <text:p>0.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53333" calcext:value-type="float">
            <text:p>0.65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0667" calcext:value-type="float">
            <text:p>1.9066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sa_pendulina_oxyodon_H9</text:p>
          </table:table-cell>
          <table:table-cell office:value-type="float" office:value="184.199611398881" calcext:value-type="float">
            <text:p>184.1996113989</text:p>
          </table:table-cell>
          <table:table-cell office:value-type="float" office:value="-161.647166350852" calcext:value-type="float">
            <text:p>-161.6471663509</text:p>
          </table:table-cell>
          <table:table-cell office:value-type="float" office:value="-139.555095925998" calcext:value-type="float">
            <text:p>-139.555095926</text:p>
          </table:table-cell>
          <table:table-cell office:value-type="float" office:value="27.8002473167395" calcext:value-type="float">
            <text:p>27.8002473167</text:p>
          </table:table-cell>
          <table:table-cell office:value-type="float" office:value="19.5902059247234" calcext:value-type="float">
            <text:p>19.5902059247</text:p>
          </table:table-cell>
          <table:table-cell office:value-type="float" office:value="403.49" calcext:value-type="float">
            <text:p>403.49</text:p>
          </table:table-cell>
          <table:table-cell office:value-type="float" office:value="135.78" calcext:value-type="float">
            <text:p>135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office:value-type="float" office:value="0" calcext:value-type="float">
            <text:p>0</text:p>
          </table:table-cell>
          <table:table-cell office:value-type="float" office:value="4.93" calcext:value-type="float">
            <text:p>4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  <table:table-cell office:value-type="float" office:value="5.84" calcext:value-type="float">
            <text:p>5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38.02" calcext:value-type="float">
            <text:p>38.02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4.07" calcext:value-type="float">
            <text:p>4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.25" calcext:value-type="float">
            <text:p>23.25</text:p>
          </table:table-cell>
          <table:table-cell office:value-type="float" office:value="4.93" calcext:value-type="float">
            <text:p>4.93</text:p>
          </table:table-cell>
          <table:table-cell office:value-type="float" office:value="10.05" calcext:value-type="float">
            <text:p>10.05</text:p>
          </table:table-cell>
          <table:table-cell office:value-type="float" office:value="0.32" calcext:value-type="float">
            <text:p>0.32</text:p>
          </table:table-cell>
          <table:table-cell office:value-type="float" office:value="21.84" calcext:value-type="float">
            <text:p>21.84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</text:p>
          </table:table-cell>
          <table:table-cell office:value-type="float" office:value="5.84" calcext:value-type="float">
            <text:p>5.84</text:p>
          </table:table-cell>
          <table:table-cell office:value-type="float" office:value="0" calcext:value-type="float">
            <text:p>0</text:p>
          </table:table-cell>
          <table:table-cell office:value-type="float" office:value="6.37" calcext:value-type="float">
            <text:p>6.37</text:p>
          </table:table-cell>
          <table:table-cell office:value-type="float" office:value="0" calcext:value-type="float">
            <text:p>0</text:p>
          </table:table-cell>
          <table:table-cell office:value-type="float" office:value="3.18" calcext:value-type="float">
            <text:p>3.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158.96" calcext:value-type="float">
            <text:p>158.96</text:p>
          </table:table-cell>
          <table:table-cell office:value-type="float" office:value="88.03" calcext:value-type="float">
            <text:p>88.03</text:p>
          </table:table-cell>
          <table:table-cell office:value-type="float" office:value="8.11" calcext:value-type="float">
            <text:p>8.11</text:p>
          </table:table-cell>
          <table:table-cell office:value-type="float" office:value="6.47" calcext:value-type="float">
            <text:p>6.47</text:p>
          </table:table-cell>
          <table:table-cell office:value-type="float" office:value="13.96" calcext:value-type="float">
            <text:p>13.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  <table:table-cell office:value-type="float" office:value="0" calcext:value-type="float">
            <text:p>0</text:p>
          </table:table-cell>
          <table:table-cell office:value-type="float" office:value="46.72" calcext:value-type="float">
            <text:p>46.72</text:p>
          </table:table-cell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9" calcext:value-type="float">
            <text:p>14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34.22" calcext:value-type="float">
            <text:p>34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" calcext:value-type="float">
            <text:p>2.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01" calcext:value-type="float">
            <text:p>3.01</text:p>
          </table:table-cell>
          <table:table-cell office:value-type="float" office:value="5.84" calcext:value-type="float">
            <text:p>5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6" calcext:value-type="float">
            <text:p>4.06</text:p>
          </table:table-cell>
          <table:table-cell office:value-type="float" office:value="47.66" calcext:value-type="float">
            <text:p>47.66</text:p>
          </table:table-cell>
          <table:table-cell office:value-type="float" office:value="3.42" calcext:value-type="float">
            <text:p>3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sa_pendulina_pyrenaica_H7</text:p>
          </table:table-cell>
          <table:table-cell office:value-type="float" office:value="193.923946551303" calcext:value-type="float">
            <text:p>193.9239465513</text:p>
          </table:table-cell>
          <table:table-cell office:value-type="float" office:value="-165.512006150776" calcext:value-type="float">
            <text:p>-165.5120061508</text:p>
          </table:table-cell>
          <table:table-cell office:value-type="float" office:value="-144.422435496809" calcext:value-type="float">
            <text:p>-144.4224354968</text:p>
          </table:table-cell>
          <table:table-cell office:value-type="float" office:value="28.2506305642758" calcext:value-type="float">
            <text:p>28.2506305643</text:p>
          </table:table-cell>
          <table:table-cell office:value-type="float" office:value="21.5603985873506" calcext:value-type="float">
            <text:p>21.5603985874</text:p>
          </table:table-cell>
          <table:table-cell office:value-type="float" office:value="23.75" calcext:value-type="float">
            <text:p>23.75</text:p>
          </table:table-cell>
          <table:table-cell office:value-type="float" office:value="19.91" calcext:value-type="float">
            <text:p>19.91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  <table:table-cell office:value-type="float" office:value="6.82" calcext:value-type="float">
            <text:p>6.8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3" calcext:value-type="float">
            <text:p>9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4.42" calcext:value-type="float">
            <text:p>4.42</text:p>
          </table:table-cell>
          <table:table-cell office:value-type="float" office:value="27.68" calcext:value-type="float">
            <text:p>27.68</text:p>
          </table:table-cell>
          <table:table-cell office:value-type="float" office:value="3.57" calcext:value-type="float">
            <text:p>3.57</text:p>
          </table:table-cell>
          <table:table-cell office:value-type="float" office:value="0" calcext:value-type="float">
            <text:p>0</text:p>
          </table:table-cell>
          <table:table-cell office:value-type="float" office:value="5.96" calcext:value-type="float">
            <text:p>5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3.47" calcext:value-type="float">
            <text:p>13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43" calcext:value-type="float">
            <text:p>8.43</text:p>
          </table:table-cell>
          <table:table-cell office:value-type="float" office:value="22.15" calcext:value-type="float">
            <text:p>22.15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office:value-type="float" office:value="2.13" calcext:value-type="float">
            <text:p>2.13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5.57" calcext:value-type="float">
            <text:p>25.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39" calcext:value-type="float">
            <text:p>8.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.97" calcext:value-type="float">
            <text:p>19.9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69" calcext:value-type="float">
            <text:p>2.69</text:p>
          </table:table-cell>
          <table:table-cell office:value-type="float" office:value="0.11" calcext:value-type="float">
            <text:p>0.11</text:p>
          </table:table-cell>
          <table:table-cell office:value-type="float" office:value="99.05" calcext:value-type="float">
            <text:p>99.05</text:p>
          </table:table-cell>
          <table:table-cell office:value-type="float" office:value="1.37" calcext:value-type="float">
            <text:p>1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82" calcext:value-type="float">
            <text:p>12.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sa_pimpinellifolia_double_white_F6</text:p>
          </table:table-cell>
          <table:table-cell office:value-type="float" office:value="177.472345521505" calcext:value-type="float">
            <text:p>177.4723455215</text:p>
          </table:table-cell>
          <table:table-cell office:value-type="float" office:value="-141.507583836585" calcext:value-type="float">
            <text:p>-141.5075838366</text:p>
          </table:table-cell>
          <table:table-cell office:value-type="float" office:value="-123.890205865903" calcext:value-type="float">
            <text:p>-123.8902058659</text:p>
          </table:table-cell>
          <table:table-cell office:value-type="float" office:value="39.1486937061861" calcext:value-type="float">
            <text:p>39.1486937062</text:p>
          </table:table-cell>
          <table:table-cell office:value-type="float" office:value="22.5364159381899" calcext:value-type="float">
            <text:p>22.5364159382</text:p>
          </table:table-cell>
          <table:table-cell office:value-type="float" office:value="1.67" calcext:value-type="float">
            <text:p>1.67</text:p>
          </table:table-cell>
          <table:table-cell office:value-type="float" office:value="146.22" calcext:value-type="float">
            <text:p>146.2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78" calcext:value-type="float">
            <text:p>0.78</text:p>
          </table:table-cell>
          <table:table-cell office:value-type="float" office:value="1.03" calcext:value-type="float">
            <text:p>1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.46" calcext:value-type="float">
            <text:p>50.46</text:p>
          </table:table-cell>
          <table:table-cell office:value-type="float" office:value="2.58" calcext:value-type="float">
            <text:p>2.58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3.56" calcext:value-type="float">
            <text:p>3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.76" calcext:value-type="float">
            <text:p>20.76</text:p>
          </table:table-cell>
          <table:table-cell office:value-type="float" office:value="2.8" calcext:value-type="float">
            <text:p>2.8</text:p>
          </table:table-cell>
          <table:table-cell office:value-type="float" office:value="15.14" calcext:value-type="float">
            <text:p>15.14</text:p>
          </table:table-cell>
          <table:table-cell office:value-type="float" office:value="0" calcext:value-type="float">
            <text:p>0</text:p>
          </table:table-cell>
          <table:table-cell office:value-type="float" office:value="30.38" calcext:value-type="float">
            <text:p>30.38</text:p>
          </table:table-cell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  <table:table-cell office:value-type="float" office:value="5.34" calcext:value-type="float">
            <text:p>5.34</text:p>
          </table:table-cell>
          <table:table-cell office:value-type="float" office:value="0" calcext:value-type="float">
            <text:p>0</text:p>
          </table:table-cell>
          <table:table-cell office:value-type="float" office:value="5.85" calcext:value-type="float">
            <text:p>5.85</text:p>
          </table:table-cell>
          <table:table-cell office:value-type="float" office:value="0" calcext:value-type="float">
            <text:p>0</text:p>
          </table:table-cell>
          <table:table-cell office:value-type="float" office:value="4.24" calcext:value-type="float">
            <text:p>4.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7.14" calcext:value-type="float">
            <text:p>67.14</text:p>
          </table:table-cell>
          <table:table-cell office:value-type="float" office:value="79.85" calcext:value-type="float">
            <text:p>79.85</text:p>
          </table:table-cell>
          <table:table-cell office:value-type="float" office:value="5.81" calcext:value-type="float">
            <text:p>5.81</text:p>
          </table:table-cell>
          <table:table-cell office:value-type="float" office:value="0" calcext:value-type="float">
            <text:p>0</text:p>
          </table:table-cell>
          <table:table-cell office:value-type="float" office:value="13.51" calcext:value-type="float">
            <text:p>13.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office:value-type="float" office:value="4.39" calcext:value-type="float">
            <text:p>4.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64" calcext:value-type="float">
            <text:p>5.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.27" calcext:value-type="float">
            <text:p>2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.03" calcext:value-type="float">
            <text:p>2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91" calcext:value-type="float">
            <text:p>3.91</text:p>
          </table:table-cell>
          <table:table-cell office:value-type="float" office:value="2.07" calcext:value-type="float">
            <text:p>2.07</text:p>
          </table:table-cell>
          <table:table-cell office:value-type="float" office:value="35.95" calcext:value-type="float">
            <text:p>35.95</text:p>
          </table:table-cell>
          <table:table-cell office:value-type="float" office:value="0" calcext:value-type="float">
            <text:p>0</text:p>
          </table:table-cell>
          <table:table-cell office:value-type="float" office:value="11.72" calcext:value-type="float">
            <text:p>11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sa_polliniana_A11</text:p>
          </table:table-cell>
          <table:table-cell office:value-type="float" office:value="121.746575194013" calcext:value-type="float">
            <text:p>121.746575194</text:p>
          </table:table-cell>
          <table:table-cell office:value-type="float" office:value="91.375290806788" calcext:value-type="float">
            <text:p>91.3752908068</text:p>
          </table:table-cell>
          <table:table-cell office:value-type="float" office:value="43.8367943386874" calcext:value-type="float">
            <text:p>43.8367943387</text:p>
          </table:table-cell>
          <table:table-cell office:value-type="float" office:value="34.1438416510626" calcext:value-type="float">
            <text:p>34.1438416511</text:p>
          </table:table-cell>
          <table:table-cell office:value-type="float" office:value="20.6020701993671" calcext:value-type="float">
            <text:p>20.6020701994</text:p>
          </table:table-cell>
          <table:table-cell office:value-type="float" office:value="369.63" calcext:value-type="float">
            <text:p>369.63</text:p>
          </table:table-cell>
          <table:table-cell office:value-type="float" office:value="20.72" calcext:value-type="float">
            <text:p>20.72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.31" calcext:value-type="float">
            <text:p>0.31</text:p>
          </table:table-cell>
          <table:table-cell office:value-type="float" office:value="1.64" calcext:value-type="float">
            <text:p>1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2.68" calcext:value-type="float">
            <text:p>12.68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38" calcext:value-type="float">
            <text:p>5.38</text:p>
          </table:table-cell>
          <table:table-cell office:value-type="float" office:value="1.25" calcext:value-type="float">
            <text:p>1.25</text:p>
          </table:table-cell>
          <table:table-cell office:value-type="float" office:value="3.39" calcext:value-type="float">
            <text:p>3.39</text:p>
          </table:table-cell>
          <table:table-cell office:value-type="float" office:value="0.41" calcext:value-type="float">
            <text:p>0.41</text:p>
          </table:table-cell>
          <table:table-cell office:value-type="float" office:value="7.16" calcext:value-type="float">
            <text:p>7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.9" calcext:value-type="float">
            <text:p>19.9</text:p>
          </table:table-cell>
          <table:table-cell office:value-type="float" office:value="17.91" calcext:value-type="float">
            <text:p>17.91</text:p>
          </table:table-cell>
          <table:table-cell office:value-type="float" office:value="2.55" calcext:value-type="float">
            <text:p>2.55</text:p>
          </table:table-cell>
          <table:table-cell office:value-type="float" office:value="1.32" calcext:value-type="float">
            <text:p>1.32</text:p>
          </table:table-cell>
          <table:table-cell office:value-type="float" office:value="1.16" calcext:value-type="float">
            <text:p>1.16</text:p>
          </table:table-cell>
          <table:table-cell office:value-type="float" office:value="3.46" calcext:value-type="float">
            <text:p>3.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office:value-type="float" office:value="0" calcext:value-type="float">
            <text:p>0</text:p>
          </table:table-cell>
          <table:table-cell office:value-type="float" office:value="4.59" calcext:value-type="float">
            <text:p>4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.74" calcext:value-type="float">
            <text:p>54.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87" calcext:value-type="float">
            <text:p>3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2" calcext:value-type="float">
            <text:p>25.6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sa_rapini_E5</text:p>
          </table:table-cell>
          <table:table-cell office:value-type="float" office:value="166.204193496333" calcext:value-type="float">
            <text:p>166.2041934963</text:p>
          </table:table-cell>
          <table:table-cell office:value-type="float" office:value="-125.40183744182" calcext:value-type="float">
            <text:p>-125.4018374418</text:p>
          </table:table-cell>
          <table:table-cell office:value-type="float" office:value="-115.983812443898" calcext:value-type="float">
            <text:p>-115.9838124439</text:p>
          </table:table-cell>
          <table:table-cell office:value-type="float" office:value="43.708554955393" calcext:value-type="float">
            <text:p>43.7085549554</text:p>
          </table:table-cell>
          <table:table-cell office:value-type="float" office:value="24.1293437403177" calcext:value-type="float">
            <text:p>24.1293437403</text:p>
          </table:table-cell>
          <table:table-cell office:value-type="float" office:value="4.96" calcext:value-type="float">
            <text:p>4.96</text:p>
          </table:table-cell>
          <table:table-cell office:value-type="float" office:value="117.27" calcext:value-type="float">
            <text:p>117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  <table:table-cell office:value-type="float" office:value="12.23" calcext:value-type="float">
            <text:p>12.23</text:p>
          </table:table-cell>
          <table:table-cell office:value-type="float" office:value="1.02" calcext:value-type="float">
            <text:p>1.02</text:p>
          </table:table-cell>
          <table:table-cell office:value-type="float" office:value="1.39" calcext:value-type="float">
            <text:p>1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9" calcext:value-type="float">
            <text:p>32.59</text:p>
          </table:table-cell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1.25" calcext:value-type="float">
            <text:p>1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47" calcext:value-type="float">
            <text:p>7.47</text:p>
          </table:table-cell>
          <table:table-cell office:value-type="float" office:value="26.51" calcext:value-type="float">
            <text:p>26.51</text:p>
          </table:table-cell>
          <table:table-cell office:value-type="float" office:value="10.24" calcext:value-type="float">
            <text:p>10.24</text:p>
          </table:table-cell>
          <table:table-cell office:value-type="float" office:value="0" calcext:value-type="float">
            <text:p>0</text:p>
          </table:table-cell>
          <table:table-cell office:value-type="float" office:value="19.21" calcext:value-type="float">
            <text:p>19.21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office:value-type="float" office:value="0" calcext:value-type="float">
            <text:p>0</text:p>
          </table:table-cell>
          <table:table-cell office:value-type="float" office:value="5.47" calcext:value-type="float">
            <text:p>5.47</text:p>
          </table:table-cell>
          <table:table-cell office:value-type="float" office:value="0" calcext:value-type="float">
            <text:p>0</text:p>
          </table:table-cell>
          <table:table-cell office:value-type="float" office:value="3.16" calcext:value-type="float">
            <text:p>3.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.34" calcext:value-type="float">
            <text:p>7.34</text:p>
          </table:table-cell>
          <table:table-cell office:value-type="float" office:value="2.68" calcext:value-type="float">
            <text:p>2.68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</text:p>
          </table:table-cell>
          <table:table-cell office:value-type="float" office:value="7.73" calcext:value-type="float">
            <text:p>7.7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.44" calcext:value-type="float">
            <text:p>9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98" calcext:value-type="float">
            <text:p>6.9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sa_rubiginosa_gold_bush_H10</text:p>
          </table:table-cell>
          <table:table-cell office:value-type="float" office:value="-93.600118674722" calcext:value-type="float">
            <text:p>-93.6001186747</text:p>
          </table:table-cell>
          <table:table-cell office:value-type="float" office:value="-24.4244102167003" calcext:value-type="float">
            <text:p>-24.4244102167</text:p>
          </table:table-cell>
          <table:table-cell office:value-type="float" office:value="-48.5142160711612" calcext:value-type="float">
            <text:p>-48.5142160712</text:p>
          </table:table-cell>
          <table:table-cell office:value-type="float" office:value="6.07249668083083" calcext:value-type="float">
            <text:p>6.0724966808</text:p>
          </table:table-cell>
          <table:table-cell office:value-type="float" office:value="-6.57798257590236" calcext:value-type="float">
            <text:p>-6.5779825759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a_rubus_B8</text:p>
          </table:table-cell>
          <table:table-cell office:value-type="float" office:value="-52.7659277454046" calcext:value-type="float">
            <text:p>-52.7659277454</text:p>
          </table:table-cell>
          <table:table-cell office:value-type="float" office:value="107.360108588084" calcext:value-type="float">
            <text:p>107.3601085881</text:p>
          </table:table-cell>
          <table:table-cell office:value-type="float" office:value="-66.4998773289387" calcext:value-type="float">
            <text:p>-66.4998773289</text:p>
          </table:table-cell>
          <table:table-cell office:value-type="float" office:value="55.5855689591456" calcext:value-type="float">
            <text:p>55.5855689591</text:p>
          </table:table-cell>
          <table:table-cell office:value-type="float" office:value="-22.6382411445487" calcext:value-type="float">
            <text:p>-22.6382411445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a_spectabilis_H12</text:p>
          </table:table-cell>
          <table:table-cell office:value-type="float" office:value="-97.0899048326321" calcext:value-type="float">
            <text:p>-97.0899048326</text:p>
          </table:table-cell>
          <table:table-cell office:value-type="float" office:value="100.951112270284" calcext:value-type="float">
            <text:p>100.9511122703</text:p>
          </table:table-cell>
          <table:table-cell office:value-type="float" office:value="-18.7214734534364" calcext:value-type="float">
            <text:p>-18.7214734534</text:p>
          </table:table-cell>
          <table:table-cell office:value-type="float" office:value="10.4573972136687" calcext:value-type="float">
            <text:p>10.4573972137</text:p>
          </table:table-cell>
          <table:table-cell office:value-type="float" office:value="-83.2934561315571" calcext:value-type="float">
            <text:p>-83.2934561316</text:p>
          </table:table-cell>
          <table:table-cell office:value-type="float" office:value="137.56" calcext:value-type="float">
            <text:p>137.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39" calcext:value-type="float">
            <text:p>0.39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sa_subgallicodes_E3</text:p>
          </table:table-cell>
          <table:table-cell office:value-type="float" office:value="40.3823911933475" calcext:value-type="float">
            <text:p>40.3823911933</text:p>
          </table:table-cell>
          <table:table-cell office:value-type="float" office:value="138.747048152224" calcext:value-type="float">
            <text:p>138.7470481522</text:p>
          </table:table-cell>
          <table:table-cell office:value-type="float" office:value="27.8507750291966" calcext:value-type="float">
            <text:p>27.8507750292</text:p>
          </table:table-cell>
          <table:table-cell office:value-type="float" office:value="54.47320537039" calcext:value-type="float">
            <text:p>54.4732053704</text:p>
          </table:table-cell>
          <table:table-cell office:value-type="float" office:value="3.04344046943499" calcext:value-type="float">
            <text:p>3.0434404694</text:p>
          </table:table-cell>
          <table:table-cell office:value-type="float" office:value="551.07" calcext:value-type="float">
            <text:p>551.07</text:p>
          </table:table-cell>
          <table:table-cell office:value-type="float" office:value="1.18" calcext:value-type="float">
            <text:p>1.1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2.37" calcext:value-type="float">
            <text:p>2.37</text:p>
          </table:table-cell>
          <table:table-cell office:value-type="float" office:value="0.27" calcext:value-type="float">
            <text:p>0.2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sa_villosa_recondita_C5</text:p>
          </table:table-cell>
          <table:table-cell office:value-type="float" office:value="69.8853455759586" calcext:value-type="float">
            <text:p>69.885345576</text:p>
          </table:table-cell>
          <table:table-cell office:value-type="float" office:value="100.801509627027" calcext:value-type="float">
            <text:p>100.801509627</text:p>
          </table:table-cell>
          <table:table-cell office:value-type="float" office:value="-2.5221390810271" calcext:value-type="float">
            <text:p>-2.522139081</text:p>
          </table:table-cell>
          <table:table-cell office:value-type="float" office:value="-1.15898992136101" calcext:value-type="float">
            <text:p>-1.1589899214</text:p>
          </table:table-cell>
          <table:table-cell office:value-type="float" office:value="36.0798355318157" calcext:value-type="float">
            <text:p>36.0798355318</text:p>
          </table:table-cell>
          <table:table-cell office:value-type="float" office:value="615.66" calcext:value-type="float">
            <text:p>615.66</text:p>
          </table:table-cell>
          <table:table-cell office:value-type="float" office:value="109.77" calcext:value-type="float">
            <text:p>109.77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0.85" calcext:value-type="float">
            <text:p>0.85</text:p>
          </table:table-cell>
          <table:table-cell office:value-type="float" office:value="1.81" calcext:value-type="float">
            <text:p>1.81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9" calcext:value-type="float">
            <text:p>31.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.87" calcext:value-type="float">
            <text:p>1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93" calcext:value-type="float">
            <text:p>10.93</text:p>
          </table:table-cell>
          <table:table-cell office:value-type="float" office:value="3.92" calcext:value-type="float">
            <text:p>3.92</text:p>
          </table:table-cell>
          <table:table-cell office:value-type="float" office:value="9.16" calcext:value-type="float">
            <text:p>9.16</text:p>
          </table:table-cell>
          <table:table-cell office:value-type="float" office:value="1.35" calcext:value-type="float">
            <text:p>1.35</text:p>
          </table:table-cell>
          <table:table-cell office:value-type="float" office:value="18.27" calcext:value-type="float">
            <text:p>18.27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42.16" calcext:value-type="float">
            <text:p>42.16</text:p>
          </table:table-cell>
          <table:table-cell office:value-type="float" office:value="8.86" calcext:value-type="float">
            <text:p>8.86</text:p>
          </table:table-cell>
          <table:table-cell office:value-type="float" office:value="7.81" calcext:value-type="float">
            <text:p>7.81</text:p>
          </table:table-cell>
          <table:table-cell office:value-type="float" office:value="3.78" calcext:value-type="float">
            <text:p>3.78</text:p>
          </table:table-cell>
          <table:table-cell office:value-type="float" office:value="25.09" calcext:value-type="float">
            <text:p>25.0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.63" calcext:value-type="float">
            <text:p>9.63</text:p>
          </table:table-cell>
          <table:table-cell office:value-type="float" office:value="0" calcext:value-type="float">
            <text:p>0</text:p>
          </table:table-cell>
          <table:table-cell office:value-type="float" office:value="3.01" calcext:value-type="float">
            <text:p>3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8.58" calcext:value-type="float">
            <text:p>38.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7" calcext:value-type="float">
            <text:p>16.37</text:p>
          </table:table-cell>
          <table:table-cell office:value-type="float" office:value="0" calcext:value-type="float">
            <text:p>0</text:p>
          </table:table-cell>
          <table:table-cell office:value-type="float" office:value="4.65" calcext:value-type="float">
            <text:p>4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8" calcext:value-type="float">
            <text:p>10.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sa_wichurana_C9</text:p>
          </table:table-cell>
          <table:table-cell office:value-type="float" office:value="-93.8449159007266" calcext:value-type="float">
            <text:p>-93.8449159007</text:p>
          </table:table-cell>
          <table:table-cell office:value-type="float" office:value="168.386720559544" calcext:value-type="float">
            <text:p>168.3867205595</text:p>
          </table:table-cell>
          <table:table-cell office:value-type="float" office:value="-140.602361156652" calcext:value-type="float">
            <text:p>-140.6023611567</text:p>
          </table:table-cell>
          <table:table-cell office:value-type="float" office:value="18.9535027498987" calcext:value-type="float">
            <text:p>18.9535027499</text:p>
          </table:table-cell>
          <table:table-cell office:value-type="float" office:value="52.6740156670246" calcext:value-type="float">
            <text:p>52.674015667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e_edouard_D7</text:p>
          </table:table-cell>
          <table:table-cell office:value-type="float" office:value="-84.8397212274514" calcext:value-type="float">
            <text:p>-84.8397212275</text:p>
          </table:table-cell>
          <table:table-cell office:value-type="float" office:value="-92.347264719773" calcext:value-type="float">
            <text:p>-92.3472647198</text:p>
          </table:table-cell>
          <table:table-cell office:value-type="float" office:value="2.31290993208689" calcext:value-type="float">
            <text:p>2.3129099321</text:p>
          </table:table-cell>
          <table:table-cell office:value-type="float" office:value="-67.0444472266075" calcext:value-type="float">
            <text:p>-67.0444472266</text:p>
          </table:table-cell>
          <table:table-cell office:value-type="float" office:value="-25.7468903839763" calcext:value-type="float">
            <text:p>-25.746890384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y_queen_H3</text:p>
          </table:table-cell>
          <table:table-cell office:value-type="float" office:value="-49.6270115097737" calcext:value-type="float">
            <text:p>-49.6270115098</text:p>
          </table:table-cell>
          <table:table-cell office:value-type="float" office:value="-65.8248903899791" calcext:value-type="float">
            <text:p>-65.82489039</text:p>
          </table:table-cell>
          <table:table-cell office:value-type="float" office:value="48.9192334035479" calcext:value-type="float">
            <text:p>48.9192334035</text:p>
          </table:table-cell>
          <table:table-cell office:value-type="float" office:value="-115.14807263301" calcext:value-type="float">
            <text:p>-115.148072633</text:p>
          </table:table-cell>
          <table:table-cell office:value-type="float" office:value="-6.29463874012713" calcext:value-type="float">
            <text:p>-6.2946387401</text:p>
          </table:table-cell>
          <table:table-cell office:value-type="float" office:value="0.64" calcext:value-type="float">
            <text:p>0.64</text:p>
          </table:table-cell>
          <table:table-cell office:value-type="float" office:value="12.34" calcext:value-type="float">
            <text:p>12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21.71" calcext:value-type="float">
            <text:p>21.71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1" calcext:value-type="float">
            <text:p>4.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72" calcext:value-type="float">
            <text:p>2.72</text:p>
          </table:table-cell>
          <table:table-cell office:value-type="float" office:value="0" calcext:value-type="float">
            <text:p>0</text:p>
          </table:table-cell>
          <table:table-cell office:value-type="float" office:value="12.43" calcext:value-type="float">
            <text:p>12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59" calcext:value-type="float">
            <text:p>74.59</text:p>
          </table:table-cell>
          <table:table-cell office:value-type="float" office:value="0" calcext:value-type="float">
            <text:p>0</text:p>
          </table:table-cell>
          <table:table-cell office:value-type="float" office:value="4.01" calcext:value-type="float">
            <text:p>4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3" calcext:value-type="float">
            <text:p>19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45.22" calcext:value-type="float">
            <text:p>45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15.75" calcext:value-type="float">
            <text:p>15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" calcext:value-type="float">
            <text:p>2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5" calcext:value-type="float">
            <text:p>11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.78" calcext:value-type="float">
            <text:p>41.78</text:p>
          </table:table-cell>
          <table:table-cell office:value-type="float" office:value="0.31" calcext:value-type="float">
            <text:p>0.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frano_H7</text:p>
          </table:table-cell>
          <table:table-cell office:value-type="float" office:value="-93.4354977191605" calcext:value-type="float">
            <text:p>-93.4354977192</text:p>
          </table:table-cell>
          <table:table-cell office:value-type="float" office:value="-124.074424573933" calcext:value-type="float">
            <text:p>-124.0744245739</text:p>
          </table:table-cell>
          <table:table-cell office:value-type="float" office:value="71.8056162347043" calcext:value-type="float">
            <text:p>71.8056162347</text:p>
          </table:table-cell>
          <table:table-cell office:value-type="float" office:value="-78.537711934554" calcext:value-type="float">
            <text:p>-78.5377119346</text:p>
          </table:table-cell>
          <table:table-cell office:value-type="float" office:value="-5.45709535470766" calcext:value-type="float">
            <text:p>-5.4570953547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et_C10</text:p>
          </table:table-cell>
          <table:table-cell office:value-type="float" office:value="-6.24948955124288" calcext:value-type="float">
            <text:p>-6.2494895512</text:p>
          </table:table-cell>
          <table:table-cell office:value-type="float" office:value="-42.2032317873251" calcext:value-type="float">
            <text:p>-42.2032317873</text:p>
          </table:table-cell>
          <table:table-cell office:value-type="float" office:value="38.9021482510682" calcext:value-type="float">
            <text:p>38.9021482511</text:p>
          </table:table-cell>
          <table:table-cell office:value-type="float" office:value="-68.8858341865359" calcext:value-type="float">
            <text:p>-68.8858341865</text:p>
          </table:table-cell>
          <table:table-cell office:value-type="float" office:value="-6.68905301785583" calcext:value-type="float">
            <text:p>-6.6890530179</text:p>
          </table:table-cell>
          <table:table-cell office:value-type="float" office:value="554.9" calcext:value-type="float">
            <text:p>554.9</text:p>
          </table:table-cell>
          <table:table-cell office:value-type="float" office:value="5.18" calcext:value-type="float">
            <text:p>5.18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69" calcext:value-type="float">
            <text:p>0.69</text:p>
          </table:table-cell>
          <table:table-cell office:value-type="float" office:value="1.23" calcext:value-type="float">
            <text:p>1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0" calcext:value-type="float">
            <text:p>0</text:p>
          </table:table-cell>
          <table:table-cell office:value-type="float" office:value="4.46" calcext:value-type="float">
            <text:p>4.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office:value-type="float" office:value="10.43" calcext:value-type="float">
            <text:p>10.43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1.77" calcext:value-type="float">
            <text:p>1.7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office:value-type="float" office:value="5.29" calcext:value-type="float">
            <text:p>5.29</text:p>
          </table:table-cell>
          <table:table-cell office:value-type="float" office:value="1.74" calcext:value-type="float">
            <text:p>1.74</text:p>
          </table:table-cell>
          <table:table-cell office:value-type="float" office:value="26.46" calcext:value-type="float">
            <text:p>26.46</text:p>
          </table:table-cell>
          <table:table-cell office:value-type="float" office:value="2.93" calcext:value-type="float">
            <text:p>2.9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93" calcext:value-type="float">
            <text:p>1.9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.34" calcext:value-type="float">
            <text:p>3.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.53" calcext:value-type="float">
            <text:p>20.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office:value-type="float" office:value="8.77" calcext:value-type="float">
            <text:p>8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donie_F6</text:p>
          </table:table-cell>
          <table:table-cell office:value-type="float" office:value="26.434145234203" calcext:value-type="float">
            <text:p>26.4341452342</text:p>
          </table:table-cell>
          <table:table-cell office:value-type="float" office:value="48.9997599788809" calcext:value-type="float">
            <text:p>48.9997599789</text:p>
          </table:table-cell>
          <table:table-cell office:value-type="float" office:value="17.6427517097679" calcext:value-type="float">
            <text:p>17.6427517098</text:p>
          </table:table-cell>
          <table:table-cell office:value-type="float" office:value="-3.00274795282068" calcext:value-type="float">
            <text:p>-3.0027479528</text:p>
          </table:table-cell>
          <table:table-cell office:value-type="float" office:value="-69.1290341356732" calcext:value-type="float">
            <text:p>-69.1290341357</text:p>
          </table:table-cell>
          <table:table-cell office:value-type="float" office:value="980.613" calcext:value-type="float">
            <text:p>980.613</text:p>
          </table:table-cell>
          <table:table-cell office:value-type="float" office:value="72.9333" calcext:value-type="float">
            <text:p>72.9333</text:p>
          </table:table-cell>
          <table:table-cell office:value-type="float" office:value="0" calcext:value-type="float">
            <text:p>0</text:p>
          </table:table-cell>
          <table:table-cell office:value-type="float" office:value="0.253333" calcext:value-type="float">
            <text:p>0.253333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733333" calcext:value-type="float">
            <text:p>0.7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3333" calcext:value-type="float">
            <text:p>0.113333</text:p>
          </table:table-cell>
          <table:table-cell office:value-type="float" office:value="0.0766667" calcext:value-type="float">
            <text:p>0.07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933" calcext:value-type="float">
            <text:p>24.2933</text:p>
          </table:table-cell>
          <table:table-cell office:value-type="float" office:value="1.3" calcext:value-type="float">
            <text:p>1.3</text:p>
          </table:table-cell>
          <table:table-cell office:value-type="float" office:value="1.62667" calcext:value-type="float">
            <text:p>1.62667</text:p>
          </table:table-cell>
          <table:table-cell office:value-type="float" office:value="0" calcext:value-type="float">
            <text:p>0</text:p>
          </table:table-cell>
          <table:table-cell office:value-type="float" office:value="1.82333" calcext:value-type="float">
            <text:p>1.82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19" calcext:value-type="float">
            <text:p>9.19</text:p>
          </table:table-cell>
          <table:table-cell office:value-type="float" office:value="5.77" calcext:value-type="float">
            <text:p>5.77</text:p>
          </table:table-cell>
          <table:table-cell office:value-type="float" office:value="6.99667" calcext:value-type="float">
            <text:p>6.99667</text:p>
          </table:table-cell>
          <table:table-cell office:value-type="float" office:value="1.37667" calcext:value-type="float">
            <text:p>1.37667</text:p>
          </table:table-cell>
          <table:table-cell office:value-type="float" office:value="12.58" calcext:value-type="float">
            <text:p>12.58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2.29333" calcext:value-type="float">
            <text:p>2.29333</text:p>
          </table:table-cell>
          <table:table-cell office:value-type="float" office:value="0" calcext:value-type="float">
            <text:p>0</text:p>
          </table:table-cell>
          <table:table-cell office:value-type="float" office:value="1.47667" calcext:value-type="float">
            <text:p>1.47667</text:p>
          </table:table-cell>
          <table:table-cell office:value-type="float" office:value="0" calcext:value-type="float">
            <text:p>0</text:p>
          </table:table-cell>
          <table:table-cell office:value-type="float" office:value="2.09667" calcext:value-type="float">
            <text:p>2.09667</text:p>
          </table:table-cell>
          <table:table-cell office:value-type="float" office:value="0.12" calcext:value-type="float">
            <text:p>0.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.91" calcext:value-type="float">
            <text:p>29.91</text:p>
          </table:table-cell>
          <table:table-cell office:value-type="float" office:value="43.1333" calcext:value-type="float">
            <text:p>43.1333</text:p>
          </table:table-cell>
          <table:table-cell office:value-type="float" office:value="3.76" calcext:value-type="float">
            <text:p>3.76</text:p>
          </table:table-cell>
          <table:table-cell office:value-type="float" office:value="23.2933" calcext:value-type="float">
            <text:p>23.2933</text:p>
          </table:table-cell>
          <table:table-cell office:value-type="float" office:value="8.42667" calcext:value-type="float">
            <text:p>8.4266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59667" calcext:value-type="float">
            <text:p>1.59667</text:p>
          </table:table-cell>
          <table:table-cell office:value-type="float" office:value="0" calcext:value-type="float">
            <text:p>0</text:p>
          </table:table-cell>
          <table:table-cell office:value-type="float" office:value="0.323333" calcext:value-type="float">
            <text:p>0.32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667" calcext:value-type="float">
            <text:p>1.92667</text:p>
          </table:table-cell>
          <table:table-cell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.51667" calcext:value-type="float">
            <text:p>9.51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24" calcext:value-type="float">
            <text:p>3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87667" calcext:value-type="float">
            <text:p>7.876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53333" calcext:value-type="float">
            <text:p>0.653333</text:p>
          </table:table-cell>
          <table:table-cell office:value-type="float" office:value="0" calcext:value-type="float">
            <text:p>0</text:p>
          </table:table-cell>
          <table:table-cell office:value-type="float" office:value="22.9633" calcext:value-type="float">
            <text:p>22.9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3333" calcext:value-type="float">
            <text:p>0.52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333" calcext:value-type="float">
            <text:p>1.7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5" calcext:value-type="float">
            <text:p>11.25</text:p>
          </table:table-cell>
          <table:table-cell office:value-type="float" office:value="0" calcext:value-type="float">
            <text:p>0</text:p>
          </table:table-cell>
          <table:table-cell office:value-type="float" office:value="4.35667" calcext:value-type="float">
            <text:p>4.35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5" calcext:value-type="float">
            <text:p>9.85</text:p>
          </table:table-cell>
          <table:table-cell office:value-type="float" office:value="0" calcext:value-type="float">
            <text:p>0</text:p>
          </table:table-cell>
          <table:table-cell office:value-type="float" office:value="6.16333" calcext:value-type="float">
            <text:p>6.16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r_joseph_paxton_C1</text:p>
          </table:table-cell>
          <table:table-cell office:value-type="float" office:value="-176.822581380264" calcext:value-type="float">
            <text:p>-176.8225813803</text:p>
          </table:table-cell>
          <table:table-cell office:value-type="float" office:value="-111.761923008697" calcext:value-type="float">
            <text:p>-111.7619230087</text:p>
          </table:table-cell>
          <table:table-cell office:value-type="float" office:value="0.0165553470590835" calcext:value-type="float">
            <text:p>0.0165553471</text:p>
          </table:table-cell>
          <table:table-cell office:value-type="float" office:value="-120.819166267215" calcext:value-type="float">
            <text:p>-120.8191662672</text:p>
          </table:table-cell>
          <table:table-cell office:value-type="float" office:value="-6.17951173859723" calcext:value-type="float">
            <text:p>-6.1795117386</text:p>
          </table:table-cell>
          <table:table-cell office:value-type="float" office:value="702.08" calcext:value-type="float">
            <text:p>702.08</text:p>
          </table:table-cell>
          <table:table-cell office:value-type="float" office:value="27.71" calcext:value-type="float">
            <text:p>27.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84" calcext:value-type="float">
            <text:p>6.84</text:p>
          </table:table-cell>
          <table:table-cell office:value-type="float" office:value="11.31" calcext:value-type="float">
            <text:p>11.31</text:p>
          </table:table-cell>
          <table:table-cell office:value-type="float" office:value="1.91" calcext:value-type="float">
            <text:p>1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  <table:table-cell office:value-type="float" office:value="2.03" calcext:value-type="float">
            <text:p>2.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17" calcext:value-type="float">
            <text:p>6.17</text:p>
          </table:table-cell>
          <table:table-cell office:value-type="float" office:value="0" calcext:value-type="float">
            <text:p>0</text:p>
          </table:table-cell>
          <table:table-cell office:value-type="float" office:value="10.89" calcext:value-type="float">
            <text:p>1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 office:value-type="float" office:value="1.95" calcext:value-type="float">
            <text:p>1.95</text:p>
          </table:table-cell>
          <table:table-cell office:value-type="float" office:value="1.11" calcext:value-type="float">
            <text:p>1.11</text:p>
          </table:table-cell>
          <table:table-cell office:value-type="float" office:value="3.59" calcext:value-type="float">
            <text:p>3.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.61" calcext:value-type="float">
            <text:p>5.61</text:p>
          </table:table-cell>
          <table:table-cell office:value-type="float" office:value="0" calcext:value-type="float">
            <text:p>0</text:p>
          </table:table-cell>
          <table:table-cell office:value-type="float" office:value="13.58" calcext:value-type="float">
            <text:p>13.58</text:p>
          </table:table-cell>
          <table:table-cell office:value-type="float" office:value="2.95" calcext:value-type="float">
            <text:p>2.9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2" calcext:value-type="float">
            <text:p>6.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.85" calcext:value-type="float">
            <text:p>29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office:value-type="float" office:value="4.91" calcext:value-type="float">
            <text:p>4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uth_orange_perfection_H2</text:p>
          </table:table-cell>
          <table:table-cell office:value-type="float" office:value="-156.114443932043" calcext:value-type="float">
            <text:p>-156.114443932</text:p>
          </table:table-cell>
          <table:table-cell office:value-type="float" office:value="167.603671349332" calcext:value-type="float">
            <text:p>167.6036713493</text:p>
          </table:table-cell>
          <table:table-cell office:value-type="float" office:value="-159.748597563571" calcext:value-type="float">
            <text:p>-159.7485975636</text:p>
          </table:table-cell>
          <table:table-cell office:value-type="float" office:value="-23.7362532300644" calcext:value-type="float">
            <text:p>-23.7362532301</text:p>
          </table:table-cell>
          <table:table-cell office:value-type="float" office:value="45.2163181240135" calcext:value-type="float">
            <text:p>45.216318124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venir_de_brod_B12</text:p>
          </table:table-cell>
          <table:table-cell office:value-type="float" office:value="-14.1190377710408" calcext:value-type="float">
            <text:p>-14.119037771</text:p>
          </table:table-cell>
          <table:table-cell office:value-type="float" office:value="5.34780164682286" calcext:value-type="float">
            <text:p>5.3478016468</text:p>
          </table:table-cell>
          <table:table-cell office:value-type="float" office:value="10.6059626224881" calcext:value-type="float">
            <text:p>10.6059626225</text:p>
          </table:table-cell>
          <table:table-cell office:value-type="float" office:value="-36.4751121707345" calcext:value-type="float">
            <text:p>-36.4751121707</text:p>
          </table:table-cell>
          <table:table-cell office:value-type="float" office:value="-35.7685902173842" calcext:value-type="float">
            <text:p>-35.7685902174</text:p>
          </table:table-cell>
          <table:table-cell office:value-type="float" office:value="378.31" calcext:value-type="float">
            <text:p>378.31</text:p>
          </table:table-cell>
          <table:table-cell office:value-type="float" office:value="83.27" calcext:value-type="float">
            <text:p>83.27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" calcext:value-type="float">
            <text:p>19.7</text:p>
          </table:table-cell>
          <table:table-cell office:value-type="float" office:value="0.75" calcext:value-type="float">
            <text:p>0.75</text:p>
          </table:table-cell>
          <table:table-cell office:value-type="float" office:value="3.88" calcext:value-type="float">
            <text:p>3.88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36" calcext:value-type="float">
            <text:p>5.36</text:p>
          </table:table-cell>
          <table:table-cell office:value-type="float" office:value="8.34" calcext:value-type="float">
            <text:p>8.34</text:p>
          </table:table-cell>
          <table:table-cell office:value-type="float" office:value="6.05" calcext:value-type="float">
            <text:p>6.05</text:p>
          </table:table-cell>
          <table:table-cell office:value-type="float" office:value="0.83" calcext:value-type="float">
            <text:p>0.83</text:p>
          </table:table-cell>
          <table:table-cell office:value-type="float" office:value="11.65" calcext:value-type="float">
            <text:p>11.6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7" calcext:value-type="float">
            <text:p>12.97</text:p>
          </table:table-cell>
          <table:table-cell office:value-type="float" office:value="8.36" calcext:value-type="float">
            <text:p>8.36</text:p>
          </table:table-cell>
          <table:table-cell office:value-type="float" office:value="4.74" calcext:value-type="float">
            <text:p>4.74</text:p>
          </table:table-cell>
          <table:table-cell office:value-type="float" office:value="13.58" calcext:value-type="float">
            <text:p>13.58</text:p>
          </table:table-cell>
          <table:table-cell office:value-type="float" office:value="26.17" calcext:value-type="float">
            <text:p>26.1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.33" calcext:value-type="float">
            <text:p>2.3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0" calcext:value-type="float">
            <text:p>0</text:p>
          </table:table-cell>
          <table:table-cell office:value-type="float" office:value="2.98" calcext:value-type="float">
            <text:p>2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1" calcext:value-type="float">
            <text:p>8.81</text:p>
          </table:table-cell>
          <table:table-cell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4" calcext:value-type="float">
            <text:p>3.2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uvenir_de_la_reine_dangleterre_E7</text:p>
          </table:table-cell>
          <table:table-cell office:value-type="float" office:value="-82.2700444467021" calcext:value-type="float">
            <text:p>-82.2700444467</text:p>
          </table:table-cell>
          <table:table-cell office:value-type="float" office:value="-44.2437166762312" calcext:value-type="float">
            <text:p>-44.2437166762</text:p>
          </table:table-cell>
          <table:table-cell office:value-type="float" office:value="43.8639661161765" calcext:value-type="float">
            <text:p>43.8639661162</text:p>
          </table:table-cell>
          <table:table-cell office:value-type="float" office:value="-96.7708456465968" calcext:value-type="float">
            <text:p>-96.7708456466</text:p>
          </table:table-cell>
          <table:table-cell office:value-type="float" office:value="13.6291098929338" calcext:value-type="float">
            <text:p>13.6291098929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venir_de_lucie_A3</text:p>
          </table:table-cell>
          <table:table-cell office:value-type="float" office:value="-14.7183159221008" calcext:value-type="float">
            <text:p>-14.7183159221</text:p>
          </table:table-cell>
          <table:table-cell office:value-type="float" office:value="-31.6913985783658" calcext:value-type="float">
            <text:p>-31.6913985784</text:p>
          </table:table-cell>
          <table:table-cell office:value-type="float" office:value="53.1533413916962" calcext:value-type="float">
            <text:p>53.1533413917</text:p>
          </table:table-cell>
          <table:table-cell office:value-type="float" office:value="-59.1737015842769" calcext:value-type="float">
            <text:p>-59.1737015843</text:p>
          </table:table-cell>
          <table:table-cell office:value-type="float" office:value="-14.5706406887723" calcext:value-type="float">
            <text:p>-14.5706406888</text:p>
          </table:table-cell>
          <table:table-cell office:value-type="float" office:value="313.12" calcext:value-type="float">
            <text:p>313.12</text:p>
          </table:table-cell>
          <table:table-cell office:value-type="float" office:value="95.95" calcext:value-type="float">
            <text:p>95.95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1.68" calcext:value-type="float">
            <text:p>1.68</text:p>
          </table:table-cell>
          <table:table-cell office:value-type="float" office:value="0.91" calcext:value-type="float">
            <text:p>0.91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1.96" calcext:value-type="float">
            <text:p>1.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.98" calcext:value-type="float">
            <text:p>19.98</text:p>
          </table:table-cell>
          <table:table-cell office:value-type="float" office:value="0.93" calcext:value-type="float">
            <text:p>0.93</text:p>
          </table:table-cell>
          <table:table-cell office:value-type="float" office:value="11.36" calcext:value-type="float">
            <text:p>11.36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office:value-type="float" office:value="2.29" calcext:value-type="float">
            <text:p>2.29</text:p>
          </table:table-cell>
          <table:table-cell office:value-type="float" office:value="6.18" calcext:value-type="float">
            <text:p>6.18</text:p>
          </table:table-cell>
          <table:table-cell office:value-type="float" office:value="0.71" calcext:value-type="float">
            <text:p>0.71</text:p>
          </table:table-cell>
          <table:table-cell office:value-type="float" office:value="12" calcext:value-type="float">
            <text:p>12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office:value-type="float" office:value="2.07" calcext:value-type="float">
            <text:p>2.07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.92" calcext:value-type="float">
            <text:p>14.92</text:p>
          </table:table-cell>
          <table:table-cell office:value-type="float" office:value="0" calcext:value-type="float">
            <text:p>0</text:p>
          </table:table-cell>
          <table:table-cell office:value-type="float" office:value="10.84" calcext:value-type="float">
            <text:p>10.84</text:p>
          </table:table-cell>
          <table:table-cell office:value-type="float" office:value="21.64" calcext:value-type="float">
            <text:p>21.64</text:p>
          </table:table-cell>
          <table:table-cell office:value-type="float" office:value="36.78" calcext:value-type="float">
            <text:p>36.7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09" calcext:value-type="float">
            <text:p>4.0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0" calcext:value-type="float">
            <text:p>0</text:p>
          </table:table-cell>
          <table:table-cell office:value-type="float" office:value="12.92" calcext:value-type="float">
            <text:p>12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2" calcext:value-type="float">
            <text:p>24.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uvenir_de_philemon_cochet_F9</text:p>
          </table:table-cell>
          <table:table-cell office:value-type="float" office:value="206.488489531848" calcext:value-type="float">
            <text:p>206.4884895318</text:p>
          </table:table-cell>
          <table:table-cell office:value-type="float" office:value="-201.849350381573" calcext:value-type="float">
            <text:p>-201.8493503816</text:p>
          </table:table-cell>
          <table:table-cell office:value-type="float" office:value="-170.453438037741" calcext:value-type="float">
            <text:p>-170.4534380377</text:p>
          </table:table-cell>
          <table:table-cell office:value-type="float" office:value="13.2242943802578" calcext:value-type="float">
            <text:p>13.2242943803</text:p>
          </table:table-cell>
          <table:table-cell office:value-type="float" office:value="22.3415184747013" calcext:value-type="float">
            <text:p>22.3415184747</text:p>
          </table:table-cell>
          <table:table-cell office:value-type="float" office:value="460.197" calcext:value-type="float">
            <text:p>460.197</text:p>
          </table:table-cell>
          <table:table-cell office:value-type="float" office:value="59.9467" calcext:value-type="float">
            <text:p>59.94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923333" calcext:value-type="float">
            <text:p>0.92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4" calcext:value-type="float">
            <text:p>25.74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0.473333" calcext:value-type="float">
            <text:p>0.473333</text:p>
          </table:table-cell>
          <table:table-cell office:value-type="float" office:value="2.46667" calcext:value-type="float">
            <text:p>2.4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6667" calcext:value-type="float">
            <text:p>0.386667</text:p>
          </table:table-cell>
          <table:table-cell office:value-type="float" office:value="10.0833" calcext:value-type="float">
            <text:p>10.0833</text:p>
          </table:table-cell>
          <table:table-cell office:value-type="float" office:value="6.43667" calcext:value-type="float">
            <text:p>6.43667</text:p>
          </table:table-cell>
          <table:table-cell office:value-type="float" office:value="9.57" calcext:value-type="float">
            <text:p>9.57</text:p>
          </table:table-cell>
          <table:table-cell office:value-type="float" office:value="2.06333" calcext:value-type="float">
            <text:p>2.06333</text:p>
          </table:table-cell>
          <table:table-cell office:value-type="float" office:value="17.3433" calcext:value-type="float">
            <text:p>17.3433</text:p>
          </table:table-cell>
          <table:table-cell office:value-type="float" office:value="1.25333" calcext:value-type="float">
            <text:p>1.25333</text:p>
          </table:table-cell>
          <table:table-cell office:value-type="float" office:value="0" calcext:value-type="float">
            <text:p>0</text:p>
          </table:table-cell>
          <table:table-cell office:value-type="float" office:value="3.52667" calcext:value-type="float">
            <text:p>3.52667</text:p>
          </table:table-cell>
          <table:table-cell office:value-type="float" office:value="0" calcext:value-type="float">
            <text:p>0</text:p>
          </table:table-cell>
          <table:table-cell office:value-type="float" office:value="2.09667" calcext:value-type="float">
            <text:p>2.09667</text:p>
          </table:table-cell>
          <table:table-cell office:value-type="float" office:value="0" calcext:value-type="float">
            <text:p>0</text:p>
          </table:table-cell>
          <table:table-cell office:value-type="float" office:value="3.35333" calcext:value-type="float">
            <text:p>3.35333</text:p>
          </table:table-cell>
          <table:table-cell office:value-type="float" office:value="0.493333" calcext:value-type="float">
            <text:p>0.493333</text:p>
          </table:table-cell>
          <table:table-cell office:value-type="float" office:value="0" calcext:value-type="float">
            <text:p>0</text:p>
          </table:table-cell>
          <table:table-cell office:value-type="float" office:value="0.763333" calcext:value-type="float">
            <text:p>0.763333</text:p>
          </table:table-cell>
          <table:table-cell office:value-type="float" office:value="0.71" calcext:value-type="float">
            <text:p>0.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.4233" calcext:value-type="float">
            <text:p>14.4233</text:p>
          </table:table-cell>
          <table:table-cell office:value-type="float" office:value="51.61" calcext:value-type="float">
            <text:p>51.61</text:p>
          </table:table-cell>
          <table:table-cell office:value-type="float" office:value="1.31667" calcext:value-type="float">
            <text:p>1.31667</text:p>
          </table:table-cell>
          <table:table-cell office:value-type="float" office:value="1.68333" calcext:value-type="float">
            <text:p>1.68333</text:p>
          </table:table-cell>
          <table:table-cell office:value-type="float" office:value="5.23" calcext:value-type="float">
            <text:p>5.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98333" calcext:value-type="float">
            <text:p>3.98333</text:p>
          </table:table-cell>
          <table:table-cell office:value-type="float" office:value="0.273333" calcext:value-type="float">
            <text:p>0.273333</text:p>
          </table:table-cell>
          <table:table-cell office:value-type="float" office:value="0.336667" calcext:value-type="float">
            <text:p>0.336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8" calcext:value-type="float">
            <text:p>2.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33333" calcext:value-type="float">
            <text:p>0.4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28333" calcext:value-type="float">
            <text:p>3.2833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nwell_perpetual_D11</text:p>
          </table:table-cell>
          <table:table-cell office:value-type="float" office:value="-10.3501050557849" calcext:value-type="float">
            <text:p>-10.3501050558</text:p>
          </table:table-cell>
          <table:table-cell office:value-type="float" office:value="19.5143752040295" calcext:value-type="float">
            <text:p>19.514375204</text:p>
          </table:table-cell>
          <table:table-cell office:value-type="float" office:value="23.1443543923587" calcext:value-type="float">
            <text:p>23.1443543924</text:p>
          </table:table-cell>
          <table:table-cell office:value-type="float" office:value="-55.0526764266701" calcext:value-type="float">
            <text:p>-55.0526764267</text:p>
          </table:table-cell>
          <table:table-cell office:value-type="float" office:value="-8.61858873479806" calcext:value-type="float">
            <text:p>-8.6185887348</text:p>
          </table:table-cell>
          <table:table-cell office:value-type="float" office:value="388.87" calcext:value-type="float">
            <text:p>388.87</text:p>
          </table:table-cell>
          <table:table-cell office:value-type="float" office:value="71.75" calcext:value-type="float">
            <text:p>71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office:value-type="float" office:value="0.243333" calcext:value-type="float">
            <text:p>0.24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3333" calcext:value-type="float">
            <text:p>0.2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9667" calcext:value-type="float">
            <text:p>3.79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267" calcext:value-type="float">
            <text:p>16.2267</text:p>
          </table:table-cell>
          <table:table-cell office:value-type="float" office:value="0.763333" calcext:value-type="float">
            <text:p>0.76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3333" calcext:value-type="float">
            <text:p>0.95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67667" calcext:value-type="float">
            <text:p>5.67667</text:p>
          </table:table-cell>
          <table:table-cell office:value-type="float" office:value="6.05333" calcext:value-type="float">
            <text:p>6.05333</text:p>
          </table:table-cell>
          <table:table-cell office:value-type="float" office:value="4.94" calcext:value-type="float">
            <text:p>4.94</text:p>
          </table:table-cell>
          <table:table-cell office:value-type="float" office:value="122.207" calcext:value-type="float">
            <text:p>122.207</text:p>
          </table:table-cell>
          <table:table-cell office:value-type="float" office:value="10.09" calcext:value-type="float">
            <text:p>10.09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1.29333" calcext:value-type="float">
            <text:p>1.29333</text:p>
          </table:table-cell>
          <table:table-cell office:value-type="float" office:value="0" calcext:value-type="float">
            <text:p>0</text:p>
          </table:table-cell>
          <table:table-cell office:value-type="float" office:value="2.39333" calcext:value-type="float">
            <text:p>2.39333</text:p>
          </table:table-cell>
          <table:table-cell office:value-type="float" office:value="0" calcext:value-type="float">
            <text:p>0</text:p>
          </table:table-cell>
          <table:table-cell office:value-type="float" office:value="1.35667" calcext:value-type="float">
            <text:p>1.35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.3533" calcext:value-type="float">
            <text:p>25.3533</text:p>
          </table:table-cell>
          <table:table-cell office:value-type="float" office:value="156.48" calcext:value-type="float">
            <text:p>156.48</text:p>
          </table:table-cell>
          <table:table-cell office:value-type="float" office:value="3.25333" calcext:value-type="float">
            <text:p>3.25333</text:p>
          </table:table-cell>
          <table:table-cell office:value-type="float" office:value="0" calcext:value-type="float">
            <text:p>0</text:p>
          </table:table-cell>
          <table:table-cell office:value-type="float" office:value="9.48667" calcext:value-type="float">
            <text:p>9.486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26667" calcext:value-type="float">
            <text:p>0.426667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7.53333" calcext:value-type="float">
            <text:p>7.5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08667" calcext:value-type="float">
            <text:p>2.08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60667" calcext:value-type="float">
            <text:p>6.6066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14.1633" calcext:value-type="float">
            <text:p>14.1633</text:p>
          </table:table-cell>
          <table:table-cell office:value-type="float" office:value="0" calcext:value-type="float">
            <text:p>0</text:p>
          </table:table-cell>
          <table:table-cell office:value-type="float" office:value="6.44" calcext:value-type="float">
            <text:p>6.44</text:p>
          </table:table-cell>
          <table:table-cell office:value-type="float" office:value="0.386667" calcext:value-type="float">
            <text:p>0.38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2333" calcext:value-type="float">
            <text:p>8.323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_garland_D6</text:p>
          </table:table-cell>
          <table:table-cell office:value-type="float" office:value="-112.330480710146" calcext:value-type="float">
            <text:p>-112.3304807101</text:p>
          </table:table-cell>
          <table:table-cell office:value-type="float" office:value="74.1868327613447" calcext:value-type="float">
            <text:p>74.1868327613</text:p>
          </table:table-cell>
          <table:table-cell office:value-type="float" office:value="-65.4429856564359" calcext:value-type="float">
            <text:p>-65.4429856564</text:p>
          </table:table-cell>
          <table:table-cell office:value-type="float" office:value="51.0537683573634" calcext:value-type="float">
            <text:p>51.0537683574</text:p>
          </table:table-cell>
          <table:table-cell office:value-type="float" office:value="-239.89833394007" calcext:value-type="float">
            <text:p>-239.8983339401</text:p>
          </table:table-cell>
          <table:table-cell office:value-type="float" office:value="1047.27" calcext:value-type="float">
            <text:p>1047.27</text:p>
          </table:table-cell>
          <table:table-cell office:value-type="float" office:value="69.78" calcext:value-type="float">
            <text:p>69.78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0.59" calcext:value-type="float">
            <text:p>0.59</text:p>
          </table:table-cell>
          <table:table-cell office:value-type="float" office:value="2.67" calcext:value-type="float">
            <text:p>2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44" calcext:value-type="float">
            <text:p>23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49" calcext:value-type="float">
            <text:p>3.49</text:p>
          </table:table-cell>
          <table:table-cell office:value-type="float" office:value="3.09" calcext:value-type="float">
            <text:p>3.09</text:p>
          </table:table-cell>
          <table:table-cell office:value-type="float" office:value="6.92" calcext:value-type="float">
            <text:p>6.92</text:p>
          </table:table-cell>
          <table:table-cell office:value-type="float" office:value="3.48" calcext:value-type="float">
            <text:p>3.48</text:p>
          </table:table-cell>
          <table:table-cell office:value-type="float" office:value="13.4" calcext:value-type="float">
            <text:p>1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  <table:table-cell office:value-type="float" office:value="4.36" calcext:value-type="float">
            <text:p>4.36</text:p>
          </table:table-cell>
          <table:table-cell office:value-type="float" office:value="19.08" calcext:value-type="float">
            <text:p>19.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.08" calcext:value-type="float">
            <text:p>57.08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m_wood_D1</text:p>
          </table:table-cell>
          <table:table-cell office:value-type="float" office:value="-112.51972990331" calcext:value-type="float">
            <text:p>-112.5197299033</text:p>
          </table:table-cell>
          <table:table-cell office:value-type="float" office:value="-71.0870580214476" calcext:value-type="float">
            <text:p>-71.0870580214</text:p>
          </table:table-cell>
          <table:table-cell office:value-type="float" office:value="49.749029046282" calcext:value-type="float">
            <text:p>49.7490290463</text:p>
          </table:table-cell>
          <table:table-cell office:value-type="float" office:value="-146.292063240248" calcext:value-type="float">
            <text:p>-146.2920632402</text:p>
          </table:table-cell>
          <table:table-cell office:value-type="float" office:value="-14.2560895376595" calcext:value-type="float">
            <text:p>-14.2560895377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ussaint_l_ouverture_H2</text:p>
          </table:table-cell>
          <table:table-cell office:value-type="float" office:value="148.292102712037" calcext:value-type="float">
            <text:p>148.292102712</text:p>
          </table:table-cell>
          <table:table-cell office:value-type="float" office:value="74.1000738284205" calcext:value-type="float">
            <text:p>74.1000738284</text:p>
          </table:table-cell>
          <table:table-cell office:value-type="float" office:value="70.5976783160112" calcext:value-type="float">
            <text:p>70.597678316</text:p>
          </table:table-cell>
          <table:table-cell office:value-type="float" office:value="5.25317930063975" calcext:value-type="float">
            <text:p>5.2531793006</text:p>
          </table:table-cell>
          <table:table-cell office:value-type="float" office:value="19.3697895966001" calcext:value-type="float">
            <text:p>19.3697895966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omphe_de_l_exposition_A8</text:p>
          </table:table-cell>
          <table:table-cell office:value-type="float" office:value="-20.283610727227" calcext:value-type="float">
            <text:p>-20.2836107272</text:p>
          </table:table-cell>
          <table:table-cell office:value-type="float" office:value="-31.5946570067832" calcext:value-type="float">
            <text:p>-31.5946570068</text:p>
          </table:table-cell>
          <table:table-cell office:value-type="float" office:value="59.4106485950773" calcext:value-type="float">
            <text:p>59.4106485951</text:p>
          </table:table-cell>
          <table:table-cell office:value-type="float" office:value="-72.7879647902087" calcext:value-type="float">
            <text:p>-72.7879647902</text:p>
          </table:table-cell>
          <table:table-cell office:value-type="float" office:value="-16.5443110044042" calcext:value-type="float">
            <text:p>-16.5443110044</text:p>
          </table:table-cell>
          <table:table-cell office:value-type="float" office:value="821.64" calcext:value-type="float">
            <text:p>821.64</text:p>
          </table:table-cell>
          <table:table-cell office:value-type="float" office:value="74.25" calcext:value-type="float">
            <text:p>74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6.63" calcext:value-type="float">
            <text:p>6.63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69" calcext:value-type="float">
            <text:p>23.69</text:p>
          </table:table-cell>
          <table:table-cell office:value-type="float" office:value="1.26" calcext:value-type="float">
            <text:p>1.26</text:p>
          </table:table-cell>
          <table:table-cell office:value-type="float" office:value="5.37" calcext:value-type="float">
            <text:p>5.37</text:p>
          </table:table-cell>
          <table:table-cell office:value-type="float" office:value="0" calcext:value-type="float">
            <text:p>0</text:p>
          </table:table-cell>
          <table:table-cell office:value-type="float" office:value="1.81" calcext:value-type="float">
            <text:p>1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08" calcext:value-type="float">
            <text:p>10.08</text:p>
          </table:table-cell>
          <table:table-cell office:value-type="float" office:value="50.09" calcext:value-type="float">
            <text:p>50.09</text:p>
          </table:table-cell>
          <table:table-cell office:value-type="float" office:value="7.86" calcext:value-type="float">
            <text:p>7.86</text:p>
          </table:table-cell>
          <table:table-cell office:value-type="float" office:value="1.39" calcext:value-type="float">
            <text:p>1.39</text:p>
          </table:table-cell>
          <table:table-cell office:value-type="float" office:value="14.21" calcext:value-type="float">
            <text:p>14.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8" calcext:value-type="float">
            <text:p>2.48</text:p>
          </table:table-cell>
          <table:table-cell office:value-type="float" office:value="0" calcext:value-type="float">
            <text:p>0</text:p>
          </table:table-cell>
          <table:table-cell office:value-type="float" office:value="2.57" calcext:value-type="float">
            <text:p>2.57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5.93" calcext:value-type="float">
            <text:p>35.93</text:p>
          </table:table-cell>
          <table:table-cell office:value-type="float" office:value="9.59" calcext:value-type="float">
            <text:p>9.59</text:p>
          </table:table-cell>
          <table:table-cell office:value-type="float" office:value="1.53" calcext:value-type="float">
            <text:p>1.53</text:p>
          </table:table-cell>
          <table:table-cell office:value-type="float" office:value="7.48" calcext:value-type="float">
            <text:p>7.48</text:p>
          </table:table-cell>
          <table:table-cell office:value-type="float" office:value="4.1" calcext:value-type="float">
            <text:p>4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79" calcext:value-type="float">
            <text:p>3.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95" calcext:value-type="float">
            <text:p>10.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6" calcext:value-type="float">
            <text:p>8.8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7" calcext:value-type="float">
            <text:p>22.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uscany_superb_C10</text:p>
          </table:table-cell>
          <table:table-cell office:value-type="float" office:value="151.611398525452" calcext:value-type="float">
            <text:p>151.6113985255</text:p>
          </table:table-cell>
          <table:table-cell office:value-type="float" office:value="69.1130606971919" calcext:value-type="float">
            <text:p>69.1130606972</text:p>
          </table:table-cell>
          <table:table-cell office:value-type="float" office:value="69.5566233170628" calcext:value-type="float">
            <text:p>69.5566233171</text:p>
          </table:table-cell>
          <table:table-cell office:value-type="float" office:value="6.40804980609281" calcext:value-type="float">
            <text:p>6.4080498061</text:p>
          </table:table-cell>
          <table:table-cell office:value-type="float" office:value="33.417370335491" calcext:value-type="float">
            <text:p>33.4173703355</text:p>
          </table:table-cell>
          <table:table-cell office:value-type="float" office:value="540.59" calcext:value-type="float">
            <text:p>540.59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1.6" calcext:value-type="float">
            <text:p>1.6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6" calcext:value-type="float">
            <text:p>20.16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10.28" calcext:value-type="float">
            <text:p>10.28</text:p>
          </table:table-cell>
          <table:table-cell office:value-type="float" office:value="4.99" calcext:value-type="float">
            <text:p>4.99</text:p>
          </table:table-cell>
          <table:table-cell office:value-type="float" office:value="0" calcext:value-type="float">
            <text:p>0</text:p>
          </table:table-cell>
          <table:table-cell office:value-type="float" office:value="9.03" calcext:value-type="float">
            <text:p>9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.37" calcext:value-type="float">
            <text:p>11.37</text:p>
          </table:table-cell>
          <table:table-cell office:value-type="float" office:value="3.39" calcext:value-type="float">
            <text:p>3.39</text:p>
          </table:table-cell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 office:value-type="float" office:value="10.57" calcext:value-type="float">
            <text:p>10.5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office:value-type="float" office:value="0" calcext:value-type="float">
            <text:p>0</text:p>
          </table:table-cell>
          <table:table-cell office:value-type="float" office:value="8.97" calcext:value-type="float">
            <text:p>8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3.14" calcext:value-type="float">
            <text:p>193.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86" calcext:value-type="float">
            <text:p>3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office:value-type="float" office:value="0" calcext:value-type="float">
            <text:p>0</text:p>
          </table:table-cell>
          <table:table-cell office:value-type="float" office:value="20.8" calcext:value-type="float">
            <text:p>2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04" calcext:value-type="float">
            <text:p>51.04</text:p>
          </table:table-cell>
          <table:table-cell office:value-type="float" office:value="0" calcext:value-type="float">
            <text:p>0</text:p>
          </table:table-cell>
          <table:table-cell office:value-type="float" office:value="4.21" calcext:value-type="float">
            <text:p>4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a_G12</text:p>
          </table:table-cell>
          <table:table-cell office:value-type="float" office:value="-77.213811210642" calcext:value-type="float">
            <text:p>-77.2138112106</text:p>
          </table:table-cell>
          <table:table-cell office:value-type="float" office:value="6.14343248521967" calcext:value-type="float">
            <text:p>6.1434324852</text:p>
          </table:table-cell>
          <table:table-cell office:value-type="float" office:value="61.4446387668308" calcext:value-type="float">
            <text:p>61.4446387668</text:p>
          </table:table-cell>
          <table:table-cell office:value-type="float" office:value="83.9704827822284" calcext:value-type="float">
            <text:p>83.9704827822</text:p>
          </table:table-cell>
          <table:table-cell office:value-type="float" office:value="15.2268996429012" calcext:value-type="float">
            <text:p>15.2268996429</text:p>
          </table:table-cell>
          <table:table-cell office:value-type="float" office:value="2.16" calcext:value-type="float">
            <text:p>2.16</text:p>
          </table:table-cell>
          <table:table-cell office:value-type="float" office:value="2.83" calcext:value-type="float">
            <text:p>2.83</text:p>
          </table:table-cell>
          <table:table-cell office:value-type="float" office:value="0.41" calcext:value-type="float">
            <text:p>0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27" calcext:value-type="float">
            <text:p>3.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3.36" calcext:value-type="float">
            <text:p>3.36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ctor_verdier_H6</text:p>
          </table:table-cell>
          <table:table-cell office:value-type="float" office:value="-24.9365438141951" calcext:value-type="float">
            <text:p>-24.9365438142</text:p>
          </table:table-cell>
          <table:table-cell office:value-type="float" office:value="-51.6409797796683" calcext:value-type="float">
            <text:p>-51.6409797797</text:p>
          </table:table-cell>
          <table:table-cell office:value-type="float" office:value="96.8830290944342" calcext:value-type="float">
            <text:p>96.8830290944</text:p>
          </table:table-cell>
          <table:table-cell office:value-type="float" office:value="-89.2051126847425" calcext:value-type="float">
            <text:p>-89.2051126847</text:p>
          </table:table-cell>
          <table:table-cell office:value-type="float" office:value="54.635905324597" calcext:value-type="float">
            <text:p>54.6359053246</text:p>
          </table:table-cell>
          <table:table-cell table:number-columns-repeated="1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ago_C8</text:p>
          </table:table-cell>
          <table:table-cell office:value-type="float" office:value="65.8106716602108" calcext:value-type="float">
            <text:p>65.8106716602</text:p>
          </table:table-cell>
          <table:table-cell office:value-type="float" office:value="-28.6312690344673" calcext:value-type="float">
            <text:p>-28.6312690345</text:p>
          </table:table-cell>
          <table:table-cell office:value-type="float" office:value="48.3102900334369" calcext:value-type="float">
            <text:p>48.3102900334</text:p>
          </table:table-cell>
          <table:table-cell office:value-type="float" office:value="-46.4126285160213" calcext:value-type="float">
            <text:p>-46.412628516</text:p>
          </table:table-cell>
          <table:table-cell office:value-type="float" office:value="-6.54231393612991" calcext:value-type="float">
            <text:p>-6.5423139361</text:p>
          </table:table-cell>
          <table:table-cell office:value-type="float" office:value="591.44" calcext:value-type="float">
            <text:p>591.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7.1" calcext:value-type="float">
            <text:p>7.1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55" calcext:value-type="float">
            <text:p>4.5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.35" calcext:value-type="float">
            <text:p>14.35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6.83" calcext:value-type="float">
            <text:p>6.8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.77" calcext:value-type="float">
            <text:p>1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05" calcext:value-type="float">
            <text:p>7.05</text:p>
          </table:table-cell>
          <table:table-cell office:value-type="float" office:value="0" calcext:value-type="float">
            <text:p>0</text:p>
          </table:table-cell>
          <table:table-cell office:value-type="float" office:value="70.47" calcext:value-type="float">
            <text:p>70.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81" calcext:value-type="float">
            <text:p>4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51" calcext:value-type="float">
            <text:p>36.51</text:p>
          </table:table-cell>
          <table:table-cell office:value-type="float" office:value="0" calcext:value-type="float">
            <text:p>0</text:p>
          </table:table-cell>
          <table:table-cell office:value-type="float" office:value="2.81" calcext:value-type="float">
            <text:p>2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vid_B5</text:p>
          </table:table-cell>
          <table:table-cell office:value-type="float" office:value="-17.444673441705" calcext:value-type="float">
            <text:p>-17.4446734417</text:p>
          </table:table-cell>
          <table:table-cell office:value-type="float" office:value="-11.6673443078485" calcext:value-type="float">
            <text:p>-11.6673443078</text:p>
          </table:table-cell>
          <table:table-cell office:value-type="float" office:value="32.4219817798871" calcext:value-type="float">
            <text:p>32.4219817799</text:p>
          </table:table-cell>
          <table:table-cell office:value-type="float" office:value="-63.2002333058225" calcext:value-type="float">
            <text:p>-63.2002333058</text:p>
          </table:table-cell>
          <table:table-cell office:value-type="float" office:value="-24.7285016888655" calcext:value-type="float">
            <text:p>-24.7285016889</text:p>
          </table:table-cell>
          <table:table-cell office:value-type="float" office:value="696.21" calcext:value-type="float">
            <text:p>696.21</text:p>
          </table:table-cell>
          <table:table-cell office:value-type="float" office:value="135.66" calcext:value-type="float">
            <text:p>135.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39" calcext:value-type="float">
            <text:p>3.39</text:p>
          </table:table-cell>
          <table:table-cell office:value-type="float" office:value="3.34" calcext:value-type="float">
            <text:p>3.34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15" calcext:value-type="float">
            <text:p>27.15</text:p>
          </table:table-cell>
          <table:table-cell office:value-type="float" office:value="1.22" calcext:value-type="float">
            <text:p>1.22</text:p>
          </table:table-cell>
          <table:table-cell office:value-type="float" office:value="5.56" calcext:value-type="float">
            <text:p>5.56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39" calcext:value-type="float">
            <text:p>9.39</text:p>
          </table:table-cell>
          <table:table-cell office:value-type="float" office:value="35.63" calcext:value-type="float">
            <text:p>35.63</text:p>
          </table:table-cell>
          <table:table-cell office:value-type="float" office:value="8.59" calcext:value-type="float">
            <text:p>8.59</text:p>
          </table:table-cell>
          <table:table-cell office:value-type="float" office:value="1.44" calcext:value-type="float">
            <text:p>1.44</text:p>
          </table:table-cell>
          <table:table-cell office:value-type="float" office:value="15.87" calcext:value-type="float">
            <text:p>15.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2.62" calcext:value-type="float">
            <text:p>2.62</text:p>
          </table:table-cell>
          <table:table-cell office:value-type="float" office:value="0" calcext:value-type="float">
            <text:p>0</text:p>
          </table:table-cell>
          <table:table-cell office:value-type="float" office:value="2.45" calcext:value-type="float">
            <text:p>2.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5.62" calcext:value-type="float">
            <text:p>45.62</text:p>
          </table:table-cell>
          <table:table-cell office:value-type="float" office:value="4.76" calcext:value-type="float">
            <text:p>4.76</text:p>
          </table:table-cell>
          <table:table-cell office:value-type="float" office:value="4.23" calcext:value-type="float">
            <text:p>4.23</text:p>
          </table:table-cell>
          <table:table-cell office:value-type="float" office:value="14.19" calcext:value-type="float">
            <text:p>14.19</text:p>
          </table:table-cell>
          <table:table-cell office:value-type="float" office:value="12.13" calcext:value-type="float">
            <text:p>12.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.02" calcext:value-type="float">
            <text:p>3.02</text:p>
          </table:table-cell>
          <table:table-cell office:value-type="float" office:value="0" calcext:value-type="float">
            <text:p>0</text:p>
          </table:table-cell>
          <table:table-cell office:value-type="float" office:value="5.46" calcext:value-type="float">
            <text:p>5.4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35" calcext:value-type="float">
            <text:p>3.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17" calcext:value-type="float">
            <text:p>5.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77.56" calcext:value-type="float">
            <text:p>77.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33" calcext:value-type="float">
            <text:p>5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8" calcext:value-type="float">
            <text:p>33.48</text:p>
          </table:table-cell>
          <table:table-cell office:value-type="float" office:value="0" calcext:value-type="float">
            <text:p>0</text:p>
          </table:table-cell>
          <table:table-cell office:value-type="float" office:value="14.89" calcext:value-type="float">
            <text:p>14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62" calcext:value-type="float">
            <text:p>19.62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lliam_lobb_D10</text:p>
          </table:table-cell>
          <table:table-cell office:value-type="float" office:value="-14.1805005374544" calcext:value-type="float">
            <text:p>-14.1805005375</text:p>
          </table:table-cell>
          <table:table-cell office:value-type="float" office:value="33.5055144135861" calcext:value-type="float">
            <text:p>33.5055144136</text:p>
          </table:table-cell>
          <table:table-cell office:value-type="float" office:value="-15.5186253244461" calcext:value-type="float">
            <text:p>-15.5186253244</text:p>
          </table:table-cell>
          <table:table-cell office:value-type="float" office:value="-65.0673553622221" calcext:value-type="float">
            <text:p>-65.0673553622</text:p>
          </table:table-cell>
          <table:table-cell office:value-type="float" office:value="-32.2913072521648" calcext:value-type="float">
            <text:p>-32.2913072522</text:p>
          </table:table-cell>
          <table:table-cell office:value-type="float" office:value="484.3" calcext:value-type="float">
            <text:p>484.3</text:p>
          </table:table-cell>
          <table:table-cell office:value-type="float" office:value="65.57" calcext:value-type="float">
            <text:p>65.57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1.03" calcext:value-type="float">
            <text:p>1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19" calcext:value-type="float">
            <text:p>24.19</text:p>
          </table:table-cell>
          <table:table-cell office:value-type="float" office:value="1.87" calcext:value-type="float">
            <text:p>1.87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2.63" calcext:value-type="float">
            <text:p>12.63</text:p>
          </table:table-cell>
          <table:table-cell office:value-type="float" office:value="15.97" calcext:value-type="float">
            <text:p>15.97</text:p>
          </table:table-cell>
          <table:table-cell office:value-type="float" office:value="8.19" calcext:value-type="float">
            <text:p>8.19</text:p>
          </table:table-cell>
          <table:table-cell office:value-type="float" office:value="1.01" calcext:value-type="float">
            <text:p>1.01</text:p>
          </table:table-cell>
          <table:table-cell office:value-type="float" office:value="16.07" calcext:value-type="float">
            <text:p>16.07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0.82" calcext:value-type="float">
            <text:p>0.82</text:p>
          </table:table-cell>
          <table:table-cell office:value-type="float" office:value="1.63" calcext:value-type="float">
            <text:p>1.63</text:p>
          </table:table-cell>
          <table:table-cell office:value-type="float" office:value="0" calcext:value-type="float">
            <text:p>0</text:p>
          </table:table-cell>
          <table:table-cell office:value-type="float" office:value="2.57" calcext:value-type="float">
            <text:p>2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49.08" calcext:value-type="float">
            <text:p>49.08</text:p>
          </table:table-cell>
          <table:table-cell office:value-type="float" office:value="41.29" calcext:value-type="float">
            <text:p>41.29</text:p>
          </table:table-cell>
          <table:table-cell office:value-type="float" office:value="17.9" calcext:value-type="float">
            <text:p>17.9</text:p>
          </table:table-cell>
          <table:table-cell office:value-type="float" office:value="16.05" calcext:value-type="float">
            <text:p>16.05</text:p>
          </table:table-cell>
          <table:table-cell office:value-type="float" office:value="37.62" calcext:value-type="float">
            <text:p>37.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31" calcext:value-type="float">
            <text:p>0.3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dan_F5</text:p>
          </table:table-cell>
          <table:table-cell office:value-type="float" office:value="-78.0593905822843" calcext:value-type="float">
            <text:p>-78.0593905823</text:p>
          </table:table-cell>
          <table:table-cell office:value-type="float" office:value="-8.96622846557375" calcext:value-type="float">
            <text:p>-8.9662284656</text:p>
          </table:table-cell>
          <table:table-cell office:value-type="float" office:value="-40.6708044264119" calcext:value-type="float">
            <text:p>-40.6708044264</text:p>
          </table:table-cell>
          <table:table-cell office:value-type="float" office:value="-69.8280868439955" calcext:value-type="float">
            <text:p>-69.828086844</text:p>
          </table:table-cell>
          <table:table-cell office:value-type="float" office:value="4.00696200361064" calcext:value-type="float">
            <text:p>4.0069620036</text:p>
          </table:table-cell>
          <table:table-cell office:value-type="float" office:value="267.05" calcext:value-type="float">
            <text:p>267.05</text:p>
          </table:table-cell>
          <table:table-cell office:value-type="float" office:value="67.84" calcext:value-type="float">
            <text:p>67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1.04" calcext:value-type="float">
            <text:p>1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.87" calcext:value-type="float">
            <text:p>24.87</text:p>
          </table:table-cell>
          <table:table-cell office:value-type="float" office:value="0.7" calcext:value-type="float">
            <text:p>0.7</text:p>
          </table:table-cell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78" calcext:value-type="float">
            <text:p>5.78</text:p>
          </table:table-cell>
          <table:table-cell office:value-type="float" office:value="1.33" calcext:value-type="float">
            <text:p>1.33</text:p>
          </table:table-cell>
          <table:table-cell office:value-type="float" office:value="7.34" calcext:value-type="float">
            <text:p>7.34</text:p>
          </table:table-cell>
          <table:table-cell office:value-type="float" office:value="0" calcext:value-type="float">
            <text:p>0</text:p>
          </table:table-cell>
          <table:table-cell office:value-type="float" office:value="14.09" calcext:value-type="float">
            <text:p>14.09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office:value-type="float" office:value="16.41" calcext:value-type="float">
            <text:p>16.41</text:p>
          </table:table-cell>
          <table:table-cell office:value-type="float" office:value="0.39" calcext:value-type="float">
            <text:p>0.39</text:p>
          </table:table-cell>
          <table:table-cell office:value-type="float" office:value="13.95" calcext:value-type="float">
            <text:p>13.95</text:p>
          </table:table-cell>
          <table:table-cell office:value-type="float" office:value="3.52" calcext:value-type="float">
            <text:p>3.5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69" calcext:value-type="float">
            <text:p>4.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6T11:06:41.839560154</meta:creation-date>
    <dc:date>2021-10-26T12:07:52.409471368</dc:date>
    <meta:editing-duration>PT34M37S</meta:editing-duration>
    <meta:editing-cycles>8</meta:editing-cycles>
    <meta:generator>LibreOffice/5.1.6.2$Linux_X86_64 LibreOffice_project/10m0$Build-2</meta:generator>
    <meta:document-statistic meta:table-count="1" meta:cell-count="25625" meta:object-count="0"/>
  </office:meta>
</office:document-meta>
</file>